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37mm"/>
    </style:style>
    <style:style style:name="co2" style:family="table-column">
      <style:table-column-properties fo:break-before="auto" style:column-width="25.14mm"/>
    </style:style>
    <style:style style:name="co3" style:family="table-column">
      <style:table-column-properties fo:break-before="auto" style:column-width="26.46mm"/>
    </style:style>
    <style:style style:name="co4" style:family="table-column">
      <style:table-column-properties fo:break-before="auto" style:column-width="25.93mm"/>
    </style:style>
    <style:style style:name="co5" style:family="table-column">
      <style:table-column-properties fo:break-before="auto" style:column-width="26.99mm"/>
    </style:style>
    <style:style style:name="co6" style:family="table-column">
      <style:table-column-properties fo:break-before="auto" style:column-width="96.31mm"/>
    </style:style>
    <style:style style:name="co7" style:family="table-column">
      <style:table-column-properties fo:break-before="auto" style:column-width="14.55mm"/>
    </style:style>
    <style:style style:name="co8" style:family="table-column">
      <style:table-column-properties fo:break-before="auto" style:column-width="130.18mm"/>
    </style:style>
    <style:style style:name="co9" style:family="table-column">
      <style:table-column-properties fo:break-before="auto" style:column-width="27.78mm"/>
    </style:style>
    <style:style style:name="co10" style:family="table-column">
      <style:table-column-properties fo:break-before="auto" style:column-width="22.49mm"/>
    </style:style>
    <style:style style:name="co11" style:family="table-column">
      <style:table-column-properties fo:break-before="auto" style:column-width="147.64mm"/>
    </style:style>
    <style:style style:name="co12" style:family="table-column">
      <style:table-column-properties fo:break-before="auto" style:column-width="94.46mm"/>
    </style:style>
    <style:style style:name="co13" style:family="table-column">
      <style:table-column-properties fo:break-before="auto" style:column-width="65.62mm"/>
    </style:style>
    <style:style style:name="co14" style:family="table-column">
      <style:table-column-properties fo:break-before="auto" style:column-width="66.68mm"/>
    </style:style>
    <style:style style:name="co15" style:family="table-column">
      <style:table-column-properties fo:break-before="auto" style:column-width="200.82mm"/>
    </style:style>
    <style:style style:name="co16" style:family="table-column">
      <style:table-column-properties fo:break-before="auto" style:column-width="13.76mm"/>
    </style:style>
    <style:style style:name="co17" style:family="table-column">
      <style:table-column-properties fo:break-before="auto" style:column-width="6.35mm"/>
    </style:style>
    <style:style style:name="co18" style:family="table-column">
      <style:table-column-properties fo:break-before="auto" style:column-width="21.17mm"/>
    </style:style>
    <style:style style:name="co19" style:family="table-column">
      <style:table-column-properties fo:break-before="auto" style:column-width="14.82mm"/>
    </style:style>
    <style:style style:name="co20" style:family="table-column">
      <style:table-column-properties fo:break-before="auto" style:column-width="44.98mm"/>
    </style:style>
    <style:style style:name="co21" style:family="table-column">
      <style:table-column-properties fo:break-before="auto" style:column-width="20.64mm"/>
    </style:style>
    <style:style style:name="co22" style:family="table-column">
      <style:table-column-properties fo:break-before="auto" style:column-width="6.09mm"/>
    </style:style>
    <style:style style:name="co23" style:family="table-column">
      <style:table-column-properties fo:break-before="auto" style:column-width="9.53mm"/>
    </style:style>
    <style:style style:name="co24" style:family="table-column">
      <style:table-column-properties fo:break-before="auto" style:column-width="12.44mm"/>
    </style:style>
    <style:style style:name="co25" style:family="table-column">
      <style:table-column-properties fo:break-before="auto" style:column-width="17.2mm"/>
    </style:style>
    <style:style style:name="co26" style:family="table-column">
      <style:table-column-properties fo:break-before="auto" style:column-width="15.61mm"/>
    </style:style>
    <style:style style:name="co27" style:family="table-column">
      <style:table-column-properties fo:break-before="auto" style:column-width="16.14mm"/>
    </style:style>
    <style:style style:name="co28" style:family="table-column">
      <style:table-column-properties fo:break-before="auto" style:column-width="8.73mm"/>
    </style:style>
    <style:style style:name="co29" style:family="table-column">
      <style:table-column-properties fo:break-before="auto" style:column-width="42.74mm"/>
    </style:style>
    <style:style style:name="co30" style:family="table-column">
      <style:table-column-properties fo:break-before="auto" style:column-width="14.73mm"/>
    </style:style>
    <style:style style:name="ro1" style:family="table-row">
      <style:table-row-properties style:row-height="5.56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7.41mm" fo:break-before="auto" style:use-optimal-row-height="true"/>
    </style:style>
    <style:style style:name="ro5" style:family="table-row">
      <style:table-row-properties style:row-height="4.87mm" fo:break-before="auto" style:use-optimal-row-height="true"/>
    </style:style>
    <style:style style:name="ro6" style:family="table-row">
      <style:table-row-properties style:row-height="6.88mm" fo:break-before="auto" style:use-optimal-row-height="true"/>
    </style:style>
    <style:style style:name="ro7" style:family="table-row">
      <style:table-row-properties style:row-height="9mm" fo:break-before="auto" style:use-optimal-row-height="false"/>
    </style:style>
    <style:style style:name="ro8" style:family="table-row">
      <style:table-row-properties style:row-height="10.85mm" fo:break-before="auto" style:use-optimal-row-height="false"/>
    </style:style>
    <style:style style:name="ro9" style:family="table-row">
      <style:table-row-properties style:row-height="10.58mm" fo:break-before="auto" style:use-optimal-row-height="false"/>
    </style:style>
    <style:style style:name="ro10" style:family="table-row">
      <style:table-row-properties style:row-height="9mm" fo:break-before="auto" style:use-optimal-row-height="true"/>
    </style:style>
    <style:style style:name="ro11" style:family="table-row">
      <style:table-row-properties style:row-height="5.29mm" fo:break-before="auto" style:use-optimal-row-height="false"/>
    </style:style>
    <style:style style:name="ro12" style:family="table-row">
      <style:table-row-properties style:row-height="5.17mm" fo:break-before="auto" style:use-optimal-row-height="false"/>
    </style:style>
    <style:style style:name="ro13" style:family="table-row">
      <style:table-row-properties style:row-height="9.93mm" fo:break-before="auto" style:use-optimal-row-height="false"/>
    </style:style>
    <style:style style:name="ro14" style:family="table-row">
      <style:table-row-properties style:row-height="13.76mm" fo:break-before="auto" style:use-optimal-row-height="false"/>
    </style:style>
    <style:style style:name="ro15" style:family="table-row">
      <style:table-row-properties style:row-height="9.26mm" fo:break-before="auto" style:use-optimal-row-height="true"/>
    </style:style>
    <style:style style:name="ro16" style:family="table-row">
      <style:table-row-properties style:row-height="11.11mm" fo:break-before="auto" style:use-optimal-row-height="false"/>
    </style:style>
    <style:style style:name="ro17" style:family="table-row">
      <style:table-row-properties style:row-height="5.82mm" fo:break-before="auto" style:use-optimal-row-height="false"/>
    </style:style>
    <style:style style:name="ro18" style:family="table-row">
      <style:table-row-properties style:row-height="6.88mm" fo:break-before="auto" style:use-optimal-row-height="false"/>
    </style:style>
    <style:style style:name="ro19" style:family="table-row">
      <style:table-row-properties style:row-height="7.67mm" fo:break-before="auto" style:use-optimal-row-height="true"/>
    </style:style>
    <style:style style:name="ro20" style:family="table-row">
      <style:table-row-properties style:row-height="10.58mm" fo:break-before="auto" style:use-optimal-row-height="true"/>
    </style:style>
    <style:style style:name="ro21" style:family="table-row">
      <style:table-row-properties style:row-height="17.99mm" fo:break-before="auto" style:use-optimal-row-height="false"/>
    </style:style>
    <style:style style:name="ro22" style:family="table-row">
      <style:table-row-properties style:row-height="16.14mm" fo:break-before="auto" style:use-optimal-row-height="false"/>
    </style:style>
    <style:style style:name="ro23" style:family="table-row">
      <style:table-row-properties style:row-height="11.38mm" fo:break-before="auto" style:use-optimal-row-height="false"/>
    </style:style>
    <style:style style:name="ro24" style:family="table-row">
      <style:table-row-properties style:row-height="5.56mm" fo:break-before="auto" style:use-optimal-row-height="false"/>
    </style:style>
    <style:style style:name="ro25" style:family="table-row">
      <style:table-row-properties style:row-height="15.88mm" fo:break-before="auto" style:use-optimal-row-height="true"/>
    </style:style>
    <style:style style:name="ro26" style:family="table-row">
      <style:table-row-properties style:row-height="15.88mm" fo:break-before="auto" style:use-optimal-row-height="false"/>
    </style:style>
    <style:style style:name="ro27" style:family="table-row">
      <style:table-row-properties style:row-height="104.78mm" fo:break-before="auto" style:use-optimal-row-height="false"/>
    </style:style>
    <style:style style:name="ro28" style:family="table-row">
      <style:table-row-properties style:row-height="5.03mm" fo:break-before="auto" style:use-optimal-row-height="false"/>
    </style:style>
    <style:style style:name="ro29" style:family="table-row">
      <style:table-row-properties style:row-height="5.26mm" fo:break-before="auto" style:use-optimal-row-height="false"/>
    </style:style>
    <style:style style:name="ro30" style:family="table-row">
      <style:table-row-properties style:row-height="4.99mm" fo:break-before="auto" style:use-optimal-row-height="true"/>
    </style:style>
    <style:style style:name="ro31" style:family="table-row">
      <style:table-row-properties style:row-height="5.59mm" fo:break-before="auto" style:use-optimal-row-height="false"/>
    </style:style>
    <style:style style:name="ro32" style:family="table-row">
      <style:table-row-properties style:row-height="5.01mm" fo:break-before="auto" style:use-optimal-row-height="true"/>
    </style:style>
    <style:style style:name="ro33" style:family="table-row">
      <style:table-row-properties style:row-height="7.67mm" fo:break-before="auto" style:use-optimal-row-height="false"/>
    </style:style>
    <style:style style:name="ro34" style:family="table-row">
      <style:table-row-properties style:row-height="5.26mm" fo:break-before="auto" style:use-optimal-row-height="true"/>
    </style:style>
    <style:style style:name="ro35" style:family="table-row">
      <style:table-row-properties style:row-height="95.78mm" fo:break-before="auto" style:use-optimal-row-height="false"/>
    </style:style>
    <style:style style:name="ro36" style:family="table-row">
      <style:table-row-properties style:row-height="10mm" fo:break-before="auto" style:use-optimal-row-height="false"/>
    </style:style>
    <style:style style:name="ro37" style:family="table-row">
      <style:table-row-properties style:row-height="14.73mm" fo:break-before="auto" style:use-optimal-row-height="false"/>
    </style:style>
    <style:style style:name="ro38" style:family="table-row">
      <style:table-row-properties style:row-height="9.26mm" fo:break-before="auto" style:use-optimal-row-height="false"/>
    </style:style>
    <style:style style:name="ro39" style:family="table-row">
      <style:table-row-properties style:row-height="4.87mm" fo:break-before="auto" style:use-optimal-row-height="false"/>
    </style:style>
    <style:style style:name="ro40" style:family="table-row">
      <style:table-row-properties style:row-height="14.55mm" fo:break-before="auto" style:use-optimal-row-height="false"/>
    </style:style>
    <style:style style:name="ro41" style:family="table-row">
      <style:table-row-properties style:row-height="14.82mm" fo:break-before="auto" style:use-optimal-row-height="false"/>
    </style:style>
    <style:style style:name="ro42" style:family="table-row">
      <style:table-row-properties style:row-height="6.35mm" fo:break-before="auto" style:use-optimal-row-height="false"/>
    </style:style>
    <style:style style:name="ro43" style:family="table-row">
      <style:table-row-properties style:row-height="7.14mm" fo:break-before="auto" style:use-optimal-row-height="false"/>
    </style:style>
    <style:style style:name="ro44" style:family="table-row">
      <style:table-row-properties style:row-height="11.91mm" fo:break-before="auto" style:use-optimal-row-height="false"/>
    </style:style>
    <style:style style:name="ta1" style:family="table" style:master-page-name="PageStyle_5f_Contexte_20_de_20_l_27_enseignement">
      <style:table-properties table:display="true" style:writing-mode="lr-tb" tableooo:tab-color="#f2f2f2"/>
    </style:style>
    <style:style style:name="ta2" style:family="table" style:master-page-name="PageStyle_5f_Notice">
      <style:table-properties table:display="true" style:writing-mode="lr-tb" tableooo:tab-color="#ff0000"/>
    </style:style>
    <style:style style:name="ta3" style:family="table" style:master-page-name="PageStyle_5f_Programme">
      <style:table-properties table:display="true" style:writing-mode="lr-tb" tableooo:tab-color="#ffff00"/>
    </style:style>
    <style:style style:name="ta4" style:family="table" style:master-page-name="PageStyle_5f_Problématiques_5f_compétences">
      <style:table-properties table:display="true" style:writing-mode="lr-tb" tableooo:tab-color="#fcd5b5"/>
    </style:style>
    <style:style style:name="ta5" style:family="table" style:master-page-name="PageStyle_5f_Progression_5f_Cycle4">
      <style:table-properties table:display="true" style:writing-mode="lr-tb" tableooo:tab-color="#b7dee8"/>
    </style:style>
    <style:style style:name="ta6" style:family="table" style:master-page-name="PageStyle_5f_Générateur_20_de_20_séquences">
      <style:table-properties table:display="true" style:writing-mode="lr-tb"/>
    </style:style>
    <style:style style:name="ce157" style:family="table-cell" style:parent-style-name="Default">
      <style:table-cell-properties fo:border-bottom="none" style:diagonal-bl-tr="none" style:diagonal-tl-br="none" fo:border-left="1.76pt solid #000000" fo:border-right="none" style:rotation-align="none" fo:border-top="1.76pt solid #000000"/>
    </style:style>
    <style:style style:name="ce158" style:family="table-cell" style:parent-style-name="Default">
      <style:table-cell-properties fo:border-bottom="none" style:diagonal-bl-tr="none" style:diagonal-tl-br="none" fo:border-left="1.76pt solid #000000" fo:border-right="none" style:rotation-align="none" fo:border-top="none"/>
    </style:style>
    <style:style style:name="ce160" style:family="table-cell" style:parent-style-name="Default">
      <style:table-cell-properties fo:border-bottom="1.76pt solid #000000" style:diagonal-bl-tr="none" style:diagonal-tl-br="none" fo:border-left="1.76pt solid #000000" fo:border-right="none" style:rotation-align="none" fo:border-top="none"/>
    </style:style>
    <style:style style:name="ce162" style:family="table-cell" style:parent-style-name="Default">
      <style:table-cell-properties style:rotation-align="none"/>
    </style:style>
    <style:style style:name="ce164" style:family="table-cell" style:parent-style-name="Default">
      <style:table-cell-properties fo:border-bottom="none" style:diagonal-bl-tr="none" style:diagonal-tl-br="none" fo:border-left="none" fo:border-right="none" style:rotation-align="none" fo:border-top="1.76pt solid #000000"/>
    </style:style>
    <style:style style:name="ce6"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0"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style:diagonal-bl-tr="none" style:diagonal-tl-br="none" fo:border="none" style:rotation-align="none"/>
    </style:style>
    <style:style style:name="ce1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0" style:family="table-cell" style:parent-style-name="Default">
      <style:table-cell-properties fo:border-bottom="1.76pt solid #000000" style:diagonal-bl-tr="none" style:diagonal-tl-br="none" fo:border-left="none" fo:border-right="none" style:rotation-align="none" fo:border-top="none"/>
    </style:style>
    <style:style style:name="ce22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25" style:family="table-cell" style:parent-style-name="Default">
      <style:table-cell-properties fo:border-bottom="none"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Default">
      <style:table-cell-properties fo:border-bottom="0.74pt solid #000000"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5" style:family="table-cell" style:parent-style-name="Default">
      <style:table-cell-properties fo:border-bottom="1.76pt solid #000000"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8" style:family="table-cell" style:parent-style-name="Default">
      <style:table-cell-properties fo:border-bottom="0.74pt solid #000000" style:diagonal-bl-tr="none" style:diagonal-tl-br="none" fo:border-left="1.76pt solid #000000" fo:border-right="0.74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Default">
      <style:table-cell-properties fo:border-bottom="0.74pt solid #000000" style:diagonal-bl-tr="none" style:diagonal-tl-br="none" fo:border-left="1.76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8" style:family="table-cell" style:parent-style-name="Default">
      <style:table-cell-properties fo:border-bottom="1.76pt solid #000000" style:diagonal-bl-tr="none" style:diagonal-tl-br="none" fo:border-left="1.76pt solid #000000" fo:border-right="0.74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2"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9"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4"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9" style:family="table-cell" style:parent-style-name="Default">
      <style:table-cell-properties fo:border-bottom="0.74pt solid #000000" style:diagonal-bl-tr="none" style:diagonal-tl-br="none" fo:border-left="0.74pt solid #000000" fo:border-right="0.74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0"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29"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36" style:family="table-cell" style:parent-style-name="Default">
      <style:table-cell-properties fo:border-bottom="1.76pt solid #000000" style:diagonal-bl-tr="none" style:diagonal-tl-br="none" fo:border-left="0.74pt solid #000000" fo:border-right="0.74pt solid #000000" style:rotation-align="none" fo:border-top="0.74pt solid #000000"/>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340"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4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9" style:family="table-cell" style:parent-style-name="Default">
      <style:table-cell-properties fo:border-bottom="1.76pt solid #000000" fo:background-color="#f2f2f2"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46"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4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49"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4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style>
    <style:style style:name="ce35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6"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58" style:family="table-cell" style:parent-style-name="Default">
      <style:table-cell-properties fo:border-bottom="0.74pt solid #000000" style:diagonal-bl-tr="none" style:diagonal-tl-br="none" fo:border-left="0.74pt solid #000000" fo:border-right="1.76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0" style:family="table-cell" style:parent-style-name="Default">
      <style:table-cell-properties fo:border-bottom="none" style:diagonal-bl-tr="none" style:diagonal-tl-br="none" fo:border-left="0.74pt solid #000000" fo:border-right="1.76pt solid #000000" style:rotation-align="none" fo:border-top="0.74pt solid #000000"/>
    </style:style>
    <style:style style:name="ce361"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362" style:family="table-cell" style:parent-style-name="Default">
      <style:table-cell-properties fo:border-bottom="0.74pt solid #000000" style:diagonal-bl-tr="none" style:diagonal-tl-br="none" fo:border-left="0.74pt solid #000000" fo:border-right="1.76pt solid #000000" style:rotation-align="none" fo:border-top="none"/>
    </style:style>
    <style:style style:name="ce363" style:family="table-cell" style:parent-style-name="Default">
      <style:table-cell-properties fo:border-bottom="none" style:diagonal-bl-tr="none" style:diagonal-tl-br="none" fo:border-left="none" fo:border-right="1.76pt solid #000000" style:rotation-align="none" fo:border-top="1.76pt solid #000000"/>
    </style:style>
    <style:style style:name="ce365" style:family="table-cell" style:parent-style-name="Default">
      <style:table-cell-properties fo:border-bottom="none" style:diagonal-bl-tr="none" style:diagonal-tl-br="none" fo:border-left="none" fo:border-right="1.76pt solid #000000" style:rotation-align="none" fo:border-top="none"/>
    </style:style>
    <style:style style:name="ce368"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69" style:family="table-cell" style:parent-style-name="Default">
      <style:table-cell-properties fo:border-bottom="1.76pt solid #000000" style:diagonal-bl-tr="none" style:diagonal-tl-br="none" fo:border-left="none" fo:border-right="1.76pt solid #000000" style:rotation-align="none" fo:border-top="none"/>
    </style:style>
    <style:style style:name="ce58" style:family="table-cell" style:parent-style-name="Default">
      <style:table-cell-properties fo:background-color="#fcd5b5"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1" style:family="table-cell" style:parent-style-name="Default">
      <style:table-cell-properties fo:border-bottom="1.76pt solid #000000" fo:background-color="#f2f2f2"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f2f2f2"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8"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79" style:family="table-cell" style:parent-style-name="Default">
      <style:table-cell-properties fo:background-color="#ffff00" style:diagonal-bl-tr="none" style:diagonal-tl-br="none" fo:border="1.7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ackground-color="#fcd5b5"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ackground-color="#b7dee8"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5"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7"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3" style:family="table-cell" style:parent-style-name="Default">
      <style:table-cell-properties fo:background-color="#fac090" style:diagonal-bl-tr="none" style:diagonal-tl-br="none" fo:border="1.7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7"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6" style:family="table-cell" style:parent-style-name="Default">
      <style:table-cell-properties fo:border-bottom="1.76pt solid #000000" fo:background-color="#f2f2f2" style:diagonal-bl-tr="none" style:diagonal-tl-br="none" fo:border-left="none" fo:border-right="1.76pt solid #000000" style:rotation-align="none" fo:border-top="1.76pt solid #000000"/>
    </style:style>
    <style:style style:name="ce460"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5"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46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diagonal-bl-tr="none" style:diagonal-tl-br="none" fo:border="1.76pt solid #000000"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8" style:family="table-cell" style:parent-style-name="Default">
      <style:table-cell-properties fo:background-color="#daeef3"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 style:family="table-cell" style:parent-style-name="Default">
      <style:table-cell-properties fo:background-color="#daeef3"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ackground-color="#daeef3"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Default">
      <style:table-cell-properties fo:border-bottom="1.76pt solid #000000"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6"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7" style:family="table-cell" style:parent-style-name="Default">
      <style:table-cell-properties fo:border-bottom="none" fo:background-color="#daeef3"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8" style:family="table-cell" style:parent-style-name="Default">
      <style:table-cell-properties fo:border-bottom="1.76pt solid #000000" fo:background-color="#daeef3"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170" style:family="table-cell" style:parent-style-name="Default">
      <style:table-cell-properties fo:background-color="#ffffff" style:diagonal-bl-tr="none" style:diagonal-tl-br="none" fo:border="none" style:rotation-align="none"/>
    </style:style>
    <style:style style:name="ce8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72"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3" style:family="table-cell" style:parent-style-name="Default">
      <style:table-cell-properties fo:border-bottom="none"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4"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5" style:family="table-cell" style:parent-style-name="Default">
      <style:table-cell-properties fo:border-bottom="1.76pt solid #000000"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6" style:family="table-cell" style:parent-style-name="Default">
      <style:table-cell-properties fo:border-bottom="none"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7" style:family="table-cell" style:parent-style-name="Default">
      <style:table-cell-properties fo:border-bottom="1.76pt solid #000000"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97" style:family="table-cell" style:parent-style-name="Default">
      <style:table-cell-properties fo:background-color="#daeef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dbeef4"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4" style:family="table-cell" style:parent-style-name="Default">
      <style:table-cell-properties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6"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107"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daeef3"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table-cell-properties fo:border-bottom="none"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4.66mm" style:writing-mode="page"/>
      <style:text-properties fo:color="#00000a"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4.66mm" style:writing-mode="page"/>
      <style:text-properties fo:color="#00000a"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table-cell-properties fo:border-bottom="1.76pt solid #000000"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4.66mm" style:writing-mode="page"/>
      <style:text-properties fo:color="#00000a"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8" style:family="table-cell" style:parent-style-name="Default">
      <style:table-cell-properties fo:border-bottom="none"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4.66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9"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4.66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0" style:family="table-cell" style:parent-style-name="Default">
      <style:table-cell-properties fo:border-bottom="1.76pt solid #000000"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4.66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1" style:family="table-cell" style:parent-style-name="Default">
      <style:table-cell-properties fo:border-bottom="1.76pt solid #000000"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4.66mm" style:writing-mode="page"/>
      <style:text-properties fo:color="#00000a"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a"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0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9"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order-bottom="0.74pt solid #000000" fo:background-color="#ffff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fo:border-bottom="none" fo:background-color="#ffff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table-cell-properties fo:border-bottom="0.74pt solid #000000" fo:background-color="#ffff00" style:diagonal-bl-tr="none" style:diagonal-tl-br="none" style:text-align-source="fix" style:repeat-content="false" fo:wrap-option="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order-bottom="0.74pt solid #000000" style:diagonal-bl-tr="none" style:diagonal-tl-br="none" fo:border-left="1.76pt solid #000000" fo:border-right="0.74pt solid #000000" style:rotation-align="none" fo:border-top="0.74pt solid #000000"/>
    </style:style>
    <style:style style:name="ce2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5"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19"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b7dee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Default">
      <style:table-cell-properties fo:border-bottom="1.76pt solid #000000" fo:background-color="#b7dee8"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3" style:family="table-cell" style:parent-style-name="Default">
      <style:table-cell-properties fo:background-color="#fcd5b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background-color="#fcd5b5"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6" style:family="table-cell" style:parent-style-name="Default">
      <style:table-cell-properties fo:border-bottom="0.74pt solid #000000" fo:background-color="#d7e4bd"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Default">
      <style:table-cell-properties fo:border-bottom="0.74pt solid #000000" style:diagonal-bl-tr="none" style:diagonal-tl-br="none" fo:border-left="0.74pt solid #000000" fo:border-right="1.76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2" style:family="table-cell" style:parent-style-name="Default">
      <style:table-cell-properties fo:background-color="#d7e4b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Default">
      <style:table-cell-properties fo:background-color="#d7e4b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32"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3" style:family="table-cell" style:parent-style-name="Default">
      <style:table-cell-properties fo:border-bottom="0.74pt solid #000000" fo:background-color="#ffff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table-cell-properties fo:border-bottom="none"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6" style:family="table-cell" style:parent-style-name="Default">
      <style:table-cell-properties fo:border-bottom="none"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style>
    <style:style style:name="ce237"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style>
    <style:style style:name="ce238"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9" style:family="table-cell" style:parent-style-name="Default">
      <style:table-cell-properties fo:background-color="#b7dee8"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0" style:family="table-cell" style:parent-style-name="Default">
      <style:table-cell-properties fo:border-bottom="none" fo:background-color="#b7dee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1" style:family="table-cell" style:parent-style-name="Default">
      <style:table-cell-properties fo:border-bottom="0.74pt solid #000000" fo:background-color="#b7dee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style>
    <style:style style:name="ce242" style:family="table-cell" style:parent-style-name="Default">
      <style:table-cell-properties fo:border-bottom="none" fo:background-color="#b7dee8"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3" style:family="table-cell" style:parent-style-name="Default">
      <style:table-cell-properties fo:background-color="#b7dee8"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fo:border-bottom="none" fo:background-color="#b7dee8" style:diagonal-bl-tr="none" style:diagonal-tl-br="none" fo:border-left="0.74pt solid #000000" fo:border-right="0.74pt solid #000000" style:rotation-align="none" fo:border-top="none"/>
    </style:style>
    <style:style style:name="ce226" style:family="table-cell" style:parent-style-name="Default">
      <style:table-cell-properties fo:background-color="#b7dee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47" style:family="table-cell" style:parent-style-name="Default">
      <style:table-cell-properties fo:background-color="#fcd5b5"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5" style:family="table-cell" style:parent-style-name="Default">
      <style:table-cell-properties fo:border-bottom="0.74pt solid #000000" fo:background-color="#fcd5b5"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0" style:family="table-cell" style:parent-style-name="Default">
      <style:table-cell-properties fo:background-color="#fcd5b5"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0" style:family="table-cell" style:parent-style-name="Default">
      <style:table-cell-properties fo:border-bottom="none" fo:background-color="#fcd5b5"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1" style:family="table-cell" style:parent-style-name="Default">
      <style:table-cell-properties fo:background-color="#d7e4bd"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2" style:family="table-cell" style:parent-style-name="Default">
      <style:table-cell-properties fo:border-bottom="none" fo:background-color="#d7e4bd"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Default">
      <style:table-cell-properties fo:border-bottom="none" fo:background-color="#d7e4bd"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style>
    <style:style style:name="ce254" style:family="table-cell" style:parent-style-name="Default">
      <style:table-cell-properties fo:border-bottom="0.74pt solid #000000" fo:background-color="#d7e4bd"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5" style:family="table-cell" style:parent-style-name="Default">
      <style:table-cell-properties fo:background-color="#d7e4bd"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7" style:family="table-cell" style:parent-style-name="Default">
      <style:table-cell-properties fo:background-color="#d7e4b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7"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justify" css3t:text-justify="auto" fo:margin-left="0mm" style:writing-mode="page"/>
      <style:text-properties fo:color="#31849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9" style:family="table-cell" style:parent-style-name="Default">
      <style:table-cell-properties fo:background-color="#92cddc"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justify"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0"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justify"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justify"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2"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63" style:family="table-cell" style:parent-style-name="Default">
      <style:table-cell-properties fo:border-bottom="none" fo:background-color="#ffff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4"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fo:color="#0000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1"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1"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justify" css3t:text-justify="auto" fo:margin-left="0mm" style:writing-mode="page"/>
      <style:text-properties fo:color="#0000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2" style:family="table-cell" style:parent-style-name="Default">
      <style:table-cell-properties fo:border-bottom="0.74pt solid #000000" fo:background-color="#b7dee8"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3"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mm" style:writing-mode="page"/>
      <style:text-properties fo:color="#0000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4"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justify"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6" style:family="table-cell" style:parent-style-name="Default">
      <style:table-cell-properties fo:border-bottom="0.74pt solid #000000" fo:background-color="#b6dde8"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justify" css3t:text-justify="auto" fo:margin-left="0mm" style:writing-mode="page"/>
      <style:text-properties fo:color="#31849b"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8"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justify" css3t:text-justify="auto" fo:margin-left="0mm" style:writing-mode="page"/>
      <style:text-properties fo:color="#0000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9" style:family="table-cell" style:parent-style-name="Default">
      <style:table-cell-properties fo:border-bottom="0.74pt solid #000000" fo:background-color="#fcd5b5"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fo:color="#0000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5"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a"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3" style:family="table-cell" style:parent-style-name="Default">
      <style:table-cell-properties style:rotation-align="none"/>
      <style:text-properties fo:color="#31849b"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4"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86" style:family="table-cell" style:parent-style-name="Default">
      <style:table-cell-properties fo:border-bottom="0.74pt solid #000000" fo:background-color="#d7e4bd"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justify"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4"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0" style:family="table-cell" style:parent-style-name="Default">
      <style:table-cell-properties fo:background-color="#ffff00"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1" style:family="table-cell" style:parent-style-name="Default">
      <style:table-cell-properties fo:border-bottom="none"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2" style:family="table-cell" style:parent-style-name="Default">
      <style:table-cell-properties fo:border-bottom="none" fo:background-color="#ffff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3" style:family="table-cell" style:parent-style-name="Default">
      <style:table-cell-properties fo:border-bottom="none" fo:background-color="#ffff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295"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6"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298"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9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style>
    <style:style style:name="ce300" style:family="table-cell" style:parent-style-name="Default">
      <style:table-cell-properties fo:border-bottom="0.74pt solid #000000" fo:background-color="#d7e4bd"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1" style:family="table-cell" style:parent-style-name="Default">
      <style:table-cell-properties fo:border-bottom="none" fo:background-color="#d7e4bd"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2" style:family="table-cell" style:parent-style-name="Default">
      <style:table-cell-properties fo:border-bottom="0.74pt solid #000000" fo:background-color="#d7e4bd"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3" style:family="table-cell" style:parent-style-name="Default">
      <style:table-cell-properties fo:background-color="#d7e4b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4"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05" style:family="table-cell" style:parent-style-name="Default">
      <style:table-cell-properties fo:border-bottom="0.74pt solid #000000" fo:background-color="#ffff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style>
    <style:style style:name="ce31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2"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style>
    <style:style style:name="ce3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style>
    <style:style style:name="ce317"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8" style:family="table-cell" style:parent-style-name="Default">
      <style:table-cell-properties fo:border-bottom="0.74pt solid #000000" fo:background-color="#ffff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31849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9" style:family="table-cell" style:parent-style-name="Default">
      <style:table-cell-properties fo:border-bottom="0.74pt solid #000000" fo:background-color="#b7dee8"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31849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0" style:family="table-cell" style:parent-style-name="Default">
      <style:table-cell-properties fo:border-bottom="0.74pt solid #000000" fo:background-color="#fcd5b5"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31849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1" style:family="table-cell" style:parent-style-name="Default">
      <style:table-cell-properties fo:border-bottom="1.76pt solid #000000" fo:background-color="#d7e4bd"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31849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31849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31849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3" style:family="table-cell" style:parent-style-name="Default">
      <style:table-cell-properties fo:border-bottom="1.76pt solid #000000" style:diagonal-bl-tr="none" style:diagonal-tl-br="none" fo:border-left="0.74pt solid #000000" fo:border-right="0.74pt solid #000000" style:rotation-align="none" fo:border-top="0.74pt solid #000000"/>
      <style:text-properties fo:color="#31849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8" style:family="table-cell" style:parent-style-name="Default" style:data-style-name="N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9" style:family="table-cell" style:parent-style-name="Default">
      <style:table-cell-properties fo:background-color="#fdeada"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1"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2" style:family="table-cell" style:parent-style-name="Excel_20_Built-in_20_Explanatory_20_Text">
      <style:table-cell-properties fo:background-color="#8eb4e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3" style:family="table-cell" style:parent-style-name="Excel_20_Built-in_20_Explanatory_20_Tex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4" style:family="table-cell" style:parent-style-name="Excel_20_Built-in_20_Explanatory_20_Text">
      <style:table-cell-properties fo:background-color="#c6d9f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5" style:family="table-cell" style:parent-style-name="Excel_20_Built-in_20_Explanatory_20_Tex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0" style:family="table-cell" style:parent-style-name="Default">
      <style:table-cell-properties fo:border-bottom="none" fo:background-color="#ffff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1"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2" style:family="table-cell" style:parent-style-name="Default">
      <style:table-cell-properties style:text-align-source="value-type" style:repeat-content="false" fo:wrap-option="wrap" style:direction="ltr" style:rotation-angle="0" style:rotation-align="none" style:shrink-to-fit="false" loext:vertical-justify="auto"/>
      <style:paragraph-properties css3t:text-justify="auto" fo:margin-left="0m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8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814" style:family="table-cell" style:parent-style-name="Default">
      <style:table-cell-properties fo:background-color="#fdea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5" style:family="table-cell" style:parent-style-name="Excel_20_Built-in_20_Explanatory_20_Text">
      <style:table-cell-properties fo:background-color="#8eb4e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6" style:family="table-cell" style:parent-style-name="Excel_20_Built-in_20_Explanatory_20_Tex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7" style:family="table-cell" style:parent-style-name="Excel_20_Built-in_20_Explanatory_20_Text">
      <style:table-cell-properties fo:background-color="#c6d9f1"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8" style:family="table-cell" style:parent-style-name="Excel_20_Built-in_20_Explanatory_20_Tex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9"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0" style:family="table-cell" style:parent-style-name="Default">
      <style:table-cell-properties style:rotation-align="non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821" style:family="table-cell" style:parent-style-name="Default">
      <style:table-cell-properties style:diagonal-bl-tr="none" style:diagonal-tl-br="none" style:text-align-source="fix" style:repeat-content="false" fo:wrap-option="wrap" fo:border="0.74pt solid #000000" style:direction="ltr" style:rotation-angle="90" style:rotation-align="bottom"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2" style:family="table-cell" style:parent-style-name="Default">
      <style:table-cell-properties fo:border-bottom="0.74pt solid #000000" fo:background-color="#fdeada"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3" style:family="table-cell" style:parent-style-name="Excel_20_Built-in_20_Explanatory_20_Tex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5" style:family="table-cell" style:parent-style-name="Default">
      <style:table-cell-properties style:text-align-source="fix" style:repeat-content="false" fo:wrap-option="no-wrap" style:direction="ltr" style:rotation-angle="0" style:rotation-align="none" style:shrink-to-fit="false" loext:vertical-justify="auto"/>
      <style:paragraph-properties fo:text-align="center" css3t:text-justify="auto" fo:margin-left="0m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826" style:family="table-cell" style:parent-style-name="Default">
      <style:table-cell-properties fo:background-color="#fcd5b5" style:diagonal-bl-tr="none" style:diagonal-tl-br="none" style:text-align-source="fix" style:repeat-content="false" fo:wrap-option="no-wrap" fo:border="0.74pt solid #000000" style:direction="ltr" style:rotation-angle="90" style:rotation-align="bottom"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7"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8" style:family="table-cell" style:parent-style-name="Excel_20_Built-in_20_Explanatory_20_Text">
      <style:table-cell-properties fo:background-color="#fcd5b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9" style:family="table-cell" style:parent-style-name="Excel_20_Built-in_20_Explanatory_20_Tex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0" style:family="table-cell" style:parent-style-name="Default">
      <style:table-cell-properties fo:background-color="#fcd5b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1" style:family="table-cell" style:parent-style-name="Excel_20_Built-in_20_Explanatory_20_Text">
      <style:table-cell-properties fo:background-color="#fcd5b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2" style:family="table-cell" style:parent-style-name="Excel_20_Built-in_20_Explanatory_20_Text">
      <style:table-cell-properties fo:background-color="#fcd5b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3" style:family="table-cell" style:parent-style-name="Default">
      <style:table-cell-properties fo:background-color="#92d050" style:diagonal-bl-tr="none" style:diagonal-tl-br="none" style:text-align-source="fix" style:repeat-content="false" fo:wrap-option="no-wrap" fo:border="0.74pt solid #000000" style:direction="ltr" style:rotation-angle="90" style:rotation-align="bottom"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4" style:family="table-cell" style:parent-style-name="Default" style:data-style-name="N0">
      <style:table-cell-properties fo:background-color="#92d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5" style:family="table-cell" style:parent-style-name="Default" style:data-style-name="N0">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6" style:family="table-cell" style:parent-style-name="Excel_20_Built-in_20_Explanatory_20_Text">
      <style:table-cell-properties fo:border-bottom="0.74pt solid #000000" fo:background-color="#92d05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7" style:family="table-cell" style:parent-style-name="Default">
      <style:table-cell-properties fo:background-color="#ffffff" style:diagonal-bl-tr="none" style:diagonal-tl-br="none" style:text-align-source="value-type" style:repeat-content="false" fo:wrap-option="wrap" fo:border="0.74pt solid #000000" style:direction="ltr" style:rotation-angle="45" style:rotation-align="bottom" style:shrink-to-fit="false" style:vertical-align="bottom" loext:vertical-justify="auto"/>
      <style:paragraph-properties css3t:text-justify="auto" fo:margin-left="0mm" style:writing-mode="page"/>
      <style:text-properties fo:color="#00000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9"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0" style:family="table-cell" style:parent-style-name="Excel_20_Built-in_20_Explanatory_20_Tex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1" style:family="table-cell" style:parent-style-name="Excel_20_Built-in_20_Explanatory_20_Tex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2" style:family="table-cell" style:parent-style-name="Excel_20_Built-in_20_Explanatory_20_Tex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3" style:family="table-cell" style:parent-style-name="Default">
      <style:table-cell-properties fo:background-color="#ffffff" style:diagonal-bl-tr="none" style:diagonal-tl-br="none" style:text-align-source="fix" style:repeat-content="false" fo:wrap-option="wrap" fo:border="0.74pt solid #000000" style:direction="ltr" style:rotation-angle="45" style:rotation-align="bottom" style:shrink-to-fit="false" style:vertical-align="bottom" loext:vertical-justify="auto"/>
      <style:paragraph-properties fo:text-align="start" css3t:text-justify="auto" fo:margin-left="0mm" style:writing-mode="page"/>
      <style:text-properties fo:color="#00000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4" style:family="table-cell" style:parent-style-name="Default">
      <style:table-cell-properties style:diagonal-bl-tr="none" style:diagonal-tl-br="none" style:text-align-source="fix" style:repeat-content="false" fo:wrap-option="wrap" fo:border="0.74pt solid #000000" style:direction="ltr" style:rotation-angle="45" style:rotation-align="bottom" style:shrink-to-fit="false" style:vertical-align="bottom" loext:vertical-justify="auto"/>
      <style:paragraph-properties fo:text-align="start" css3t:text-justify="auto" fo:margin-left="0mm" style:writing-mode="page"/>
      <style:text-properties fo:color="#00000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7" style:family="table-cell" style:parent-style-name="Default">
      <style:table-cell-properties style:diagonal-bl-tr="none" style:diagonal-tl-br="none" style:text-align-source="fix" style:repeat-content="false" fo:wrap-option="wrap" fo:border="0.74pt solid #000000" style:direction="ltr" style:rotation-angle="45" style:rotation-align="bottom"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8" style:family="table-cell" style:parent-style-name="Default">
      <style:table-cell-properties fo:background-color="#ffffff" style:diagonal-bl-tr="none" style:diagonal-tl-br="none" style:text-align-source="fix" style:repeat-content="false" fo:wrap-option="wrap" fo:border="0.74pt solid #000000" style:direction="ltr" style:rotation-angle="45" style:rotation-align="bottom"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9" style:family="table-cell" style:parent-style-name="Default">
      <style:table-cell-properties fo:background-color="#ffffff" style:diagonal-bl-tr="none" style:diagonal-tl-br="none" style:text-align-source="fix" style:repeat-content="false" fo:wrap-option="wrap" fo:border="0.74pt solid #000000" style:direction="ltr" style:rotation-angle="45" style:rotation-align="bottom"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3" style:family="table-cell" style:parent-style-name="Excel_20_Built-in_20_Explanatory_20_Tex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4" style:family="table-cell" style:parent-style-name="Default">
      <style:table-cell-properties fo:background-color="#ffffff" style:diagonal-bl-tr="none" style:diagonal-tl-br="none" style:text-align-source="fix" style:repeat-content="false" fo:wrap-option="wrap" fo:border="0.74pt solid #000000" style:direction="ltr" style:rotation-angle="45" style:rotation-align="bottom" style:shrink-to-fit="false" style:vertical-align="bottom" loext:vertical-justify="auto"/>
      <style:paragraph-properties fo:text-align="center" css3t:text-justify="auto" fo:margin-left="0mm" style:writing-mode="page"/>
      <style:text-properties fo:color="#00000a"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5"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8" style:family="table-cell" style:parent-style-name="Excel_20_Built-in_20_Explanatory_20_Tex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9" style:family="table-cell" style:parent-style-name="Excel_20_Built-in_20_Explanatory_20_Tex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2" style:family="table-cell" style:parent-style-name="Default">
      <style:table-cell-properties fo:background-color="#ffffff" style:diagonal-bl-tr="none" style:diagonal-tl-br="none" style:text-align-source="fix" style:repeat-content="false" fo:wrap-option="no-wrap" fo:border="0.74pt solid #000000" style:direction="ltr" style:rotation-angle="45" style:rotation-align="bottom"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4" style:family="table-cell" style:parent-style-name="Default">
      <style:table-cell-properties fo:background-color="#ffffff" style:diagonal-bl-tr="none" style:diagonal-tl-br="none" style:text-align-source="fix" style:repeat-content="false" fo:wrap-option="no-wrap" fo:border="0.74pt solid #000000" style:direction="ltr" style:rotation-angle="45" style:rotation-align="bottom"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9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17" style:family="table-cell" style:parent-style-name="Default">
      <style:table-cell-properties fo:background-color="#ffffff" style:diagonal-bl-tr="none" style:diagonal-tl-br="none" style:text-align-source="fix" style:repeat-content="false" fo:wrap-option="wrap" fo:border="0.74pt solid #000000" style:direction="ltr" style:rotation-angle="45" style:rotation-align="bottom"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8"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9" style:family="table-cell" style:parent-style-name="Excel_20_Built-in_20_Explanatory_20_Tex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20" style:family="table-cell" style:parent-style-name="Excel_20_Built-in_20_Explanatory_20_Tex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0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6" style:family="table-cell" style:parent-style-name="Default">
      <style:table-cell-properties fo:background-color="#ffff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7" style:family="table-cell" style:parent-style-name="Default">
      <style:table-cell-properties fo:border-bottom="0.74pt solid #000000" fo:background-color="#ffff00"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8" style:family="table-cell" style:parent-style-name="Default">
      <style:table-cell-properties fo:border-bottom="1.76pt solid #000000"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4"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5" style:family="table-cell" style:parent-style-name="Default">
      <style:table-cell-properties fo:border-bottom="none" fo:background-color="#daeef3"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6" style:family="table-cell" style:parent-style-name="Default">
      <style:table-cell-properties fo:border-bottom="1.76pt solid #000000"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7"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8"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9" style:family="table-cell" style:parent-style-name="Default">
      <style:table-cell-properties fo:border-bottom="none" fo:background-color="#daeef3"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0" style:family="table-cell" style:parent-style-name="Default">
      <style:table-cell-properties fo:border-bottom="1.76pt solid #000000" fo:background-color="#daeef3"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1"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2" style:family="table-cell" style:parent-style-name="Default">
      <style:table-cell-properties fo:border-bottom="none"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3"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4" style:family="table-cell" style:parent-style-name="Default">
      <style:table-cell-properties fo:border-bottom="1.76pt solid #000000"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5" style:family="table-cell" style:parent-style-name="Default">
      <style:table-cell-properties fo:border-bottom="none"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Default">
      <style:table-cell-properties fo:border-bottom="1.76pt solid #000000"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7" style:family="table-cell" style:parent-style-name="Default">
      <style:table-cell-properties fo:border-bottom="none" fo:background-color="#daeef3"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8" style:family="table-cell" style:parent-style-name="Default">
      <style:table-cell-properties fo:border-bottom="none"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4.66mm" style:writing-mode="page"/>
      <style:text-properties fo:color="#0000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9"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4.66mm" style:writing-mode="page"/>
      <style:text-properties fo:color="#0000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0" style:family="table-cell" style:parent-style-name="Default">
      <style:table-cell-properties fo:border-bottom="1.76pt solid #000000"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4.66mm" style:writing-mode="page"/>
      <style:text-properties fo:color="#0000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1" style:family="table-cell" style:parent-style-name="Default">
      <style:table-cell-properties fo:border-bottom="none"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2"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3" style:family="table-cell" style:parent-style-name="Default">
      <style:table-cell-properties fo:border-bottom="1.76pt solid #000000" fo:background-color="#daeef3"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7" style:family="table-cell" style:parent-style-name="Default">
      <style:table-cell-properties fo:border-bottom="1.76pt solid #000000" fo:background-color="#deebf7" style:diagonal-bl-tr="none" style:diagonal-tl-br="none" style:text-align-source="fix" style:repeat-content="false" fo:wrap-option="no-wrap" fo:border-left="1.76pt solid #000000" style:direction="ltr" fo:border-right="0.74pt solid #000000" style:rotation-angle="90" style:rotation-align="bottom"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33" style:family="table-cell" style:parent-style-name="Default">
      <style:table-cell-properties fo:border-bottom="0.74pt solid #000000" fo:background-color="#daeef3"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4" style:family="table-cell" style:parent-style-name="Default">
      <style:table-cell-properties fo:border-bottom="0.74pt solid #000000" fo:background-color="#ffff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5"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1" style:family="table-cell" style:parent-style-name="Default">
      <style:table-cell-properties fo:border-bottom="0.74pt solid #000000" fo:background-color="#ffff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2" style:family="table-cell" style:parent-style-name="Default">
      <style:table-cell-properties fo:border-bottom="0.74pt solid #000000" fo:background-color="#dbeef4" style:diagonal-bl-tr="none" style:diagonal-tl-br="none" fo:border-left="1.76pt solid #000000" fo:border-right="0.74pt solid #000000" style:rotation-align="none" fo:border-top="0.74pt solid #000000"/>
    </style:style>
    <style:style style:name="ce433"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9" style:family="table-cell" style:parent-style-name="Default">
      <style:table-cell-properties fo:border-bottom="none" fo:background-color="#daeef3"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6" style:family="table-cell" style:parent-style-name="Default">
      <style:table-cell-properties fo:border-bottom="1.76pt solid #000000" fo:background-color="#deebf7" style:diagonal-bl-tr="none" style:diagonal-tl-br="none" style:text-align-source="fix" style:repeat-content="false" fo:wrap-option="wrap" fo:border-left="0.74pt solid #000000" style:direction="ltr" fo:border-right="0.74pt solid #000000" style:rotation-angle="90" style:rotation-align="bottom"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2" style:family="table-cell" style:parent-style-name="Default">
      <style:table-cell-properties fo:background-color="#b7dee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8" style:family="table-cell" style:parent-style-name="Default">
      <style:table-cell-properties fo:background-color="#dbeef4" style:diagonal-bl-tr="none" style:diagonal-tl-br="none" fo:border="0.74pt solid #000000" style:rotation-align="none"/>
    </style:style>
    <style:style style:name="ce439" style:family="table-cell" style:parent-style-name="Default">
      <style:table-cell-properties fo:border-bottom="1.76pt solid #000000" fo:background-color="#b7dee8"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5" style:family="table-cell" style:parent-style-name="Default">
      <style:table-cell-properties fo:background-color="#fcd5b5"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1"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3" style:family="table-cell" style:parent-style-name="Default">
      <style:table-cell-properties fo:border-bottom="1.76pt solid #000000" fo:background-color="#deebf7" style:diagonal-bl-tr="none" style:diagonal-tl-br="none" style:text-align-source="fix" style:repeat-content="false" fo:wrap-option="wrap" fo:border-left="0.74pt solid #000000" style:direction="ltr" fo:border-right="1.76pt solid #000000" style:rotation-angle="90" style:rotation-align="bottom"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0" style:family="table-cell" style:parent-style-name="Default">
      <style:table-cell-properties fo:border-bottom="0.74pt solid #000000" fo:background-color="#d7e4bd"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6" style:family="table-cell" style:parent-style-name="Default">
      <style:table-cell-properties fo:border-bottom="0.74pt solid #000000" fo:background-color="#dbeef4" style:diagonal-bl-tr="none" style:diagonal-tl-br="none" fo:border-left="0.74pt solid #000000" fo:border-right="1.76pt solid #000000" style:rotation-align="none" fo:border-top="0.74pt solid #000000"/>
    </style:style>
    <style:style style:name="ce447"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8" style:family="table-cell" style:parent-style-name="Default">
      <style:table-cell-properties fo:background-color="#d7e4b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9"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6pt" fo:font-style="normal" fo:text-shadow="none" style:text-underline-style="none" fo:font-weight="bold" style:font-size-asian="6pt" style:font-style-asian="normal" style:font-weight-asian="bold" style:font-size-complex="6pt" style:font-style-complex="normal" style:font-weight-complex="bold"/>
    </style:style>
    <style:style style:name="ce450" style:family="table-cell" style:parent-style-name="Default">
      <style:table-cell-properties fo:background-color="#92d050" style:diagonal-bl-tr="none" style:diagonal-tl-br="none" style:text-align-source="value-type" style:repeat-content="false" fo:wrap-option="wrap" fo:border="none" style:direction="ltr" style:rotation-angle="9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1" style:family="table-cell" style:parent-style-name="Default">
      <style:table-cell-properties fo:border-bottom="0.74pt solid #000000" fo:background-color="#92d050" style:diagonal-bl-tr="none" style:diagonal-tl-br="none" style:text-align-source="value-type" style:repeat-content="false" fo:wrap-option="wrap" fo:border-left="none" style:direction="ltr" fo:border-right="none" style:rotation-angle="90" style:rotation-align="bottom"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2" style:family="table-cell" style:parent-style-name="Default">
      <style:table-cell-properties fo:background-color="#daeef3"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4"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5"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7" style:family="table-cell" style:parent-style-name="Default">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map style:condition="cell-content()=&quot;P&quot;" style:apply-style-name="ConditionalStyle_5f_1" style:base-cell-address="Progression_Cycle4.I2"/>
    </style:style>
    <style:style style:name="ce458" style:family="table-cell" style:parent-style-name="Default">
      <style:table-cell-properties fo:background-color="#fff2cc" style:diagonal-bl-tr="none" style:diagonal-tl-br="none" style:text-align-source="fix" style:repeat-content="false" fo:wrap-option="wrap" fo:border="0.74pt solid #000000" style:direction="ltr" style:rotation-angle="90" style:rotation-align="bottom"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5" style:family="table-cell" style:parent-style-name="Default">
      <style:table-cell-properties fo:background-color="#ffff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1" style:family="table-cell" style:parent-style-name="Default">
      <style:table-cell-properties fo:border-bottom="0.74pt solid #000000" fo:background-color="#ffff00" style:cell-protect="none"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2" style:family="table-cell" style:parent-style-name="Default" style:data-style-name="N115">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63" style:family="table-cell" style:parent-style-name="Default" style:data-style-name="N115">
      <style:table-cell-properties fo:border-bottom="0.74pt solid #000000" fo:background-color="#dbeef4"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64" style:family="table-cell" style:parent-style-name="Default">
      <style:table-cell-properties fo:border-bottom="0.74pt solid #000000" fo:background-color="#ffff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70" style:family="table-cell" style:parent-style-name="Default">
      <style:table-cell-properties fo:border-bottom="0.74pt solid #000000" fo:background-color="#fdeada"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2" style:family="table-cell" style:parent-style-name="Default">
      <style:table-cell-properties fo:border-bottom="0.74pt solid #000000" fo:background-color="#ebf1d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7030a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9" style:family="table-cell" style:parent-style-name="Default">
      <style:table-cell-properties fo:border-bottom="0.74pt solid #000000" fo:background-color="#ffff00" style:cell-protect="none"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1" style:family="table-cell" style:parent-style-name="Default">
      <style:table-cell-properties fo:background-color="#ffffff" style:rotation-align="none"/>
    </style:style>
    <style:style style:name="ce47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78" style:family="table-cell" style:parent-style-name="Default">
      <style:table-cell-properties fo:border-bottom="1.76pt solid #000000" fo:background-color="#92d050" style:cell-protect="none"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5" style:family="table-cell" style:parent-style-name="Default">
      <style:table-cell-properties fo:border-bottom="none" fo:background-color="#b7dee8"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6" style:family="table-cell" style:parent-style-name="Default">
      <style:table-cell-properties fo:border-bottom="none" fo:background-color="#b7dee8"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7" style:family="table-cell" style:parent-style-name="Default" style:data-style-name="N115">
      <style:table-cell-properties fo:border-bottom="0.74pt solid #000000" fo:background-color="#b7dee8"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8" style:family="table-cell" style:parent-style-name="Default">
      <style:table-cell-properties fo:border-bottom="0.74pt solid #000000" fo:background-color="#b7dee8"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style>
    <style:style style:name="ce529" style:family="table-cell" style:parent-style-name="Default">
      <style:table-cell-properties fo:border-bottom="0.74pt solid #000000" fo:background-color="#b7dee8"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0" style:family="table-cell" style:parent-style-name="Default">
      <style:table-cell-properties fo:border-bottom="none" style:cell-protect="none"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5" style:family="table-cell" style:parent-style-name="Default">
      <style:table-cell-properties fo:border-bottom="0.74pt solid #000000" style:cell-protect="none"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2" style:family="table-cell" style:parent-style-name="Default">
      <style:table-cell-properties fo:border-bottom="none" style:cell-protect="none" style:print-content="tru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7" style:family="table-cell" style:parent-style-name="Default">
      <style:table-cell-properties fo:border-bottom="1.76pt solid #000000" style:cell-protect="none"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4" style:family="table-cell" style:parent-style-name="Default">
      <style:table-cell-properties fo:border-bottom="none" style:cell-protect="none"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5" style:family="table-cell" style:parent-style-name="Default">
      <style:table-cell-properties fo:border-bottom="1.76pt solid #000000" style:cell-protect="none" style:print-content="tru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6"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2"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38" style:family="table-cell" style:parent-style-name="Default">
      <style:table-cell-properties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9" style:family="table-cell" style:parent-style-name="Default">
      <style:table-cell-properties fo:border-bottom="0.74pt solid #000000" style:cell-protect="none" style:print-content="true"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0"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1"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2" style:family="table-cell" style:parent-style-name="Default">
      <style:table-cell-properties fo:border-bottom="1.76pt solid #000000" fo:background-color="#dbeef4"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3" style:family="table-cell" style:parent-style-name="Default">
      <style:table-cell-properties fo:background-color="#b7dee8"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0"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5" style:family="table-cell" style:parent-style-name="Default" style:data-style-name="N115">
      <style:table-cell-properties fo:border-bottom="0.74pt solid #000000" fo:background-color="#dbeef4"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6" style:family="table-cell" style:parent-style-name="Default">
      <style:table-cell-properties fo:border-bottom="0.74pt solid #000000" fo:background-color="#dbeef4"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style>
    <style:style style:name="ce547"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8" style:family="table-cell" style:parent-style-name="Default">
      <style:table-cell-properties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9" style:family="table-cell" style:parent-style-name="Default">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550" style:family="table-cell" style:parent-style-name="Default">
      <style:table-cell-properties fo:border-bottom="none"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1" style:family="table-cell" style:parent-style-name="Default">
      <style:table-cell-properties fo:border-bottom="1.76pt solid #000000"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2" style:family="table-cell" style:parent-style-name="Default">
      <style:table-cell-properties style:cell-protect="none"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1"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53" style:family="table-cell" style:parent-style-name="Default">
      <style:table-cell-properties style:cell-protect="none" style:print-content="true" style:rotation-align="none"/>
    </style:style>
    <style:style style:name="ce554" style:family="table-cell" style:parent-style-name="Default">
      <style:table-cell-properties fo:border-bottom="none" fo:background-color="#b7dee8" style:diagonal-bl-tr="none" style:diagonal-tl-br="none" fo:border-left="none" fo:border-right="none" style:rotation-align="none" fo:border-top="1.76pt solid #000000"/>
    </style:style>
    <style:style style:name="ce555" style:family="table-cell" style:parent-style-name="Default">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6"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67"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8" style:family="table-cell" style:parent-style-name="Default" style:data-style-name="N115">
      <style:table-cell-properties fo:background-color="#b7dee8"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9" style:family="table-cell" style:parent-style-name="Default" style:data-style-name="N115">
      <style:table-cell-properties fo:border-bottom="0.74pt solid #000000" fo:background-color="#dbeef4"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0"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1" style:family="table-cell" style:parent-style-name="Default">
      <style:table-cell-properties fo:border-bottom="1.76pt solid #000000" style:cell-protect="none" style:print-content="true" style:diagonal-bl-tr="none" style:diagonal-tl-br="none" fo:border-left="none" fo:border-right="none" style:rotation-align="none" fo:border-top="none"/>
    </style:style>
    <style:style style:name="ce562" style:family="table-cell" style:parent-style-name="Default">
      <style:table-cell-properties style:cell-protect="none" style:print-content="true" style:diagonal-bl-tr="none" style:diagonal-tl-br="none" fo:border="none" style:rotation-align="none"/>
    </style:style>
    <style:style style:name="ce563" style:family="table-cell" style:parent-style-name="Default">
      <style:table-cell-properties fo:border-bottom="none" fo:background-color="#b7dee8"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4" style:family="table-cell" style:parent-style-name="Default">
      <style:table-cell-properties fo:border-bottom="none" fo:background-color="#b7dee8"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5" style:family="table-cell" style:parent-style-name="Default">
      <style:table-cell-properties fo:border-bottom="0.74pt solid #000000" fo:background-color="#b7dee8"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6" style:family="table-cell" style:parent-style-name="Default">
      <style:table-cell-properties fo:border-bottom="none" style:cell-protect="none" style:print-content="true" style:diagonal-bl-tr="none" style:diagonal-tl-br="none" fo:border-left="none" fo:border-right="none" style:rotation-align="none" fo:border-top="1.76pt solid #000000"/>
    </style:style>
    <style:style style:name="ce567" style:family="table-cell" style:parent-style-name="Default">
      <style:table-cell-properties fo:border-bottom="none"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8" style:family="table-cell" style:parent-style-name="Default">
      <style:table-cell-properties fo:border-bottom="1.76pt solid #000000"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9" style:family="table-cell" style:parent-style-name="Default">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0" style:family="table-cell" style:parent-style-name="Default">
      <style:table-cell-properties fo:background-color="#b7dee8"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1"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2"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3" style:family="table-cell" style:parent-style-name="Default">
      <style:table-cell-properties fo:border-bottom="none" style:cell-protect="none" style:print-content="true"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4" style:family="table-cell" style:parent-style-name="Default">
      <style:table-cell-properties style:cell-protect="none"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5"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7" style:family="table-cell" style:parent-style-name="Default">
      <style:table-cell-properties fo:border-bottom="0.74pt solid #000000"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7" style:family="table-cell" style:parent-style-name="Default">
      <style:table-cell-properties fo:border-bottom="none" fo:background-color="#b7dee8" style:diagonal-bl-tr="none" style:diagonal-tl-br="none" fo:border-left="none" fo:border-right="1.76pt solid #000000" style:rotation-align="none" fo:border-top="1.76pt solid #000000"/>
    </style:style>
    <style:style style:name="ce578" style:family="table-cell" style:parent-style-name="Default">
      <style:table-cell-properties fo:border-bottom="none" style:cell-protect="none" style:print-content="true" style:diagonal-bl-tr="none" style:diagonal-tl-br="none" fo:border-left="none" fo:border-right="1.76pt solid #000000" style:rotation-align="none" fo:border-top="1.76pt solid #000000"/>
    </style:style>
    <style:style style:name="ce579" style:family="table-cell" style:parent-style-name="Default">
      <style:table-cell-properties fo:border-bottom="none" style:cell-protect="none" style:print-content="true" style:diagonal-bl-tr="none" style:diagonal-tl-br="none" fo:border-left="none" fo:border-right="1.76pt solid #000000" style:rotation-align="none" fo:border-top="none"/>
    </style:style>
    <style:style style:name="ce580" style:family="table-cell" style:parent-style-name="Default">
      <style:table-cell-properties fo:border-bottom="none" style:cell-protect="none"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1" style:family="table-cell" style:parent-style-name="Default">
      <style:table-cell-properties fo:border-bottom="1.76pt solid #000000" style:cell-protect="none"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6" style:family="table-cell" style:parent-style-name="Default">
      <style:table-cell-properties fo:border-bottom="0.74pt solid #000000"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2" style:family="table-cell" style:parent-style-name="Default">
      <style:table-cell-properties fo:border-bottom="none" fo:background-color="#b7dee8"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3" style:family="table-cell" style:parent-style-name="Default">
      <style:table-cell-properties fo:border-bottom="1.76pt solid #000000" fo:background-color="#dbeef4"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Default">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6" style:family="table-cell" style:parent-style-name="Default">
      <style:table-cell-properties fo:border-bottom="1.76pt solid #000000" style:cell-protect="none" style:print-content="tru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7" style:family="table-cell" style:parent-style-name="Default">
      <style:table-cell-properties fo:border-bottom="none" fo:background-color="#b7dee8"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8" style:family="table-cell" style:parent-style-name="Default">
      <style:table-cell-properties fo:border-bottom="1.76pt solid #000000" fo:background-color="#dbeef4"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9" style:family="table-cell" style:parent-style-name="Default">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0" style:family="table-cell" style:parent-style-name="Default">
      <style:table-cell-properties fo:border-bottom="none" fo:background-color="#b7dee8"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1" style:family="table-cell" style:parent-style-name="Default">
      <style:table-cell-properties fo:border-bottom="none" fo:background-color="#dbeef4"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02" style:family="table-cell" style:parent-style-name="Default">
      <style:table-cell-properties fo:border-bottom="0.74pt solid #000000" fo:background-color="#dbeef4"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03" style:family="table-cell" style:parent-style-name="Default">
      <style:table-cell-properties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4" style:family="table-cell" style:parent-style-name="Default">
      <style:table-cell-properties fo:border-bottom="1.76pt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5" style:family="table-cell" style:parent-style-name="Default">
      <style:table-cell-properties fo:border-bottom="none"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6" style:family="table-cell" style:parent-style-name="Default">
      <style:table-cell-properties fo:border-bottom="1.76pt solid #000000"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7" style:family="table-cell" style:parent-style-name="Default">
      <style:table-cell-properties fo:border-bottom="none" fo:background-color="#b7dee8"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8" style:family="table-cell" style:parent-style-name="Default">
      <style:table-cell-properties fo:border-bottom="1.76pt solid #000000" fo:background-color="#dbeef4"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9" style:family="table-cell" style:parent-style-name="Default">
      <style:table-cell-properties fo:border-bottom="none" fo:background-color="#b7dee8"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0" style:family="table-cell" style:parent-style-name="Default">
      <style:table-cell-properties fo:border-bottom="none" style:cell-protect="none"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1" style:family="table-cell" style:parent-style-name="Default">
      <style:table-cell-properties fo:border-bottom="none" style:cell-protect="none"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3" style:family="table-cell" style:parent-style-name="Excel_20_Built-in_20_Explanatory_20_Text">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604" style:family="table-cell" style:parent-style-name="Excel_20_Built-in_20_Explanatory_20_Text">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2" style:family="table-cell" style:parent-style-name="Default">
      <style:table-cell-properties fo:border-bottom="1.76pt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3" style:family="table-cell" style:parent-style-name="Default">
      <style:table-cell-properties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7" style:family="table-cell" style:parent-style-name="Excel_20_Built-in_20_Explanatory_20_Text">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5" style:family="table-cell" style:parent-style-name="Excel_20_Built-in_20_Explanatory_20_Text">
      <style:table-cell-properties fo:border-bottom="1.76pt solid #000000"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9" style:family="table-cell" style:parent-style-name="Default">
      <style:table-cell-properties fo:border-bottom="none"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0" style:family="table-cell" style:parent-style-name="Default">
      <style:table-cell-properties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1" style:family="table-cell" style:parent-style-name="Default">
      <style:table-cell-properties fo:border-bottom="none"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2" style:family="table-cell" style:parent-style-name="Default">
      <style:table-cell-properties fo:border-bottom="0.74pt solid #000000"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3" style:family="table-cell" style:parent-style-name="Default">
      <style:table-cell-properties fo:border-bottom="0.74pt solid #000000" style:cell-protect="none"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4" style:family="table-cell" style:parent-style-name="Default">
      <style:table-cell-properties fo:border-bottom="1.76pt solid #000000" style:cell-protect="none"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5" style:family="table-cell" style:parent-style-name="Default">
      <style:table-cell-properties fo:border-bottom="0.74pt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6" style:family="table-cell" style:parent-style-name="Excel_20_Built-in_20_Normal">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617" style:family="table-cell" style:parent-style-name="Default">
      <style:table-cell-properties fo:border-bottom="0.74pt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8"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9" style:family="table-cell" style:parent-style-name="Default">
      <style:table-cell-properties fo:border-bottom="0.74pt solid #000000"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0" style:family="table-cell" style:parent-style-name="Excel_20_Built-in_20_Normal">
      <style:table-cell-properties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1" style:family="table-cell" style:parent-style-name="Default">
      <style:table-cell-properties fo:border-bottom="0.74pt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2" style:family="table-cell" style:parent-style-name="Default">
      <style:table-cell-properties fo:border-bottom="0.74pt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3" style:family="table-cell" style:parent-style-name="Default">
      <style:table-cell-properties fo:border-bottom="none"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4" style:family="table-cell" style:parent-style-name="Default">
      <style:table-cell-properties fo:border-bottom="0.74pt solid #000000"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6" style:family="table-cell" style:parent-style-name="Default">
      <style:table-cell-properties fo:border-bottom="1.76pt solid #000000"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5" style:family="table-cell" style:parent-style-name="Default">
      <style:table-cell-properties fo:border-bottom="1.76pt solid #000000" style:cell-protect="none" style:print-content="true" style:diagonal-bl-tr="none" style:diagonal-tl-br="none" style:text-align-source="fix" style:repeat-content="false" fo:background-color="transparent"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6" style:family="table-cell" style:parent-style-name="Default">
      <style:table-cell-properties fo:border-bottom="1.76pt solid #000000" style:cell-protect="none" style:print-content="true" style:diagonal-bl-tr="none" style:diagonal-tl-br="none" style:text-align-source="fix" style:repeat-content="false" fo:background-color="transparent"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7" style:family="table-cell" style:parent-style-name="Default">
      <style:table-cell-properties fo:border-bottom="none" style:cell-protect="none"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8" style:family="table-cell" style:parent-style-name="Default">
      <style:table-cell-properties fo:border-bottom="1.76pt solid #000000" style:cell-protect="none"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9" style:family="table-cell" style:parent-style-name="Excel_20_Built-in_20_Normal">
      <style:table-cell-properties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9" style:family="table-cell" style:parent-style-name="Excel_20_Built-in_20_Normal">
      <style:table-cell-properties fo:border-bottom="1.76pt solid #000000" style:cell-protect="none"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1" style:family="table-cell" style:parent-style-name="Excel_20_Built-in_20_Normal">
      <style:table-cell-properties fo:border-bottom="1.76pt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5" style:family="table-cell" style:parent-style-name="Default">
      <style:table-cell-properties fo:border-bottom="1.76pt solid #000000" style:cell-protect="none"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2" style:family="table-cell" style:parent-style-name="Default">
      <style:table-cell-properties fo:border-bottom="none"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1"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33" style:family="table-cell" style:parent-style-name="Default">
      <style:table-cell-properties fo:border-bottom="1.76pt solid #000000" style:cell-protect="none"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text-position="super 58%"/>
    </style:style>
    <style:style style:name="T3" style:family="text">
      <style:text-properties style:text-position="super 58%"/>
    </style:style>
    <style:style style:name="T4"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5" style:family="text">
      <style:text-properties fo:color="#000000" style:font-name="Calibri"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normal" style:font-style-asian="normal" style:font-style-complex="normal"/>
    </style:style>
    <style:style style:name="T6" style:family="text">
      <style:text-properties fo:color="#000000" style:font-name="Calibri"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italic" style:font-style-asian="italic" style:font-style-complex="italic"/>
    </style:style>
    <style:style style:name="T7"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8"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9"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10" style:family="text">
      <style:text-properties fo:color="#000000" style:font-name="Arial" fo:font-size="11pt" style:text-underline-style="none" style:text-underline-color="font-color" style:text-line-through-type="none" fo:font-style="normal" style:text-outline="false" fo:text-shadow="none" style:font-name-complex="Arial" style:font-size-asian="11pt" style:font-size-complex="11pt" style:font-style-asian="normal" style:font-style-complex="normal" fo:font-weight="bold" style:font-weight-asian="bold" style:font-weight-complex="bold" style:text-position="33% 58%"/>
    </style:style>
    <style:style style:name="T11" style:family="text">
      <style:text-properties fo:color="#000000" style:font-name="Arial" fo:font-size="11pt" style:text-underline-style="none" style:text-underline-color="font-color" style:text-line-through-type="none" fo:font-style="normal" style:text-outline="false" fo:text-shadow="none" style:font-name-complex="Arial" style:font-size-asian="11pt" style:font-size-complex="11pt" style:font-style-asian="normal" style:font-style-complex="normal" fo:font-weight="bold" style:font-weight-asian="bold" style:font-weight-complex="bold" style:text-position="0% 100%"/>
    </style:style>
    <style:style style:name="T12" style:family="text">
      <style:text-properties fo:color="#00000a" style:font-name="Calibri" fo:font-size="8.10000038146973pt" fo:font-weight="normal" style:text-underline-style="none" style:text-underline-color="font-color" style:text-line-through-type="none" fo:font-style="normal" style:text-outline="false" fo:text-shadow="none" style:text-position="0% 100%" style:font-size-asian="8.10000038146973pt" style:font-size-complex="8.10000038146973pt" style:font-weight-asian="normal" style:font-weight-complex="normal" style:font-style-asian="normal" style:font-style-complex="normal"/>
    </style:style>
    <style:style style:name="T13" style:family="text">
      <style:text-properties fo:color="#00000a" style:font-name="Calibri"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0pt" style:font-size-asian="10pt" style:font-size-complex="10pt"/>
    </style:style>
    <style:style style:name="T14" style:family="text">
      <style:text-properties fo:color="#000000" style:font-name="Calibri" fo:font-size="9pt" fo:font-weight="normal" style:text-underline-style="none" style:text-underline-color="font-color" style:text-line-through-type="none" fo:font-style="normal" style:text-outline="false" fo:text-shadow="none" style:text-position="0% 100%" style:font-size-asian="9pt" style:font-size-complex="9pt" style:font-weight-asian="normal" style:font-weight-complex="normal" style:font-style-asian="normal" style:font-style-complex="normal"/>
    </style:style>
    <style:style style:name="T15" style:family="text">
      <style:text-properties fo:color="#000000" style:font-name="Calibri"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0pt" style:font-size-asian="10pt" style:font-size-complex="10pt"/>
    </style:style>
    <style:style style:name="T16" style:family="text">
      <style:text-properties fo:color="#000000" style:font-name="Calibri" fo:font-size="10pt" fo:font-weight="normal" style:text-underline-style="none" style:text-underline-color="font-color" style:text-line-through-type="none" fo:font-style="normal" style:text-outline="false" fo:text-shadow="none" style:text-position="33% 58%" style:font-size-asian="10pt" style:font-size-complex="10pt" style:font-weight-asian="normal" style:font-weight-complex="normal" style:font-style-asian="normal" style:font-style-complex="normal"/>
    </style:style>
    <style:style style:name="T17" style:family="text">
      <style:text-properties fo:color="#000000" style:font-name="Calibri"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text-position="0% 100%"/>
    </style:style>
    <style:style style:name="T18" style:family="text">
      <style:text-properties fo:color="#000000" style:font-name="Calibri"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text-position="33% 58%"/>
    </style:style>
    <style:style style:name="T19" style:family="text">
      <style:text-properties fo:color="#000000" style:font-name="Calibri"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text-position="0% 100%"/>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base-cell-address="Progression_Cycle4.D4">
          <table:help-message table:title="Design, innovation et créativité" table:display="true">
            <text:p>Imaginer, synthétiser et formaliser une procédure, un protocole.</text:p>
          </table:help-message>
          <table:error-message table:message-type="stop" table:display="true"/>
        </table:content-validation>
        <table:content-validation table:name="val2" table:base-cell-address="Progression_Cycle4.D6">
          <table:help-message table:title="Design, innovation et créativité" table:display="true">
            <text:p>Imaginer des solutions pour produire des objets et des éléments de programmes informatiques en réponse au besoin.</text:p>
          </table:help-message>
          <table:error-message table:message-type="stop" table:display="true"/>
        </table:content-validation>
        <table:content-validation table:name="val3" table:base-cell-address="Progression_Cycle4.D7">
          <table:help-message table:title="Design, innovation et créativité" table:display="true">
            <text:p>Participer à l’organisation de projets, la définition des rôles, la planification (se projeter et anticiper) et aux revues de projet.</text:p>
          </table:help-message>
          <table:error-message table:message-type="stop" table:display="true"/>
        </table:content-validation>
        <table:content-validation table:name="val4" table:base-cell-address="Progression_Cycle4.D9">
          <table:help-message table:title="Design, création et innovation" table:display="true">
            <text:p>Identifier un besoin (biens matériels ou services) et énoncer un problème technique. </text:p>
            <text:p>Identifier les conditions, contraintes (normes, réglementats) et ressources correspondantes, qualifier simplement les performances d'un OT existant ou à créer.</text:p>
          </table:help-message>
          <table:error-message table:message-type="stop" table:display="true"/>
        </table:content-validation>
        <table:content-validation table:name="val5" table:base-cell-address="Progression_Cycle4.D10">
          <table:help-message table:title="Design, création et innovation" table:display="true">
            <text:p>Identifier un besoin (biens matériels ou services) et énoncer un problème technique. </text:p>
            <text:p>Identifier les conditions, contraintes (normes, réglementats) et ressources correspondantes, qualifier simplement les performances d'un OT éxistant ou à créer.</text:p>
          </table:help-message>
          <table:error-message table:message-type="stop" table:display="true"/>
        </table:content-validation>
        <table:content-validation table:name="val6" table:base-cell-address="Progression_Cycle4.D11">
          <table:help-message table:title="OT, Changts  induits société" table:display="true"/>
          <table:error-message table:message-type="stop" table:display="true"/>
        </table:content-validation>
        <table:content-validation table:name="val7" table:base-cell-address="Progression_Cycle4.D12">
          <table:help-message table:title="Design, innovation et créativité" table:display="true">
            <text:p>Identifier les conditions, contraintes (normes et règlements) et ressources correspondantes, qualifier et quantifier simplement les performances d’un objet technique existant ou à créer.</text:p>
          </table:help-message>
          <table:error-message table:message-type="stop" table:display="true"/>
        </table:content-validation>
        <table:content-validation table:name="val8" table:base-cell-address="Progression_Cycle4.D15">
          <table:help-message table:title="Design, innovation et créativité" table:display="true">
            <text:p>Réaliser, de manière collaborative, le prototype d’un objet pour valider une solution</text:p>
          </table:help-message>
          <table:error-message table:message-type="stop" table:display="true"/>
        </table:content-validation>
        <table:content-validation table:name="val9" table:base-cell-address="Progression_Cycle4.D20">
          <table:help-message table:title="Design, innovation et créativité" table:display="true">
            <text:p>Présenter à l’oral et à l’aide de supports numériques multimédia des solutions techniques au moment des revues de projet.</text:p>
          </table:help-message>
          <table:error-message table:message-type="stop" table:display="true"/>
        </table:content-validation>
        <table:content-validation table:name="val10" table:base-cell-address="Progression_Cycle4.D26">
          <table:help-message table:title="Design, innovation et créativité" table:display="true">
            <text:p>Organiser, structurer et stocker des ressources numériques.</text:p>
          </table:help-message>
          <table:error-message table:message-type="stop" table:display="true"/>
        </table:content-validation>
        <table:content-validation table:name="val11" table:base-cell-address="Progression_Cycle4.E18">
          <table:help-message table:title="OT, Changts  induits société" table:display="true">
            <text:p>Exprimer sa pensée à l’aide d’outils de description adaptés : croquis, schémas, graphes, diagrammes, tableaux. </text:p>
          </table:help-message>
          <table:error-message table:message-type="stop" table:display="true"/>
        </table:content-validation>
        <table:content-validation table:name="val12" table:base-cell-address="Progression_Cycle4.E19">
          <table:help-message table:title="OT, Changts  induits société" table:display="true">
            <text:p>Lire, utiliser et produire, à l’aide d’outils de représentation numérique, des choix de solutions sous forme de dessins ou de schémas.</text:p>
          </table:help-message>
          <table:error-message table:message-type="stop" table:display="true"/>
        </table:content-validation>
        <table:content-validation table:name="val13" table:base-cell-address="Progression_Cycle4.E22">
          <table:help-message table:title="OT, Changts  induits société" table:display="true">
            <text:p>Élaborer un document qui synthétise ces comparaisons et ces commentaires.</text:p>
          </table:help-message>
          <table:error-message table:message-type="stop" table:display="true"/>
        </table:content-validation>
        <table:content-validation table:name="val14" table:base-cell-address="Progression_Cycle4.E31">
          <table:help-message table:title="OT, Changts  induits société" table:display="true">
            <text:p>Comparer et commenter les évolutions des objets en articulant différents points de vue : fonctionnel, structurel, environnemental, technique, scientifique, social, historique, économique.</text:p>
          </table:help-message>
          <table:error-message table:message-type="stop" table:display="true"/>
        </table:content-validation>
        <table:content-validation table:name="val15" table:base-cell-address="Progression_Cycle4.E32">
          <table:help-message table:title="OT, Changts  induits société" table:display="true">
            <text:p>Comparer et commenter les évolutions des objets et systèmes</text:p>
          </table:help-message>
          <table:error-message table:message-type="stop" table:display="true"/>
        </table:content-validation>
        <table:content-validation table:name="val16" table:base-cell-address="Progression_Cycle4.E33">
          <table:help-message table:title="OT, Changts  induits société" table:display="true">
            <text:p>Regrouper des objets en familles et lignées.</text:p>
          </table:help-message>
          <table:error-message table:message-type="stop" table:display="true"/>
        </table:content-validation>
        <table:content-validation table:name="val17" table:base-cell-address="Progression_Cycle4.F4">
          <table:help-message table:title="Modélisation simulation OT" table:display="true">
            <text:p>Respecter une procédure de travail garantissant un résultat en respectant les règles de sécurité et d’utilisation des outils mis à disposition.</text:p>
          </table:help-message>
          <table:error-message table:message-type="stop" table:display="true"/>
        </table:content-validation>
        <table:content-validation table:name="val18" table:base-cell-address="Progression_Cycle4.F5">
          <table:help-message table:title="Modélisation simulation OT" table:display="true">
            <text:p>Mesurer des grandeurs de manière directe ou indirecte. </text:p>
          </table:help-message>
          <table:error-message table:message-type="stop" table:display="true"/>
        </table:content-validation>
        <table:content-validation table:name="val19" table:base-cell-address="Progression_Cycle4.F11">
          <table:help-message table:title="Modélisation simulation OT" table:display="true">
            <text:p>Identifier le(s) matériau(x), les flux d’énergie et d’information sur un objet et décrire les transformations qui s’opèrent.</text:p>
          </table:help-message>
          <table:error-message table:message-type="stop" table:display="true"/>
        </table:content-validation>
        <table:content-validation table:name="val20" table:base-cell-address="Progression_Cycle4.F13">
          <table:help-message table:title="Modélisation simulation OT" table:display="true">
            <text:p>Associer des solutions techniques à des fonctions.</text:p>
          </table:help-message>
          <table:error-message table:message-type="stop" table:display="true"/>
        </table:content-validation>
        <table:content-validation table:name="val21" table:base-cell-address="Progression_Cycle4.F22">
          <table:help-message table:title="Modélisation simulation OT" table:display="true">
            <text:p>Décrire, en utilisant les outils et langages de descriptions adaptés, le fonctionnement, la structure et le comportement des objets.</text:p>
          </table:help-message>
          <table:error-message table:message-type="stop" table:display="true"/>
        </table:content-validation>
        <table:content-validation table:name="val22" table:base-cell-address="Progression_Cycle4.F25">
          <table:help-message table:title="Modélisation simulation OT" table:display="true">
            <text:p>Simuler numériquement la structure et/ou le comportement d’un objet. Interpréter le comportement de l’objet technique et le communiquer en argumentant.</text:p>
          </table:help-message>
          <table:error-message table:message-type="stop" table:display="true"/>
        </table:content-validation>
        <table:content-validation table:name="val23" table:base-cell-address="Progression_Cycle4.F41">
          <table:help-message table:title="Modélisation simulation OT" table:display="true">
            <text:p>Analyser le fonctionnement et la structure d’un objet, identifier les entrées et sorties.</text:p>
          </table:help-message>
          <table:error-message table:message-type="stop" table:display="true"/>
        </table:content-validation>
        <table:content-validation table:name="val24" table:base-cell-address="Progression_Cycle4.F42">
          <table:help-message table:title="Modélisation simulation OT" table:display="true">
            <text:p>Interpréter des résultats expérimentaux, en tirer une conclusion et la communiquer en argumentant.</text:p>
          </table:help-message>
          <table:error-message table:message-type="stop" table:display="true"/>
        </table:content-validation>
        <table:content-validation table:name="val25" table:base-cell-address="Progression_Cycle4.F43">
          <table:help-message table:title="Modélisation simulation OT" table:display="true">
            <text:p>Utiliser une modélisation pour comprendre, formaliser, partager, construire, investiguer, prouver.</text:p>
          </table:help-message>
          <table:error-message table:message-type="stop" table:display="true"/>
        </table:content-validation>
        <table:content-validation table:name="val26" table:base-cell-address="Progression_Cycle4.G16">
          <table:help-message table:title="Informatique et programmation" table:display="true">
            <text:p>Écrire, mettre au point (tester, corriger) et exécuter un programme commandant un système réel et vérifier le comportement attendu.</text:p>
          </table:help-message>
          <table:error-message table:message-type="stop" table:display="true"/>
        </table:content-validation>
        <table:content-validation table:name="val27" table:base-cell-address="Progression_Cycle4.G23">
          <table:help-message table:title="Informatique et programmation" table:display="true">
            <text:p>Écrire un programme dans lequel des actions sont déclenchées par des événements extérieurs.</text:p>
          </table:help-message>
          <table:error-message table:message-type="stop" table:display="true"/>
        </table:content-validation>
        <table:content-validation table:name="val28" table:base-cell-address="Progression_Cycle4.G45">
          <table:help-message table:title="Informatique et programmation" table:display="true">
            <text:p>Analyser le fonctionnement et la structure d’un objet</text:p>
          </table:help-message>
          <table:error-message table:message-type="stop" table:display="true"/>
        </table:content-validation>
        <table:content-validation table:name="val29" table:base-cell-address="Progression_Cycle4.G46">
          <table:help-message table:title="Informatique et programmation" table:display="true">
            <text:p>Analyser le comportement attendu d’un système réel et décomposer le problème posé en sous-problèmes afin de structurer un programme de commande.</text:p>
          </table:help-message>
          <table:error-message table:message-type="stop" table:display="true"/>
        </table:content-validation>
        <table:content-validation table:name="val30" table:base-cell-address="Progression_Cycle4.D16">
          <table:help-message table:title="Design, innovation et créativité" table:display="true">
            <text:p>identifier les conditions, contraintes (normes et règlements) et ressources correspondantes, qualifier et quantifier simplement les performances d’un objet technique existant ou à créer.</text:p>
          </table:help-message>
          <table:error-message table:message-type="stop" table:display="true"/>
        </table:content-validation>
        <table:content-validation table:name="val31" table:base-cell-address="Progression_Cycle4.E40">
          <table:help-message table:title="OT, Changts  induits société" table:display="true">
            <text:p/>
            <text:p/>
            <text:p>Comparer et commenter les évolutions des objets en articulant différents points de vue : fonctionnel, structurel, environnemental, technique, scientifique, social, historique, économique.</text:p>
          </table:help-message>
          <table:error-message table:message-type="stop" table:display="true"/>
        </table:content-validation>
        <table:content-validation table:name="val32" table:base-cell-address="Progression_Cycle4.F45">
          <table:help-message table:title="Modelisation simulation OT" table:display="true">
            <text:p>Utiliser une modélisation pour comprendre, formaliser, partager, construire, investiguer, prouver.</text:p>
          </table:help-message>
          <table:error-message table:message-type="stop" table:display="true"/>
        </table:content-validation>
      </table:content-validations>
      <table:table table:name="Contexte de l'enseignement" table:style-name="ta1">
        <office:forms form:automatic-focus="false" form:apply-design-mode="false"/>
        <table:table-column table:style-name="co1" table:default-cell-style-name="ce162"/>
        <table:table-column table:style-name="co2" table:default-cell-style-name="ce162"/>
        <table:table-column table:style-name="co3" table:default-cell-style-name="ce162"/>
        <table:table-column table:style-name="co4" table:default-cell-style-name="ce162"/>
        <table:table-column table:style-name="co1" table:number-columns-repeated="1020" table:default-cell-style-name="ce162"/>
        <table:table-row table:style-name="ro1">
          <table:table-cell table:style-name="ce157"/>
          <table:table-cell table:style-name="ce164" table:number-columns-repeated="7"/>
          <table:table-cell table:style-name="ce363"/>
          <table:table-cell table:number-columns-repeated="1015"/>
        </table:table-row>
        <table:table-row table:style-name="ro2">
          <table:table-cell table:style-name="ce158"/>
          <table:table-cell table:style-name="ce157"/>
          <table:table-cell table:style-name="ce164" table:number-columns-repeated="5"/>
          <table:table-cell table:style-name="ce363"/>
          <table:table-cell table:style-name="ce365"/>
          <table:table-cell table:number-columns-repeated="1015"/>
        </table:table-row>
        <table:table-row table:style-name="ro3">
          <table:table-cell table:style-name="ce158"/>
          <table:table-cell table:style-name="ce6" office:value-type="string" calcext:value-type="string" table:number-columns-spanned="7" table:number-rows-spanned="1">
            <text:p>Collège Sabine Zlatin Ville de Belley</text:p>
          </table:table-cell>
          <table:covered-table-cell table:number-columns-repeated="6" table:style-name="ce6"/>
          <table:table-cell table:style-name="ce365"/>
          <table:table-cell table:number-columns-repeated="1015"/>
        </table:table-row>
        <table:table-row table:style-name="ro2">
          <table:table-cell table:style-name="ce158" table:number-columns-repeated="2"/>
          <table:table-cell table:style-name="ce193" table:number-columns-repeated="5"/>
          <table:table-cell table:style-name="ce365" table:number-columns-repeated="2"/>
          <table:table-cell table:number-columns-repeated="1015"/>
        </table:table-row>
        <table:table-row table:style-name="ro4">
          <table:table-cell table:style-name="ce158"/>
          <table:table-cell table:style-name="ce180"/>
          <table:table-cell table:style-name="ce220" table:number-columns-repeated="2"/>
          <table:table-cell table:style-name="ce344" office:value-type="string" calcext:value-type="string">
            <text:p>TECHNOLOGIE</text:p>
          </table:table-cell>
          <table:table-cell table:style-name="ce220" table:number-columns-repeated="2"/>
          <table:table-cell table:style-name="ce368"/>
          <table:table-cell table:style-name="ce365"/>
          <table:table-cell table:number-columns-repeated="1015"/>
        </table:table-row>
        <table:table-row table:style-name="ro2">
          <table:table-cell table:style-name="ce158" table:number-columns-repeated="2"/>
          <table:table-cell table:style-name="ce193" table:number-columns-repeated="5"/>
          <table:table-cell table:style-name="ce365" table:number-columns-repeated="2"/>
          <table:table-cell table:number-columns-repeated="1015"/>
        </table:table-row>
        <table:table-row table:style-name="ro4">
          <table:table-cell table:style-name="ce158"/>
          <table:table-cell table:style-name="ce8" office:value-type="string" calcext:value-type="string" table:number-columns-spanned="7" table:number-rows-spanned="1">
            <text:p>PROGRESSION PÉDAGOGIQUE Cycle 4</text:p>
          </table:table-cell>
          <table:covered-table-cell table:number-columns-repeated="6" table:style-name="ce8"/>
          <table:table-cell table:style-name="ce365"/>
          <table:table-cell table:number-columns-repeated="1015"/>
        </table:table-row>
        <table:table-row table:style-name="ro2">
          <table:table-cell table:style-name="ce158" table:number-columns-repeated="2"/>
          <table:table-cell table:style-name="ce193" table:number-columns-repeated="5"/>
          <table:table-cell table:style-name="ce365" table:number-columns-repeated="2"/>
          <table:table-cell table:number-columns-repeated="1015"/>
        </table:table-row>
        <table:table-row table:style-name="ro2">
          <table:table-cell table:style-name="ce158" table:number-columns-repeated="2"/>
          <table:table-cell table:style-name="ce193"/>
          <table:table-cell table:style-name="ce26" office:value-type="string" calcext:value-type="string" table:number-columns-spanned="3" table:number-rows-spanned="1">
            <text:p>Années 2018 -2019</text:p>
          </table:table-cell>
          <table:covered-table-cell table:number-columns-repeated="2" table:style-name="ce26"/>
          <table:table-cell table:style-name="ce193"/>
          <table:table-cell table:style-name="ce365" table:number-columns-repeated="2"/>
          <table:table-cell table:number-columns-repeated="1015"/>
        </table:table-row>
        <table:table-row table:style-name="ro1">
          <table:table-cell table:style-name="ce158"/>
          <table:table-cell table:style-name="ce9" office:value-type="string" calcext:value-type="string" table:number-columns-spanned="7" table:number-rows-spanned="1">
            <text:p>Académie de Lyon</text:p>
          </table:table-cell>
          <table:covered-table-cell table:number-columns-repeated="6" table:style-name="ce9"/>
          <table:table-cell table:style-name="ce365"/>
          <table:table-cell table:number-columns-repeated="1015"/>
        </table:table-row>
        <table:table-row table:style-name="ro1">
          <table:table-cell table:style-name="ce158"/>
          <table:table-cell table:style-name="ce193" table:number-columns-repeated="7"/>
          <table:table-cell table:style-name="ce365"/>
          <table:table-cell table:number-columns-repeated="1015"/>
        </table:table-row>
        <table:table-row table:style-name="ro1">
          <table:table-cell table:style-name="ce158"/>
          <table:table-cell table:style-name="ce11" office:value-type="string" calcext:value-type="string" table:number-columns-spanned="7" table:number-rows-spanned="1">
            <text:p>Contexte de l'établissement</text:p>
          </table:table-cell>
          <table:covered-table-cell table:number-columns-repeated="6" table:style-name="ce11"/>
          <table:table-cell table:style-name="ce365"/>
          <table:table-cell table:number-columns-repeated="1015"/>
        </table:table-row>
        <table:table-row table:style-name="ro1">
          <table:table-cell table:style-name="ce158"/>
          <table:table-cell table:style-name="ce193" table:number-columns-repeated="7"/>
          <table:table-cell table:style-name="ce365"/>
          <table:table-cell table:number-columns-repeated="1015"/>
        </table:table-row>
        <table:table-row table:style-name="ro5">
          <table:table-cell table:style-name="ce158"/>
          <table:table-cell table:style-name="ce193"/>
          <table:table-cell table:style-name="ce157"/>
          <table:table-cell table:style-name="ce329" office:value-type="string" calcext:value-type="string">
            <text:p><text:span text:style-name="T1">6</text:span><text:span text:style-name="T2">e</text:span></text:p>
          </table:table-cell>
          <table:table-cell table:style-name="ce329" office:value-type="string" calcext:value-type="string">
            <text:p><text:span text:style-name="T1">5e</text:span></text:p>
          </table:table-cell>
          <table:table-cell table:style-name="ce329" office:value-type="string" calcext:value-type="string">
            <text:p><text:span text:style-name="T1">4e</text:span></text:p>
          </table:table-cell>
          <table:table-cell table:style-name="ce358" office:value-type="string" calcext:value-type="string">
            <text:p><text:span text:style-name="T1">3e</text:span></text:p>
          </table:table-cell>
          <table:table-cell table:style-name="ce193"/>
          <table:table-cell table:style-name="ce365"/>
          <table:table-cell table:number-columns-repeated="1015"/>
        </table:table-row>
        <table:table-row table:style-name="ro5">
          <table:table-cell table:style-name="ce158"/>
          <table:table-cell table:style-name="ce193"/>
          <table:table-cell table:style-name="ce225" office:value-type="string" calcext:value-type="string">
            <text:p>Nbre de groupes</text:p>
          </table:table-cell>
          <table:table-cell table:number-columns-repeated="3" table:style-name="ce330" office:value-type="float" office:value="10" calcext:value-type="float">
            <text:p>10</text:p>
          </table:table-cell>
          <table:table-cell table:style-name="ce360" office:value-type="float" office:value="9" calcext:value-type="float">
            <text:p>9</text:p>
          </table:table-cell>
          <table:table-cell table:style-name="ce193"/>
          <table:table-cell table:style-name="ce365"/>
          <table:table-cell table:number-columns-repeated="1015"/>
        </table:table-row>
        <table:table-row table:style-name="ro2">
          <table:table-cell table:style-name="ce158"/>
          <table:table-cell table:style-name="ce193"/>
          <table:table-cell table:style-name="ce228" office:value-type="string" calcext:value-type="string">
            <text:p>Segpa</text:p>
          </table:table-cell>
          <table:table-cell table:number-columns-repeated="3" table:style-name="ce330" office:value-type="float" office:value="1" calcext:value-type="float">
            <text:p>1</text:p>
          </table:table-cell>
          <table:table-cell table:style-name="ce361" office:value-type="float" office:value="1" calcext:value-type="float">
            <text:p>1</text:p>
          </table:table-cell>
          <table:table-cell table:style-name="ce193"/>
          <table:table-cell table:style-name="ce365"/>
          <table:table-cell table:number-columns-repeated="1015"/>
        </table:table-row>
        <table:table-row table:style-name="ro2">
          <table:table-cell table:style-name="ce158"/>
          <table:table-cell table:style-name="ce193"/>
          <table:table-cell table:style-name="ce228" office:value-type="string" calcext:value-type="string">
            <text:p>Prépa-pro</text:p>
          </table:table-cell>
          <table:table-cell table:style-name="ce29" table:number-columns-spanned="3" table:number-rows-spanned="1"/>
          <table:covered-table-cell table:number-columns-repeated="2" table:style-name="ce29"/>
          <table:table-cell table:style-name="ce361"/>
          <table:table-cell table:style-name="ce193"/>
          <table:table-cell table:style-name="ce365"/>
          <table:table-cell table:number-columns-repeated="1015"/>
        </table:table-row>
        <table:table-row table:style-name="ro1">
          <table:table-cell table:style-name="ce158"/>
          <table:table-cell table:style-name="ce193"/>
          <table:table-cell table:style-name="ce245" office:value-type="string" calcext:value-type="string">
            <text:p>REP (oui/non)</text:p>
          </table:table-cell>
          <table:table-cell table:style-name="ce336" office:value-type="string" calcext:value-type="string">
            <text:p>non</text:p>
          </table:table-cell>
          <table:table-cell table:style-name="ce39" table:number-columns-spanned="3" table:number-rows-spanned="1"/>
          <table:covered-table-cell table:number-columns-repeated="2" table:style-name="ce39"/>
          <table:table-cell table:style-name="ce193"/>
          <table:table-cell table:style-name="ce365"/>
          <table:table-cell table:number-columns-repeated="1015"/>
        </table:table-row>
        <table:table-row table:style-name="ro1">
          <table:table-cell table:style-name="ce158"/>
          <table:table-cell table:style-name="ce193" table:number-columns-repeated="7"/>
          <table:table-cell table:style-name="ce365"/>
          <table:table-cell table:number-columns-repeated="1015"/>
        </table:table-row>
        <table:table-row table:style-name="ro1">
          <table:table-cell table:style-name="ce158"/>
          <table:table-cell table:style-name="ce11" office:value-type="string" calcext:value-type="string" table:number-columns-spanned="7" table:number-rows-spanned="1">
            <text:p>Professeurs de technologie</text:p>
          </table:table-cell>
          <table:covered-table-cell table:number-columns-repeated="6" table:style-name="ce11"/>
          <table:table-cell table:style-name="ce365"/>
          <table:table-cell table:number-columns-repeated="1015"/>
        </table:table-row>
        <table:table-row table:style-name="ro1">
          <table:table-cell table:style-name="ce158"/>
          <table:table-cell table:style-name="ce193" table:number-columns-repeated="7"/>
          <table:table-cell table:style-name="ce365"/>
          <table:table-cell table:number-columns-repeated="1015"/>
        </table:table-row>
        <table:table-row table:style-name="ro1">
          <table:table-cell table:style-name="ce158"/>
          <table:table-cell table:style-name="ce193"/>
          <table:table-cell table:style-name="ce248" office:value-type="string" calcext:value-type="string">
            <text:p>Nom - Prénom</text:p>
          </table:table-cell>
          <table:table-cell table:style-name="ce31" office:value-type="string" calcext:value-type="string" table:number-columns-spanned="2" table:number-rows-spanned="1">
            <text:p>Antonelli Sylvain</text:p>
          </table:table-cell>
          <table:covered-table-cell table:style-name="ce31"/>
          <table:table-cell table:style-name="ce329" office:value-type="string" calcext:value-type="string">
            <text:p>Nb heures</text:p>
          </table:table-cell>
          <table:table-cell table:style-name="ce358" office:value-type="float" office:value="18" calcext:value-type="float">
            <text:p>18</text:p>
          </table:table-cell>
          <table:table-cell table:style-name="ce193"/>
          <table:table-cell table:style-name="ce365"/>
          <table:table-cell table:number-columns-repeated="1015"/>
        </table:table-row>
        <table:table-row table:style-name="ro2">
          <table:table-cell table:style-name="ce158"/>
          <table:table-cell table:style-name="ce193"/>
          <table:table-cell table:style-name="ce248" office:value-type="string" calcext:value-type="string">
            <text:p>Nom - Prénom</text:p>
          </table:table-cell>
          <table:table-cell table:style-name="ce32" office:value-type="string" calcext:value-type="string" table:number-columns-spanned="2" table:number-rows-spanned="1">
            <text:p>Blanc Caroline</text:p>
          </table:table-cell>
          <table:covered-table-cell table:style-name="ce32"/>
          <table:table-cell table:style-name="ce354" office:value-type="string" calcext:value-type="string">
            <text:p>Nb heures</text:p>
          </table:table-cell>
          <table:table-cell table:style-name="ce361" office:value-type="float" office:value="19.5" calcext:value-type="float">
            <text:p>19,5</text:p>
          </table:table-cell>
          <table:table-cell table:style-name="ce193"/>
          <table:table-cell table:style-name="ce365"/>
          <table:table-cell table:number-columns-repeated="1015"/>
        </table:table-row>
        <table:table-row table:style-name="ro5">
          <table:table-cell table:style-name="ce158"/>
          <table:table-cell table:style-name="ce193"/>
          <table:table-cell table:style-name="ce266" office:value-type="string" calcext:value-type="string">
            <text:p>Nom - Prénom</text:p>
          </table:table-cell>
          <table:table-cell table:style-name="ce33" office:value-type="string" calcext:value-type="string" table:number-columns-spanned="2" table:number-rows-spanned="1">
            <text:p>Mercier Hervé</text:p>
          </table:table-cell>
          <table:covered-table-cell table:style-name="ce33"/>
          <table:table-cell table:style-name="ce356" office:value-type="string" calcext:value-type="string">
            <text:p>Nb heures</text:p>
          </table:table-cell>
          <table:table-cell table:style-name="ce362" office:value-type="float" office:value="3" calcext:value-type="float">
            <text:p>3</text:p>
          </table:table-cell>
          <table:table-cell table:style-name="ce193"/>
          <table:table-cell table:style-name="ce365"/>
          <table:table-cell table:number-columns-repeated="1015"/>
        </table:table-row>
        <table:table-row table:style-name="ro5">
          <table:table-cell table:style-name="ce158"/>
          <table:table-cell table:style-name="ce193"/>
          <table:table-cell table:style-name="ce268" office:value-type="string" calcext:value-type="string">
            <text:p>Nom - Prénom</text:p>
          </table:table-cell>
          <table:table-cell table:style-name="ce340" office:value-type="string" calcext:value-type="string" table:number-columns-spanned="2" table:number-rows-spanned="1">
            <text:p>Turpin Christelle</text:p>
          </table:table-cell>
          <table:covered-table-cell table:style-name="ce346"/>
          <table:table-cell table:style-name="ce336" office:value-type="string" calcext:value-type="string">
            <text:p>Nb heures</text:p>
          </table:table-cell>
          <table:table-cell table:style-name="ce349" office:value-type="float" office:value="19.5" calcext:value-type="float">
            <text:p>19,5</text:p>
          </table:table-cell>
          <table:table-cell table:style-name="ce193"/>
          <table:table-cell table:style-name="ce365"/>
          <table:table-cell table:number-columns-repeated="1015"/>
        </table:table-row>
        <table:table-row table:style-name="ro1">
          <table:table-cell table:style-name="ce158"/>
          <table:table-cell table:style-name="ce193" table:number-columns-repeated="7"/>
          <table:table-cell table:style-name="ce365"/>
          <table:table-cell table:number-columns-repeated="1015"/>
        </table:table-row>
        <table:table-row table:style-name="ro2">
          <table:table-cell table:style-name="ce158"/>
          <table:table-cell table:style-name="ce193"/>
          <table:table-cell table:style-name="ce20" office:value-type="string" calcext:value-type="string" table:number-columns-spanned="2" table:number-rows-spanned="1">
            <text:p>Nb laboratoires</text:p>
          </table:table-cell>
          <table:covered-table-cell table:style-name="ce20"/>
          <table:table-cell table:style-name="ce347" office:value-type="float" office:value="3" calcext:value-type="float">
            <text:p>3</text:p>
          </table:table-cell>
          <table:table-cell table:style-name="ce357" table:number-columns-repeated="3"/>
          <table:table-cell table:style-name="ce365"/>
          <table:table-cell table:number-columns-repeated="1015"/>
        </table:table-row>
        <table:table-row table:style-name="ro1">
          <table:table-cell table:style-name="ce158"/>
          <table:table-cell table:style-name="ce193"/>
          <table:table-cell table:style-name="ce245" office:value-type="string" calcext:value-type="string">
            <text:p>Ilots </text:p>
          </table:table-cell>
          <table:table-cell table:style-name="ce336" office:value-type="string" calcext:value-type="string">
            <text:p>oui/non</text:p>
          </table:table-cell>
          <table:table-cell table:style-name="ce349" office:value-type="string" calcext:value-type="string">
            <text:p>oui</text:p>
          </table:table-cell>
          <table:table-cell table:style-name="ce193" table:number-columns-repeated="3"/>
          <table:table-cell table:style-name="ce365"/>
          <table:table-cell table:number-columns-repeated="1015"/>
        </table:table-row>
        <table:table-row table:style-name="ro5">
          <table:table-cell table:style-name="ce158"/>
          <table:table-cell table:style-name="ce193" table:number-columns-repeated="7"/>
          <table:table-cell table:style-name="ce365"/>
          <table:table-cell table:number-columns-repeated="1015"/>
        </table:table-row>
        <table:table-row table:style-name="ro1">
          <table:table-cell table:style-name="ce158"/>
          <table:table-cell table:style-name="ce11" office:value-type="string" calcext:value-type="string" table:number-columns-spanned="7" table:number-rows-spanned="1">
            <text:p>Axes du projet d'établissement visés par la discipline</text:p>
          </table:table-cell>
          <table:covered-table-cell table:number-columns-repeated="6" table:style-name="ce11"/>
          <table:table-cell table:style-name="ce365"/>
          <table:table-cell table:number-columns-repeated="1015"/>
        </table:table-row>
        <table:table-row table:style-name="ro1">
          <table:table-cell table:style-name="ce158"/>
          <table:table-cell table:style-name="ce193" table:number-columns-repeated="7"/>
          <table:table-cell table:style-name="ce365"/>
          <table:table-cell table:number-columns-repeated="1015"/>
        </table:table-row>
        <table:table-row table:style-name="ro2">
          <table:table-cell table:style-name="ce158"/>
          <table:table-cell table:style-name="ce193"/>
          <table:table-cell table:style-name="ce282" office:value-type="string" calcext:value-type="string">
            <text:p>Axe 1 </text:p>
          </table:table-cell>
          <table:table-cell table:style-name="ce35" table:number-columns-spanned="4" table:number-rows-spanned="1"/>
          <table:covered-table-cell table:number-columns-repeated="3" table:style-name="ce35"/>
          <table:table-cell table:style-name="ce193"/>
          <table:table-cell table:style-name="ce365"/>
          <table:table-cell table:number-columns-repeated="1015"/>
        </table:table-row>
        <table:table-row table:style-name="ro2">
          <table:table-cell table:style-name="ce158"/>
          <table:table-cell table:style-name="ce193"/>
          <table:table-cell table:style-name="ce289" office:value-type="string" calcext:value-type="string">
            <text:p>Axe 2</text:p>
          </table:table-cell>
          <table:table-cell table:style-name="ce36" table:number-columns-spanned="4" table:number-rows-spanned="1"/>
          <table:covered-table-cell table:number-columns-repeated="3" table:style-name="ce36"/>
          <table:table-cell table:style-name="ce193"/>
          <table:table-cell table:style-name="ce365"/>
          <table:table-cell table:number-columns-repeated="1015"/>
        </table:table-row>
        <table:table-row table:style-name="ro1">
          <table:table-cell table:style-name="ce158"/>
          <table:table-cell table:style-name="ce193"/>
          <table:table-cell table:style-name="ce324" office:value-type="string" calcext:value-type="string">
            <text:p>…</text:p>
          </table:table-cell>
          <table:table-cell table:style-name="ce37" table:number-columns-spanned="4" table:number-rows-spanned="1"/>
          <table:covered-table-cell table:number-columns-repeated="3" table:style-name="ce37"/>
          <table:table-cell table:style-name="ce193"/>
          <table:table-cell table:style-name="ce365"/>
          <table:table-cell table:number-columns-repeated="1015"/>
        </table:table-row>
        <table:table-row table:style-name="ro1">
          <table:table-cell table:style-name="ce158"/>
          <table:table-cell table:style-name="ce193" table:number-columns-repeated="7"/>
          <table:table-cell table:style-name="ce365"/>
          <table:table-cell table:number-columns-repeated="1015"/>
        </table:table-row>
        <table:table-row table:style-name="ro1">
          <table:table-cell table:style-name="ce158"/>
          <table:table-cell table:style-name="ce11" office:value-type="string" calcext:value-type="string" table:number-columns-spanned="7" table:number-rows-spanned="1">
            <text:p>Participation de la technologie aux enseignements pratiques interdisciplinaires </text:p>
          </table:table-cell>
          <table:covered-table-cell table:number-columns-repeated="6" table:style-name="ce11"/>
          <table:table-cell table:style-name="ce365"/>
          <table:table-cell table:number-columns-repeated="1015"/>
        </table:table-row>
        <table:table-row table:style-name="ro2">
          <table:table-cell table:style-name="ce158"/>
          <table:table-cell table:style-name="ce193" table:number-columns-repeated="7"/>
          <table:table-cell table:style-name="ce365"/>
          <table:table-cell table:number-columns-repeated="1015"/>
        </table:table-row>
        <table:table-row table:style-name="ro2">
          <table:table-cell table:style-name="ce158"/>
          <table:table-cell table:style-name="ce193"/>
          <table:table-cell table:style-name="ce24" office:value-type="string" calcext:value-type="string" table:number-columns-spanned="2" table:number-rows-spanned="1">
            <text:p>Thématiques</text:p>
          </table:table-cell>
          <table:covered-table-cell table:style-name="ce24"/>
          <table:table-cell table:style-name="ce43" office:value-type="string" calcext:value-type="string" table:number-columns-spanned="3" table:number-rows-spanned="1">
            <text:p>Programmation</text:p>
          </table:table-cell>
          <table:covered-table-cell table:number-columns-repeated="2" table:style-name="ce43"/>
          <table:table-cell table:style-name="ce193"/>
          <table:table-cell table:style-name="ce365"/>
          <table:table-cell table:number-columns-repeated="1015"/>
        </table:table-row>
        <table:table-row table:style-name="ro2">
          <table:table-cell table:style-name="ce158"/>
          <table:table-cell table:style-name="ce193"/>
          <table:table-cell table:style-name="ce24" office:value-type="string" calcext:value-type="string" table:number-columns-spanned="2" table:number-rows-spanned="1">
            <text:p>Discipline(s) associée(s)</text:p>
          </table:table-cell>
          <table:covered-table-cell table:style-name="ce24"/>
          <table:table-cell table:style-name="ce44" office:value-type="string" calcext:value-type="string" table:number-columns-spanned="3" table:number-rows-spanned="1">
            <text:p>Mathématiques</text:p>
          </table:table-cell>
          <table:covered-table-cell table:number-columns-repeated="2" table:style-name="ce44"/>
          <table:table-cell table:style-name="ce193"/>
          <table:table-cell table:style-name="ce365"/>
          <table:table-cell table:number-columns-repeated="1015"/>
        </table:table-row>
        <table:table-row table:style-name="ro2">
          <table:table-cell table:style-name="ce158"/>
          <table:table-cell table:style-name="ce193"/>
          <table:table-cell table:style-name="ce24" office:value-type="string" calcext:value-type="string" table:number-columns-spanned="2" table:number-rows-spanned="1">
            <text:p>Durée</text:p>
          </table:table-cell>
          <table:covered-table-cell table:style-name="ce24"/>
          <table:table-cell table:style-name="ce44" table:number-columns-spanned="3" table:number-rows-spanned="1"/>
          <table:covered-table-cell table:number-columns-repeated="2" table:style-name="ce44"/>
          <table:table-cell table:style-name="ce193"/>
          <table:table-cell table:style-name="ce365"/>
          <table:table-cell table:number-columns-repeated="1015"/>
        </table:table-row>
        <table:table-row table:style-name="ro5">
          <table:table-cell table:style-name="ce158"/>
          <table:table-cell table:style-name="ce193"/>
          <table:table-cell table:style-name="ce25" office:value-type="string" calcext:value-type="string" table:number-columns-spanned="2" table:number-rows-spanned="1">
            <text:p>Niveau de classe</text:p>
          </table:table-cell>
          <table:covered-table-cell table:style-name="ce25"/>
          <table:table-cell table:style-name="ce45" office:value-type="string" calcext:value-type="string" table:number-columns-spanned="3" table:number-rows-spanned="1">
            <text:p>5<text:span text:style-name="T3">e</text:span> - 3<text:span text:style-name="T3">e</text:span></text:p>
          </table:table-cell>
          <table:covered-table-cell table:number-columns-repeated="2" table:style-name="ce45"/>
          <table:table-cell table:style-name="ce193"/>
          <table:table-cell table:style-name="ce365"/>
          <table:table-cell table:number-columns-repeated="1015"/>
        </table:table-row>
        <table:table-row table:style-name="ro1">
          <table:table-cell table:style-name="ce158"/>
          <table:table-cell table:style-name="ce193" table:number-columns-repeated="7"/>
          <table:table-cell table:style-name="ce365"/>
          <table:table-cell table:number-columns-repeated="1015"/>
        </table:table-row>
        <table:table-row table:style-name="ro1">
          <table:table-cell table:style-name="ce158"/>
          <table:table-cell table:style-name="ce11" office:value-type="string" calcext:value-type="string" table:number-columns-spanned="7" table:number-rows-spanned="1">
            <text:p>Participation de la technologie à l'accompagnement personnalisé</text:p>
          </table:table-cell>
          <table:covered-table-cell table:number-columns-repeated="6" table:style-name="ce11"/>
          <table:table-cell table:style-name="ce365"/>
          <table:table-cell table:number-columns-repeated="1015"/>
        </table:table-row>
        <table:table-row table:style-name="ro2">
          <table:table-cell table:style-name="ce158"/>
          <table:table-cell table:style-name="ce193" table:number-columns-repeated="7"/>
          <table:table-cell table:style-name="ce365"/>
          <table:table-cell table:number-columns-repeated="1015"/>
        </table:table-row>
        <table:table-row table:style-name="ro2">
          <table:table-cell table:style-name="ce158"/>
          <table:table-cell table:style-name="ce193"/>
          <table:table-cell table:style-name="ce24" office:value-type="string" calcext:value-type="string" table:number-columns-spanned="2" table:number-rows-spanned="1">
            <text:p>Compétence(s) travaillées</text:p>
          </table:table-cell>
          <table:covered-table-cell table:style-name="ce24"/>
          <table:table-cell table:style-name="ce43" table:number-columns-spanned="3" table:number-rows-spanned="1"/>
          <table:covered-table-cell table:number-columns-repeated="2" table:style-name="ce43"/>
          <table:table-cell table:style-name="ce193"/>
          <table:table-cell table:style-name="ce365"/>
          <table:table-cell table:number-columns-repeated="1015"/>
        </table:table-row>
        <table:table-row table:style-name="ro2">
          <table:table-cell table:style-name="ce158"/>
          <table:table-cell table:style-name="ce193"/>
          <table:table-cell table:style-name="ce24" office:value-type="string" calcext:value-type="string" table:number-columns-spanned="2" table:number-rows-spanned="1">
            <text:p>Discipline(s) associée ?</text:p>
          </table:table-cell>
          <table:covered-table-cell table:style-name="ce24"/>
          <table:table-cell table:style-name="ce44" table:number-columns-spanned="3" table:number-rows-spanned="1"/>
          <table:covered-table-cell table:number-columns-repeated="2" table:style-name="ce44"/>
          <table:table-cell table:style-name="ce193"/>
          <table:table-cell table:style-name="ce365"/>
          <table:table-cell table:number-columns-repeated="1015"/>
        </table:table-row>
        <table:table-row table:style-name="ro2">
          <table:table-cell table:style-name="ce158"/>
          <table:table-cell table:style-name="ce193"/>
          <table:table-cell table:style-name="ce24" office:value-type="string" calcext:value-type="string" table:number-columns-spanned="2" table:number-rows-spanned="1">
            <text:p>Durée</text:p>
          </table:table-cell>
          <table:covered-table-cell table:style-name="ce24"/>
          <table:table-cell table:style-name="ce44" table:number-columns-spanned="3" table:number-rows-spanned="1"/>
          <table:covered-table-cell table:number-columns-repeated="2" table:style-name="ce44"/>
          <table:table-cell table:style-name="ce193"/>
          <table:table-cell table:style-name="ce365"/>
          <table:table-cell table:number-columns-repeated="1015"/>
        </table:table-row>
        <table:table-row table:style-name="ro1">
          <table:table-cell table:style-name="ce158"/>
          <table:table-cell table:style-name="ce193"/>
          <table:table-cell table:style-name="ce25" office:value-type="string" calcext:value-type="string" table:number-columns-spanned="2" table:number-rows-spanned="1">
            <text:p>Niveau</text:p>
          </table:table-cell>
          <table:covered-table-cell table:style-name="ce25"/>
          <table:table-cell table:style-name="ce45" table:number-columns-spanned="3" table:number-rows-spanned="1"/>
          <table:covered-table-cell table:number-columns-repeated="2" table:style-name="ce45"/>
          <table:table-cell table:style-name="ce193"/>
          <table:table-cell table:style-name="ce365"/>
          <table:table-cell table:number-columns-repeated="1015"/>
        </table:table-row>
        <table:table-row table:style-name="ro1">
          <table:table-cell table:style-name="ce158"/>
          <table:table-cell table:style-name="ce193" table:number-columns-repeated="7"/>
          <table:table-cell table:style-name="ce365"/>
          <table:table-cell table:number-columns-repeated="1015"/>
        </table:table-row>
        <table:table-row table:style-name="ro1">
          <table:table-cell table:style-name="ce158"/>
          <table:table-cell table:style-name="ce11" office:value-type="string" calcext:value-type="string" table:number-columns-spanned="7" table:number-rows-spanned="1">
            <text:p>Participation de la technologie aux challenges et concours</text:p>
          </table:table-cell>
          <table:covered-table-cell table:number-columns-repeated="6" table:style-name="ce11"/>
          <table:table-cell table:style-name="ce365"/>
          <table:table-cell table:number-columns-repeated="1015"/>
        </table:table-row>
        <table:table-row table:style-name="ro1">
          <table:table-cell table:style-name="ce158"/>
          <table:table-cell table:style-name="ce193" table:number-columns-repeated="7"/>
          <table:table-cell table:style-name="ce365"/>
          <table:table-cell table:number-columns-repeated="1015"/>
        </table:table-row>
        <table:table-row table:style-name="ro2">
          <table:table-cell table:style-name="ce158"/>
          <table:table-cell table:style-name="ce193"/>
          <table:table-cell table:style-name="ce20" office:value-type="string" calcext:value-type="string" table:number-columns-spanned="2" table:number-rows-spanned="1">
            <text:p>Oui/non</text:p>
          </table:table-cell>
          <table:covered-table-cell table:style-name="ce20"/>
          <table:table-cell table:style-name="ce46" office:value-type="string" calcext:value-type="string" table:number-columns-spanned="3" table:number-rows-spanned="1">
            <text:p>Oui</text:p>
          </table:table-cell>
          <table:covered-table-cell table:number-columns-repeated="2" table:style-name="ce46"/>
          <table:table-cell table:style-name="ce193"/>
          <table:table-cell table:style-name="ce365"/>
          <table:table-cell table:number-columns-repeated="1015"/>
        </table:table-row>
        <table:table-row table:style-name="ro2">
          <table:table-cell table:style-name="ce158"/>
          <table:table-cell table:style-name="ce193"/>
          <table:table-cell table:style-name="ce24" office:value-type="string" calcext:value-type="string" table:number-columns-spanned="2" table:number-rows-spanned="1">
            <text:p>Nom</text:p>
          </table:table-cell>
          <table:covered-table-cell table:style-name="ce24"/>
          <table:table-cell table:style-name="ce43" office:value-type="string" calcext:value-type="string" table:number-columns-spanned="3" table:number-rows-spanned="1">
            <text:p>Solarcollèges – Smile – Robotique</text:p>
          </table:table-cell>
          <table:covered-table-cell table:number-columns-repeated="2" table:style-name="ce43"/>
          <table:table-cell table:style-name="ce193"/>
          <table:table-cell table:style-name="ce365"/>
          <table:table-cell table:number-columns-repeated="1015"/>
        </table:table-row>
        <table:table-row table:style-name="ro2">
          <table:table-cell table:style-name="ce158"/>
          <table:table-cell table:style-name="ce193"/>
          <table:table-cell table:style-name="ce24" office:value-type="string" calcext:value-type="string" table:number-columns-spanned="2" table:number-rows-spanned="1">
            <text:p>Discipline(s) associée(s) ?</text:p>
          </table:table-cell>
          <table:covered-table-cell table:style-name="ce24"/>
          <table:table-cell table:style-name="ce44" office:value-type="string" calcext:value-type="string" table:number-columns-spanned="3" table:number-rows-spanned="1">
            <text:p>Mathématiques</text:p>
          </table:table-cell>
          <table:covered-table-cell table:number-columns-repeated="2" table:style-name="ce44"/>
          <table:table-cell table:style-name="ce193"/>
          <table:table-cell table:style-name="ce365"/>
          <table:table-cell table:number-columns-repeated="1015"/>
        </table:table-row>
        <table:table-row table:style-name="ro5">
          <table:table-cell table:style-name="ce158"/>
          <table:table-cell table:style-name="ce193"/>
          <table:table-cell table:style-name="ce25" office:value-type="string" calcext:value-type="string" table:number-columns-spanned="2" table:number-rows-spanned="1">
            <text:p>Niveau</text:p>
          </table:table-cell>
          <table:covered-table-cell table:style-name="ce25"/>
          <table:table-cell table:style-name="ce45" office:value-type="string" calcext:value-type="string" table:number-columns-spanned="3" table:number-rows-spanned="1">
            <text:p>6<text:span text:style-name="T3">e</text:span> - 4<text:span text:style-name="T3">e</text:span> - 3<text:span text:style-name="T3">e</text:span></text:p>
          </table:table-cell>
          <table:covered-table-cell table:number-columns-repeated="2" table:style-name="ce45"/>
          <table:table-cell table:style-name="ce193"/>
          <table:table-cell table:style-name="ce365"/>
          <table:table-cell table:number-columns-repeated="1015"/>
        </table:table-row>
        <table:table-row table:style-name="ro1">
          <table:table-cell table:style-name="ce158"/>
          <table:table-cell table:style-name="ce193" table:number-columns-repeated="7"/>
          <table:table-cell table:style-name="ce365"/>
          <table:table-cell table:number-columns-repeated="1015"/>
        </table:table-row>
        <table:table-row table:style-name="ro1">
          <table:table-cell table:style-name="ce158"/>
          <table:table-cell table:style-name="ce11" office:value-type="string" calcext:value-type="string" table:number-columns-spanned="7" table:number-rows-spanned="1">
            <text:p>Autre</text:p>
          </table:table-cell>
          <table:covered-table-cell table:number-columns-repeated="6" table:style-name="ce11"/>
          <table:table-cell table:style-name="ce365"/>
          <table:table-cell table:number-columns-repeated="1015"/>
        </table:table-row>
        <table:table-row table:style-name="ro1">
          <table:table-cell table:style-name="ce158"/>
          <table:table-cell table:style-name="ce193" table:number-columns-repeated="7"/>
          <table:table-cell table:style-name="ce365"/>
          <table:table-cell table:number-columns-repeated="1015"/>
        </table:table-row>
        <table:table-row table:style-name="ro2">
          <table:table-cell table:style-name="ce158"/>
          <table:table-cell table:style-name="ce193"/>
          <table:table-cell table:style-name="ce20" table:number-columns-spanned="2" table:number-rows-spanned="1"/>
          <table:covered-table-cell table:style-name="ce20"/>
          <table:table-cell table:style-name="ce46" table:number-columns-spanned="3" table:number-rows-spanned="1"/>
          <table:covered-table-cell table:number-columns-repeated="2" table:style-name="ce46"/>
          <table:table-cell table:style-name="ce193"/>
          <table:table-cell table:style-name="ce365"/>
          <table:table-cell table:number-columns-repeated="1015"/>
        </table:table-row>
        <table:table-row table:style-name="ro2">
          <table:table-cell table:style-name="ce158"/>
          <table:table-cell table:style-name="ce193"/>
          <table:table-cell table:style-name="ce24" table:number-columns-spanned="2" table:number-rows-spanned="1"/>
          <table:covered-table-cell table:style-name="ce24"/>
          <table:table-cell table:style-name="ce43" table:number-columns-spanned="3" table:number-rows-spanned="1"/>
          <table:covered-table-cell table:number-columns-repeated="2" table:style-name="ce43"/>
          <table:table-cell table:style-name="ce193"/>
          <table:table-cell table:style-name="ce365"/>
          <table:table-cell table:number-columns-repeated="1015"/>
        </table:table-row>
        <table:table-row table:style-name="ro2">
          <table:table-cell table:style-name="ce158"/>
          <table:table-cell table:style-name="ce193"/>
          <table:table-cell table:style-name="ce24" table:number-columns-spanned="2" table:number-rows-spanned="1"/>
          <table:covered-table-cell table:style-name="ce24"/>
          <table:table-cell table:style-name="ce44" table:number-columns-spanned="3" table:number-rows-spanned="1"/>
          <table:covered-table-cell table:number-columns-repeated="2" table:style-name="ce44"/>
          <table:table-cell table:style-name="ce193"/>
          <table:table-cell table:style-name="ce365"/>
          <table:table-cell table:number-columns-repeated="1015"/>
        </table:table-row>
        <table:table-row table:style-name="ro1">
          <table:table-cell table:style-name="ce158"/>
          <table:table-cell table:style-name="ce193"/>
          <table:table-cell table:style-name="ce25" table:number-columns-spanned="2" table:number-rows-spanned="1"/>
          <table:covered-table-cell table:style-name="ce25"/>
          <table:table-cell table:style-name="ce45" table:number-columns-spanned="3" table:number-rows-spanned="1"/>
          <table:covered-table-cell table:number-columns-repeated="2" table:style-name="ce45"/>
          <table:table-cell table:style-name="ce193"/>
          <table:table-cell table:style-name="ce365"/>
          <table:table-cell table:number-columns-repeated="1015"/>
        </table:table-row>
        <table:table-row table:style-name="ro1">
          <table:table-cell table:style-name="ce160"/>
          <table:table-cell table:style-name="ce210" table:number-columns-repeated="7"/>
          <table:table-cell table:style-name="ce369"/>
          <table:table-cell table:number-columns-repeated="1015"/>
        </table:table-row>
        <table:table-row table:style-name="ro2" table:number-rows-repeated="1048512">
          <table:table-cell table:number-columns-repeated="1024"/>
        </table:table-row>
        <table:table-row table:style-name="ro2">
          <table:table-cell table:number-columns-repeated="1024"/>
        </table:table-row>
      </table:table>
      <table:table table:name="Notice" table:style-name="ta2">
        <table:table-column table:style-name="co1" table:default-cell-style-name="ce162"/>
        <table:table-column table:style-name="co5" table:default-cell-style-name="ce162"/>
        <table:table-column table:style-name="co1" table:number-columns-repeated="1022" table:default-cell-style-name="ce162"/>
        <table:table-row table:style-name="ro1">
          <table:table-cell/>
          <table:table-cell table:style-name="Default" table:number-columns-repeated="12"/>
          <table:table-cell table:number-columns-repeated="1011"/>
        </table:table-row>
        <table:table-row table:style-name="ro1">
          <table:table-cell/>
          <table:table-cell table:style-name="ce58" office:value-type="string" calcext:value-type="string" table:number-columns-spanned="5" table:number-rows-spanned="1">
            <text:p>NOTICE - PROGRESSION PÉDAGOGIQUE CYCLE 4 - TECHNOLOGIE</text:p>
          </table:table-cell>
          <table:covered-table-cell table:number-columns-repeated="4" table:style-name="ce58"/>
          <table:table-cell table:style-name="Default" table:number-columns-repeated="7"/>
          <table:table-cell table:number-columns-repeated="1011"/>
        </table:table-row>
        <table:table-row table:style-name="ro2">
          <table:table-cell/>
          <table:table-cell table:style-name="Default" table:number-columns-repeated="12"/>
          <table:table-cell table:number-columns-repeated="1011"/>
        </table:table-row>
        <table:table-row table:style-name="ro2">
          <table:table-cell/>
          <table:table-cell office:value-type="string" calcext:value-type="string">
            <text:p>Ce document à destination de l'équipe pédagogique de technologie est un outil d'aide à l'élaboration d'une progression pédagogique pour les 3 années du cycle 4.</text:p>
          </table:table-cell>
          <table:table-cell table:style-name="Default" table:number-columns-repeated="11"/>
          <table:table-cell table:number-columns-repeated="1011"/>
        </table:table-row>
        <table:table-row table:style-name="ro2">
          <table:table-cell/>
          <table:table-cell office:value-type="string" calcext:value-type="string">
            <text:p>Il s'appuie sur les paragraphes 3 et 5 du document relatif aux intentions pédagogiques et aux indications didactiques en technologie au cycle 4.</text:p>
          </table:table-cell>
          <table:table-cell table:style-name="Default" table:number-columns-repeated="11"/>
          <table:table-cell table:number-columns-repeated="1011"/>
        </table:table-row>
        <table:table-row table:style-name="ro1">
          <table:table-cell/>
          <table:table-cell table:style-name="Default" table:number-columns-repeated="12"/>
          <table:table-cell table:number-columns-repeated="1011"/>
        </table:table-row>
        <table:table-row table:style-name="ro1">
          <table:table-cell/>
          <table:table-cell table:style-name="ce371" office:value-type="string" calcext:value-type="string">
            <text:p>Présentation des onglets</text:p>
          </table:table-cell>
          <table:table-cell table:style-name="ce456"/>
          <table:table-cell table:style-name="Default" table:number-columns-repeated="10"/>
          <table:table-cell table:number-columns-repeated="1011"/>
        </table:table-row>
        <table:table-row table:style-name="ro1">
          <table:table-cell/>
          <table:table-cell table:style-name="Default" table:number-columns-repeated="12"/>
          <table:table-cell table:number-columns-repeated="1011"/>
        </table:table-row>
        <table:table-row table:style-name="ro1">
          <table:table-cell/>
          <table:table-cell table:style-name="ce60" office:value-type="string" calcext:value-type="string" table:number-columns-spanned="3" table:number-rows-spanned="1">
            <text:p>Contexte de l'enseignement</text:p>
          </table:table-cell>
          <table:covered-table-cell table:number-columns-repeated="2" table:style-name="ce60"/>
          <table:table-cell table:style-name="Default" table:number-columns-repeated="9"/>
          <table:table-cell table:number-columns-repeated="1011"/>
        </table:table-row>
        <table:table-row table:style-name="ro2">
          <table:table-cell/>
          <table:table-cell table:style-name="Default" table:number-columns-repeated="12"/>
          <table:table-cell table:number-columns-repeated="1011"/>
        </table:table-row>
        <table:table-row table:style-name="ro2">
          <table:table-cell/>
          <table:table-cell table:style-name="ce378" office:value-type="string" calcext:value-type="string">
            <text:p>Cet onglet d'introduction présente le contexte de l'enseignement de la Technologie dans l'établissement.</text:p>
          </table:table-cell>
          <table:table-cell table:style-name="Default" table:number-columns-repeated="11"/>
          <table:table-cell table:number-columns-repeated="1011"/>
        </table:table-row>
        <table:table-row table:style-name="ro1">
          <table:table-cell/>
          <table:table-cell table:style-name="Default" table:number-columns-repeated="12"/>
          <table:table-cell table:number-columns-repeated="1011"/>
        </table:table-row>
        <table:table-row table:style-name="ro1">
          <table:table-cell/>
          <table:table-cell table:style-name="ce379" office:value-type="string" calcext:value-type="string">
            <text:p>Programme </text:p>
          </table:table-cell>
          <table:table-cell table:style-name="Default" table:number-columns-repeated="11"/>
          <table:table-cell table:number-columns-repeated="1011"/>
        </table:table-row>
        <table:table-row table:style-name="ro2">
          <table:table-cell/>
          <table:table-cell table:style-name="Default" table:number-columns-repeated="12"/>
          <table:table-cell table:number-columns-repeated="1011"/>
        </table:table-row>
        <table:table-row table:style-name="ro2">
          <table:table-cell/>
          <table:table-cell table:style-name="ce378" office:value-type="string" calcext:value-type="string">
            <text:p>Le programme est présenté dans cet onglet selon trois volets : les domaines du socle commun, les compétences travaillées sur le cycle et les compétences disciplinaires.</text:p>
          </table:table-cell>
          <table:table-cell table:style-name="Default" table:number-columns-repeated="11"/>
          <table:table-cell table:number-columns-repeated="1011"/>
        </table:table-row>
        <table:table-row table:style-name="ro2">
          <table:table-cell/>
          <table:table-cell office:value-type="string" calcext:value-type="string">
            <text:p>La plage de cellules D-G/2-36 précise le croisement des compétences travaillées avec celles des thématiques (des infos bulles facilitent la lecture).</text:p>
          </table:table-cell>
          <table:table-cell table:style-name="Default" table:number-columns-repeated="11"/>
          <table:table-cell table:number-columns-repeated="1011"/>
        </table:table-row>
        <table:table-row table:style-name="ro2">
          <table:table-cell/>
          <table:table-cell office:value-type="string" calcext:value-type="string">
            <text:p>La plage I-L/1-93 présente les compétences et les connaissances du programme par thématique ainsi que les attendus de fin de cycle.</text:p>
          </table:table-cell>
          <table:table-cell table:style-name="Default" table:number-columns-repeated="11"/>
          <table:table-cell table:number-columns-repeated="1011"/>
        </table:table-row>
        <table:table-row table:style-name="ro2">
          <table:table-cell/>
          <table:table-cell office:value-type="string" calcext:value-type="string">
            <text:p>La plage N-Q/1-87 rappelle les repères de progressivité.</text:p>
          </table:table-cell>
          <table:table-cell table:style-name="Default" table:number-columns-repeated="11"/>
          <table:table-cell table:number-columns-repeated="1011"/>
        </table:table-row>
        <table:table-row table:style-name="ro1">
          <table:table-cell/>
          <table:table-cell table:style-name="Default" table:number-columns-repeated="12"/>
          <table:table-cell table:number-columns-repeated="1011"/>
        </table:table-row>
        <table:table-row table:style-name="ro1">
          <table:table-cell/>
          <table:table-cell table:style-name="ce63" office:value-type="string" calcext:value-type="string" table:number-columns-spanned="3" table:number-rows-spanned="1">
            <text:p>Problématiques-compétences</text:p>
          </table:table-cell>
          <table:covered-table-cell table:number-columns-repeated="2" table:style-name="ce63"/>
          <table:table-cell table:style-name="Default" table:number-columns-repeated="9"/>
          <table:table-cell table:number-columns-repeated="1011"/>
        </table:table-row>
        <table:table-row table:style-name="ro2">
          <table:table-cell/>
          <table:table-cell table:style-name="Default" table:number-columns-repeated="12"/>
          <table:table-cell table:number-columns-repeated="1011"/>
        </table:table-row>
        <table:table-row table:style-name="ro2">
          <table:table-cell/>
          <table:table-cell table:style-name="ce378" office:value-type="string" calcext:value-type="string">
            <text:p>Cet onglet permet de croiser les problématiques avec les compétences.</text:p>
          </table:table-cell>
          <table:table-cell table:style-name="Default" table:number-columns-repeated="11"/>
          <table:table-cell table:number-columns-repeated="1011"/>
        </table:table-row>
        <table:table-row table:style-name="ro2">
          <table:table-cell/>
          <table:table-cell office:value-type="string" calcext:value-type="string">
            <text:p>La colonne A propose une liste non exhaustive de thèmes.</text:p>
          </table:table-cell>
          <table:table-cell table:style-name="Default" table:number-columns-repeated="11"/>
          <table:table-cell table:number-columns-repeated="1011"/>
        </table:table-row>
        <table:table-row table:style-name="ro2">
          <table:table-cell/>
          <table:table-cell office:value-type="string" calcext:value-type="string">
            <text:p>La colonne B propose une liste non exhaustive de problématiques.</text:p>
          </table:table-cell>
          <table:table-cell table:style-name="Default" table:number-columns-repeated="11"/>
          <table:table-cell table:number-columns-repeated="1011"/>
        </table:table-row>
        <table:table-row table:style-name="ro2">
          <table:table-cell/>
          <table:table-cell office:value-type="string" calcext:value-type="string">
            <text:p>La colonne C contient les étiquettes de séquences (S1, S2, S3…) en attente. Il faut les déplacer dans la colonne D en face de la problématique choisie.</text:p>
          </table:table-cell>
          <table:table-cell table:style-name="Default" table:number-columns-repeated="11"/>
          <table:table-cell table:number-columns-repeated="1011"/>
        </table:table-row>
        <table:table-row table:style-name="ro2">
          <table:table-cell/>
          <table:table-cell office:value-type="string" calcext:value-type="string">
            <text:p>La colonne D reçoit les étiquettes de séquence. C'est cette colonne qui sera à l'origine de la création de la chronologie de la progression.</text:p>
          </table:table-cell>
          <table:table-cell table:style-name="Default" table:number-columns-repeated="11"/>
          <table:table-cell table:number-columns-repeated="1011"/>
        </table:table-row>
        <table:table-row table:style-name="ro2">
          <table:table-cell/>
          <table:table-cell table:style-name="ce378" office:value-type="string" calcext:value-type="string">
            <text:p>Remarque : un projet commence toujours par une problématique.</text:p>
          </table:table-cell>
          <table:table-cell table:style-name="ce378" table:number-columns-repeated="4"/>
          <table:table-cell table:style-name="ce378" office:value-type="string" calcext:value-type="string">
            <text:p>(exemple une problématique Sx suivie de 2 à 4 séquences de projet)</text:p>
          </table:table-cell>
          <table:table-cell table:style-name="ce378" table:number-columns-repeated="4"/>
          <table:table-cell table:style-name="Default" table:number-columns-repeated="2"/>
          <table:table-cell table:number-columns-repeated="1011"/>
        </table:table-row>
        <table:table-row table:style-name="ro2">
          <table:table-cell/>
          <table:table-cell office:value-type="string" calcext:value-type="string">
            <text:p>La colonne E indique automatiquement le nombre de compétences travaillées.</text:p>
          </table:table-cell>
          <table:table-cell table:style-name="Default" table:number-columns-repeated="8"/>
          <table:table-cell table:style-name="ce467"/>
          <table:table-cell table:style-name="Default" table:number-columns-repeated="2"/>
          <table:table-cell table:number-columns-repeated="1011"/>
        </table:table-row>
        <table:table-row table:style-name="ro2">
          <table:table-cell/>
          <table:table-cell office:value-type="string" calcext:value-type="string">
            <text:p>La plage de colonnes F à Ak indique les compétences travaillées par problématique (4 au maximum). Elles doivent être renseignées par un caractère (x).</text:p>
          </table:table-cell>
          <table:table-cell table:style-name="Default" table:number-columns-repeated="11"/>
          <table:table-cell table:number-columns-repeated="1011"/>
        </table:table-row>
        <table:table-row table:style-name="ro2">
          <table:table-cell/>
          <table:table-cell office:value-type="string" calcext:value-type="string">
            <text:p>La ligne 3 indique automatiquement le nombre de séquences pendant lesquelles la compétence est travaillée.</text:p>
          </table:table-cell>
          <table:table-cell table:style-name="Default" table:number-columns-repeated="11"/>
          <table:table-cell table:number-columns-repeated="1011"/>
        </table:table-row>
        <table:table-row table:style-name="ro1">
          <table:table-cell/>
          <table:table-cell table:style-name="Default" table:number-columns-repeated="12"/>
          <table:table-cell table:number-columns-repeated="1011"/>
        </table:table-row>
        <table:table-row table:style-name="ro1">
          <table:table-cell/>
          <table:table-cell table:style-name="ce64" office:value-type="string" calcext:value-type="string" table:number-columns-spanned="2" table:number-rows-spanned="1">
            <text:p>Progression-cycle 4</text:p>
          </table:table-cell>
          <table:covered-table-cell table:style-name="ce64"/>
          <table:table-cell table:style-name="Default" table:number-columns-repeated="10"/>
          <table:table-cell table:number-columns-repeated="1011"/>
        </table:table-row>
        <table:table-row table:style-name="ro2">
          <table:table-cell/>
          <table:table-cell table:style-name="Default" table:number-columns-repeated="12"/>
          <table:table-cell table:number-columns-repeated="1011"/>
        </table:table-row>
        <table:table-row table:style-name="ro2">
          <table:table-cell/>
          <table:table-cell table:style-name="ce378" office:value-type="string" calcext:value-type="string">
            <text:p>Cet onglet décrit la progression sur les trois années du cycle 4.</text:p>
          </table:table-cell>
          <table:table-cell table:style-name="ce378" table:number-columns-repeated="4"/>
          <table:table-cell table:style-name="Default" table:number-columns-repeated="3"/>
          <table:table-cell table:style-name="ce460"/>
          <table:table-cell table:style-name="Default" table:number-columns-repeated="3"/>
          <table:table-cell table:number-columns-repeated="1011"/>
        </table:table-row>
        <table:table-row table:style-name="ro2">
          <table:table-cell/>
          <table:table-cell office:value-type="string" calcext:value-type="string">
            <text:p>Elle se construit automatiquement à partir des renseignements de l'onglet problématiques-compétences.</text:p>
          </table:table-cell>
          <table:table-cell table:style-name="Default" table:number-columns-repeated="7"/>
          <table:table-cell table:style-name="ce460"/>
          <table:table-cell table:style-name="Default" table:number-columns-repeated="3"/>
          <table:table-cell table:number-columns-repeated="1011"/>
        </table:table-row>
        <table:table-row table:style-name="ro2">
          <table:table-cell/>
          <table:table-cell table:style-name="ce385" office:value-type="string" calcext:value-type="string">
            <text:p>Seule la ligne 6 est à renseigner si la séquence est en lien <text:s/>avec les enseignements pratiques interdisciplinaires <text:s/>(EPI) - Aucune autre intervention ne doit être faite dans cet onglet.</text:p>
          </table:table-cell>
          <table:table-cell table:style-name="ce460" table:number-columns-repeated="11"/>
          <table:table-cell table:number-columns-repeated="1011"/>
        </table:table-row>
        <table:table-row table:style-name="ro2">
          <table:table-cell/>
          <table:table-cell office:value-type="string" calcext:value-type="string">
            <text:p>Les colonnes A à G indiquent les compétences du programme.</text:p>
          </table:table-cell>
          <table:table-cell table:style-name="Default"/>
          <table:table-cell table:number-columns-repeated="1021"/>
        </table:table-row>
        <table:table-row table:style-name="ro2">
          <table:table-cell/>
          <table:table-cell office:value-type="string" calcext:value-type="string">
            <text:p>La colonne H précise automatiquement le nombre de fois où la compétence est travaillée sur le cycle.</text:p>
          </table:table-cell>
          <table:table-cell table:style-name="Default"/>
          <table:table-cell table:number-columns-repeated="1021"/>
        </table:table-row>
        <table:table-row table:style-name="ro2">
          <table:table-cell/>
          <table:table-cell office:value-type="string" calcext:value-type="string">
            <text:p>La plage de cellules I-AL/3 indique automatiquement les problématiques choisies.</text:p>
          </table:table-cell>
          <table:table-cell table:style-name="Default"/>
          <table:table-cell table:number-columns-repeated="1021"/>
        </table:table-row>
        <table:table-row table:style-name="ro2">
          <table:table-cell/>
          <table:table-cell office:value-type="string" calcext:value-type="string">
            <text:p>La plage de cellules I-AL/9-46 <text:s/>indique automatiquement les compétences ciblées.</text:p>
          </table:table-cell>
          <table:table-cell table:style-name="Default"/>
          <table:table-cell table:number-columns-repeated="1021"/>
        </table:table-row>
        <table:table-row table:style-name="ro2">
          <table:table-cell/>
          <table:table-cell office:value-type="string" calcext:value-type="string">
            <text:p>La ligne 2 précise les séquences de projet. Elles sont notées P et incluent la problématique les précédant.</text:p>
          </table:table-cell>
          <table:table-cell table:style-name="Default"/>
          <table:table-cell table:number-columns-repeated="1021"/>
        </table:table-row>
        <table:table-row table:style-name="ro2">
          <table:table-cell/>
          <table:table-cell office:value-type="string" calcext:value-type="string">
            <text:p>La ligne 4 précise la chronologie des séquences sur le cycle.</text:p>
          </table:table-cell>
          <table:table-cell table:style-name="Default"/>
          <table:table-cell table:number-columns-repeated="1021"/>
        </table:table-row>
        <table:table-row table:style-name="ro2">
          <table:table-cell/>
          <table:table-cell table:style-name="Default" table:number-columns-repeated="2"/>
          <table:table-cell table:number-columns-repeated="1021"/>
        </table:table-row>
        <table:table-row table:style-name="ro2">
          <table:table-cell/>
          <table:table-cell table:style-name="ce386" office:value-type="string" calcext:value-type="string">
            <text:p>Générateur de séquence </text:p>
          </table:table-cell>
          <table:table-cell table:style-name="ce465"/>
          <table:table-cell table:number-columns-repeated="1021"/>
        </table:table-row>
        <table:table-row table:style-name="ro2">
          <table:table-cell/>
          <table:table-cell table:style-name="ce387"/>
          <table:table-cell table:number-columns-repeated="1022"/>
        </table:table-row>
        <table:table-row table:style-name="ro2">
          <table:table-cell/>
          <table:table-cell table:style-name="ce378" office:value-type="string" calcext:value-type="string">
            <text:p>Cette feuille comporte des liens permettant de générer les séquences. Cette feuille sera copiée autant de fois que nécessaire pour construire les fiches de séquences.</text:p>
          </table:table-cell>
          <table:table-cell table:number-columns-repeated="1022"/>
        </table:table-row>
        <table:table-row table:style-name="ro2">
          <table:table-cell/>
          <table:table-cell table:style-name="ce391" office:value-type="string" calcext:value-type="string">
            <text:p>Une fiche séquence permet de décrire précisément le déroulement de la séquence.</text:p>
          </table:table-cell>
          <table:table-cell table:number-columns-repeated="1022"/>
        </table:table-row>
        <table:table-row table:style-name="ro1">
          <table:table-cell/>
          <table:table-cell table:style-name="ce391"/>
          <table:table-cell table:number-columns-repeated="1022"/>
        </table:table-row>
        <table:table-row table:style-name="ro1">
          <table:table-cell/>
          <table:table-cell table:style-name="ce393" office:value-type="string" calcext:value-type="string">
            <text:p>Méthodologie </text:p>
          </table:table-cell>
          <table:table-cell table:number-columns-repeated="1022"/>
        </table:table-row>
        <table:table-row table:style-name="ro2">
          <table:table-cell table:number-columns-repeated="1024"/>
        </table:table-row>
        <table:table-row table:style-name="ro2">
          <table:table-cell/>
          <table:table-cell table:style-name="ce378" office:value-type="string" calcext:value-type="string">
            <text:p>Pour créer une progression pédagogique au cycle 4 :</text:p>
          </table:table-cell>
          <table:table-cell table:number-columns-repeated="1022"/>
        </table:table-row>
        <table:table-row table:style-name="ro2">
          <table:table-cell/>
          <table:table-cell office:value-type="string" calcext:value-type="string">
            <text:p><text:span text:style-name="T4">1) compléter l'onglet </text:span><text:span text:style-name="T5">Contexte de l'enseignement pour préciser le contexte de l'établissement et de la discipline ;</text:span></text:p>
          </table:table-cell>
          <table:table-cell table:number-columns-repeated="1022"/>
        </table:table-row>
        <table:table-row table:style-name="ro2">
          <table:table-cell/>
          <table:table-cell office:value-type="string" calcext:value-type="string">
            <text:p><text:span text:style-name="T4">2) renseigner l'onglet </text:span><text:span text:style-name="T5">Problématiques_compétences ; lister les problématiques et choisir les compétences principales qui seront travaillées dans chacune d'entre elles ;</text:span></text:p>
          </table:table-cell>
          <table:table-cell table:number-columns-repeated="1022"/>
        </table:table-row>
        <table:table-row table:style-name="ro2">
          <table:table-cell/>
          <table:table-cell office:value-type="string" calcext:value-type="string">
            <text:p>3) construire la progression en déplaçant les étiquettes de la colonne C vers la colonne D ;</text:p>
          </table:table-cell>
          <table:table-cell table:number-columns-repeated="1022"/>
        </table:table-row>
        <table:table-row table:style-name="ro2">
          <table:table-cell/>
          <table:table-cell office:value-type="string" calcext:value-type="string">
            <text:p><text:span text:style-name="T4">4) l'onglet </text:span><text:span text:style-name="T5">Progression_Cycle4 s'étant construit automatiquement, vérifier si toutes les compétences sont travaillées sur le cycle ;</text:span></text:p>
          </table:table-cell>
          <table:table-cell table:number-columns-repeated="1022"/>
        </table:table-row>
        <table:table-row table:style-name="ro2">
          <table:table-cell/>
          <table:table-cell office:value-type="string" calcext:value-type="string">
            <text:p><text:span text:style-name="T4">5) sinon retourner dans l'onglet </text:span><text:span text:style-name="T5">Problématiques_compétences et choisir une autre problématique ou modifier les compétences travaillées d'une problématique.</text:span></text:p>
          </table:table-cell>
          <table:table-cell table:number-columns-repeated="1022"/>
        </table:table-row>
        <table:table-row table:style-name="ro2">
          <table:table-cell table:number-columns-repeated="1024"/>
        </table:table-row>
        <table:table-row table:style-name="ro2">
          <table:table-cell/>
          <table:table-cell table:style-name="ce396" office:value-type="string" calcext:value-type="string">
            <text:p>Pour générer les séquences d'une progression pédagogique : </text:p>
          </table:table-cell>
          <table:table-cell table:number-columns-repeated="1022"/>
        </table:table-row>
        <table:table-row table:style-name="ro2">
          <table:table-cell/>
          <table:table-cell table:style-name="ce397" office:value-type="string" calcext:value-type="string">
            <text:p><text:span text:style-name="T4">1) cliquer bouton droit sur l'onglet </text:span><text:span text:style-name="T5">Générateur de séquences</text:span><text:span text:style-name="T6">, sélectionner "</text:span><text:span text:style-name="T5">Déplacer ou copier...</text:span><text:span text:style-name="T6">" puis "</text:span><text:span text:style-name="T5">(en dernier)</text:span><text:span text:style-name="T6">" et cocher "</text:span><text:span text:style-name="T5">Créer une copie"  ;</text:span></text:p>
          </table:table-cell>
          <table:table-cell table:number-columns-repeated="1022"/>
        </table:table-row>
        <table:table-row table:style-name="ro2">
          <table:table-cell/>
          <table:table-cell table:style-name="ce397" office:value-type="string" calcext:value-type="string">
            <text:p>2) renommer l'onglet de la feuille ainsi créée du numéro de la séquence (par exemple S4) (double-cliquer sur l'onglet pour modifier son nom) ;</text:p>
          </table:table-cell>
          <table:table-cell table:number-columns-repeated="1022"/>
        </table:table-row>
        <table:table-row table:style-name="ro2">
          <table:table-cell/>
          <table:table-cell table:style-name="ce397" office:value-type="string" calcext:value-type="string">
            <text:p>3) saisir son numéro dans les cellules A1-2, ici S4. Les cellules bleutées se remplissent automatiquement ;</text:p>
          </table:table-cell>
          <table:table-cell table:number-columns-repeated="1022"/>
        </table:table-row>
        <table:table-row table:style-name="ro2">
          <table:table-cell/>
          <table:table-cell table:style-name="ce397" office:value-type="string" calcext:value-type="string">
            <text:p>4) compléter manuellement la fiche séquence (zone blanche) pour décrire la séquence ;</text:p>
          </table:table-cell>
          <table:table-cell table:number-columns-repeated="1022"/>
        </table:table-row>
        <table:table-row table:style-name="ro2">
          <table:table-cell/>
          <table:table-cell table:style-name="ce445" office:value-type="string" calcext:value-type="string">
            <text:p>5) réitérer cette opération pour chacune des séquences (l'outil est limité à un maximum de 30 séquences).</text:p>
          </table:table-cell>
          <table:table-cell table:number-columns-repeated="1022"/>
        </table:table-row>
        <table:table-row table:style-name="ro2" table:number-rows-repeated="1048512">
          <table:table-cell table:number-columns-repeated="1024"/>
        </table:table-row>
        <table:table-row table:style-name="ro2">
          <table:table-cell table:number-columns-repeated="1024"/>
        </table:table-row>
      </table:table>
      <table:table table:name="Programme" table:style-name="ta3">
        <table:table-column table:style-name="co6" table:default-cell-style-name="ce162"/>
        <table:table-column table:style-name="co7" table:default-cell-style-name="ce162"/>
        <table:table-column table:style-name="co8" table:default-cell-style-name="ce162"/>
        <table:table-column table:style-name="co1" table:default-cell-style-name="ce162"/>
        <table:table-column table:style-name="co9" table:default-cell-style-name="ce162"/>
        <table:table-column table:style-name="co5" table:default-cell-style-name="ce162"/>
        <table:table-column table:style-name="co1" table:number-columns-repeated="2" table:default-cell-style-name="ce162"/>
        <table:table-column table:style-name="co10" table:default-cell-style-name="ce162"/>
        <table:table-column table:style-name="co11" table:default-cell-style-name="ce162"/>
        <table:table-column table:style-name="co4" table:default-cell-style-name="ce162"/>
        <table:table-column table:style-name="co12" table:default-cell-style-name="ce162"/>
        <table:table-column table:style-name="co1" table:default-cell-style-name="ce162"/>
        <table:table-column table:style-name="co4" table:default-cell-style-name="ce162"/>
        <table:table-column table:style-name="co1" table:number-columns-repeated="2" table:default-cell-style-name="ce162"/>
        <table:table-column table:style-name="co13" table:default-cell-style-name="ce162"/>
        <table:table-column table:style-name="co1" table:number-columns-repeated="1007" table:default-cell-style-name="ce162"/>
        <table:table-row table:style-name="ro6">
          <table:table-cell table:style-name="ce159" office:value-type="string" calcext:value-type="string">
            <text:p>TECHNOLOGIE - programme 2016 - Cycle 4</text:p>
          </table:table-cell>
          <table:table-cell table:style-name="ce89" table:number-columns-spanned="2" table:number-rows-spanned="1"/>
          <table:covered-table-cell table:style-name="ce89"/>
          <table:table-cell table:style-name="ce89" table:number-columns-spanned="4" table:number-rows-spanned="1"/>
          <table:covered-table-cell table:number-columns-repeated="3" table:style-name="ce89"/>
          <table:table-cell table:style-name="Default" table:number-columns-repeated="2"/>
          <table:table-cell table:style-name="ce257" office:value-type="string" calcext:value-type="string">
            <text:p>Thématiques</text:p>
          </table:table-cell>
          <table:table-cell table:style-name="ce384" office:value-type="string" calcext:value-type="string" table:number-columns-spanned="3" table:number-rows-spanned="1">
            <text:p>→</text:p>
          </table:table-cell>
          <table:covered-table-cell table:number-columns-repeated="2" table:style-name="ce384"/>
          <table:table-cell table:style-name="ce318" office:value-type="string" calcext:value-type="string">
            <text:p>DIC </text:p>
          </table:table-cell>
          <table:table-cell table:style-name="ce636" office:value-type="string" calcext:value-type="string" table:number-columns-spanned="3" table:number-rows-spanned="1">
            <text:p>Design, innovation et créativité</text:p>
          </table:table-cell>
          <table:covered-table-cell table:number-columns-repeated="2" table:style-name="ce636"/>
          <table:table-cell table:style-name="Default" table:number-columns-repeated="2"/>
          <table:table-cell table:number-columns-repeated="1005"/>
        </table:table-row>
        <table:table-row table:style-name="ro7">
          <table:table-cell table:style-name="ce78" office:value-type="string" calcext:value-type="string">
            <text:p>Domaines du socle</text:p>
          </table:table-cell>
          <table:table-cell table:style-name="ce78" office:value-type="string" calcext:value-type="string" table:number-columns-spanned="2" table:number-rows-spanned="1">
            <text:p>Compétences travaillées </text:p>
          </table:table-cell>
          <table:covered-table-cell table:style-name="ce78"/>
          <table:table-cell table:style-name="ce126" office:value-type="string" calcext:value-type="string" table:number-columns-spanned="4" table:number-rows-spanned="1">
            <text:p>Compétences du programme par thématique</text:p>
          </table:table-cell>
          <table:covered-table-cell table:number-columns-repeated="3" table:style-name="ce126"/>
          <table:table-cell table:style-name="ce231" office:value-type="string" calcext:value-type="string">
            <text:p>→</text:p>
          </table:table-cell>
          <table:table-cell table:style-name="Default"/>
          <table:table-cell table:style-name="ce258" office:value-type="string" calcext:value-type="string">
            <text:p>Design, innovation et créativité</text:p>
          </table:table-cell>
          <table:table-cell table:style-name="Default" table:number-columns-repeated="3"/>
          <table:table-cell table:style-name="ce319" office:value-type="string" calcext:value-type="string">
            <text:p>OTSCIS</text:p>
          </table:table-cell>
          <table:table-cell table:style-name="ce637" office:value-type="string" calcext:value-type="string" table:number-columns-spanned="3" table:number-rows-spanned="1">
            <text:p>Les objets techniques, les services et les changements induits dans la société</text:p>
          </table:table-cell>
          <table:covered-table-cell table:number-columns-repeated="2" table:style-name="ce637"/>
          <table:table-cell table:style-name="Default" table:number-columns-repeated="2"/>
          <table:table-cell table:number-columns-repeated="1005"/>
        </table:table-row>
        <table:table-row table:style-name="ro8">
          <table:table-cell table:style-name="ce79" office:value-type="string" calcext:value-type="string" table:number-columns-spanned="1" table:number-rows-spanned="5">
            <text:p>4 - les systèmes naturels et les systèmes techniques</text:p>
          </table:table-cell>
          <table:table-cell table:style-name="ce172" office:value-type="float" office:value="1" calcext:value-type="float">
            <text:p>1</text:p>
          </table:table-cell>
          <table:table-cell table:style-name="ce194" office:value-type="string" calcext:value-type="string">
            <text:p>Pratiquer des démarches scientifiques et technologiques</text:p>
          </table:table-cell>
          <table:table-cell table:style-name="ce209" office:value-type="string" calcext:value-type="string">
            <text:p>Design</text:p>
          </table:table-cell>
          <table:table-cell table:style-name="ce216" office:value-type="string" calcext:value-type="string">
            <text:p>Évolution-description</text:p>
          </table:table-cell>
          <table:table-cell table:style-name="ce224" office:value-type="string" calcext:value-type="string">
            <text:p>Modélisation</text:p>
          </table:table-cell>
          <table:table-cell table:style-name="ce227" office:value-type="string" calcext:value-type="string">
            <text:p>Info</text:p>
          </table:table-cell>
          <table:table-cell/>
          <table:table-cell table:style-name="Default"/>
          <table:table-cell table:style-name="ce259" office:value-type="string" calcext:value-type="string">
            <text:p>Attendus de fin de cycle</text:p>
          </table:table-cell>
          <table:table-cell table:style-name="Default" table:number-columns-repeated="3"/>
          <table:table-cell table:style-name="ce320" office:value-type="string" calcext:value-type="string">
            <text:p>MSOST</text:p>
          </table:table-cell>
          <table:table-cell table:style-name="ce637" office:value-type="string" calcext:value-type="string" table:number-columns-spanned="3" table:number-rows-spanned="1">
            <text:p>La modélisation et la simulation des objets et systèmes techniques </text:p>
          </table:table-cell>
          <table:covered-table-cell table:number-columns-repeated="2" table:style-name="ce637"/>
          <table:table-cell table:style-name="Default" table:number-columns-repeated="2"/>
          <table:table-cell table:number-columns-repeated="1005"/>
        </table:table-row>
        <table:table-row table:style-name="ro9">
          <table:covered-table-cell table:style-name="ce79"/>
          <table:table-cell table:style-name="ce173" office:value-type="string" calcext:value-type="string">
            <text:p>CT 1.1</text:p>
          </table:table-cell>
          <table:table-cell table:style-name="ce195" office:value-type="string" calcext:value-type="string">
            <text:p>► Imaginer, synthétiser, formaliser et respecter une procédure, un protocole. </text:p>
          </table:table-cell>
          <table:table-cell table:style-name="ce128" table:content-validation-name="val1" office:value-type="string" calcext:value-type="string">
            <text:p>DIC.1.3</text:p>
          </table:table-cell>
          <table:table-cell table:style-name="ce354"/>
          <table:table-cell table:style-name="ce143" table:content-validation-name="val17" office:value-type="string" calcext:value-type="string">
            <text:p>MSOST.1.1</text:p>
          </table:table-cell>
          <table:table-cell table:style-name="ce361"/>
          <table:table-cell/>
          <table:table-cell table:style-name="Default"/>
          <table:table-cell table:style-name="ce260" office:value-type="string" calcext:value-type="string">
            <text:p>Imaginer des solutions en réponse aux besoins, matérialiser des idées en intégrant une dimension design.</text:p>
          </table:table-cell>
          <table:table-cell table:style-name="Default" table:number-columns-repeated="3"/>
          <table:table-cell table:style-name="ce321" office:value-type="string" calcext:value-type="string">
            <text:p>IP</text:p>
          </table:table-cell>
          <table:table-cell table:style-name="ce333" office:value-type="string" calcext:value-type="string">
            <text:p>L’informatique et la programmation</text:p>
          </table:table-cell>
          <table:table-cell table:style-name="ce336"/>
          <table:table-cell table:style-name="ce349"/>
          <table:table-cell table:style-name="Default" table:number-columns-repeated="2"/>
          <table:table-cell table:number-columns-repeated="1005"/>
        </table:table-row>
        <table:table-row table:style-name="ro1">
          <table:covered-table-cell table:style-name="ce79"/>
          <table:table-cell table:style-name="ce174" office:value-type="string" calcext:value-type="string">
            <text:p>CT 1.2</text:p>
          </table:table-cell>
          <table:table-cell table:style-name="ce196" office:value-type="string" calcext:value-type="string">
            <text:p>► Mesurer des grandeurs de manière directe ou indirecte. </text:p>
          </table:table-cell>
          <table:table-cell table:style-name="ce228"/>
          <table:table-cell table:style-name="ce354"/>
          <table:table-cell table:style-name="ce144" table:content-validation-name="val18" office:value-type="string" calcext:value-type="string">
            <text:p>MSOST.1.6</text:p>
          </table:table-cell>
          <table:table-cell table:style-name="ce361"/>
          <table:table-cell/>
          <table:table-cell table:style-name="Default"/>
          <table:table-cell table:style-name="ce261" office:value-type="string" calcext:value-type="string">
            <text:p>Réaliser, de manière collaborative, le prototype d’un objet communicant.</text:p>
          </table:table-cell>
          <table:table-cell table:style-name="Default" table:number-columns-repeated="9"/>
          <table:table-cell table:number-columns-repeated="1005"/>
        </table:table-row>
        <table:table-row table:style-name="ro10">
          <table:covered-table-cell table:style-name="ce79"/>
          <table:table-cell table:style-name="ce173" office:value-type="string" calcext:value-type="string">
            <text:p>CT 1.3</text:p>
          </table:table-cell>
          <table:table-cell table:style-name="ce195" office:value-type="string" calcext:value-type="string">
            <text:p>► Rechercher des solutions techniques à un problème posé, expliciter ses choix et les communiquer en argumentant. </text:p>
          </table:table-cell>
          <table:table-cell table:style-name="ce128" table:content-validation-name="val2" office:value-type="string" calcext:value-type="string">
            <text:p>DIC.1.5</text:p>
          </table:table-cell>
          <table:table-cell table:style-name="ce354" table:number-columns-repeated="2"/>
          <table:table-cell table:style-name="ce361"/>
          <table:table-cell/>
          <table:table-cell table:style-name="ce232"/>
          <table:table-cell table:style-name="ce262" office:value-type="string" calcext:value-type="string">
            <text:p>Compétences</text:p>
          </table:table-cell>
          <table:table-cell table:style-name="ce262"/>
          <table:table-cell table:style-name="ce304" office:value-type="string" calcext:value-type="string">
            <text:p>Connaissances </text:p>
          </table:table-cell>
          <table:table-cell table:style-name="Default" table:number-columns-repeated="7"/>
          <table:table-cell table:number-columns-repeated="1005"/>
        </table:table-row>
        <table:table-row table:style-name="ro11">
          <table:covered-table-cell table:style-name="ce79"/>
          <table:table-cell table:style-name="ce175" office:value-type="string" calcext:value-type="string">
            <text:p>CT 1.4</text:p>
          </table:table-cell>
          <table:table-cell table:style-name="ce197" office:value-type="string" calcext:value-type="string">
            <text:p><text:span text:style-name="T12">►</text:span><text:span text:style-name="T13"> Participer à l’organisation et au déroulement de projets.</text:span></text:p>
          </table:table-cell>
          <table:table-cell table:style-name="ce128" table:content-validation-name="val3" office:value-type="string" calcext:value-type="string">
            <text:p>DIC.1.4</text:p>
          </table:table-cell>
          <table:table-cell table:style-name="ce354" table:number-columns-repeated="2"/>
          <table:table-cell table:style-name="ce361"/>
          <table:table-cell/>
          <table:table-cell table:style-name="ce233" office:value-type="string" calcext:value-type="string">
            <text:p>DIC.1</text:p>
          </table:table-cell>
          <table:table-cell table:style-name="ce263" office:value-type="string" calcext:value-type="string">
            <text:p>Imaginer des solutions en réponse aux besoins, matérialiser une idée en intégrant une dimension design</text:p>
          </table:table-cell>
          <table:table-cell table:style-name="ce290"/>
          <table:table-cell table:style-name="ce305"/>
          <table:table-cell table:style-name="Default" table:number-columns-repeated="7"/>
          <table:table-cell table:number-columns-repeated="1005"/>
        </table:table-row>
        <table:table-row table:style-name="ro12">
          <table:table-cell table:style-name="ce80" office:value-type="string" calcext:value-type="string" table:number-columns-spanned="1" table:number-rows-spanned="9">
            <text:p>4 - les systèmes naturels et les systèmes techniques</text:p>
          </table:table-cell>
          <table:table-cell table:style-name="ce172" office:value-type="float" office:value="2" calcext:value-type="float">
            <text:p>2</text:p>
          </table:table-cell>
          <table:table-cell table:style-name="ce194" office:value-type="string" calcext:value-type="string">
            <text:p>Concevoir, créer, réaliser</text:p>
          </table:table-cell>
          <table:table-cell table:style-name="Default"/>
          <table:table-cell table:style-name="ce354" table:number-columns-repeated="2"/>
          <table:table-cell table:style-name="ce361"/>
          <table:table-cell/>
          <table:table-cell table:style-name="ce234" office:value-type="string" calcext:value-type="string">
            <text:p>DIC.1.1</text:p>
          </table:table-cell>
          <table:table-cell table:style-name="ce264" office:value-type="string" calcext:value-type="string">
            <text:p>Identifier un besoin (biens matériels ou services) et énoncer un problème technique.</text:p>
          </table:table-cell>
          <table:table-cell table:style-name="ce234" office:value-type="string" calcext:value-type="string">
            <text:p>DIC.1.1.1</text:p>
          </table:table-cell>
          <table:table-cell table:style-name="ce306" office:value-type="string" calcext:value-type="string">
            <text:p>Besoin, contraintes, normalisation. </text:p>
          </table:table-cell>
          <table:table-cell table:style-name="ce231" office:value-type="string" calcext:value-type="string">
            <text:p>→</text:p>
          </table:table-cell>
          <table:table-cell table:style-name="ce593" office:value-type="string" calcext:value-type="string" table:number-columns-spanned="4" table:number-rows-spanned="1">
            <text:p>Repères de progressivité</text:p>
          </table:table-cell>
          <table:covered-table-cell table:number-columns-repeated="3" table:style-name="ce593"/>
          <table:table-cell table:style-name="Default" table:number-columns-repeated="2"/>
          <table:table-cell table:number-columns-repeated="1005"/>
        </table:table-row>
        <table:table-row table:style-name="ro7">
          <table:covered-table-cell table:style-name="ce80"/>
          <table:table-cell table:style-name="ce173" office:value-type="string" calcext:value-type="string">
            <text:p>CT 2.1</text:p>
          </table:table-cell>
          <table:table-cell table:style-name="ce198" office:value-type="string" calcext:value-type="string">
            <text:p><text:span text:style-name="T14">►</text:span><text:span text:style-name="T15"> Identifier un besoin et énoncer un problème technique, identifier les conditions, contraintes (normes et règlements) et ressources correspondantes.</text:span></text:p>
          </table:table-cell>
          <table:table-cell table:style-name="ce211" table:content-validation-name="val4" office:value-type="string" calcext:value-type="string">
            <text:p>DIC.1.1</text:p>
          </table:table-cell>
          <table:table-cell table:style-name="ce217" office:value-type="string" calcext:value-type="string">
            <text:p>DIC.1.2</text:p>
          </table:table-cell>
          <table:table-cell table:style-name="ce330"/>
          <table:table-cell table:style-name="ce360"/>
          <table:table-cell/>
          <table:table-cell table:style-name="ce235" office:value-type="string" calcext:value-type="string">
            <text:p>DIC.1.2</text:p>
          </table:table-cell>
          <table:table-cell table:style-name="ce342" office:value-type="string" calcext:value-type="string" table:number-columns-spanned="1" table:number-rows-spanned="2">
            <text:p>Identifier les conditions, contraintes (normes et règlements) et ressources correspondantes, qualifier et quantifier simplement les performances d’un objet technique existant ou à créer.</text:p>
          </table:table-cell>
          <table:table-cell table:style-name="ce235" office:value-type="string" calcext:value-type="string">
            <text:p>DIC.1.2.1</text:p>
          </table:table-cell>
          <table:table-cell table:style-name="ce348" office:value-type="string" calcext:value-type="string" table:number-columns-spanned="1" table:number-rows-spanned="2">
            <text:p>Principaux éléments d’un cahier des charges. </text:p>
          </table:table-cell>
          <table:table-cell table:style-name="Default"/>
          <table:table-cell table:style-name="ce594" office:value-type="string" calcext:value-type="string" table:number-columns-spanned="4" table:number-rows-spanned="3">
            <text:p><text:span text:style-name="T16">S’agissant des activités de projet, la conception doit être introduite dès la classe de 5</text:span><text:span text:style-name="T17">ème</text:span><text:span text:style-name="T18">, mais de façon progressive et modeste sur des projets simples. Des projets complets (conception, réalisation, validation) sont attendus en classe de 3</text:span><text:span text:style-name="T17">ème.</text:span></text:p>
          </table:table-cell>
          <table:covered-table-cell table:number-columns-repeated="3" table:style-name="ce594"/>
          <table:table-cell table:style-name="ce326" table:number-columns-repeated="2"/>
          <table:table-cell table:number-columns-repeated="1005"/>
        </table:table-row>
        <table:table-row table:style-name="ro13">
          <table:covered-table-cell table:style-name="ce80"/>
          <table:table-cell table:style-name="ce173"/>
          <table:table-cell table:style-name="ce198"/>
          <table:table-cell table:style-name="ce212" table:content-validation-name="val5" office:value-type="string" calcext:value-type="string">
            <text:p>DIC.1.2</text:p>
          </table:table-cell>
          <table:table-cell table:style-name="ce218"/>
          <table:table-cell table:style-name="ce356"/>
          <table:table-cell table:style-name="ce362"/>
          <table:table-cell/>
          <table:table-cell table:style-name="ce236"/>
          <table:covered-table-cell table:style-name="ce342"/>
          <table:table-cell table:style-name="ce291"/>
          <table:covered-table-cell table:style-name="ce348"/>
          <table:table-cell table:style-name="Default"/>
          <table:covered-table-cell table:number-columns-repeated="4" table:style-name="ce594"/>
          <table:table-cell table:style-name="ce326" table:number-columns-repeated="2"/>
          <table:table-cell table:number-columns-repeated="1005"/>
        </table:table-row>
        <table:table-row table:style-name="ro14">
          <table:covered-table-cell table:style-name="ce80"/>
          <table:table-cell table:style-name="ce174" office:value-type="string" calcext:value-type="string">
            <text:p>CT 2.2</text:p>
          </table:table-cell>
          <table:table-cell table:style-name="ce199" office:value-type="string" calcext:value-type="string">
            <text:p>► Identifier le(s) matériau(x), les flux d’énergie et d’information dans le cadre d’une production technique sur un objet et décrire les transformations qui s’opèrent.</text:p>
          </table:table-cell>
          <table:table-cell table:style-name="ce213" table:content-validation-name="val6"/>
          <table:table-cell table:style-name="ce219"/>
          <table:table-cell table:style-name="ce143" table:content-validation-name="val19" office:value-type="string" calcext:value-type="string">
            <text:p>MSOST.1.4</text:p>
          </table:table-cell>
          <table:table-cell table:style-name="ce361"/>
          <table:table-cell/>
          <table:table-cell table:style-name="ce235" office:value-type="string" calcext:value-type="string">
            <text:p>DIC.1.3</text:p>
          </table:table-cell>
          <table:table-cell table:style-name="ce343" office:value-type="string" calcext:value-type="string" table:number-columns-spanned="1" table:number-rows-spanned="2">
            <text:p>Imaginer, synthétiser et formaliser une procédure, un protocole. </text:p>
          </table:table-cell>
          <table:table-cell table:style-name="ce235" office:value-type="string" calcext:value-type="string">
            <text:p>DIC.1.3.1</text:p>
          </table:table-cell>
          <table:table-cell table:style-name="ce307" office:value-type="string" calcext:value-type="string">
            <text:p>Outils numériques de présentation. </text:p>
          </table:table-cell>
          <table:table-cell table:style-name="Default"/>
          <table:covered-table-cell table:number-columns-repeated="4" table:style-name="ce594"/>
          <table:table-cell table:number-columns-repeated="1007"/>
        </table:table-row>
        <table:table-row table:style-name="ro11">
          <table:covered-table-cell table:style-name="ce80"/>
          <table:table-cell table:style-name="ce173" office:value-type="string" calcext:value-type="string">
            <text:p>CT 2.3</text:p>
          </table:table-cell>
          <table:table-cell table:style-name="ce198" office:value-type="string" calcext:value-type="string">
            <text:p>► S’approprier un cahier des charges.</text:p>
          </table:table-cell>
          <table:table-cell table:style-name="ce128" table:content-validation-name="val7" office:value-type="string" calcext:value-type="string">
            <text:p>DIC.1.2</text:p>
          </table:table-cell>
          <table:table-cell table:style-name="ce354" table:number-columns-repeated="2"/>
          <table:table-cell table:style-name="ce361"/>
          <table:table-cell/>
          <table:table-cell table:style-name="ce237"/>
          <table:covered-table-cell table:style-name="ce343"/>
          <table:table-cell table:style-name="ce235" office:value-type="string" calcext:value-type="string">
            <text:p>DIC.1.3.2</text:p>
          </table:table-cell>
          <table:table-cell table:style-name="ce307" office:value-type="string" calcext:value-type="string">
            <text:p>Charte graphique.</text:p>
          </table:table-cell>
          <table:table-cell table:style-name="Default" table:number-columns-repeated="5"/>
          <table:table-cell table:number-columns-repeated="1007"/>
        </table:table-row>
        <table:table-row table:style-name="ro9">
          <table:covered-table-cell table:style-name="ce80"/>
          <table:table-cell table:style-name="ce173" office:value-type="string" calcext:value-type="string">
            <text:p>CT 2.4</text:p>
          </table:table-cell>
          <table:table-cell table:style-name="ce198" office:value-type="string" calcext:value-type="string">
            <text:p>► Associer des solutions techniques à des fonctions.</text:p>
          </table:table-cell>
          <table:table-cell table:style-name="ce228"/>
          <table:table-cell table:style-name="ce354"/>
          <table:table-cell table:style-name="ce143" table:content-validation-name="val20" office:value-type="string" calcext:value-type="string">
            <text:p>MSOST.1.2</text:p>
          </table:table-cell>
          <table:table-cell table:style-name="ce361"/>
          <table:table-cell/>
          <table:table-cell table:style-name="ce234" office:value-type="string" calcext:value-type="string">
            <text:p>DIC.1.4</text:p>
          </table:table-cell>
          <table:table-cell table:style-name="ce267" office:value-type="string" calcext:value-type="string">
            <text:p>Participer à l’organisation de projets, la définition des rôles, la planification (se projeter et anticiper) et aux revues de projet.</text:p>
          </table:table-cell>
          <table:table-cell table:style-name="ce234" office:value-type="string" calcext:value-type="string">
            <text:p>DIC.1.4.1</text:p>
          </table:table-cell>
          <table:table-cell table:style-name="ce306" office:value-type="string" calcext:value-type="string">
            <text:p>Organisation d’un groupe de projet, rôle des participants, planning, revue de projets.</text:p>
          </table:table-cell>
          <table:table-cell table:style-name="Default" table:number-columns-repeated="5"/>
          <table:table-cell table:number-columns-repeated="1007"/>
        </table:table-row>
        <table:table-row table:style-name="ro9">
          <table:covered-table-cell table:style-name="ce80"/>
          <table:table-cell table:style-name="ce173" office:value-type="string" calcext:value-type="string">
            <text:p>CT 2.5</text:p>
          </table:table-cell>
          <table:table-cell table:style-name="ce198" office:value-type="string" calcext:value-type="string">
            <text:p>► Imaginer des solutions en réponse au besoin.</text:p>
          </table:table-cell>
          <table:table-cell table:style-name="ce128" table:content-validation-name="val2" office:value-type="string" calcext:value-type="string">
            <text:p>DIC.1.5</text:p>
          </table:table-cell>
          <table:table-cell table:style-name="ce354" table:number-columns-repeated="2"/>
          <table:table-cell table:style-name="ce361"/>
          <table:table-cell/>
          <table:table-cell table:style-name="ce235" office:value-type="string" calcext:value-type="string">
            <text:p>DIC.1.5</text:p>
          </table:table-cell>
          <table:table-cell table:style-name="ce348" office:value-type="string" calcext:value-type="string" table:number-columns-spanned="1" table:number-rows-spanned="6">
            <text:p>Imaginer des solutions pour produire des objets et des éléments de programmes informatiques en réponse au besoin.</text:p>
          </table:table-cell>
          <table:table-cell table:style-name="ce235" office:value-type="string" calcext:value-type="string">
            <text:p>DIC.1.5.1</text:p>
          </table:table-cell>
          <table:table-cell table:style-name="ce306" office:value-type="string" calcext:value-type="string">
            <text:p>Design. </text:p>
          </table:table-cell>
          <table:table-cell table:style-name="Default" table:number-columns-repeated="5"/>
          <table:table-cell table:number-columns-repeated="1007"/>
        </table:table-row>
        <table:table-row table:style-name="ro10">
          <table:covered-table-cell table:style-name="ce80"/>
          <table:table-cell table:style-name="ce173" office:value-type="string" calcext:value-type="string">
            <text:p>CT 2.6</text:p>
          </table:table-cell>
          <table:table-cell table:style-name="ce198" office:value-type="string" calcext:value-type="string">
            <text:p>► Réaliser, de manière collaborative, le prototype de tout ou partie d’un objet pour valider une solution.</text:p>
          </table:table-cell>
          <table:table-cell table:style-name="ce128" table:content-validation-name="val8" office:value-type="string" calcext:value-type="string">
            <text:p>DIC.2.1</text:p>
          </table:table-cell>
          <table:table-cell table:style-name="ce354"/>
          <table:table-cell table:style-name="ce143" table:content-validation-name="val17" office:value-type="string" calcext:value-type="string">
            <text:p>MSOST.1.1</text:p>
          </table:table-cell>
          <table:table-cell table:style-name="ce361"/>
          <table:table-cell/>
          <table:table-cell table:style-name="ce236"/>
          <table:covered-table-cell table:style-name="ce348"/>
          <table:table-cell table:style-name="ce235" office:value-type="string" calcext:value-type="string">
            <text:p>DIC.1.5.2</text:p>
          </table:table-cell>
          <table:table-cell table:style-name="ce306" office:value-type="string" calcext:value-type="string">
            <text:p>Innovation et créativité. </text:p>
          </table:table-cell>
          <table:table-cell table:style-name="Default" table:number-columns-repeated="5"/>
          <table:table-cell table:number-columns-repeated="1007"/>
        </table:table-row>
        <table:table-row table:style-name="ro8">
          <table:covered-table-cell table:style-name="ce80"/>
          <table:table-cell table:style-name="ce175" office:value-type="string" calcext:value-type="string">
            <text:p>CT 2.7</text:p>
          </table:table-cell>
          <table:table-cell table:style-name="ce200" office:value-type="string" calcext:value-type="string">
            <text:p>► Imaginer, concevoir et programmer des applications informatiques nomades.</text:p>
          </table:table-cell>
          <table:table-cell table:style-name="ce128" table:content-validation-name="val2" office:value-type="string" calcext:value-type="string">
            <text:p>DIC.1.5</text:p>
          </table:table-cell>
          <table:table-cell table:style-name="ce354" table:number-columns-repeated="2"/>
          <table:table-cell table:style-name="ce146" table:content-validation-name="val26" office:value-type="string" calcext:value-type="string">
            <text:p>IP.2.2</text:p>
          </table:table-cell>
          <table:table-cell/>
          <table:table-cell table:style-name="ce236"/>
          <table:covered-table-cell table:style-name="ce348"/>
          <table:table-cell table:style-name="ce235" office:value-type="string" calcext:value-type="string">
            <text:p>DIC.1.5.3</text:p>
          </table:table-cell>
          <table:table-cell table:style-name="ce306" office:value-type="string" calcext:value-type="string">
            <text:p>Veille. </text:p>
          </table:table-cell>
          <table:table-cell table:style-name="Default" table:number-columns-repeated="5"/>
          <table:table-cell table:number-columns-repeated="1007"/>
        </table:table-row>
        <table:table-row table:style-name="ro12">
          <table:table-cell table:style-name="ce80" office:value-type="string" calcext:value-type="string" table:number-columns-spanned="1" table:number-rows-spanned="4">
            <text:p>2 - les méthodes et outils pour apprendre</text:p>
          </table:table-cell>
          <table:table-cell table:style-name="ce172" office:value-type="float" office:value="3" calcext:value-type="float">
            <text:p>3</text:p>
          </table:table-cell>
          <table:table-cell table:style-name="ce194" office:value-type="string" calcext:value-type="string">
            <text:p>S’approprier des outils et des méthodes</text:p>
          </table:table-cell>
          <table:table-cell table:style-name="ce228"/>
          <table:table-cell table:style-name="ce354" table:number-columns-repeated="2"/>
          <table:table-cell table:style-name="ce229"/>
          <table:table-cell/>
          <table:table-cell table:style-name="ce236"/>
          <table:covered-table-cell table:style-name="ce348"/>
          <table:table-cell table:style-name="ce235" office:value-type="string" calcext:value-type="string">
            <text:p>DIC.1.5.4</text:p>
          </table:table-cell>
          <table:table-cell table:style-name="ce306" office:value-type="string" calcext:value-type="string">
            <text:p>Représentation de solutions (croquis, schémas, algorithmes). </text:p>
          </table:table-cell>
          <table:table-cell table:style-name="Default" table:number-columns-repeated="5"/>
          <table:table-cell table:number-columns-repeated="1007"/>
        </table:table-row>
        <table:table-row table:style-name="ro10">
          <table:covered-table-cell table:style-name="ce80"/>
          <table:table-cell table:style-name="ce173" office:value-type="string" calcext:value-type="string">
            <text:p>CT 3.1</text:p>
          </table:table-cell>
          <table:table-cell table:style-name="ce198" office:value-type="string" calcext:value-type="string">
            <text:p>► Exprimer sa pensée à l’aide d’outils de description adaptés : croquis, schémas, graphes, diagrammes, tableaux (représentations non normées).</text:p>
          </table:table-cell>
          <table:table-cell table:style-name="ce228"/>
          <table:table-cell table:style-name="ce138" table:content-validation-name="val11" office:value-type="string" calcext:value-type="string">
            <text:p>OTSCIS.2.1</text:p>
          </table:table-cell>
          <table:table-cell table:style-name="ce354"/>
          <table:table-cell table:style-name="ce229"/>
          <table:table-cell/>
          <table:table-cell table:style-name="ce236"/>
          <table:covered-table-cell table:style-name="ce348"/>
          <table:table-cell table:style-name="ce235" office:value-type="string" calcext:value-type="string">
            <text:p>DIC.1.5.5</text:p>
          </table:table-cell>
          <table:table-cell table:style-name="ce307" office:value-type="string" calcext:value-type="string">
            <text:p>Réalité augmentée. </text:p>
          </table:table-cell>
          <table:table-cell table:style-name="Default" table:number-columns-repeated="5"/>
          <table:table-cell table:number-columns-repeated="1007"/>
        </table:table-row>
        <table:table-row table:style-name="ro10">
          <table:covered-table-cell table:style-name="ce80"/>
          <table:table-cell table:style-name="ce174" office:value-type="string" calcext:value-type="string">
            <text:p>CT 3.2</text:p>
          </table:table-cell>
          <table:table-cell table:style-name="ce199" office:value-type="string" calcext:value-type="string">
            <text:p>► Traduire, à l’aide d’outils de représentation numérique, des choix de solutions sous forme de croquis, de dessins ou de schémas.</text:p>
          </table:table-cell>
          <table:table-cell table:style-name="ce128" table:content-validation-name="val2" office:value-type="string" calcext:value-type="string">
            <text:p>DIC.1.5</text:p>
          </table:table-cell>
          <table:table-cell table:style-name="ce138" table:content-validation-name="val12" office:value-type="string" calcext:value-type="string">
            <text:p>OTSCIS.2.2</text:p>
          </table:table-cell>
          <table:table-cell table:style-name="ce354"/>
          <table:table-cell table:style-name="ce229"/>
          <table:table-cell/>
          <table:table-cell table:style-name="ce237"/>
          <table:covered-table-cell table:style-name="ce348"/>
          <table:table-cell table:style-name="ce235" office:value-type="string" calcext:value-type="string">
            <text:p>DIC.1.5.6</text:p>
          </table:table-cell>
          <table:table-cell table:style-name="ce306" office:value-type="string" calcext:value-type="string">
            <text:p>Objets connectés.</text:p>
          </table:table-cell>
          <table:table-cell table:style-name="Default" table:number-columns-repeated="5"/>
          <table:table-cell table:number-columns-repeated="1007"/>
        </table:table-row>
        <table:table-row table:style-name="ro15">
          <table:covered-table-cell table:style-name="ce80"/>
          <table:table-cell table:style-name="ce175" office:value-type="string" calcext:value-type="string">
            <text:p>CT 3.3</text:p>
          </table:table-cell>
          <table:table-cell table:style-name="ce200" office:value-type="string" calcext:value-type="string">
            <text:p>► Présenter à l’oral et à l’aide de supports numériques multimédia des solutions techniques au moment des revues de projet.</text:p>
          </table:table-cell>
          <table:table-cell table:style-name="ce128" table:content-validation-name="val9" office:value-type="string" calcext:value-type="string">
            <text:p>DIC.1.7</text:p>
          </table:table-cell>
          <table:table-cell table:style-name="ce354" table:number-columns-repeated="2"/>
          <table:table-cell table:style-name="ce229"/>
          <table:table-cell/>
          <table:table-cell table:style-name="ce234" office:value-type="string" calcext:value-type="string">
            <text:p>DIC.1.6</text:p>
          </table:table-cell>
          <table:table-cell table:style-name="ce269" office:value-type="string" calcext:value-type="string">
            <text:p>Organiser, structurer et stocker des ressources numériques.</text:p>
          </table:table-cell>
          <table:table-cell table:style-name="ce234" office:value-type="string" calcext:value-type="string">
            <text:p>DIC.1.6.1</text:p>
          </table:table-cell>
          <table:table-cell table:style-name="ce306" office:value-type="string" calcext:value-type="string">
            <text:p>Arborescence.</text:p>
          </table:table-cell>
          <table:table-cell table:style-name="Default" table:number-columns-repeated="5"/>
          <table:table-cell table:number-columns-repeated="1007"/>
        </table:table-row>
        <table:table-row table:style-name="ro9">
          <table:table-cell table:style-name="ce163" office:value-type="string" calcext:value-type="string">
            <text:p>1 - les langages pour penser et communiquer</text:p>
          </table:table-cell>
          <table:table-cell table:style-name="ce172" office:value-type="float" office:value="4" calcext:value-type="float">
            <text:p>4</text:p>
          </table:table-cell>
          <table:table-cell table:style-name="ce194" office:value-type="string" calcext:value-type="string">
            <text:p>Pratiquer des langages </text:p>
          </table:table-cell>
          <table:table-cell table:style-name="ce228"/>
          <table:table-cell table:style-name="ce354" table:number-columns-repeated="2"/>
          <table:table-cell table:style-name="ce229"/>
          <table:table-cell/>
          <table:table-cell table:style-name="ce235" office:value-type="string" calcext:value-type="string">
            <text:p>DIC.1.7</text:p>
          </table:table-cell>
          <table:table-cell table:style-name="ce348" office:value-type="string" calcext:value-type="string" table:number-columns-spanned="1" table:number-rows-spanned="2">
            <text:p>Présenter à l’oral et à l’aide de supports numériques multimédia des solutions techniques au moment des revues de projet.</text:p>
          </table:table-cell>
          <table:table-cell table:style-name="ce292" office:value-type="string" calcext:value-type="string">
            <text:p>DIC.1.7.1</text:p>
          </table:table-cell>
          <table:table-cell table:style-name="ce306" office:value-type="string" calcext:value-type="string">
            <text:p>Outils numériques de présentation.</text:p>
          </table:table-cell>
          <table:table-cell table:style-name="Default" table:number-columns-repeated="5"/>
          <table:table-cell table:number-columns-repeated="1007"/>
        </table:table-row>
        <table:table-row table:style-name="ro10">
          <table:table-cell table:style-name="ce82" table:number-columns-spanned="1" table:number-rows-spanned="2"/>
          <table:table-cell table:style-name="ce176" office:value-type="string" calcext:value-type="string">
            <text:p>CT 4.1</text:p>
          </table:table-cell>
          <table:table-cell table:style-name="ce198" office:value-type="string" calcext:value-type="string">
            <text:p>► Décrire, en utilisant les outils et langages de descriptions adaptés, la structure et le comportement des objets.</text:p>
          </table:table-cell>
          <table:table-cell table:style-name="ce228"/>
          <table:table-cell table:style-name="ce138" table:content-validation-name="val13" office:value-type="string" calcext:value-type="string">
            <text:p>OTSCIS.1.4</text:p>
          </table:table-cell>
          <table:table-cell table:style-name="ce143" table:content-validation-name="val21" office:value-type="string" calcext:value-type="string">
            <text:p>MSOST.1.5</text:p>
          </table:table-cell>
          <table:table-cell table:style-name="ce229"/>
          <table:table-cell/>
          <table:table-cell table:style-name="ce237"/>
          <table:covered-table-cell table:style-name="ce348"/>
          <table:table-cell table:style-name="ce293"/>
          <table:table-cell table:style-name="ce306" office:value-type="string" calcext:value-type="string">
            <text:p>Charte graphique.</text:p>
          </table:table-cell>
          <table:table-cell table:style-name="Default" table:number-columns-repeated="5"/>
          <table:table-cell table:number-columns-repeated="1007"/>
        </table:table-row>
        <table:table-row table:style-name="ro16">
          <table:covered-table-cell table:style-name="ce82"/>
          <table:table-cell table:style-name="ce177" office:value-type="string" calcext:value-type="string">
            <text:p>CT 4.2</text:p>
          </table:table-cell>
          <table:table-cell table:style-name="ce200" office:value-type="string" calcext:value-type="string">
            <text:p>► Appliquer les principes élémentaires de l’algorithmique et du codage à la résolution d’un problème simple.</text:p>
          </table:table-cell>
          <table:table-cell table:style-name="ce228"/>
          <table:table-cell table:style-name="ce354" table:number-columns-repeated="2"/>
          <table:table-cell table:style-name="ce146" table:content-validation-name="val27" office:value-type="string" calcext:value-type="string">
            <text:p>IP.2.3</text:p>
          </table:table-cell>
          <table:table-cell/>
          <table:table-cell table:style-name="ce238" office:value-type="string" calcext:value-type="string">
            <text:p>DIC.2</text:p>
          </table:table-cell>
          <table:table-cell table:style-name="ce351" office:value-type="string" calcext:value-type="string" table:number-columns-spanned="3" table:number-rows-spanned="1">
            <text:p>Réaliser, de manière collaborative, le prototype d’un objet communicant</text:p>
          </table:table-cell>
          <table:covered-table-cell table:number-columns-repeated="2" table:style-name="ce351"/>
          <table:table-cell table:style-name="Default" table:number-columns-repeated="5"/>
          <table:table-cell table:number-columns-repeated="1007"/>
        </table:table-row>
        <table:table-row table:style-name="ro12">
          <table:table-cell table:style-name="ce80" office:value-type="string" calcext:value-type="string" table:number-columns-spanned="1" table:number-rows-spanned="6">
            <text:p>2 - les méthodes et outils pour apprendre</text:p>
          </table:table-cell>
          <table:table-cell table:style-name="ce172" office:value-type="float" office:value="5" calcext:value-type="float">
            <text:p>5</text:p>
          </table:table-cell>
          <table:table-cell table:style-name="ce194" office:value-type="string" calcext:value-type="string">
            <text:p>Mobiliser des outils numériques</text:p>
          </table:table-cell>
          <table:table-cell table:style-name="ce228"/>
          <table:table-cell table:style-name="ce354" table:number-columns-repeated="2"/>
          <table:table-cell table:style-name="ce229"/>
          <table:table-cell/>
          <table:table-cell table:style-name="ce234" office:value-type="string" calcext:value-type="string">
            <text:p>DIC.2.1</text:p>
          </table:table-cell>
          <table:table-cell table:style-name="ce269" office:value-type="string" calcext:value-type="string">
            <text:p>Réaliser, de manière collaborative, le prototype d’un objet pour valider une solution.</text:p>
          </table:table-cell>
          <table:table-cell table:style-name="ce234" office:value-type="string" calcext:value-type="string">
            <text:p>DIC.2.1.1</text:p>
          </table:table-cell>
          <table:table-cell table:style-name="ce308" office:value-type="string" calcext:value-type="string">
            <text:p>Prototypage rapide de structures et de circuits de commande à partir de cartes standard.</text:p>
          </table:table-cell>
          <table:table-cell table:style-name="Default" table:number-columns-repeated="5"/>
          <table:table-cell table:number-columns-repeated="1007"/>
        </table:table-row>
        <table:table-row table:style-name="ro2">
          <table:covered-table-cell table:style-name="ce80"/>
          <table:table-cell table:style-name="ce173" office:value-type="string" calcext:value-type="string">
            <text:p>CT 5.1</text:p>
          </table:table-cell>
          <table:table-cell table:style-name="ce198" office:value-type="string" calcext:value-type="string">
            <text:p>► Simuler numériquement la structure et/ou le comportement d’un objet.</text:p>
          </table:table-cell>
          <table:table-cell table:style-name="ce228"/>
          <table:table-cell table:style-name="ce354"/>
          <table:table-cell table:style-name="ce144" table:content-validation-name="val22" office:value-type="string" calcext:value-type="string">
            <text:p>MSOST.2.2</text:p>
          </table:table-cell>
          <table:table-cell table:style-name="ce229"/>
          <table:table-cell/>
          <table:table-cell table:style-name="Default" table:number-columns-repeated="9"/>
          <table:table-cell table:number-columns-repeated="1007"/>
        </table:table-row>
        <table:table-row table:style-name="ro2">
          <table:covered-table-cell table:style-name="ce80"/>
          <table:table-cell table:style-name="ce173" office:value-type="string" calcext:value-type="string">
            <text:p>CT 5.2</text:p>
          </table:table-cell>
          <table:table-cell table:style-name="ce198" office:value-type="string" calcext:value-type="string">
            <text:p>► Organiser, structurer et stocker des ressources numériques.</text:p>
          </table:table-cell>
          <table:table-cell table:style-name="ce128" table:content-validation-name="val10" office:value-type="string" calcext:value-type="string">
            <text:p>DIC.1.6</text:p>
          </table:table-cell>
          <table:table-cell table:style-name="ce354" table:number-columns-repeated="2"/>
          <table:table-cell table:style-name="ce229"/>
          <table:table-cell/>
          <table:table-cell table:style-name="Default" table:number-columns-repeated="9"/>
          <table:table-cell table:number-columns-repeated="1007"/>
        </table:table-row>
        <table:table-row table:style-name="ro17">
          <table:covered-table-cell table:style-name="ce80"/>
          <table:table-cell table:style-name="ce173" office:value-type="string" calcext:value-type="string">
            <text:p>CT 5.3</text:p>
          </table:table-cell>
          <table:table-cell table:style-name="ce198" office:value-type="string" calcext:value-type="string">
            <text:p>► Lire, utiliser et produire des représentations numériques d’objets.</text:p>
          </table:table-cell>
          <table:table-cell table:style-name="ce228"/>
          <table:table-cell table:style-name="ce138" table:content-validation-name="val12" office:value-type="string" calcext:value-type="string">
            <text:p>OTSCIS.2.2</text:p>
          </table:table-cell>
          <table:table-cell table:style-name="ce354"/>
          <table:table-cell table:style-name="ce229"/>
          <table:table-cell/>
          <table:table-cell table:style-name="Default"/>
          <table:table-cell table:style-name="ce258" office:value-type="string" calcext:value-type="string">
            <text:p>Les objets techniques, les services et les changements induits dans la société</text:p>
          </table:table-cell>
          <table:table-cell table:style-name="Default" table:number-columns-repeated="7"/>
          <table:table-cell table:number-columns-repeated="1007"/>
        </table:table-row>
        <table:table-row table:style-name="ro1">
          <table:covered-table-cell table:style-name="ce80"/>
          <table:table-cell table:style-name="ce174" office:value-type="string" calcext:value-type="string">
            <text:p>CT 5.4</text:p>
          </table:table-cell>
          <table:table-cell table:style-name="ce199" office:value-type="string" calcext:value-type="string">
            <text:p>► Piloter un système connecté localement ou à distance.</text:p>
          </table:table-cell>
          <table:table-cell table:style-name="ce228"/>
          <table:table-cell table:style-name="ce354" table:number-columns-repeated="2"/>
          <table:table-cell table:style-name="ce146" table:content-validation-name="val26" office:value-type="string" calcext:value-type="string">
            <text:p>IP.2.2</text:p>
          </table:table-cell>
          <table:table-cell/>
          <table:table-cell table:style-name="Default"/>
          <table:table-cell table:style-name="ce259" office:value-type="string" calcext:value-type="string">
            <text:p>Attendus de fin de cycle</text:p>
          </table:table-cell>
          <table:table-cell table:style-name="ce391" table:number-columns-repeated="2"/>
          <table:table-cell table:style-name="Default" table:number-columns-repeated="5"/>
          <table:table-cell table:number-columns-repeated="1007"/>
        </table:table-row>
        <table:table-row table:style-name="ro18">
          <table:covered-table-cell table:style-name="ce80"/>
          <table:table-cell table:style-name="ce175" office:value-type="string" calcext:value-type="string">
            <text:p>CT 5.5</text:p>
          </table:table-cell>
          <table:table-cell table:style-name="ce200" office:value-type="string" calcext:value-type="string">
            <text:p>► Modifier ou paramétrer le fonctionnement d’un objet communicant.</text:p>
          </table:table-cell>
          <table:table-cell table:style-name="ce228"/>
          <table:table-cell table:style-name="ce354" table:number-columns-repeated="2"/>
          <table:table-cell table:style-name="ce146" table:content-validation-name="val27" office:value-type="string" calcext:value-type="string">
            <text:p>IP.2.3</text:p>
          </table:table-cell>
          <table:table-cell/>
          <table:table-cell table:style-name="Default"/>
          <table:table-cell table:style-name="ce271" office:value-type="string" calcext:value-type="string">
            <text:p>Comparer et commenter les évolutions des objets et systèmes.</text:p>
          </table:table-cell>
          <table:table-cell table:style-name="ce391" table:number-columns-repeated="2"/>
          <table:table-cell table:style-name="Default" table:number-columns-repeated="5"/>
          <table:table-cell table:number-columns-repeated="1007"/>
        </table:table-row>
        <table:table-row table:style-name="ro12">
          <table:table-cell table:style-name="ce165" office:value-type="string" calcext:value-type="string">
            <text:p>3 - la formation de la personne et du citoyen</text:p>
          </table:table-cell>
          <table:table-cell table:style-name="ce172" office:value-type="float" office:value="6" calcext:value-type="float">
            <text:p>6</text:p>
          </table:table-cell>
          <table:table-cell table:style-name="ce194" office:value-type="string" calcext:value-type="string">
            <text:p>Adopter un comportement éthique et responsable</text:p>
          </table:table-cell>
          <table:table-cell table:style-name="ce228"/>
          <table:table-cell table:style-name="ce354" table:number-columns-repeated="2"/>
          <table:table-cell table:style-name="ce361"/>
          <table:table-cell/>
          <table:table-cell table:style-name="Default"/>
          <table:table-cell table:style-name="ce260" office:value-type="string" calcext:value-type="string">
            <text:p>Exprimer sa pensée à l’aide d’outils de description adaptés. </text:p>
          </table:table-cell>
          <table:table-cell table:style-name="ce391" table:number-columns-repeated="2"/>
          <table:table-cell table:style-name="Default" table:number-columns-repeated="5"/>
          <table:table-cell table:number-columns-repeated="1007"/>
        </table:table-row>
        <table:table-row table:style-name="ro1">
          <table:table-cell table:style-name="ce166" office:value-type="string" calcext:value-type="string">
            <text:p>5 - les représentations du monde et l'activité humaine</text:p>
          </table:table-cell>
          <table:table-cell table:style-name="ce173" office:value-type="string" calcext:value-type="string">
            <text:p>CT 6.1</text:p>
          </table:table-cell>
          <table:table-cell table:style-name="ce198" office:value-type="string" calcext:value-type="string">
            <text:p>► Développer les bonnes pratiques de l’usage des objets communicants.</text:p>
          </table:table-cell>
          <table:table-cell table:style-name="ce228"/>
          <table:table-cell table:style-name="ce138" table:content-validation-name="val14" office:value-type="string" calcext:value-type="string">
            <text:p>OTSCIS.1.3</text:p>
          </table:table-cell>
          <table:table-cell table:style-name="ce354"/>
          <table:table-cell table:style-name="ce361"/>
          <table:table-cell/>
          <table:table-cell table:style-name="Default"/>
          <table:table-cell table:style-name="ce261" office:value-type="string" calcext:value-type="string">
            <text:p>Développer les bonnes pratiques de l’usage des objets communicants.</text:p>
          </table:table-cell>
          <table:table-cell table:style-name="ce391" table:number-columns-repeated="2"/>
          <table:table-cell table:style-name="Default" table:number-columns-repeated="5"/>
          <table:table-cell table:number-columns-repeated="1007"/>
        </table:table-row>
        <table:table-row table:style-name="ro1">
          <table:table-cell table:style-name="ce167"/>
          <table:table-cell table:style-name="ce173" office:value-type="string" calcext:value-type="string">
            <text:p>CT 6.2</text:p>
          </table:table-cell>
          <table:table-cell table:style-name="ce198" office:value-type="string" calcext:value-type="string">
            <text:p>► Analyser l’impact environnemental d’un objet et de ses constituants.</text:p>
          </table:table-cell>
          <table:table-cell table:style-name="ce228"/>
          <table:table-cell table:style-name="ce138" table:content-validation-name="val15" office:value-type="string" calcext:value-type="string">
            <text:p>OTSCIS.1.2</text:p>
          </table:table-cell>
          <table:table-cell table:style-name="ce354"/>
          <table:table-cell table:style-name="ce361"/>
          <table:table-cell/>
          <table:table-cell table:style-name="Default"/>
          <table:table-cell table:style-name="ce262" office:value-type="string" calcext:value-type="string">
            <text:p>Compétences</text:p>
          </table:table-cell>
          <table:table-cell table:style-name="ce262"/>
          <table:table-cell table:style-name="ce304" office:value-type="string" calcext:value-type="string">
            <text:p>Connaissances </text:p>
          </table:table-cell>
          <table:table-cell table:style-name="Default" table:number-columns-repeated="5"/>
          <table:table-cell table:number-columns-repeated="1007"/>
        </table:table-row>
        <table:table-row table:style-name="ro19">
          <table:table-cell table:style-name="ce168"/>
          <table:table-cell table:style-name="ce175" office:value-type="string" calcext:value-type="string">
            <text:p>CT 6.3</text:p>
          </table:table-cell>
          <table:table-cell table:style-name="ce200" office:value-type="string" calcext:value-type="string">
            <text:p>► Analyser le cycle de vie d’un objet.</text:p>
          </table:table-cell>
          <table:table-cell table:style-name="ce228"/>
          <table:table-cell table:style-name="ce138" table:content-validation-name="val16" office:value-type="string" calcext:value-type="string">
            <text:p>OTSCIS.1.1</text:p>
          </table:table-cell>
          <table:table-cell table:style-name="ce354"/>
          <table:table-cell table:style-name="ce361"/>
          <table:table-cell/>
          <table:table-cell table:style-name="ce239" office:value-type="string" calcext:value-type="string">
            <text:p>OTSCIS.1</text:p>
          </table:table-cell>
          <table:table-cell table:style-name="ce272" office:value-type="string" calcext:value-type="string">
            <text:p>Comparer et commenter les évolutions des objets et systèmes</text:p>
          </table:table-cell>
          <table:table-cell table:style-name="ce294"/>
          <table:table-cell table:style-name="ce309"/>
          <table:table-cell table:style-name="ce231" office:value-type="string" calcext:value-type="string">
            <text:p>→</text:p>
          </table:table-cell>
          <table:table-cell table:style-name="ce595" office:value-type="string" calcext:value-type="string" table:number-columns-spanned="4" table:number-rows-spanned="1">
            <text:p>Repères de progressivité</text:p>
          </table:table-cell>
          <table:covered-table-cell table:number-columns-repeated="3" table:style-name="ce595"/>
          <table:table-cell table:number-columns-repeated="1007"/>
        </table:table-row>
        <table:table-row table:style-name="ro11">
          <table:table-cell table:style-name="ce80" office:value-type="string" calcext:value-type="string" table:number-columns-spanned="1" table:number-rows-spanned="3">
            <text:p>5 - les représentations du monde et l'activité humaine</text:p>
          </table:table-cell>
          <table:table-cell table:style-name="ce172" office:value-type="float" office:value="7" calcext:value-type="float">
            <text:p>7</text:p>
          </table:table-cell>
          <table:table-cell table:style-name="ce194" office:value-type="string" calcext:value-type="string">
            <text:p>Se situer dans l’espace et dans le temps</text:p>
          </table:table-cell>
          <table:table-cell table:style-name="ce228"/>
          <table:table-cell table:style-name="ce354" table:number-columns-repeated="2"/>
          <table:table-cell table:style-name="ce361"/>
          <table:table-cell/>
          <table:table-cell table:style-name="ce240" office:value-type="string" calcext:value-type="string">
            <text:p>OTSCIS.1.1</text:p>
          </table:table-cell>
          <table:table-cell table:style-name="ce273" office:value-type="string" calcext:value-type="string">
            <text:p>Regrouper des objets en familles et lignées.</text:p>
          </table:table-cell>
          <table:table-cell table:style-name="ce240" office:value-type="string" calcext:value-type="string">
            <text:p>OTSCIS.1.1.1</text:p>
          </table:table-cell>
          <table:table-cell table:style-name="ce310" office:value-type="string" calcext:value-type="string">
            <text:p>L’évolution des objets. </text:p>
          </table:table-cell>
          <table:table-cell table:style-name="Default"/>
          <table:table-cell table:style-name="ce602" office:value-type="string" calcext:value-type="string" table:number-columns-spanned="4" table:number-rows-spanned="5">
            <text:p>Cette thématique a vocation à conduire les élèves à comparer et analyser les objets et systèmes techniques. Considérant que la technologie n’est pas extérieure à la société, il s’agit de nouer des liens avec le monde social. C’est à l’occasion de croisements disciplinaires et en traitant de questions d’actualité que cette thématique devient « matière » à relier et à contextualiser. La notion de respect des usages des objets communicants inclut le respect de la propriété intellectuelle dans le cadre de productions originales et personnelles. Elle interroge les élèves sur le respect dû à chaque individu dans et en dehors de la classe.</text:p>
          </table:table-cell>
          <table:covered-table-cell table:number-columns-repeated="3" table:style-name="ce602"/>
          <table:table-cell table:number-columns-repeated="1007"/>
        </table:table-row>
        <table:table-row table:style-name="ro20">
          <table:covered-table-cell table:style-name="ce80"/>
          <table:table-cell table:style-name="ce173" office:value-type="string" calcext:value-type="string">
            <text:p>CT 7.1</text:p>
          </table:table-cell>
          <table:table-cell table:style-name="ce195" office:value-type="string" calcext:value-type="string">
            <text:p>► Regrouper des objets en familles et lignées.</text:p>
          </table:table-cell>
          <table:table-cell table:style-name="ce228"/>
          <table:table-cell table:style-name="ce138" table:content-validation-name="val16" office:value-type="string" calcext:value-type="string">
            <text:p>OTSCIS.1.1</text:p>
          </table:table-cell>
          <table:table-cell table:style-name="ce354"/>
          <table:table-cell table:style-name="ce361"/>
          <table:table-cell/>
          <table:table-cell table:style-name="ce240"/>
          <table:table-cell table:style-name="ce274"/>
          <table:table-cell table:style-name="ce242" office:value-type="string" calcext:value-type="string">
            <text:p>OTSCIS.1.1.2</text:p>
          </table:table-cell>
          <table:table-cell table:style-name="ce307" office:value-type="string" calcext:value-type="string">
            <text:p>Impacts sociétaux et environnementaux dus aux objets. </text:p>
          </table:table-cell>
          <table:table-cell table:style-name="Default"/>
          <table:covered-table-cell table:number-columns-repeated="4" table:style-name="ce602"/>
          <table:table-cell table:number-columns-repeated="1007"/>
        </table:table-row>
        <table:table-row table:style-name="ro15">
          <table:covered-table-cell table:style-name="ce80"/>
          <table:table-cell table:style-name="ce175" office:value-type="string" calcext:value-type="string">
            <text:p>CT 7.2</text:p>
          </table:table-cell>
          <table:table-cell table:style-name="ce201" office:value-type="string" calcext:value-type="string">
            <text:p>► Relier les évolutions technologiques aux inventions et innovations qui marquent des ruptures dans les solutions techniques. </text:p>
          </table:table-cell>
          <table:table-cell table:style-name="ce245"/>
          <table:table-cell table:style-name="ce221" table:content-validation-name="val14" office:value-type="string" calcext:value-type="string">
            <text:p>OTSCIS.1.2</text:p>
          </table:table-cell>
          <table:table-cell table:style-name="ce336"/>
          <table:table-cell table:style-name="ce349"/>
          <table:table-cell/>
          <table:table-cell table:style-name="ce240"/>
          <table:table-cell table:style-name="ce274"/>
          <table:table-cell table:style-name="ce242" office:value-type="string" calcext:value-type="string">
            <text:p>OTSCIS.1.1.3</text:p>
          </table:table-cell>
          <table:table-cell table:style-name="ce307" office:value-type="string" calcext:value-type="string">
            <text:p>Cycle de vie. </text:p>
          </table:table-cell>
          <table:table-cell table:style-name="Default"/>
          <table:covered-table-cell table:number-columns-repeated="4" table:style-name="ce602"/>
          <table:table-cell table:number-columns-repeated="1007"/>
        </table:table-row>
        <table:table-row table:style-name="ro8">
          <table:table-cell table:style-name="Default" table:number-columns-repeated="7"/>
          <table:table-cell/>
          <table:table-cell table:style-name="ce241"/>
          <table:table-cell table:style-name="ce356"/>
          <table:table-cell table:style-name="ce242" office:value-type="string" calcext:value-type="string">
            <text:p>OTSCIS.1.1.4</text:p>
          </table:table-cell>
          <table:table-cell table:style-name="ce307" office:value-type="string" calcext:value-type="string">
            <text:p>Les règles d’un usage raisonné des objets communicants respectant la propriété intellectuelle et l’intégrité d’autrui.</text:p>
          </table:table-cell>
          <table:table-cell table:style-name="Default"/>
          <table:covered-table-cell table:number-columns-repeated="4" table:style-name="ce602"/>
          <table:table-cell table:number-columns-repeated="1007"/>
        </table:table-row>
        <table:table-row table:style-name="ro21">
          <table:table-cell table:style-name="Default"/>
          <table:table-cell table:style-name="ce96" office:value-type="string" calcext:value-type="string" table:number-columns-spanned="2" table:number-rows-spanned="1">
            <text:p>Les compétences suivantes, spécifiques au programme de technologie, ne sont pas citées dans le tableau des compétences travaillées mais elles permettent néanmoins de travailler certaines compétences du socle commun.</text:p>
          </table:table-cell>
          <table:covered-table-cell table:style-name="ce96"/>
          <table:table-cell table:style-name="Default" table:number-columns-repeated="4"/>
          <table:table-cell/>
          <table:table-cell table:style-name="ce242" office:value-type="string" calcext:value-type="string">
            <text:p>OTSCIS.1.2</text:p>
          </table:table-cell>
          <table:table-cell table:style-name="ce267" office:value-type="string" calcext:value-type="string">
            <text:p>Relier les évolutions technologiques aux inventions et innovations qui marquent des ruptures dans les solutions techniques. </text:p>
          </table:table-cell>
          <table:table-cell table:style-name="ce295"/>
          <table:table-cell table:style-name="ce311"/>
          <table:table-cell table:style-name="Default"/>
          <table:covered-table-cell table:number-columns-repeated="4" table:style-name="ce602"/>
          <table:table-cell table:number-columns-repeated="1007"/>
        </table:table-row>
        <table:table-row table:style-name="ro22">
          <table:table-cell table:style-name="Default"/>
          <table:table-cell table:style-name="ce97" office:value-type="string" calcext:value-type="string" table:number-columns-spanned="2" table:number-rows-spanned="1">
            <text:p>Compétences spécifiques au programme de technologie</text:p>
          </table:table-cell>
          <table:covered-table-cell table:style-name="ce97"/>
          <table:table-cell table:style-name="Default" table:number-columns-repeated="4"/>
          <table:table-cell/>
          <table:table-cell table:style-name="ce243" office:value-type="string" calcext:value-type="string">
            <text:p>OTSCIS.1.3</text:p>
          </table:table-cell>
          <table:table-cell table:style-name="ce267" office:value-type="string" calcext:value-type="string">
            <text:p>Comparer et commenter les évolutions des objets en articulant différents points de vue : fonctionnel, structurel, environnemental, technique, scientifique, social, historique, économique.</text:p>
          </table:table-cell>
          <table:table-cell table:style-name="ce296"/>
          <table:table-cell table:style-name="ce312"/>
          <table:table-cell table:style-name="Default"/>
          <table:table-cell table:style-name="ce326" table:number-columns-repeated="4"/>
          <table:table-cell table:number-columns-repeated="1007"/>
        </table:table-row>
        <table:table-row table:style-name="ro9">
          <table:table-cell table:style-name="ce169"/>
          <table:table-cell table:style-name="ce634" office:value-type="string" calcext:value-type="string">
            <text:p>CS 1.5</text:p>
          </table:table-cell>
          <table:table-cell table:style-name="ce202" office:value-type="string" calcext:value-type="string">
            <text:p>► Respecter une procédure de travail garantissant un résultat en respectant les règles de sécurité et d’utilisation des outils mis à disposition.</text:p>
          </table:table-cell>
          <table:table-cell table:style-name="ce354" table:number-columns-repeated="2"/>
          <table:table-cell table:style-name="ce143" table:content-validation-name="val17" office:value-type="string" calcext:value-type="string">
            <text:p>MSOST.1.1</text:p>
          </table:table-cell>
          <table:table-cell table:style-name="ce354"/>
          <table:table-cell/>
          <table:table-cell table:style-name="ce242" office:value-type="string" calcext:value-type="string">
            <text:p>OTSCIS.1.4</text:p>
          </table:table-cell>
          <table:table-cell table:style-name="ce275" office:value-type="string" calcext:value-type="string">
            <text:p>Élaborer un document qui synthétise ces comparaisons et ces commentaires.</text:p>
          </table:table-cell>
          <table:table-cell table:style-name="ce240" office:value-type="string" calcext:value-type="string">
            <text:p>OTSCIS.1.4.1</text:p>
          </table:table-cell>
          <table:table-cell table:style-name="ce310" office:value-type="string" calcext:value-type="string">
            <text:p>Outils numériques de présentation. </text:p>
          </table:table-cell>
          <table:table-cell table:style-name="Default"/>
          <table:table-cell table:style-name="ce326" table:number-columns-repeated="4"/>
          <table:table-cell table:number-columns-repeated="1007"/>
        </table:table-row>
        <table:table-row table:style-name="ro10">
          <table:table-cell table:style-name="ce170"/>
          <table:table-cell table:style-name="ce181" office:value-type="string" calcext:value-type="string">
            <text:p>CS 1.6</text:p>
          </table:table-cell>
          <table:table-cell table:style-name="ce203" office:value-type="string" calcext:value-type="string">
            <text:p>► Analyser le fonctionnement et la structure d’un objet, identifier les entrées et sorties.</text:p>
          </table:table-cell>
          <table:table-cell table:style-name="ce354" table:number-columns-repeated="2"/>
          <table:table-cell table:style-name="ce143" table:content-validation-name="val23" office:value-type="string" calcext:value-type="string">
            <text:p>MSOST.1.3</text:p>
          </table:table-cell>
          <table:table-cell table:style-name="ce354"/>
          <table:table-cell/>
          <table:table-cell table:style-name="ce244"/>
          <table:table-cell table:style-name="ce274"/>
          <table:table-cell table:style-name="ce242" office:value-type="string" calcext:value-type="string">
            <text:p>OTSCIS.1.4.2</text:p>
          </table:table-cell>
          <table:table-cell table:style-name="ce307" office:value-type="string" calcext:value-type="string">
            <text:p>Charte graphique.</text:p>
          </table:table-cell>
          <table:table-cell table:style-name="Default"/>
          <table:table-cell table:style-name="ce326" table:number-columns-repeated="4"/>
          <table:table-cell table:number-columns-repeated="1007"/>
        </table:table-row>
        <table:table-row table:style-name="ro10">
          <table:table-cell table:style-name="ce170"/>
          <table:table-cell table:style-name="ce634" office:value-type="string" calcext:value-type="string">
            <text:p>CS 1.7</text:p>
          </table:table-cell>
          <table:table-cell table:style-name="ce203" office:value-type="string" calcext:value-type="string">
            <text:p>► Interpréter des résultats expérimentaux, en tirer une conclusion et la communiquer en argumentant.</text:p>
          </table:table-cell>
          <table:table-cell table:style-name="ce354" table:number-columns-repeated="2"/>
          <table:table-cell table:style-name="ce143" table:content-validation-name="val24" office:value-type="string" calcext:value-type="string">
            <text:p>MSOST.1.7</text:p>
          </table:table-cell>
          <table:table-cell table:style-name="ce354"/>
          <table:table-cell/>
          <table:table-cell table:style-name="ce239" office:value-type="string" calcext:value-type="string">
            <text:p>OTSCIS.2</text:p>
          </table:table-cell>
          <table:table-cell table:style-name="ce276" office:value-type="string" calcext:value-type="string">
            <text:p>Exprimer sa pensée à l’aide d’outils de description adaptés</text:p>
          </table:table-cell>
          <table:table-cell table:style-name="ce297"/>
          <table:table-cell table:style-name="ce313"/>
          <table:table-cell table:style-name="Default"/>
          <table:table-cell table:style-name="ce326" table:number-columns-repeated="4"/>
          <table:table-cell table:number-columns-repeated="1007"/>
        </table:table-row>
        <table:table-row table:style-name="ro20">
          <table:table-cell table:style-name="ce170"/>
          <table:table-cell table:style-name="ce182" office:value-type="string" calcext:value-type="string">
            <text:p>CS 1.8</text:p>
          </table:table-cell>
          <table:table-cell table:style-name="ce202" office:value-type="string" calcext:value-type="string">
            <text:p>► Utiliser une modélisation pour comprendre, formaliser, partager, construire, investiguer, prouver.</text:p>
          </table:table-cell>
          <table:table-cell table:style-name="ce354" table:number-columns-repeated="2"/>
          <table:table-cell table:style-name="ce143" table:content-validation-name="val25" office:value-type="string" calcext:value-type="string">
            <text:p>MSOST.2.1</text:p>
          </table:table-cell>
          <table:table-cell table:style-name="ce354"/>
          <table:table-cell/>
          <table:table-cell table:style-name="ce226" office:value-type="string" calcext:value-type="string" table:number-columns-spanned="1" table:number-rows-spanned="4">
            <text:p>OTSCIS.2.1</text:p>
          </table:table-cell>
          <table:table-cell table:style-name="ce273" office:value-type="string" calcext:value-type="string">
            <text:p>Exprimer sa pensée à l’aide d’outils de description adaptés : croquis, schémas, graphes, diagrammes, tableaux. </text:p>
          </table:table-cell>
          <table:table-cell table:style-name="ce240" office:value-type="string" calcext:value-type="string">
            <text:p>OTSCIS.2.1.1</text:p>
          </table:table-cell>
          <table:table-cell table:style-name="ce310" office:value-type="string" calcext:value-type="string">
            <text:p>Croquis à main levée. </text:p>
          </table:table-cell>
          <table:table-cell table:style-name="Default"/>
          <table:table-cell table:style-name="ce326" table:number-columns-repeated="4"/>
          <table:table-cell table:number-columns-repeated="1007"/>
        </table:table-row>
        <table:table-row table:style-name="ro23">
          <table:table-cell table:style-name="ce170"/>
          <table:table-cell table:style-name="ce101" table:number-columns-spanned="6" table:number-rows-spanned="1"/>
          <table:covered-table-cell table:number-columns-repeated="5" table:style-name="ce101"/>
          <table:table-cell/>
          <table:covered-table-cell table:style-name="ce226"/>
          <table:table-cell table:style-name="ce274"/>
          <table:table-cell table:style-name="ce242" office:value-type="string" calcext:value-type="string">
            <text:p>OTSCIS.2.1.2</text:p>
          </table:table-cell>
          <table:table-cell table:style-name="ce307" office:value-type="string" calcext:value-type="string">
            <text:p>Différents schémas. </text:p>
          </table:table-cell>
          <table:table-cell table:style-name="Default" table:number-columns-repeated="5"/>
          <table:table-cell table:number-columns-repeated="1007"/>
        </table:table-row>
        <table:table-row table:style-name="ro11">
          <table:table-cell/>
          <table:table-cell table:style-name="ce182" office:value-type="string" calcext:value-type="string">
            <text:p>CS 5.6</text:p>
          </table:table-cell>
          <table:table-cell table:style-name="ce204" office:value-type="string" calcext:value-type="string">
            <text:p>► Comprendre le fonctionnement d’un réseau informatique.</text:p>
          </table:table-cell>
          <table:table-cell table:style-name="ce354" table:number-columns-repeated="2"/>
          <table:table-cell table:style-name="ce634"/>
          <table:table-cell table:style-name="ce332" table:content-validation-name="val28" office:value-type="string" calcext:value-type="string">
            <text:p>IP.1.1</text:p>
          </table:table-cell>
          <table:table-cell/>
          <table:covered-table-cell table:style-name="ce226"/>
          <table:table-cell table:style-name="ce274"/>
          <table:table-cell table:style-name="ce242" office:value-type="string" calcext:value-type="string">
            <text:p>OTSCIS.2.1.3</text:p>
          </table:table-cell>
          <table:table-cell table:style-name="ce307" office:value-type="string" calcext:value-type="string">
            <text:p>Carte heuristique. </text:p>
          </table:table-cell>
          <table:table-cell table:style-name="Default" table:number-columns-repeated="5"/>
          <table:table-cell table:number-columns-repeated="1007"/>
        </table:table-row>
        <table:table-row table:style-name="ro9">
          <table:table-cell/>
          <table:table-cell table:style-name="ce182" office:value-type="string" calcext:value-type="string">
            <text:p>CS 5.7</text:p>
          </table:table-cell>
          <table:table-cell table:style-name="ce205" office:value-type="string" calcext:value-type="string">
            <text:p>► Analyser le comportement attendu d’un système réel et décomposer le problème posé en sous-problèmes afin de structurer un programme de commande.</text:p>
          </table:table-cell>
          <table:table-cell table:style-name="ce354" table:number-columns-repeated="2"/>
          <table:table-cell table:style-name="ce634"/>
          <table:table-cell table:style-name="ce230" table:content-validation-name="val29" office:value-type="string" calcext:value-type="string">
            <text:p>IP.2.1</text:p>
          </table:table-cell>
          <table:table-cell/>
          <table:covered-table-cell table:style-name="ce226"/>
          <table:table-cell table:style-name="ce356"/>
          <table:table-cell table:style-name="ce242" office:value-type="string" calcext:value-type="string">
            <text:p>OTSCIS.2.1.4</text:p>
          </table:table-cell>
          <table:table-cell table:style-name="ce307" office:value-type="string" calcext:value-type="string">
            <text:p>Notion d’algorithme.</text:p>
          </table:table-cell>
          <table:table-cell table:style-name="Default" table:number-columns-repeated="5"/>
          <table:table-cell table:number-columns-repeated="1007"/>
        </table:table-row>
        <table:table-row table:style-name="ro20">
          <table:table-cell/>
          <table:table-cell table:style-name="Default" table:number-columns-repeated="5"/>
          <table:table-cell table:number-columns-repeated="2"/>
          <table:table-cell table:style-name="ce243" office:value-type="string" calcext:value-type="string">
            <text:p>OTSCIS.2.2</text:p>
          </table:table-cell>
          <table:table-cell table:style-name="ce202" office:value-type="string" calcext:value-type="string">
            <text:p>Lire, utiliser et produire, à l’aide d’outils de représentation numérique, des choix de solutions sous forme de dessins ou de schémas.</text:p>
          </table:table-cell>
          <table:table-cell table:style-name="ce243" office:value-type="string" calcext:value-type="string">
            <text:p>OTSCIS.2.2.1</text:p>
          </table:table-cell>
          <table:table-cell table:style-name="ce314" office:value-type="string" calcext:value-type="string">
            <text:p>Outils numériques de description des objets techniques.</text:p>
          </table:table-cell>
          <table:table-cell table:style-name="Default" table:number-columns-repeated="5"/>
          <table:table-cell table:number-columns-repeated="1007"/>
        </table:table-row>
        <table:table-row table:style-name="ro2" table:number-rows-repeated="2">
          <table:table-cell/>
          <table:table-cell table:style-name="Default" table:number-columns-repeated="5"/>
          <table:table-cell table:number-columns-repeated="2"/>
          <table:table-cell table:style-name="Default" table:number-columns-repeated="9"/>
          <table:table-cell table:number-columns-repeated="1007"/>
        </table:table-row>
        <table:table-row table:style-name="ro1">
          <table:table-cell/>
          <table:table-cell table:style-name="ce184" office:value-type="string" calcext:value-type="string">
            <text:p>Compétences travaillées</text:p>
          </table:table-cell>
          <table:table-cell table:style-name="ce187" table:number-columns-repeated="4"/>
          <table:table-cell table:number-columns-repeated="2"/>
          <table:table-cell table:style-name="Default"/>
          <table:table-cell table:style-name="ce277" office:value-type="string" calcext:value-type="string">
            <text:p>La modélisation et la simulation des objets et systèmes techniques </text:p>
          </table:table-cell>
          <table:table-cell table:style-name="ce391" table:number-columns-repeated="2"/>
          <table:table-cell table:style-name="Default" table:number-columns-repeated="5"/>
          <table:table-cell table:number-columns-repeated="1007"/>
        </table:table-row>
        <table:table-row table:style-name="ro1">
          <table:table-cell/>
          <table:table-cell table:style-name="ce185" office:value-type="float" office:value="26" calcext:value-type="float">
            <text:p>26</text:p>
          </table:table-cell>
          <table:table-cell table:style-name="ce206" office:value-type="string" calcext:value-type="string">
            <text:p>organisées en 7 parties, CT1.1 à CT7.2 (colonne B)</text:p>
          </table:table-cell>
          <table:table-cell table:style-name="ce207"/>
          <table:table-cell table:style-name="ce222"/>
          <table:table-cell table:style-name="ce223"/>
          <table:table-cell table:number-columns-repeated="2"/>
          <table:table-cell table:style-name="Default"/>
          <table:table-cell table:style-name="ce259" office:value-type="string" calcext:value-type="string">
            <text:p>Attendus de fin de cycle</text:p>
          </table:table-cell>
          <table:table-cell table:style-name="ce391" table:number-columns-repeated="2"/>
          <table:table-cell table:style-name="Default" table:number-columns-repeated="5"/>
          <table:table-cell table:number-columns-repeated="1007"/>
        </table:table-row>
        <table:table-row table:style-name="ro2">
          <table:table-cell/>
          <table:table-cell table:style-name="ce186" table:number-columns-repeated="3"/>
          <table:table-cell table:style-name="ce223" table:number-columns-repeated="2"/>
          <table:table-cell table:number-columns-repeated="2"/>
          <table:table-cell table:style-name="Default"/>
          <table:table-cell table:style-name="ce271" office:value-type="string" calcext:value-type="string">
            <text:p>Analyser le fonctionnement et la structure d’un objet.</text:p>
          </table:table-cell>
          <table:table-cell table:style-name="ce391" table:number-columns-repeated="2"/>
          <table:table-cell table:style-name="Default" table:number-columns-repeated="5"/>
          <table:table-cell table:number-columns-repeated="1007"/>
        </table:table-row>
        <table:table-row table:style-name="ro1">
          <table:table-cell/>
          <table:table-cell table:style-name="ce187" table:number-columns-repeated="5"/>
          <table:table-cell table:number-columns-repeated="2"/>
          <table:table-cell table:style-name="Default"/>
          <table:table-cell table:style-name="ce278" office:value-type="string" calcext:value-type="string">
            <text:p>Utiliser une modélisation et simuler le comportement d’un objet.</text:p>
          </table:table-cell>
          <table:table-cell table:style-name="ce391" table:number-columns-repeated="2"/>
          <table:table-cell table:style-name="Default" table:number-columns-repeated="5"/>
          <table:table-cell table:number-columns-repeated="1007"/>
        </table:table-row>
        <table:table-row table:style-name="ro1">
          <table:table-cell/>
          <table:table-cell table:style-name="ce187" table:number-columns-repeated="5"/>
          <table:table-cell table:number-columns-repeated="2"/>
          <table:table-cell table:style-name="ce246"/>
          <table:table-cell table:style-name="ce262" office:value-type="string" calcext:value-type="string">
            <text:p>Compétences</text:p>
          </table:table-cell>
          <table:table-cell table:style-name="ce262"/>
          <table:table-cell table:style-name="ce285" office:value-type="string" calcext:value-type="string">
            <text:p>Connaissances </text:p>
          </table:table-cell>
          <table:table-cell table:style-name="Default" table:number-columns-repeated="5"/>
          <table:table-cell table:number-columns-repeated="1007"/>
        </table:table-row>
        <table:table-row table:style-name="ro4">
          <table:table-cell/>
          <table:table-cell table:style-name="ce187" table:number-columns-repeated="5"/>
          <table:table-cell table:number-columns-repeated="2"/>
          <table:table-cell table:style-name="ce247" office:value-type="string" calcext:value-type="string">
            <text:p>MSOST.1</text:p>
          </table:table-cell>
          <table:table-cell table:style-name="ce279" office:value-type="string" calcext:value-type="string">
            <text:p>Analyser le fonctionnement et la structure d’un objet</text:p>
          </table:table-cell>
          <table:table-cell table:style-name="ce297"/>
          <table:table-cell table:style-name="ce313"/>
          <table:table-cell table:style-name="ce231" office:value-type="string" calcext:value-type="string">
            <text:p>→</text:p>
          </table:table-cell>
          <table:table-cell table:style-name="ce606" office:value-type="string" calcext:value-type="string" table:number-columns-spanned="4" table:number-rows-spanned="1">
            <text:p>Repères de progressivité</text:p>
          </table:table-cell>
          <table:covered-table-cell table:number-columns-repeated="3" table:style-name="ce606"/>
          <table:table-cell table:number-columns-repeated="1007"/>
        </table:table-row>
        <table:table-row table:style-name="ro24">
          <table:table-cell/>
          <table:table-cell table:style-name="ce188" office:value-type="string" calcext:value-type="string">
            <text:p>Programme</text:p>
          </table:table-cell>
          <table:table-cell table:style-name="ce187" table:number-columns-repeated="4"/>
          <table:table-cell table:number-columns-repeated="2"/>
          <table:table-cell table:style-name="ce265" office:value-type="string" calcext:value-type="string" table:number-columns-spanned="1" table:number-rows-spanned="2">
            <text:p>MSOST.1.1</text:p>
          </table:table-cell>
          <table:table-cell table:style-name="ce373" office:value-type="string" calcext:value-type="string" table:number-columns-spanned="1" table:number-rows-spanned="2">
            <text:p>Respecter une procédure de travail garantissant un résultat en respectant les règles de sécurité et d’utilisation des outils mis à disposition.</text:p>
          </table:table-cell>
          <table:table-cell table:style-name="ce265" office:value-type="string" calcext:value-type="string">
            <text:p>MSOST.1.1.1</text:p>
          </table:table-cell>
          <table:table-cell table:style-name="ce315" office:value-type="string" calcext:value-type="string">
            <text:p>Procédures, protocoles. </text:p>
          </table:table-cell>
          <table:table-cell table:style-name="Default"/>
          <table:table-cell table:style-name="ce602" office:value-type="string" calcext:value-type="string" table:number-columns-spanned="4" table:number-rows-spanned="11">
            <text:p>Un modèle numérique est une représentation virtuelle d’un objet technique, réalisée en vue de valider des éléments de solutions préalablement imaginés ou d’en étudier certains aspects. Il ne s’agit pas « d’apprendre des modèles » mais d’apprendre à utiliser des modèles, voire à créer un modèle géométrique.</text:p>
            <text:p>Dans un premier temps, les activités de modélisation seront conduites sur des objets techniques connus des élèves. On privilégiera tout d’abord les modèles à valeur explicative puis les modèles pour construire.</text:p>
            <text:p>En fin de cycle, l’accent sera mis sur les hypothèses retenues pour utiliser une modélisation de comportement fournie et sur la nécessité de prendre en compte ces hypothèses pour interpréter les résultats de la simulation. Il sera pertinent de montrer l’influence d’un ou deux paramètres sur les résultats obtenus afin d’initier une réflexion sur la validité des résultats.</text:p>
            <text:p/>
          </table:table-cell>
          <table:covered-table-cell table:number-columns-repeated="3" table:style-name="ce602"/>
          <table:table-cell table:number-columns-repeated="1007"/>
        </table:table-row>
        <table:table-row table:style-name="ro12">
          <table:table-cell/>
          <table:table-cell table:style-name="ce107" office:value-type="string" calcext:value-type="string" table:number-columns-spanned="4" table:number-rows-spanned="5">
            <text:p><text:span text:style-name="T7">Les objectifs de formation du cycle 4 en technologie s’organisent autour de </text:span><text:span text:style-name="T8">trois grandes thématiques </text:span><text:span text:style-name="T9">issues de trois dimensions </text:span><text:span text:style-name="T8"> : le design, l’innovation, la créativité </text:span><text:span text:style-name="T9">; </text:span><text:span text:style-name="T10">les objets techniques, les services et les changements induits dans la société ; la modélisation et la simulation des objets techniques. Un enseignement d’informatique est dispensé à la fois dans le cadre des mathématiques et de la technologie (considéré comme une 4</text:span><text:span text:style-name="T11">e thématique)</text:span></text:p>
          </table:table-cell>
          <table:covered-table-cell table:number-columns-repeated="3" table:style-name="ce107"/>
          <table:table-cell table:style-name="ce187"/>
          <table:table-cell table:number-columns-repeated="2"/>
          <table:covered-table-cell table:style-name="ce265"/>
          <table:covered-table-cell table:style-name="ce373"/>
          <table:table-cell table:style-name="ce270" office:value-type="string" calcext:value-type="string">
            <text:p>MSOST.1.1.2</text:p>
          </table:table-cell>
          <table:table-cell table:style-name="ce314" office:value-type="string" calcext:value-type="string">
            <text:p>Ergonomie.</text:p>
          </table:table-cell>
          <table:table-cell table:style-name="Default"/>
          <table:covered-table-cell table:number-columns-repeated="4" table:style-name="ce602"/>
          <table:table-cell table:number-columns-repeated="1007"/>
        </table:table-row>
        <table:table-row table:style-name="ro2">
          <table:table-cell/>
          <table:covered-table-cell table:number-columns-repeated="4" table:style-name="ce107"/>
          <table:table-cell table:style-name="ce187"/>
          <table:table-cell table:number-columns-repeated="2"/>
          <table:table-cell table:style-name="ce270" office:value-type="string" calcext:value-type="string">
            <text:p>MSOST.1.2</text:p>
          </table:table-cell>
          <table:table-cell table:style-name="ce374" office:value-type="string" calcext:value-type="string">
            <text:p>Associer des solutions techniques à des fonctions.</text:p>
          </table:table-cell>
          <table:table-cell table:style-name="ce270" office:value-type="string" calcext:value-type="string">
            <text:p>MSOST.1.2.1</text:p>
          </table:table-cell>
          <table:table-cell table:style-name="ce314" office:value-type="string" calcext:value-type="string">
            <text:p>Analyse fonctionnelle systémique.</text:p>
          </table:table-cell>
          <table:table-cell table:style-name="Default"/>
          <table:covered-table-cell table:number-columns-repeated="4" table:style-name="ce602"/>
          <table:table-cell table:number-columns-repeated="1007"/>
        </table:table-row>
        <table:table-row table:style-name="ro11">
          <table:table-cell/>
          <table:covered-table-cell table:number-columns-repeated="4" table:style-name="ce107"/>
          <table:table-cell table:style-name="ce187"/>
          <table:table-cell table:number-columns-repeated="2"/>
          <table:table-cell table:style-name="ce270" office:value-type="string" calcext:value-type="string" table:number-columns-spanned="1" table:number-rows-spanned="4">
            <text:p>MSOST.1.3</text:p>
          </table:table-cell>
          <table:table-cell table:style-name="ce374" office:value-type="string" calcext:value-type="string" table:number-columns-spanned="1" table:number-rows-spanned="4">
            <text:p>Analyser le fonctionnement et la structure d’un objet, identifier les entrées et sorties.</text:p>
          </table:table-cell>
          <table:table-cell table:style-name="ce270" office:value-type="string" calcext:value-type="string">
            <text:p>MSOST.1.3.1</text:p>
          </table:table-cell>
          <table:table-cell table:style-name="ce314" office:value-type="string" calcext:value-type="string">
            <text:p>Représentation fonctionnelle des systèmes. </text:p>
          </table:table-cell>
          <table:table-cell table:style-name="Default"/>
          <table:covered-table-cell table:number-columns-repeated="4" table:style-name="ce602"/>
          <table:table-cell table:number-columns-repeated="1007"/>
        </table:table-row>
        <table:table-row table:style-name="ro2">
          <table:table-cell/>
          <table:covered-table-cell table:number-columns-repeated="4" table:style-name="ce107"/>
          <table:table-cell table:style-name="ce187"/>
          <table:table-cell table:number-columns-repeated="2"/>
          <table:covered-table-cell table:style-name="ce270"/>
          <table:covered-table-cell table:style-name="ce374"/>
          <table:table-cell table:style-name="ce270" office:value-type="string" calcext:value-type="string">
            <text:p>MSOST.1.3.2</text:p>
          </table:table-cell>
          <table:table-cell table:style-name="ce314" office:value-type="string" calcext:value-type="string">
            <text:p>Structure des systèmes. </text:p>
          </table:table-cell>
          <table:table-cell table:style-name="Default"/>
          <table:covered-table-cell table:number-columns-repeated="4" table:style-name="ce602"/>
          <table:table-cell table:number-columns-repeated="1007"/>
        </table:table-row>
        <table:table-row table:style-name="ro1">
          <table:table-cell/>
          <table:covered-table-cell table:number-columns-repeated="4" table:style-name="ce107"/>
          <table:table-cell table:style-name="ce187"/>
          <table:table-cell table:number-columns-repeated="2"/>
          <table:covered-table-cell table:style-name="ce270"/>
          <table:covered-table-cell table:style-name="ce374"/>
          <table:table-cell table:style-name="ce270" office:value-type="string" calcext:value-type="string">
            <text:p>MSOST.1.3.3</text:p>
          </table:table-cell>
          <table:table-cell table:style-name="ce314" office:value-type="string" calcext:value-type="string">
            <text:p>Chaîne d’énergie.</text:p>
          </table:table-cell>
          <table:table-cell table:style-name="Default"/>
          <table:covered-table-cell table:number-columns-repeated="4" table:style-name="ce602"/>
          <table:table-cell table:number-columns-repeated="1007"/>
        </table:table-row>
        <table:table-row table:style-name="ro2">
          <table:table-cell/>
          <table:table-cell table:style-name="ce190"/>
          <table:table-cell table:style-name="ce187"/>
          <table:table-cell table:style-name="ce214"/>
          <table:table-cell table:style-name="ce187" table:number-columns-repeated="2"/>
          <table:table-cell table:number-columns-repeated="2"/>
          <table:covered-table-cell table:style-name="ce270"/>
          <table:covered-table-cell table:style-name="ce374"/>
          <table:table-cell table:style-name="ce270" office:value-type="string" calcext:value-type="string">
            <text:p>MSOST.1.3.4</text:p>
          </table:table-cell>
          <table:table-cell table:style-name="ce314" office:value-type="string" calcext:value-type="string">
            <text:p>Chaîne d’information.</text:p>
          </table:table-cell>
          <table:table-cell table:style-name="Default"/>
          <table:covered-table-cell table:number-columns-repeated="4" table:style-name="ce602"/>
          <table:table-cell table:number-columns-repeated="1007"/>
        </table:table-row>
        <table:table-row table:style-name="ro8">
          <table:table-cell/>
          <table:table-cell table:style-name="ce184" office:value-type="string" calcext:value-type="string">
            <text:p>Compétences spécifiques au programme de technologie</text:p>
          </table:table-cell>
          <table:table-cell table:style-name="Default" table:number-columns-repeated="3"/>
          <table:table-cell table:style-name="ce223"/>
          <table:table-cell table:number-columns-repeated="2"/>
          <table:table-cell table:style-name="ce270" office:value-type="string" calcext:value-type="string" table:number-columns-spanned="1" table:number-rows-spanned="4">
            <text:p>MSOST.1.4</text:p>
          </table:table-cell>
          <table:table-cell table:style-name="ce374" office:value-type="string" calcext:value-type="string" table:number-columns-spanned="1" table:number-rows-spanned="4">
            <text:p>Identifier le(s) matériau(x), les flux d’énergie et d’information sur un objet et décrire les transformations qui s’opèrent.</text:p>
          </table:table-cell>
          <table:table-cell table:style-name="ce270" office:value-type="string" calcext:value-type="string">
            <text:p>MSOST.1.4.1</text:p>
          </table:table-cell>
          <table:table-cell table:style-name="ce314" office:value-type="string" calcext:value-type="string">
            <text:p>Familles de matériaux avec leurs principales caractéristiques. </text:p>
          </table:table-cell>
          <table:table-cell table:style-name="Default"/>
          <table:covered-table-cell table:number-columns-repeated="4" table:style-name="ce602"/>
          <table:table-cell table:number-columns-repeated="1007"/>
        </table:table-row>
        <table:table-row table:style-name="ro2">
          <table:table-cell/>
          <table:table-cell table:style-name="ce185" office:value-type="float" office:value="6" calcext:value-type="float">
            <text:p>6</text:p>
          </table:table-cell>
          <table:table-cell table:style-name="ce206" office:value-type="string" calcext:value-type="string">
            <text:p>repérées CS1.5 à CS5.7 (colonne B)</text:p>
          </table:table-cell>
          <table:table-cell table:style-name="ce215"/>
          <table:table-cell table:style-name="ce223" table:number-columns-repeated="2"/>
          <table:table-cell table:number-columns-repeated="2"/>
          <table:covered-table-cell table:style-name="ce270"/>
          <table:covered-table-cell table:style-name="ce374"/>
          <table:table-cell table:style-name="ce270" office:value-type="string" calcext:value-type="string">
            <text:p>MSOST.1.4.2</text:p>
          </table:table-cell>
          <table:table-cell table:style-name="ce314" office:value-type="string" calcext:value-type="string">
            <text:p>Sources d’énergies. </text:p>
          </table:table-cell>
          <table:table-cell table:style-name="Default"/>
          <table:covered-table-cell table:number-columns-repeated="4" table:style-name="ce602"/>
          <table:table-cell table:number-columns-repeated="1007"/>
        </table:table-row>
        <table:table-row table:style-name="ro2">
          <table:table-cell/>
          <table:table-cell table:style-name="ce191" office:value-type="string" calcext:value-type="string">
            <text:p>Connaissances associées aux compétences</text:p>
          </table:table-cell>
          <table:table-cell table:style-name="ce207"/>
          <table:table-cell table:style-name="ce215"/>
          <table:table-cell table:style-name="ce223" table:number-columns-repeated="2"/>
          <table:table-cell table:number-columns-repeated="2"/>
          <table:covered-table-cell table:style-name="ce270"/>
          <table:covered-table-cell table:style-name="ce374"/>
          <table:table-cell table:style-name="ce270" office:value-type="string" calcext:value-type="string">
            <text:p>MSOST.1.4.3</text:p>
          </table:table-cell>
          <table:table-cell table:style-name="ce314" office:value-type="string" calcext:value-type="string">
            <text:p>Chaîne d’énergie. </text:p>
          </table:table-cell>
          <table:table-cell table:style-name="Default"/>
          <table:covered-table-cell table:number-columns-repeated="4" table:style-name="ce602"/>
          <table:table-cell table:number-columns-repeated="1007"/>
        </table:table-row>
        <table:table-row table:style-name="ro1">
          <table:table-cell/>
          <table:table-cell table:style-name="ce192" office:value-type="float" office:value="53" calcext:value-type="float">
            <text:p>53</text:p>
          </table:table-cell>
          <table:table-cell table:style-name="ce206" office:value-type="string" calcext:value-type="string">
            <text:p>repérées DIC.1.1.1… (colonne K)</text:p>
          </table:table-cell>
          <table:table-cell table:style-name="ce215"/>
          <table:table-cell table:style-name="ce223"/>
          <table:table-cell table:number-columns-repeated="3"/>
          <table:covered-table-cell table:style-name="ce270"/>
          <table:covered-table-cell table:style-name="ce374"/>
          <table:table-cell table:style-name="ce270" office:value-type="string" calcext:value-type="string">
            <text:p>MSOST.1.4.4</text:p>
          </table:table-cell>
          <table:table-cell table:style-name="ce314" office:value-type="string" calcext:value-type="string">
            <text:p>Chaîne d’information.</text:p>
          </table:table-cell>
          <table:table-cell table:style-name="Default"/>
          <table:covered-table-cell table:number-columns-repeated="4" table:style-name="ce602"/>
          <table:table-cell table:number-columns-repeated="1007"/>
        </table:table-row>
        <table:table-row table:style-name="ro20">
          <table:table-cell/>
          <table:table-cell table:style-name="Default" table:number-columns-repeated="4"/>
          <table:table-cell table:number-columns-repeated="3"/>
          <table:table-cell table:style-name="ce270" office:value-type="string" calcext:value-type="string">
            <text:p>MSOST.1.5</text:p>
          </table:table-cell>
          <table:table-cell table:style-name="ce374" office:value-type="string" calcext:value-type="string">
            <text:p>Décrire, en utilisant les outils et langages de descriptions adaptés, le fonctionnement, la structure et le comportement des objets.</text:p>
          </table:table-cell>
          <table:table-cell table:style-name="ce270" office:value-type="string" calcext:value-type="string">
            <text:p>MSOST.1.5.1</text:p>
          </table:table-cell>
          <table:table-cell table:style-name="ce314" office:value-type="string" calcext:value-type="string">
            <text:p>Outils de description d’un fonctionnement, d’une structure et d’un comportement.</text:p>
          </table:table-cell>
          <table:table-cell table:style-name="Default" table:number-columns-repeated="5"/>
          <table:table-cell table:number-columns-repeated="1007"/>
        </table:table-row>
        <table:table-row table:style-name="ro8">
          <table:table-cell/>
          <table:table-cell table:style-name="ce111" table:number-columns-spanned="4" table:number-rows-spanned="1"/>
          <table:covered-table-cell table:number-columns-repeated="3" table:style-name="ce111"/>
          <table:table-cell table:number-columns-repeated="3"/>
          <table:table-cell table:style-name="ce270" office:value-type="string" calcext:value-type="string" table:number-columns-spanned="1" table:number-rows-spanned="4">
            <text:p>MSOST.1.6</text:p>
          </table:table-cell>
          <table:table-cell table:style-name="ce374" office:value-type="string" calcext:value-type="string" table:number-columns-spanned="1" table:number-rows-spanned="4">
            <text:p>Mesurer des grandeurs de manière directe ou indirecte. </text:p>
          </table:table-cell>
          <table:table-cell table:style-name="ce270" office:value-type="string" calcext:value-type="string">
            <text:p>MSOST.1.6.1</text:p>
          </table:table-cell>
          <table:table-cell table:style-name="ce314" office:value-type="string" calcext:value-type="string">
            <text:p>Instruments de mesure usuels. </text:p>
          </table:table-cell>
          <table:table-cell table:style-name="Default" table:number-columns-repeated="5"/>
          <table:table-cell table:number-columns-repeated="1007"/>
        </table:table-row>
        <table:table-row table:style-name="ro20">
          <table:table-cell table:number-columns-repeated="8"/>
          <table:covered-table-cell table:style-name="ce270"/>
          <table:covered-table-cell table:style-name="ce374"/>
          <table:table-cell table:style-name="ce270" office:value-type="string" calcext:value-type="string">
            <text:p>MSOST.1.6.2</text:p>
          </table:table-cell>
          <table:table-cell table:style-name="ce314" office:value-type="string" calcext:value-type="string">
            <text:p>Principe de fonctionnement d’un capteur, d’un codeur, d’un détecteur. </text:p>
          </table:table-cell>
          <table:table-cell table:style-name="Default" table:number-columns-repeated="5"/>
          <table:table-cell table:number-columns-repeated="1007"/>
        </table:table-row>
        <table:table-row table:style-name="ro2">
          <table:table-cell table:number-columns-repeated="8"/>
          <table:covered-table-cell table:style-name="ce270"/>
          <table:covered-table-cell table:style-name="ce374"/>
          <table:table-cell table:style-name="ce270" office:value-type="string" calcext:value-type="string">
            <text:p>MSOST.1.6.3</text:p>
          </table:table-cell>
          <table:table-cell table:style-name="ce314" office:value-type="string" calcext:value-type="string">
            <text:p>Nature du signal : analogique ou numérique. </text:p>
          </table:table-cell>
          <table:table-cell table:style-name="Default" table:number-columns-repeated="5"/>
          <table:table-cell table:number-columns-repeated="1007"/>
        </table:table-row>
        <table:table-row table:style-name="ro2">
          <table:table-cell table:number-columns-repeated="8"/>
          <table:covered-table-cell table:style-name="ce270"/>
          <table:covered-table-cell table:style-name="ce374"/>
          <table:table-cell table:style-name="ce270" office:value-type="string" calcext:value-type="string">
            <text:p>MSOST.1.6.4</text:p>
          </table:table-cell>
          <table:table-cell table:style-name="ce314" office:value-type="string" calcext:value-type="string">
            <text:p>Nature d’une information : logique ou analogique.</text:p>
          </table:table-cell>
          <table:table-cell table:style-name="Default" table:number-columns-repeated="5"/>
          <table:table-cell table:number-columns-repeated="1007"/>
        </table:table-row>
        <table:table-row table:style-name="ro25">
          <table:table-cell table:number-columns-repeated="8"/>
          <table:table-cell table:style-name="ce250" office:value-type="string" calcext:value-type="string">
            <text:p>MSOST.1.7</text:p>
          </table:table-cell>
          <table:table-cell table:style-name="ce374" office:value-type="string" calcext:value-type="string">
            <text:p>Interpréter des résultats expérimentaux, en tirer une conclusion et la communiquer en argumentant.</text:p>
          </table:table-cell>
          <table:table-cell table:style-name="ce270" office:value-type="string" calcext:value-type="string">
            <text:p>MSOST.1.7.1</text:p>
          </table:table-cell>
          <table:table-cell table:style-name="ce314" office:value-type="string" calcext:value-type="string">
            <text:p>Notions d’écarts entre les attentes fixées par le cahier des charges et les résultats de l’expérimentation.</text:p>
          </table:table-cell>
          <table:table-cell table:style-name="Default" table:number-columns-repeated="5"/>
          <table:table-cell table:number-columns-repeated="1007"/>
        </table:table-row>
        <table:table-row table:style-name="ro11">
          <table:table-cell table:number-columns-repeated="8"/>
          <table:table-cell table:style-name="ce270" office:value-type="string" calcext:value-type="string">
            <text:p>MSOST.2</text:p>
          </table:table-cell>
          <table:table-cell table:style-name="ce375" office:value-type="string" calcext:value-type="string" table:number-columns-spanned="3" table:number-rows-spanned="1">
            <text:p>Utiliser une modélisation et simuler le comportement d’un objet</text:p>
          </table:table-cell>
          <table:covered-table-cell table:number-columns-repeated="2" table:style-name="ce375"/>
          <table:table-cell table:style-name="Default" table:number-columns-repeated="5"/>
          <table:table-cell table:number-columns-repeated="1007"/>
        </table:table-row>
        <table:table-row table:style-name="ro20">
          <table:table-cell table:number-columns-repeated="8"/>
          <table:table-cell table:style-name="ce250" office:value-type="string" calcext:value-type="string">
            <text:p>MSOST.2.1</text:p>
          </table:table-cell>
          <table:table-cell table:style-name="ce373" office:value-type="string" calcext:value-type="string">
            <text:p>Utiliser une modélisation pour comprendre, formaliser, partager, construire, investiguer, prouver.</text:p>
          </table:table-cell>
          <table:table-cell table:style-name="ce265" office:value-type="string" calcext:value-type="string">
            <text:p>MSOST.2.1.1</text:p>
          </table:table-cell>
          <table:table-cell table:style-name="ce315" office:value-type="string" calcext:value-type="string">
            <text:p>Outils de description d’un fonctionnement, d’une structure et d’un comportement. </text:p>
          </table:table-cell>
          <table:table-cell table:style-name="Default" table:number-columns-repeated="5"/>
          <table:table-cell table:number-columns-repeated="1007"/>
        </table:table-row>
        <table:table-row table:style-name="ro20">
          <table:table-cell table:number-columns-repeated="8"/>
          <table:table-cell table:style-name="ce270" office:value-type="string" calcext:value-type="string">
            <text:p>MSOST.2.2</text:p>
          </table:table-cell>
          <table:table-cell table:style-name="ce374" office:value-type="string" calcext:value-type="string">
            <text:p>Simuler numériquement la structure et/ou le comportement d’un objet. Interpréter le comportement de l’objet technique et le communiquer en argumentant.</text:p>
          </table:table-cell>
          <table:table-cell table:style-name="ce270" office:value-type="string" calcext:value-type="string">
            <text:p>MSOST.2.2.1</text:p>
          </table:table-cell>
          <table:table-cell table:style-name="ce314" office:value-type="string" calcext:value-type="string">
            <text:p>Notions d’écarts entre les attentes fixées par le cahier des charges et les résultats de la simulation.</text:p>
          </table:table-cell>
          <table:table-cell table:style-name="Default" table:number-columns-repeated="5"/>
          <table:table-cell table:number-columns-repeated="1007"/>
        </table:table-row>
        <table:table-row table:style-name="ro2" table:number-rows-repeated="2">
          <table:table-cell table:number-columns-repeated="8"/>
          <table:table-cell table:style-name="Default" table:number-columns-repeated="9"/>
          <table:table-cell table:number-columns-repeated="1007"/>
        </table:table-row>
        <table:table-row table:style-name="ro1">
          <table:table-cell table:number-columns-repeated="8"/>
          <table:table-cell table:style-name="Default"/>
          <table:table-cell table:style-name="ce283" office:value-type="string" calcext:value-type="string">
            <text:p>L’informatique et la programmation</text:p>
          </table:table-cell>
          <table:table-cell table:style-name="ce391" table:number-columns-repeated="2"/>
          <table:table-cell table:style-name="Default" table:number-columns-repeated="5"/>
          <table:table-cell table:number-columns-repeated="1007"/>
        </table:table-row>
        <table:table-row table:style-name="ro1">
          <table:table-cell table:number-columns-repeated="8"/>
          <table:table-cell table:style-name="Default"/>
          <table:table-cell table:style-name="ce259" office:value-type="string" calcext:value-type="string">
            <text:p>Attendus de fin de cycle</text:p>
          </table:table-cell>
          <table:table-cell table:style-name="ce391" table:number-columns-repeated="2"/>
          <table:table-cell table:style-name="Default" table:number-columns-repeated="5"/>
          <table:table-cell table:number-columns-repeated="1007"/>
        </table:table-row>
        <table:table-row table:style-name="ro2">
          <table:table-cell table:number-columns-repeated="8"/>
          <table:table-cell table:style-name="Default"/>
          <table:table-cell table:style-name="ce284" office:value-type="string" calcext:value-type="string">
            <text:p>Comprendre le fonctionnement d’un réseau informatique.</text:p>
          </table:table-cell>
          <table:table-cell table:style-name="ce391" table:number-columns-repeated="2"/>
          <table:table-cell table:style-name="Default" table:number-columns-repeated="5"/>
          <table:table-cell table:number-columns-repeated="1007"/>
        </table:table-row>
        <table:table-row table:style-name="ro1">
          <table:table-cell table:number-columns-repeated="8"/>
          <table:table-cell table:style-name="Default"/>
          <table:table-cell table:style-name="ce261" office:value-type="string" calcext:value-type="string">
            <text:p>Écrire, mettre au point et exécuter un programme.</text:p>
          </table:table-cell>
          <table:table-cell table:style-name="ce391" table:number-columns-repeated="2"/>
          <table:table-cell table:style-name="Default" table:number-columns-repeated="5"/>
          <table:table-cell table:number-columns-repeated="1007"/>
        </table:table-row>
        <table:table-row table:style-name="ro1">
          <table:table-cell table:number-columns-repeated="8"/>
          <table:table-cell table:style-name="Default"/>
          <table:table-cell table:style-name="ce285" office:value-type="string" calcext:value-type="string">
            <text:p>Compétences</text:p>
          </table:table-cell>
          <table:table-cell table:style-name="ce298"/>
          <table:table-cell table:style-name="ce285" office:value-type="string" calcext:value-type="string">
            <text:p>Connaissances </text:p>
          </table:table-cell>
          <table:table-cell table:style-name="Default" table:number-columns-repeated="5"/>
          <table:table-cell table:number-columns-repeated="1007"/>
        </table:table-row>
        <table:table-row table:style-name="ro4">
          <table:table-cell table:number-columns-repeated="8"/>
          <table:table-cell table:style-name="ce251" office:value-type="string" calcext:value-type="string">
            <text:p>IP.1</text:p>
          </table:table-cell>
          <table:table-cell table:style-name="ce286" office:value-type="string" calcext:value-type="string">
            <text:p>Comprendre le fonctionnement d’un réseau informatique</text:p>
          </table:table-cell>
          <table:table-cell table:style-name="ce299"/>
          <table:table-cell table:style-name="ce316"/>
          <table:table-cell table:style-name="ce231" office:value-type="string" calcext:value-type="string">
            <text:p>→</text:p>
          </table:table-cell>
          <table:table-cell table:style-name="ce608" office:value-type="string" calcext:value-type="string" table:number-columns-spanned="4" table:number-rows-spanned="1">
            <text:p>Repères de progressivité :</text:p>
          </table:table-cell>
          <table:covered-table-cell table:number-columns-repeated="3" table:style-name="ce608"/>
          <table:table-cell table:number-columns-repeated="1007"/>
        </table:table-row>
        <table:table-row table:style-name="ro26">
          <table:table-cell table:number-columns-repeated="8"/>
          <table:table-cell table:style-name="ce252" office:value-type="string" calcext:value-type="string">
            <text:p>IP.1.1</text:p>
          </table:table-cell>
          <table:table-cell table:style-name="ce287" office:value-type="string" calcext:value-type="string">
            <text:p>Comprendre le fonctionnement d'un réseau informatique</text:p>
          </table:table-cell>
          <table:table-cell table:style-name="ce300" office:value-type="string" calcext:value-type="string">
            <text:p>IP.1.1.1</text:p>
          </table:table-cell>
          <table:table-cell table:style-name="ce317" office:value-type="string" calcext:value-type="string">
            <text:p>Composants d'un réseau, architecture d'un réseau local, moyens de connexion d’un moyen informatique. </text:p>
          </table:table-cell>
          <table:table-cell/>
          <table:table-cell table:style-name="ce630" office:value-type="string" calcext:value-type="string" table:number-columns-spanned="4" table:number-rows-spanned="2">
            <text:p><text:span text:style-name="T1">En 5</text:span><text:span text:style-name="T19">e : traitement, mise au point et exécution de programmes simples avec un nombre limité de variables d’entrée et de sortie, développement de programmes avec des boucles itératives. </text:span></text:p>
          </table:table-cell>
          <table:covered-table-cell table:number-columns-repeated="3" table:style-name="ce630"/>
          <table:table-cell table:number-columns-repeated="1007"/>
        </table:table-row>
        <table:table-row table:style-name="ro20">
          <table:table-cell table:number-columns-repeated="8"/>
          <table:table-cell table:style-name="ce253"/>
          <table:table-cell table:style-name="ce391"/>
          <table:table-cell table:style-name="ce301" office:value-type="string" calcext:value-type="string">
            <text:p>IP.1.1.2</text:p>
          </table:table-cell>
          <table:table-cell table:style-name="ce311" office:value-type="string" calcext:value-type="string">
            <text:p>Notion de protocole, d'organisation de protocoles en couche, d'algorithme de routage, Internet.</text:p>
          </table:table-cell>
          <table:table-cell/>
          <table:covered-table-cell table:number-columns-repeated="4" table:style-name="ce630"/>
          <table:table-cell table:number-columns-repeated="1007"/>
        </table:table-row>
        <table:table-row table:style-name="ro17">
          <table:table-cell table:number-columns-repeated="8"/>
          <table:table-cell table:style-name="ce251" office:value-type="string" calcext:value-type="string">
            <text:p>IP.2</text:p>
          </table:table-cell>
          <table:table-cell table:style-name="ce286" office:value-type="string" calcext:value-type="string">
            <text:p>Écrire, mettre au point et exécuter un programme</text:p>
          </table:table-cell>
          <table:table-cell table:style-name="ce299"/>
          <table:table-cell table:style-name="ce316"/>
          <table:table-cell/>
          <table:table-cell table:style-name="ce630" office:value-type="string" calcext:value-type="string" table:number-columns-spanned="4" table:number-rows-spanned="2">
            <text:p><text:span text:style-name="T1">En 4</text:span><text:span text:style-name="T19">e : traitement, mise au point et exécution de programmes avec introduction de plusieurs variables d’entrée et de sortie.</text:span></text:p>
          </table:table-cell>
          <table:covered-table-cell table:number-columns-repeated="3" table:style-name="ce630"/>
          <table:table-cell table:number-columns-repeated="1007"/>
        </table:table-row>
        <table:table-row table:style-name="ro20">
          <table:table-cell table:number-columns-repeated="8"/>
          <table:table-cell table:style-name="ce254" office:value-type="string" calcext:value-type="string">
            <text:p>IP.2.1</text:p>
          </table:table-cell>
          <table:table-cell table:style-name="ce275" office:value-type="string" calcext:value-type="string">
            <text:p>Analyser le comportement attendu d’un système réel et décomposer le problème posé en sous-problèmes afin de structurer un programme de commande.</text:p>
          </table:table-cell>
          <table:table-cell table:style-name="ce302"/>
          <table:table-cell table:style-name="ce317"/>
          <table:table-cell/>
          <table:covered-table-cell table:number-columns-repeated="4" table:style-name="ce630"/>
          <table:table-cell table:number-columns-repeated="1007"/>
        </table:table-row>
        <table:table-row table:style-name="ro9">
          <table:table-cell table:number-columns-repeated="8"/>
          <table:table-cell table:style-name="ce255" office:value-type="string" calcext:value-type="string">
            <text:p>IP.2.2</text:p>
          </table:table-cell>
          <table:table-cell table:style-name="ce383" office:value-type="string" calcext:value-type="string">
            <text:p>Écrire, mettre au point (tester, corriger) et exécuter un programme commandant un système réel et vérifier le comportement attendu.</text:p>
          </table:table-cell>
          <table:table-cell table:style-name="ce303"/>
          <table:table-cell table:style-name="ce311"/>
          <table:table-cell/>
          <table:table-cell table:style-name="ce635" office:value-type="string" calcext:value-type="string" table:number-columns-spanned="4" table:number-rows-spanned="2">
            <text:p><text:span text:style-name="T1">En 3</text:span><text:span text:style-name="T19">e : introduction du comptage et de plusieurs boucles conditionnelles imbriquées, décomposition en plusieurs sous-problèmes.</text:span></text:p>
          </table:table-cell>
          <table:covered-table-cell table:number-columns-repeated="3" table:style-name="ce635"/>
          <table:table-cell table:number-columns-repeated="1007"/>
        </table:table-row>
        <table:table-row table:style-name="ro24">
          <table:table-cell table:number-columns-repeated="8"/>
          <table:table-cell table:style-name="ce327" office:value-type="string" calcext:value-type="string" table:number-columns-spanned="1" table:number-rows-spanned="6">
            <text:p>IP.2.3</text:p>
          </table:table-cell>
          <table:table-cell table:style-name="ce383" office:value-type="string" calcext:value-type="string" table:number-columns-spanned="1" table:number-rows-spanned="6">
            <text:p>Écrire un programme dans lequel des actions sont déclenchées par des événements extérieurs.</text:p>
          </table:table-cell>
          <table:table-cell table:style-name="ce327" office:value-type="string" calcext:value-type="string">
            <text:p>IP.2.3.1</text:p>
          </table:table-cell>
          <table:table-cell table:style-name="ce311" office:value-type="string" calcext:value-type="string">
            <text:p>Notions d’algorithme et de programme. </text:p>
          </table:table-cell>
          <table:table-cell/>
          <table:covered-table-cell table:number-columns-repeated="4" table:style-name="ce635"/>
          <table:table-cell table:number-columns-repeated="1007"/>
        </table:table-row>
        <table:table-row table:style-name="ro2">
          <table:table-cell table:number-columns-repeated="8"/>
          <table:covered-table-cell table:style-name="ce327"/>
          <table:covered-table-cell table:style-name="ce383"/>
          <table:table-cell table:style-name="ce327" office:value-type="string" calcext:value-type="string">
            <text:p>IP.2.3.2</text:p>
          </table:table-cell>
          <table:table-cell table:style-name="ce311" office:value-type="string" calcext:value-type="string">
            <text:p>Notion de variable informatique. </text:p>
          </table:table-cell>
          <table:table-cell table:number-columns-repeated="1012"/>
        </table:table-row>
        <table:table-row table:style-name="ro25">
          <table:table-cell table:number-columns-repeated="8"/>
          <table:covered-table-cell table:style-name="ce327"/>
          <table:covered-table-cell table:style-name="ce383"/>
          <table:table-cell table:style-name="ce327" office:value-type="string" calcext:value-type="string">
            <text:p>IP.2.3.3</text:p>
          </table:table-cell>
          <table:table-cell table:style-name="ce311" office:value-type="string" calcext:value-type="string">
            <text:p>Déclenchement d'une action par un événement, séquences d'instructions, boucles, instructions conditionnelles. </text:p>
          </table:table-cell>
          <table:table-cell table:number-columns-repeated="1012"/>
        </table:table-row>
        <table:table-row table:style-name="ro2">
          <table:table-cell table:number-columns-repeated="8"/>
          <table:covered-table-cell table:style-name="ce327"/>
          <table:covered-table-cell table:style-name="ce383"/>
          <table:table-cell table:style-name="ce327" office:value-type="string" calcext:value-type="string">
            <text:p>IP.2.3.4</text:p>
          </table:table-cell>
          <table:table-cell table:style-name="ce311" office:value-type="string" calcext:value-type="string">
            <text:p>Systèmes embarqués. </text:p>
          </table:table-cell>
          <table:table-cell table:number-columns-repeated="1012"/>
        </table:table-row>
        <table:table-row table:style-name="ro2">
          <table:table-cell table:number-columns-repeated="8"/>
          <table:covered-table-cell table:style-name="ce327"/>
          <table:covered-table-cell table:style-name="ce383"/>
          <table:table-cell table:style-name="ce327" office:value-type="string" calcext:value-type="string">
            <text:p>IP.2.3.5</text:p>
          </table:table-cell>
          <table:table-cell table:style-name="ce311" office:value-type="string" calcext:value-type="string">
            <text:p>Forme et transmission du signal. </text:p>
          </table:table-cell>
          <table:table-cell table:number-columns-repeated="1012"/>
        </table:table-row>
        <table:table-row table:style-name="ro2">
          <table:table-cell table:number-columns-repeated="8"/>
          <table:covered-table-cell table:style-name="ce327"/>
          <table:covered-table-cell table:style-name="ce383"/>
          <table:table-cell table:style-name="ce327" office:value-type="string" calcext:value-type="string">
            <text:p>IP.2.3.6</text:p>
          </table:table-cell>
          <table:table-cell table:style-name="ce314" office:value-type="string" calcext:value-type="string">
            <text:p>Capteur, actionneur, interface.</text:p>
          </table:table-cell>
          <table:table-cell table:number-columns-repeated="1012"/>
        </table:table-row>
        <table:table-row table:style-name="ro2" table:number-rows-repeated="1048481">
          <table:table-cell table:number-columns-repeated="1024"/>
        </table:table-row>
        <table:table-row table:style-name="ro2">
          <table:table-cell table:number-columns-repeated="1024"/>
        </table:table-row>
      </table:table>
      <table:table table:name="Problématiques_compétences" table:style-name="ta4">
        <office:forms form:automatic-focus="false" form:apply-design-mode="false"/>
        <table:table-column table:style-name="co14" table:default-cell-style-name="ce812"/>
        <table:table-column table:style-name="co15" table:default-cell-style-name="ce820"/>
        <table:table-column table:style-name="co16" table:default-cell-style-name="ce825"/>
        <table:table-column table:style-name="co16" table:default-cell-style-name="ce820"/>
        <table:table-column table:style-name="co17" table:default-cell-style-name="ce820"/>
        <table:table-column table:style-name="co1" table:number-columns-repeated="5" table:default-cell-style-name="ce825"/>
        <table:table-column table:style-name="co2" table:default-cell-style-name="ce825"/>
        <table:table-column table:style-name="co1" table:number-columns-repeated="6" table:default-cell-style-name="ce825"/>
        <table:table-column table:style-name="co1" table:number-columns-repeated="10" table:default-cell-style-name="ce820"/>
        <table:table-column table:style-name="co1" table:number-columns-repeated="12" table:default-cell-style-name="ce825"/>
        <table:table-column table:style-name="co18" table:number-columns-repeated="3" table:default-cell-style-name="ce162"/>
        <table:table-column table:style-name="co19" table:number-columns-repeated="11" table:default-cell-style-name="ce825"/>
        <table:table-column table:style-name="co18" table:number-columns-repeated="971" table:default-cell-style-name="ce820"/>
        <table:table-row table:style-name="ro27">
          <table:table-cell table:style-name="ce798"/>
          <table:table-cell table:style-name="ce813" office:value-type="string" calcext:value-type="string">
            <text:p>Problématiques / compétences <text:s text:c="36"/>Cycle 4</text:p>
          </table:table-cell>
          <table:table-cell table:style-name="ce821" office:value-type="string" calcext:value-type="string">
            <text:p>Séquences en attente de placement</text:p>
          </table:table-cell>
          <table:table-cell table:style-name="ce826" office:value-type="string" calcext:value-type="string">
            <text:p>Chronologie dans la progression</text:p>
          </table:table-cell>
          <table:table-cell table:style-name="ce833" office:value-type="string" calcext:value-type="string">
            <text:p>Nombre de compétences développées</text:p>
          </table:table-cell>
          <table:table-cell table:style-name="ce837" office:value-type="string" calcext:value-type="string">
            <text:p><text:s/>Imaginer, synthétiser, formaliser et respecter une procédure, un protocole. </text:p>
          </table:table-cell>
          <table:table-cell table:style-name="ce837" office:value-type="string" calcext:value-type="string">
            <text:p>Mesurer des grandeurs de manière directe ou indirecte. </text:p>
          </table:table-cell>
          <table:table-cell table:style-name="ce843" office:value-type="string" calcext:value-type="string">
            <text:p>Rechercher des solutions techniques à un problème posé, expliciter ses choix et les communiquer en argumentant. </text:p>
          </table:table-cell>
          <table:table-cell table:style-name="ce843" office:value-type="string" calcext:value-type="string">
            <text:p>Participer à l’organisation et au déroulement de projets.</text:p>
          </table:table-cell>
          <table:table-cell table:style-name="ce844" office:value-type="string" calcext:value-type="string">
            <text:p>Respecter une procédure de travail garantissant un résultat en respectant les règles de sécurité et d’utilisation des outils mis à disposition.</text:p>
          </table:table-cell>
          <table:table-cell table:style-name="ce844" office:value-type="string" calcext:value-type="string">
            <text:p>Analyser le fonctionnement et la structure d’un objet, identifier les entrées et sorties.</text:p>
          </table:table-cell>
          <table:table-cell table:style-name="ce844" office:value-type="string" calcext:value-type="string">
            <text:p>Interpréter des résultats expérimentaux, en tirer une conclusion et la communiquer en argumentant.</text:p>
          </table:table-cell>
          <table:table-cell table:style-name="ce847" office:value-type="string" calcext:value-type="string">
            <text:p>Utiliser une modélisation pour comprendre, formaliser, partager, construire, investiguer, prouver.</text:p>
          </table:table-cell>
          <table:table-cell table:style-name="ce848" office:value-type="string" calcext:value-type="string">
            <text:p>Identifier un besoin et énoncer un problème technique, identifier les conditions, contraintes (normes et règlements) et ressources correspondantes.</text:p>
          </table:table-cell>
          <table:table-cell table:style-name="ce848" office:value-type="string" calcext:value-type="string">
            <text:p>Identifier le(s) matériau(x), les flux d’énergie et d’information dans le cadre d’une production technique sur un objet et décrire les transformations qui s’opèrent.</text:p>
          </table:table-cell>
          <table:table-cell table:style-name="ce849" office:value-type="string" calcext:value-type="string">
            <text:p>S’approprier un cahier des charges.</text:p>
          </table:table-cell>
          <table:table-cell table:style-name="ce849" office:value-type="string" calcext:value-type="string">
            <text:p>Associer des solutions techniques à des fonctions.</text:p>
          </table:table-cell>
          <table:table-cell table:style-name="ce848" office:value-type="string" calcext:value-type="string">
            <text:p>Imaginer des solutions en réponse au besoin.</text:p>
          </table:table-cell>
          <table:table-cell table:style-name="ce848" office:value-type="string" calcext:value-type="string">
            <text:p>Réaliser, de manière collaborative, le prototype de tout ou partie d’un objet pour valider une solution.</text:p>
          </table:table-cell>
          <table:table-cell table:style-name="ce848" office:value-type="string" calcext:value-type="string">
            <text:p>Imaginer, concevoir et programmer des applications informatiques nomades.</text:p>
          </table:table-cell>
          <table:table-cell table:style-name="ce848" office:value-type="string" calcext:value-type="string">
            <text:p>Exprimer sa pensée à l’aide d’outils de description adaptés : croquis, schémas, graphes, diagrammes, tableaux (représentations non normées).</text:p>
          </table:table-cell>
          <table:table-cell table:style-name="ce848" office:value-type="string" calcext:value-type="string">
            <text:p>Traduire, à l’aide d’outils de représentation numérique, des choix de solutions sous forme de croquis, de dessins ou de schémas.</text:p>
          </table:table-cell>
          <table:table-cell table:style-name="ce848" office:value-type="string" calcext:value-type="string">
            <text:p>Présenter à l’oral et à l’aide de supports numériques multimédia des solutions techniques au moment des revues de projet.</text:p>
          </table:table-cell>
          <table:table-cell table:style-name="ce848" office:value-type="string" calcext:value-type="string">
            <text:p>Décrire, en utilisant les outils et langages de descriptions adaptés, la structure et le comportement des objets.</text:p>
          </table:table-cell>
          <table:table-cell table:style-name="ce848" office:value-type="string" calcext:value-type="string">
            <text:p>Appliquer les principes élémentaires de l’algorithmique et du codage à la résolution d’un problème simple.</text:p>
          </table:table-cell>
          <table:table-cell table:style-name="ce849" office:value-type="string" calcext:value-type="string">
            <text:p>Simuler numériquement la structure et/ou le comportement d’un objet.</text:p>
          </table:table-cell>
          <table:table-cell table:style-name="ce848" office:value-type="string" calcext:value-type="string">
            <text:p>Organiser, structurer et stocker des ressources numériques.</text:p>
          </table:table-cell>
          <table:table-cell table:style-name="ce848" office:value-type="string" calcext:value-type="string">
            <text:p>Lire, utiliser et produire des représentations numériques d’objets.</text:p>
          </table:table-cell>
          <table:table-cell table:style-name="ce848" office:value-type="string" calcext:value-type="string">
            <text:p>Piloter un système connecté localement ou à distance.</text:p>
          </table:table-cell>
          <table:table-cell table:style-name="ce848" office:value-type="string" calcext:value-type="string">
            <text:p>Modifier ou paramétrer le fonctionnement d’un objet communicant.</text:p>
          </table:table-cell>
          <table:table-cell table:style-name="ce847" office:value-type="string" calcext:value-type="string">
            <text:p>Comprendre le fonctionnement d’un réseau informatique</text:p>
          </table:table-cell>
          <table:table-cell table:style-name="ce847" office:value-type="string" calcext:value-type="string">
            <text:p>Analyser le comportement attendu d’un système réel et décomposer le problème posé en sous-problèmes afin de structurer un programme de commande.</text:p>
          </table:table-cell>
          <table:table-cell table:style-name="ce848" office:value-type="string" calcext:value-type="string">
            <text:p>Développer les bonnes pratiques de l’usage des objets communicants.</text:p>
          </table:table-cell>
          <table:table-cell table:style-name="ce849" office:value-type="string" calcext:value-type="string">
            <text:p>Analyser l’impact environnemental d’un objet et de ses constituants.</text:p>
          </table:table-cell>
          <table:table-cell table:style-name="ce849" office:value-type="string" calcext:value-type="string">
            <text:p>Analyser le cycle de vie d’un objet.</text:p>
          </table:table-cell>
          <table:table-cell table:style-name="ce854" office:value-type="string" calcext:value-type="string">
            <text:p>Regrouper des objets en familles et lignées.</text:p>
          </table:table-cell>
          <table:table-cell table:style-name="ce843" office:value-type="string" calcext:value-type="string">
            <text:p>Relier les évolutions technologiques aux inventions et innovations qui marquent des ruptures dans les solutions techniques. </text:p>
          </table:table-cell>
          <table:table-cell table:style-name="ce844" table:number-columns-repeated="2"/>
          <table:table-cell table:style-name="Default" table:number-columns-repeated="3"/>
          <table:table-cell table:style-name="ce861"/>
          <table:table-cell table:style-name="ce848"/>
          <table:table-cell table:style-name="ce862"/>
          <table:table-cell table:style-name="ce914" table:number-columns-repeated="3"/>
          <table:table-cell table:style-name="ce917"/>
          <table:table-cell table:style-name="ce914" table:number-columns-repeated="4"/>
          <table:table-cell/>
          <table:table-cell table:style-name="ce162"/>
          <table:table-cell table:number-columns-repeated="969"/>
        </table:table-row>
        <table:table-row table:style-name="ro2">
          <table:table-cell table:style-name="ce799" office:value-type="string" calcext:value-type="string">
            <text:p>Thème de séquence</text:p>
          </table:table-cell>
          <table:table-cell table:style-name="ce814" office:value-type="string" calcext:value-type="string">
            <text:p>Problématiques proposées <text:s text:c="22"/>Cycle 4</text:p>
          </table:table-cell>
          <table:table-cell table:style-name="ce822" table:number-columns-repeated="2"/>
          <table:table-cell table:style-name="ce834"/>
          <table:table-cell table:style-name="ce838" office:value-type="string" calcext:value-type="string">
            <text:p>CT 1.1</text:p>
          </table:table-cell>
          <table:table-cell table:style-name="ce838" office:value-type="string" calcext:value-type="string">
            <text:p>CT 1.2</text:p>
          </table:table-cell>
          <table:table-cell table:style-name="ce838" office:value-type="string" calcext:value-type="string">
            <text:p>CT 1.3</text:p>
          </table:table-cell>
          <table:table-cell table:style-name="ce838" office:value-type="string" calcext:value-type="string">
            <text:p>CT 1.4</text:p>
          </table:table-cell>
          <table:table-cell table:style-name="ce845" office:value-type="string" calcext:value-type="string">
            <text:p>CS 1.5</text:p>
          </table:table-cell>
          <table:table-cell table:style-name="ce845" office:value-type="string" calcext:value-type="string">
            <text:p>CS 1.6</text:p>
          </table:table-cell>
          <table:table-cell table:style-name="ce846" office:value-type="string" calcext:value-type="string">
            <text:p>CS 1.7</text:p>
          </table:table-cell>
          <table:table-cell table:style-name="ce845" office:value-type="string" calcext:value-type="string">
            <text:p>CS 1.8</text:p>
          </table:table-cell>
          <table:table-cell table:style-name="ce838" office:value-type="string" calcext:value-type="string">
            <text:p>CT 2.1</text:p>
          </table:table-cell>
          <table:table-cell table:style-name="ce838" office:value-type="string" calcext:value-type="string">
            <text:p>CT 2.2</text:p>
          </table:table-cell>
          <table:table-cell table:style-name="ce838" office:value-type="string" calcext:value-type="string">
            <text:p>CT 2.3</text:p>
          </table:table-cell>
          <table:table-cell table:style-name="ce838" office:value-type="string" calcext:value-type="string">
            <text:p>CT 2.4</text:p>
          </table:table-cell>
          <table:table-cell table:style-name="ce838" office:value-type="string" calcext:value-type="string">
            <text:p>CT 2.5</text:p>
          </table:table-cell>
          <table:table-cell table:style-name="ce838" office:value-type="string" calcext:value-type="string">
            <text:p>CT 2.6</text:p>
          </table:table-cell>
          <table:table-cell table:style-name="ce838" office:value-type="string" calcext:value-type="string">
            <text:p>CT 2.7</text:p>
          </table:table-cell>
          <table:table-cell table:style-name="ce838" office:value-type="string" calcext:value-type="string">
            <text:p>CT 3.1</text:p>
          </table:table-cell>
          <table:table-cell table:style-name="ce838" office:value-type="string" calcext:value-type="string">
            <text:p>CT 3.2</text:p>
          </table:table-cell>
          <table:table-cell table:style-name="ce838" office:value-type="string" calcext:value-type="string">
            <text:p>CT 3.3</text:p>
          </table:table-cell>
          <table:table-cell table:style-name="ce850" office:value-type="string" calcext:value-type="string">
            <text:p>CT 4.1</text:p>
          </table:table-cell>
          <table:table-cell table:style-name="ce850" office:value-type="string" calcext:value-type="string">
            <text:p>CT 4.2</text:p>
          </table:table-cell>
          <table:table-cell table:style-name="ce838" office:value-type="string" calcext:value-type="string">
            <text:p>CT 5.1</text:p>
          </table:table-cell>
          <table:table-cell table:style-name="ce838" office:value-type="string" calcext:value-type="string">
            <text:p>CT 5.2</text:p>
          </table:table-cell>
          <table:table-cell table:style-name="ce838" office:value-type="string" calcext:value-type="string">
            <text:p>CT 5.3</text:p>
          </table:table-cell>
          <table:table-cell table:style-name="ce838" office:value-type="string" calcext:value-type="string">
            <text:p>CT 5.4</text:p>
          </table:table-cell>
          <table:table-cell table:style-name="ce838" office:value-type="string" calcext:value-type="string">
            <text:p>CT 5.5</text:p>
          </table:table-cell>
          <table:table-cell table:style-name="ce845" office:value-type="string" calcext:value-type="string">
            <text:p>CS 5.6</text:p>
          </table:table-cell>
          <table:table-cell table:style-name="ce845" office:value-type="string" calcext:value-type="string">
            <text:p>CS 5.7</text:p>
          </table:table-cell>
          <table:table-cell table:style-name="ce838" office:value-type="string" calcext:value-type="string">
            <text:p>CT 6.1</text:p>
          </table:table-cell>
          <table:table-cell table:style-name="ce838" office:value-type="string" calcext:value-type="string">
            <text:p>CT 6.2</text:p>
          </table:table-cell>
          <table:table-cell table:style-name="ce838" office:value-type="string" calcext:value-type="string">
            <text:p>CT 6.3</text:p>
          </table:table-cell>
          <table:table-cell table:style-name="ce838" office:value-type="string" calcext:value-type="string">
            <text:p>CT 7.1</text:p>
          </table:table-cell>
          <table:table-cell table:style-name="ce855" office:value-type="string" calcext:value-type="string">
            <text:p>CT 7.2</text:p>
          </table:table-cell>
          <table:table-cell table:style-name="ce855" table:number-columns-repeated="2"/>
          <table:table-cell table:style-name="ce354" table:number-columns-repeated="3"/>
          <table:table-cell table:style-name="ce856"/>
          <table:table-cell table:style-name="ce824" table:number-columns-repeated="2"/>
          <table:table-cell table:style-name="ce856"/>
          <table:table-cell table:style-name="ce915" table:number-columns-repeated="7"/>
          <table:table-cell/>
          <table:table-cell table:style-name="ce162"/>
          <table:table-cell table:number-columns-repeated="969"/>
        </table:table-row>
        <table:table-row table:style-name="ro28">
          <table:table-cell table:style-name="ce641" office:value-type="string" calcext:value-type="string" table:number-columns-spanned="3" table:number-rows-spanned="1">
            <text:p>Nombre de séquences où la compétence est travaillée</text:p>
          </table:table-cell>
          <table:covered-table-cell table:number-columns-repeated="2" table:style-name="ce641"/>
          <table:table-cell table:style-name="ce827"/>
          <table:table-cell table:style-name="ce835"/>
          <table:table-cell table:style-name="ce839" table:formula="of:=COUNTA([.F4:.F117])" office:value-type="float" office:value="9" calcext:value-type="float">
            <text:p>9</text:p>
          </table:table-cell>
          <table:table-cell table:style-name="ce839" table:formula="of:=COUNTA([.G4:.G117])" office:value-type="float" office:value="6" calcext:value-type="float">
            <text:p>6</text:p>
          </table:table-cell>
          <table:table-cell table:style-name="ce839" table:formula="of:=COUNTA([.H4:.H117])" office:value-type="float" office:value="6" calcext:value-type="float">
            <text:p>6</text:p>
          </table:table-cell>
          <table:table-cell table:style-name="ce839" table:formula="of:=COUNTA([.I4:.I117])" office:value-type="float" office:value="0" calcext:value-type="float">
            <text:p>0</text:p>
          </table:table-cell>
          <table:table-cell table:style-name="ce839" table:formula="of:=COUNTA([.J4:.J117])" office:value-type="float" office:value="6" calcext:value-type="float">
            <text:p>6</text:p>
          </table:table-cell>
          <table:table-cell table:style-name="ce839" table:formula="of:=COUNTA([.K4:.K117])" office:value-type="float" office:value="9" calcext:value-type="float">
            <text:p>9</text:p>
          </table:table-cell>
          <table:table-cell table:style-name="ce839" table:formula="of:=COUNTA([.L4:.L117])" office:value-type="float" office:value="5" calcext:value-type="float">
            <text:p>5</text:p>
          </table:table-cell>
          <table:table-cell table:style-name="ce839" table:formula="of:=COUNTA([.M4:.M117])" office:value-type="float" office:value="7" calcext:value-type="float">
            <text:p>7</text:p>
          </table:table-cell>
          <table:table-cell table:style-name="ce839" table:formula="of:=COUNTA([.N4:.N117])" office:value-type="float" office:value="8" calcext:value-type="float">
            <text:p>8</text:p>
          </table:table-cell>
          <table:table-cell table:style-name="ce839" table:formula="of:=COUNTA([.O4:.O117])" office:value-type="float" office:value="11" calcext:value-type="float">
            <text:p>11</text:p>
          </table:table-cell>
          <table:table-cell table:style-name="ce839" table:formula="of:=COUNTA([.P4:.P117])" office:value-type="float" office:value="6" calcext:value-type="float">
            <text:p>6</text:p>
          </table:table-cell>
          <table:table-cell table:style-name="ce839" table:formula="of:=COUNTA([.Q4:.Q117])" office:value-type="float" office:value="12" calcext:value-type="float">
            <text:p>12</text:p>
          </table:table-cell>
          <table:table-cell table:style-name="ce839" table:formula="of:=COUNTA([.R4:.R117])" office:value-type="float" office:value="10" calcext:value-type="float">
            <text:p>10</text:p>
          </table:table-cell>
          <table:table-cell table:style-name="ce839" table:formula="of:=COUNTA([.S4:.S117])" office:value-type="float" office:value="5" calcext:value-type="float">
            <text:p>5</text:p>
          </table:table-cell>
          <table:table-cell table:style-name="ce839" table:formula="of:=COUNTA([.T4:.T117])" office:value-type="float" office:value="3" calcext:value-type="float">
            <text:p>3</text:p>
          </table:table-cell>
          <table:table-cell table:style-name="ce839" table:formula="of:=COUNTA([.U4:.U117])" office:value-type="float" office:value="12" calcext:value-type="float">
            <text:p>12</text:p>
          </table:table-cell>
          <table:table-cell table:style-name="ce839" table:formula="of:=COUNTA([.V4:.V117])" office:value-type="float" office:value="10" calcext:value-type="float">
            <text:p>10</text:p>
          </table:table-cell>
          <table:table-cell table:style-name="ce839" table:formula="of:=COUNTA([.W4:.W117])" office:value-type="float" office:value="7" calcext:value-type="float">
            <text:p>7</text:p>
          </table:table-cell>
          <table:table-cell table:style-name="ce839" table:formula="of:=COUNTA([.X4:.X117])" office:value-type="float" office:value="11" calcext:value-type="float">
            <text:p>11</text:p>
          </table:table-cell>
          <table:table-cell table:style-name="ce839" table:formula="of:=COUNTA([.Y4:.Y117])" office:value-type="float" office:value="8" calcext:value-type="float">
            <text:p>8</text:p>
          </table:table-cell>
          <table:table-cell table:style-name="ce839" table:formula="of:=COUNTA([.Z4:.Z117])" office:value-type="float" office:value="7" calcext:value-type="float">
            <text:p>7</text:p>
          </table:table-cell>
          <table:table-cell table:style-name="ce839" table:formula="of:=COUNTA([.AA4:.AA117])" office:value-type="float" office:value="7" calcext:value-type="float">
            <text:p>7</text:p>
          </table:table-cell>
          <table:table-cell table:style-name="ce839" table:formula="of:=COUNTA([.AB4:.AB117])" office:value-type="float" office:value="8" calcext:value-type="float">
            <text:p>8</text:p>
          </table:table-cell>
          <table:table-cell table:style-name="ce839" table:formula="of:=COUNTA([.AC4:.AC117])" office:value-type="float" office:value="9" calcext:value-type="float">
            <text:p>9</text:p>
          </table:table-cell>
          <table:table-cell table:style-name="ce839" table:formula="of:=COUNTA([.AD4:.AD117])" office:value-type="float" office:value="7" calcext:value-type="float">
            <text:p>7</text:p>
          </table:table-cell>
          <table:table-cell table:style-name="ce839" table:formula="of:=COUNTA([.AE4:.AE117])" office:value-type="float" office:value="7" calcext:value-type="float">
            <text:p>7</text:p>
          </table:table-cell>
          <table:table-cell table:style-name="ce839" table:formula="of:=COUNTA([.AF4:.AF117])" office:value-type="float" office:value="3" calcext:value-type="float">
            <text:p>3</text:p>
          </table:table-cell>
          <table:table-cell table:style-name="ce839" table:formula="of:=COUNTA([.AG4:.AG117])" office:value-type="float" office:value="6" calcext:value-type="float">
            <text:p>6</text:p>
          </table:table-cell>
          <table:table-cell table:style-name="ce839" table:formula="of:=COUNTA([.AH4:.AH117])" office:value-type="float" office:value="10" calcext:value-type="float">
            <text:p>10</text:p>
          </table:table-cell>
          <table:table-cell table:style-name="ce839" table:formula="of:=COUNTA([.AI4:.AI117])" office:value-type="float" office:value="8" calcext:value-type="float">
            <text:p>8</text:p>
          </table:table-cell>
          <table:table-cell table:style-name="ce839" table:formula="of:=COUNTA([.AJ4:.AJ117])" office:value-type="float" office:value="5" calcext:value-type="float">
            <text:p>5</text:p>
          </table:table-cell>
          <table:table-cell table:style-name="ce839" table:formula="of:=COUNTA([.AK4:.AK117])" office:value-type="float" office:value="8" calcext:value-type="float">
            <text:p>8</text:p>
          </table:table-cell>
          <table:table-cell table:style-name="ce354" table:number-columns-repeated="5"/>
          <table:table-cell table:style-name="ce856"/>
          <table:table-cell table:style-name="ce824" table:number-columns-repeated="2"/>
          <table:table-cell table:style-name="ce856"/>
          <table:table-cell table:style-name="ce916" table:number-columns-repeated="7"/>
          <table:table-cell/>
          <table:table-cell table:style-name="ce162"/>
          <table:table-cell table:number-columns-repeated="969"/>
        </table:table-row>
        <table:table-row table:style-name="ro24">
          <table:table-cell table:style-name="ce642" office:value-type="string" calcext:value-type="string" table:number-columns-spanned="1" table:number-rows-spanned="8">
            <text:p>1) Aménager un espace</text:p>
          </table:table-cell>
          <table:table-cell table:style-name="ce815" office:value-type="string" calcext:value-type="string">
            <text:p>Comment aménager une salle de spectacle accueillant tout public et en toute sécurité ?</text:p>
          </table:table-cell>
          <table:table-cell table:style-name="ce823"/>
          <table:table-cell table:style-name="ce824"/>
          <table:table-cell table:style-name="ce836" table:formula="of:=COUNTA([.F4:.AK4])" office:value-type="float" office:value="3" calcext:value-type="float">
            <text:p>3</text:p>
          </table:table-cell>
          <table:table-cell table:style-name="ce634" table:number-columns-repeated="2"/>
          <table:table-cell table:style-name="ce634" office:value-type="string" calcext:value-type="string">
            <text:p>x</text:p>
          </table:table-cell>
          <table:table-cell table:style-name="ce634" table:number-columns-repeated="5"/>
          <table:table-cell table:style-name="ce634" office:value-type="string" calcext:value-type="string">
            <text:p>x</text:p>
          </table:table-cell>
          <table:table-cell table:style-name="ce634" table:number-columns-repeated="11"/>
          <table:table-cell table:style-name="ce634" office:value-type="string" calcext:value-type="string">
            <text:p>x</text:p>
          </table:table-cell>
          <table:table-cell table:style-name="ce634" table:number-columns-repeated="4"/>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Comment aménager un terrain de camping avec des mobilhomes ?</text:p>
          </table:table-cell>
          <table:table-cell table:style-name="ce823"/>
          <table:table-cell table:style-name="ce824"/>
          <table:table-cell table:style-name="ce836" table:formula="of:=COUNTA([.F5:.AK5])" office:value-type="float" office:value="4" calcext:value-type="float">
            <text:p>4</text:p>
          </table:table-cell>
          <table:table-cell table:style-name="ce634" table:number-columns-repeated="8"/>
          <table:table-cell table:style-name="ce634" office:value-type="string" calcext:value-type="string">
            <text:p>x</text:p>
          </table:table-cell>
          <table:table-cell table:style-name="ce634"/>
          <table:table-cell table:style-name="ce634" office:value-type="string" calcext:value-type="string">
            <text:p>x</text:p>
          </table:table-cell>
          <table:table-cell table:style-name="ce634" table:number-columns-repeated="5"/>
          <table:table-cell table:style-name="ce634" office:value-type="string" calcext:value-type="string">
            <text:p>x</text:p>
          </table:table-cell>
          <table:table-cell table:style-name="ce634" table:number-columns-repeated="5"/>
          <table:table-cell table:style-name="ce634" office:value-type="string" calcext:value-type="string">
            <text:p>x</text:p>
          </table:table-cell>
          <table:table-cell table:style-name="ce634" table:number-columns-repeated="2"/>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Comment aménager un stade ?</text:p>
          </table:table-cell>
          <table:table-cell table:style-name="ce823"/>
          <table:table-cell table:style-name="ce824"/>
          <table:table-cell table:style-name="ce836" table:formula="of:=COUNTA([.F6:.AK6])" office:value-type="float" office:value="4" calcext:value-type="float">
            <text:p>4</text:p>
          </table:table-cell>
          <table:table-cell table:style-name="ce634" table:number-columns-repeated="8"/>
          <table:table-cell table:style-name="ce634" office:value-type="string" calcext:value-type="string">
            <text:p>x</text:p>
          </table:table-cell>
          <table:table-cell table:style-name="ce634"/>
          <table:table-cell table:style-name="ce634" office:value-type="string" calcext:value-type="string">
            <text:p>x</text:p>
          </table:table-cell>
          <table:table-cell table:style-name="ce634" table:number-columns-repeated="5"/>
          <table:table-cell table:number-columns-repeated="2" table:style-name="ce634" office:value-type="string" calcext:value-type="string">
            <text:p>x</text:p>
          </table:table-cell>
          <table:table-cell table:style-name="ce634" table:number-columns-repeated="7"/>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Comment aménager un espace urbain ?</text:p>
          </table:table-cell>
          <table:table-cell table:style-name="ce823"/>
          <table:table-cell table:style-name="ce824"/>
          <table:table-cell table:style-name="ce836" table:formula="of:=COUNTA([.F7:.AK7])" office:value-type="float" office:value="4" calcext:value-type="float">
            <text:p>4</text:p>
          </table:table-cell>
          <table:table-cell table:style-name="ce634" table:number-columns-repeated="8"/>
          <table:table-cell table:style-name="ce634" office:value-type="string" calcext:value-type="string">
            <text:p>x</text:p>
          </table:table-cell>
          <table:table-cell table:style-name="ce634" table:number-columns-repeated="3"/>
          <table:table-cell table:style-name="ce634" office:value-type="string" calcext:value-type="string">
            <text:p>x</text:p>
          </table:table-cell>
          <table:table-cell table:style-name="ce634" table:number-columns-repeated="2"/>
          <table:table-cell table:number-columns-repeated="2" table:style-name="ce634" office:value-type="string" calcext:value-type="string">
            <text:p>x</text:p>
          </table:table-cell>
          <table:table-cell table:style-name="ce634" table:number-columns-repeated="8"/>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Comment raccorder une route secondaire à une voie rapide ?</text:p>
          </table:table-cell>
          <table:table-cell table:style-name="ce823"/>
          <table:table-cell table:style-name="ce824"/>
          <table:table-cell table:style-name="ce836" table:formula="of:=COUNTA([.F8:.AK8])" office:value-type="float" office:value="3" calcext:value-type="float">
            <text:p>3</text:p>
          </table:table-cell>
          <table:table-cell table:style-name="ce634" table:number-columns-repeated="10"/>
          <table:table-cell table:style-name="ce634" office:value-type="string" calcext:value-type="string">
            <text:p>x</text:p>
          </table:table-cell>
          <table:table-cell table:style-name="ce634"/>
          <table:table-cell table:style-name="ce634" office:value-type="string" calcext:value-type="string">
            <text:p>x</text:p>
          </table:table-cell>
          <table:table-cell table:style-name="ce634" table:number-columns-repeated="2"/>
          <table:table-cell table:style-name="ce634" office:value-type="string" calcext:value-type="string">
            <text:p>x</text:p>
          </table:table-cell>
          <table:table-cell table:style-name="ce634" table:number-columns-repeated="9"/>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Comment intégrer un ouvrage bruyant en milieu urbain ?</text:p>
          </table:table-cell>
          <table:table-cell table:style-name="ce823"/>
          <table:table-cell table:style-name="ce824"/>
          <table:table-cell table:style-name="ce836" table:formula="of:=COUNTA([.F9:.AK9])" office:value-type="float" office:value="4" calcext:value-type="float">
            <text:p>4</text:p>
          </table:table-cell>
          <table:table-cell table:style-name="ce634" table:number-columns-repeated="8"/>
          <table:table-cell table:style-name="ce634" office:value-type="string" calcext:value-type="string">
            <text:p>x</text:p>
          </table:table-cell>
          <table:table-cell table:style-name="ce634"/>
          <table:table-cell table:style-name="ce634" office:value-type="string" calcext:value-type="string">
            <text:p>x</text:p>
          </table:table-cell>
          <table:table-cell table:style-name="ce634"/>
          <table:table-cell table:style-name="ce634" office:value-type="string" calcext:value-type="string">
            <text:p>x</text:p>
          </table:table-cell>
          <table:table-cell table:style-name="ce634" table:number-columns-repeated="2"/>
          <table:table-cell table:style-name="ce634" office:value-type="string" calcext:value-type="string">
            <text:p>x</text:p>
          </table:table-cell>
          <table:table-cell table:style-name="ce634" table:number-columns-repeated="9"/>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Comment aménager un conteneur en studio pour étudiant ?</text:p>
          </table:table-cell>
          <table:table-cell table:style-name="ce823"/>
          <table:table-cell table:style-name="ce828" office:value-type="string" calcext:value-type="string">
            <text:p>S9</text:p>
          </table:table-cell>
          <table:table-cell table:style-name="ce836" table:formula="of:=COUNTA([.F10:.AK10])" office:value-type="float" office:value="3" calcext:value-type="float">
            <text:p>3</text:p>
          </table:table-cell>
          <table:table-cell table:style-name="ce634" table:number-columns-repeated="8"/>
          <table:table-cell table:style-name="ce634" office:value-type="string" calcext:value-type="string">
            <text:p>x</text:p>
          </table:table-cell>
          <table:table-cell table:style-name="ce634" table:number-columns-repeated="2"/>
          <table:table-cell table:number-columns-repeated="2" table:style-name="ce634" office:value-type="string" calcext:value-type="string">
            <text:p>x</text:p>
          </table:table-cell>
          <table:table-cell table:style-name="ce634" table:number-columns-repeated="12"/>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Comment realiser la maquette virtuelle d'un logement</text:p>
          </table:table-cell>
          <table:table-cell table:style-name="ce823"/>
          <table:table-cell table:style-name="ce828" office:value-type="string" calcext:value-type="string">
            <text:p>S10</text:p>
          </table:table-cell>
          <table:table-cell table:style-name="ce836" table:formula="of:=COUNTA([.F11:.AK11])" office:value-type="float" office:value="2" calcext:value-type="float">
            <text:p>2</text:p>
          </table:table-cell>
          <table:table-cell table:style-name="ce634" table:number-columns-repeated="16"/>
          <table:table-cell table:style-name="ce634" office:value-type="string" calcext:value-type="string">
            <text:p>x</text:p>
          </table:table-cell>
          <table:table-cell table:style-name="ce634" table:number-columns-repeated="5"/>
          <table:table-cell table:style-name="ce634" office:value-type="string" calcext:value-type="string">
            <text:p>x</text:p>
          </table:table-cell>
          <table:table-cell table:style-name="ce634" table:number-columns-repeated="2"/>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table-cell table:style-name="ce643" office:value-type="string" calcext:value-type="string" table:number-columns-spanned="1" table:number-rows-spanned="8">
            <text:p>2) Assurer le confort dans une habitation</text:p>
          </table:table-cell>
          <table:table-cell table:style-name="ce816" office:value-type="string" calcext:value-type="string">
            <text:p>Comment programmer un éclairage automatique ?</text:p>
          </table:table-cell>
          <table:table-cell table:style-name="ce823"/>
          <table:table-cell table:style-name="ce829"/>
          <table:table-cell table:style-name="ce836" table:formula="of:=COUNTA([.F12:.AK12])" office:value-type="float" office:value="3" calcext:value-type="float">
            <text:p>3</text:p>
          </table:table-cell>
          <table:table-cell table:style-name="ce634" office:value-type="string" calcext:value-type="string">
            <text:p>x</text:p>
          </table:table-cell>
          <table:table-cell table:style-name="ce634" table:number-columns-repeated="4"/>
          <table:table-cell table:style-name="ce634" office:value-type="string" calcext:value-type="string">
            <text:p>x</text:p>
          </table:table-cell>
          <table:table-cell table:style-name="ce634" table:number-columns-repeated="13"/>
          <table:table-cell table:style-name="ce634" office:value-type="string" calcext:value-type="string">
            <text:p>x</text:p>
          </table:table-cell>
          <table:table-cell table:style-name="ce634" table:number-columns-repeated="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3"/>
          <table:table-cell table:style-name="ce816" office:value-type="string" calcext:value-type="string">
            <text:p>Comment assurer la régulation d'une température ?</text:p>
          </table:table-cell>
          <table:table-cell table:style-name="ce823"/>
          <table:table-cell table:style-name="ce829"/>
          <table:table-cell table:style-name="ce836" table:formula="of:=COUNTA([.F13:.AK13])" office:value-type="float" office:value="3" calcext:value-type="float">
            <text:p>3</text:p>
          </table:table-cell>
          <table:table-cell table:style-name="ce634" table:number-columns-repeated="5"/>
          <table:table-cell table:style-name="ce634" office:value-type="string" calcext:value-type="string">
            <text:p>x</text:p>
          </table:table-cell>
          <table:table-cell table:style-name="ce634" table:number-columns-repeated="13"/>
          <table:table-cell table:style-name="ce634" office:value-type="string" calcext:value-type="string">
            <text:p>x</text:p>
          </table:table-cell>
          <table:table-cell table:style-name="ce634" table:number-columns-repeated="3"/>
          <table:table-cell table:style-name="ce634" office:value-type="string" calcext:value-type="string">
            <text:p>x</text:p>
          </table:table-cell>
          <table:table-cell table:style-name="ce634"/>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3"/>
          <table:table-cell table:style-name="ce816" office:value-type="string" calcext:value-type="string">
            <text:p>Comment contrôler un habitat à distance, gérer l’énergie et assurer la sécurité ?</text:p>
          </table:table-cell>
          <table:table-cell table:style-name="ce823"/>
          <table:table-cell table:style-name="ce829"/>
          <table:table-cell table:style-name="ce836" table:formula="of:=COUNTA([.F14:.AK14])" office:value-type="float" office:value="3" calcext:value-type="float">
            <text:p>3</text:p>
          </table:table-cell>
          <table:table-cell table:style-name="ce634" table:number-columns-repeated="5"/>
          <table:table-cell table:style-name="ce634" office:value-type="string" calcext:value-type="string">
            <text:p>x</text:p>
          </table:table-cell>
          <table:table-cell table:style-name="ce634" table:number-columns-repeated="17"/>
          <table:table-cell table:number-columns-repeated="2" table:style-name="ce634" office:value-type="string" calcext:value-type="string">
            <text:p>x</text:p>
          </table:table-cell>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11">
          <table:covered-table-cell table:style-name="ce643"/>
          <table:table-cell table:style-name="ce816" office:value-type="string" calcext:value-type="string">
            <text:p>Comment sécuriser une habitation ?</text:p>
          </table:table-cell>
          <table:table-cell table:style-name="ce823"/>
          <table:table-cell table:style-name="ce828" office:value-type="string" calcext:value-type="string">
            <text:p>S4</text:p>
          </table:table-cell>
          <table:table-cell table:style-name="ce836" table:formula="of:=COUNTA([.F15:.AK15])" office:value-type="float" office:value="3" calcext:value-type="float">
            <text:p>3</text:p>
          </table:table-cell>
          <table:table-cell table:style-name="ce634" table:number-columns-repeated="5"/>
          <table:table-cell table:style-name="ce634" office:value-type="string" calcext:value-type="string">
            <text:p>x</text:p>
          </table:table-cell>
          <table:table-cell table:style-name="ce634" table:number-columns-repeated="3"/>
          <table:table-cell table:style-name="ce634" office:value-type="string" calcext:value-type="string">
            <text:p>x</text:p>
          </table:table-cell>
          <table:table-cell table:style-name="ce634"/>
          <table:table-cell table:style-name="ce634" office:value-type="string" calcext:value-type="string">
            <text:p>x</text:p>
          </table:table-cell>
          <table:table-cell table:style-name="ce634" table:number-columns-repeated="13"/>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3"/>
          <table:table-cell table:style-name="ce816" office:value-type="string" calcext:value-type="string">
            <text:p>Comment assurer la sécurité incendie dans une habitation ?</text:p>
          </table:table-cell>
          <table:table-cell table:style-name="ce823"/>
          <table:table-cell table:style-name="ce829"/>
          <table:table-cell table:style-name="ce836" table:formula="of:=COUNTA([.F16:.AK16])" office:value-type="float" office:value="3" calcext:value-type="float">
            <text:p>3</text:p>
          </table:table-cell>
          <table:table-cell table:style-name="ce634" table:number-columns-repeated="11"/>
          <table:table-cell table:style-name="ce634" office:value-type="string" calcext:value-type="string">
            <text:p>x</text:p>
          </table:table-cell>
          <table:table-cell table:style-name="ce634" table:number-columns-repeated="4"/>
          <table:table-cell table:style-name="ce634" office:value-type="string" calcext:value-type="string">
            <text:p>x</text:p>
          </table:table-cell>
          <table:table-cell table:style-name="ce634" table:number-columns-repeated="3"/>
          <table:table-cell table:style-name="ce634" office:value-type="string" calcext:value-type="string">
            <text:p>x</text:p>
          </table:table-cell>
          <table:table-cell table:style-name="ce634" table:number-columns-repeated="4"/>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3"/>
          <table:table-cell table:style-name="ce816" office:value-type="string" calcext:value-type="string">
            <text:p>Comment choisir un éclairage ?</text:p>
          </table:table-cell>
          <table:table-cell table:style-name="ce823"/>
          <table:table-cell table:style-name="ce830" office:value-type="string" calcext:value-type="string">
            <text:p>S12</text:p>
          </table:table-cell>
          <table:table-cell table:style-name="ce836" table:formula="of:=COUNTA([.F17:.AK17])" office:value-type="float" office:value="3" calcext:value-type="float">
            <text:p>3</text:p>
          </table:table-cell>
          <table:table-cell table:style-name="ce634" table:number-columns-repeated="11"/>
          <table:table-cell table:style-name="ce634" office:value-type="string" calcext:value-type="string">
            <text:p>x</text:p>
          </table:table-cell>
          <table:table-cell table:style-name="ce634" table:number-columns-repeated="5"/>
          <table:table-cell table:style-name="ce634" office:value-type="string" calcext:value-type="string">
            <text:p>x</text:p>
          </table:table-cell>
          <table:table-cell table:style-name="ce634" table:number-columns-repeated="3"/>
          <table:table-cell table:style-name="ce634" office:value-type="string" calcext:value-type="string">
            <text:p>x</text:p>
          </table:table-cell>
          <table:table-cell table:style-name="ce634" table:number-columns-repeated="3"/>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3"/>
          <table:table-cell table:style-name="ce816" office:value-type="string" calcext:value-type="string">
            <text:p>Comment assurer le confort thermique ?</text:p>
          </table:table-cell>
          <table:table-cell table:style-name="ce823"/>
          <table:table-cell table:style-name="ce829"/>
          <table:table-cell table:style-name="ce836" table:formula="of:=COUNTA([.F18:.AK18])"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3"/>
          <table:table-cell table:style-name="ce816"/>
          <table:table-cell table:style-name="ce823"/>
          <table:table-cell table:style-name="ce829"/>
          <table:table-cell table:style-name="ce836" table:formula="of:=COUNTA([.F19:.AK19])"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table-cell table:style-name="ce642" office:value-type="string" calcext:value-type="string" table:number-columns-spanned="1" table:number-rows-spanned="8">
            <text:p>3) Identifier les particularités d'un ouvrage d'art</text:p>
          </table:table-cell>
          <table:table-cell table:style-name="ce815" office:value-type="string" calcext:value-type="string">
            <text:p>Quelles sont les particularités de l'habitat local ?</text:p>
          </table:table-cell>
          <table:table-cell table:style-name="ce823"/>
          <table:table-cell table:style-name="ce829"/>
          <table:table-cell table:style-name="ce836" table:formula="of:=COUNTA([.F20:.AK20])" office:value-type="float" office:value="3" calcext:value-type="float">
            <text:p>3</text:p>
          </table:table-cell>
          <table:table-cell table:style-name="ce634" table:number-columns-repeated="25"/>
          <table:table-cell table:style-name="ce824" office:value-type="string" calcext:value-type="string">
            <text:p>x</text:p>
          </table:table-cell>
          <table:table-cell table:style-name="ce824"/>
          <table:table-cell table:style-name="ce634" table:number-columns-repeated="3"/>
          <table:table-cell table:number-columns-repeated="2" table:style-name="ce634" office:value-type="string" calcext:value-type="string">
            <text:p>x</text:p>
          </table:table-cell>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Quelles sont les particularités d'un éco-quartier ?</text:p>
          </table:table-cell>
          <table:table-cell table:style-name="ce823"/>
          <table:table-cell table:style-name="ce829"/>
          <table:table-cell table:style-name="ce836" table:formula="of:=COUNTA([.F21:.AK21])" office:value-type="float" office:value="3" calcext:value-type="float">
            <text:p>3</text:p>
          </table:table-cell>
          <table:table-cell table:style-name="ce634" table:number-columns-repeated="7"/>
          <table:table-cell table:style-name="ce634" office:value-type="string" calcext:value-type="string">
            <text:p>x</text:p>
          </table:table-cell>
          <table:table-cell table:style-name="ce634" table:number-columns-repeated="4"/>
          <table:table-cell table:style-name="ce634" office:value-type="string" calcext:value-type="string">
            <text:p>x</text:p>
          </table:table-cell>
          <table:table-cell table:style-name="ce634" table:number-columns-repeated="12"/>
          <table:table-cell table:style-name="ce824" table:number-columns-repeated="2"/>
          <table:table-cell table:style-name="ce634"/>
          <table:table-cell table:style-name="ce634" office:value-type="string" calcext:value-type="string">
            <text:p>x</text:p>
          </table:table-cell>
          <table:table-cell table:style-name="ce634" table:number-columns-repeated="3"/>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Pourquoi les constructions locales sont-elles différentes ?</text:p>
          </table:table-cell>
          <table:table-cell table:style-name="ce823"/>
          <table:table-cell table:style-name="ce829"/>
          <table:table-cell table:style-name="ce836" table:formula="of:=COUNTA([.F22:.AK22])" office:value-type="float" office:value="3" calcext:value-type="float">
            <text:p>3</text:p>
          </table:table-cell>
          <table:table-cell table:style-name="ce634" table:number-columns-repeated="9"/>
          <table:table-cell table:style-name="ce634" office:value-type="string" calcext:value-type="string">
            <text:p>x</text:p>
          </table:table-cell>
          <table:table-cell table:style-name="ce634"/>
          <table:table-cell table:style-name="ce634" office:value-type="string" calcext:value-type="string">
            <text:p>x</text:p>
          </table:table-cell>
          <table:table-cell table:style-name="ce634" table:number-columns-repeated="13"/>
          <table:table-cell table:style-name="ce824" office:value-type="string" calcext:value-type="string">
            <text:p>x</text:p>
          </table:table-cell>
          <table:table-cell table:style-name="ce824"/>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Quels sont les ouvrages qui permettent de capter, traiter et distribuer l'eau ?</text:p>
          </table:table-cell>
          <table:table-cell table:style-name="ce823"/>
          <table:table-cell table:style-name="ce829"/>
          <table:table-cell table:style-name="ce836" table:formula="of:=COUNTA([.F23:.AK23])" office:value-type="float" office:value="3" calcext:value-type="float">
            <text:p>3</text:p>
          </table:table-cell>
          <table:table-cell table:style-name="ce634" table:number-columns-repeated="11"/>
          <table:table-cell table:number-columns-repeated="2" table:style-name="ce634" office:value-type="string" calcext:value-type="string">
            <text:p>x</text:p>
          </table:table-cell>
          <table:table-cell table:style-name="ce634" table:number-columns-repeated="12"/>
          <table:table-cell table:style-name="ce824" table:number-columns-repeated="2"/>
          <table:table-cell table:style-name="ce634"/>
          <table:table-cell table:style-name="ce634" office:value-type="string" calcext:value-type="string">
            <text:p>x</text:p>
          </table:table-cell>
          <table:table-cell table:style-name="ce634" table:number-columns-repeated="3"/>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Comment fonctionne une écluse ?</text:p>
          </table:table-cell>
          <table:table-cell table:style-name="ce823"/>
          <table:table-cell table:style-name="ce162"/>
          <table:table-cell table:style-name="ce836" table:formula="of:=COUNTA([.F24:.AK24])" office:value-type="float" office:value="3" calcext:value-type="float">
            <text:p>3</text:p>
          </table:table-cell>
          <table:table-cell table:style-name="ce634" office:value-type="string" calcext:value-type="string">
            <text:p>x</text:p>
          </table:table-cell>
          <table:table-cell table:style-name="ce634" table:number-columns-repeated="17"/>
          <table:table-cell table:number-columns-repeated="2" table:style-name="ce634" office:value-type="string" calcext:value-type="string">
            <text:p>x</text:p>
          </table:table-cell>
          <table:table-cell table:style-name="ce634" table:number-columns-repeated="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Comment l’homme a-t-il construit des voies de passage au dessus d’un obstacle ?</text:p>
          </table:table-cell>
          <table:table-cell table:style-name="ce823"/>
          <table:table-cell table:style-name="ce831" office:value-type="string" calcext:value-type="string">
            <text:p>S1</text:p>
          </table:table-cell>
          <table:table-cell table:style-name="ce836" table:formula="of:=COUNTA([.F25:.AK25])" office:value-type="float" office:value="2" calcext:value-type="float">
            <text:p>2</text:p>
          </table:table-cell>
          <table:table-cell table:style-name="ce634" table:number-columns-repeated="25"/>
          <table:table-cell table:style-name="ce824" table:number-columns-repeated="2"/>
          <table:table-cell table:style-name="ce634" table:number-columns-repeated="3"/>
          <table:table-cell table:number-columns-repeated="2" table:style-name="ce634" office:value-type="string" calcext:value-type="string">
            <text:p>x</text:p>
          </table:table-cell>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table:table-cell table:style-name="ce823"/>
          <table:table-cell table:style-name="ce824"/>
          <table:table-cell table:style-name="ce836" table:formula="of:=COUNTA([.F26:.AK26])" office:value-type="float" office:value="3" calcext:value-type="float">
            <text:p>3</text:p>
          </table:table-cell>
          <table:table-cell table:style-name="ce634" table:number-columns-repeated="9"/>
          <table:table-cell table:style-name="ce634" office:value-type="string" calcext:value-type="string">
            <text:p>x</text:p>
          </table:table-cell>
          <table:table-cell table:style-name="ce634"/>
          <table:table-cell table:style-name="ce634" office:value-type="string" calcext:value-type="string">
            <text:p>x</text:p>
          </table:table-cell>
          <table:table-cell table:style-name="ce634" table:number-columns-repeated="13"/>
          <table:table-cell table:style-name="ce824" office:value-type="string" calcext:value-type="string">
            <text:p>x</text:p>
          </table:table-cell>
          <table:table-cell table:style-name="ce824"/>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2"/>
          <table:table-cell table:style-name="ce815"/>
          <table:table-cell table:style-name="ce823"/>
          <table:table-cell table:style-name="ce829"/>
          <table:table-cell table:style-name="ce836" table:formula="of:=COUNTA([.F27:.AK27])"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table-cell table:style-name="ce643" office:value-type="string" calcext:value-type="string" table:number-columns-spanned="1" table:number-rows-spanned="8">
            <text:p>4) Rendre une construction robuste et stable</text:p>
          </table:table-cell>
          <table:table-cell table:style-name="ce816" office:value-type="string" calcext:value-type="string">
            <text:p>Comment réaliser un mur de soutainement ?</text:p>
          </table:table-cell>
          <table:table-cell table:style-name="ce823"/>
          <table:table-cell table:style-name="ce829"/>
          <table:table-cell table:style-name="ce836" table:formula="of:=COUNTA([.F28:.AK28])" office:value-type="float" office:value="3" calcext:value-type="float">
            <text:p>3</text:p>
          </table:table-cell>
          <table:table-cell table:style-name="ce634" table:number-columns-repeated="2"/>
          <table:table-cell table:style-name="ce634" office:value-type="string" calcext:value-type="string">
            <text:p>x</text:p>
          </table:table-cell>
          <table:table-cell table:style-name="ce634" table:number-columns-repeated="15"/>
          <table:table-cell table:style-name="ce634" office:value-type="string" calcext:value-type="string">
            <text:p>x</text:p>
          </table:table-cell>
          <table:table-cell table:style-name="ce634" table:number-columns-repeated="3"/>
          <table:table-cell table:style-name="ce634" office:value-type="string" calcext:value-type="string">
            <text:p>x</text:p>
          </table:table-cell>
          <table:table-cell table:style-name="ce634" table:number-columns-repeated="2"/>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3"/>
          <table:table-cell table:style-name="ce816" office:value-type="string" calcext:value-type="string">
            <text:p>Comment assurer la stabilité d'une voute ?</text:p>
          </table:table-cell>
          <table:table-cell table:style-name="ce823"/>
          <table:table-cell table:style-name="ce828" office:value-type="string" calcext:value-type="string">
            <text:p>S15</text:p>
          </table:table-cell>
          <table:table-cell table:style-name="ce836" table:formula="of:=COUNTA([.F29:.AK29])" office:value-type="float" office:value="4" calcext:value-type="float">
            <text:p>4</text:p>
          </table:table-cell>
          <table:table-cell table:style-name="ce634" table:number-columns-repeated="6"/>
          <table:table-cell table:number-columns-repeated="2" table:style-name="ce634" office:value-type="string" calcext:value-type="string">
            <text:p>x</text:p>
          </table:table-cell>
          <table:table-cell table:style-name="ce634" table:number-columns-repeated="10"/>
          <table:table-cell table:style-name="ce634" office:value-type="string" calcext:value-type="string">
            <text:p>x</text:p>
          </table:table-cell>
          <table:table-cell table:style-name="ce634"/>
          <table:table-cell table:style-name="ce634" office:value-type="string" calcext:value-type="string">
            <text:p>x</text:p>
          </table:table-cell>
          <table:table-cell table:style-name="ce634" table:number-columns-repeated="4"/>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3"/>
          <table:table-cell table:style-name="ce816" office:value-type="string" calcext:value-type="string">
            <text:p>Pourquoi concevoir une structure en treillis ?</text:p>
          </table:table-cell>
          <table:table-cell table:style-name="ce823"/>
          <table:table-cell table:style-name="ce829"/>
          <table:table-cell table:style-name="ce836" table:formula="of:=COUNTA([.F30:.AK30])" office:value-type="float" office:value="4" calcext:value-type="float">
            <text:p>4</text:p>
          </table:table-cell>
          <table:table-cell table:style-name="ce634" office:value-type="string" calcext:value-type="string">
            <text:p>x</text:p>
          </table:table-cell>
          <table:table-cell table:style-name="ce634" table:number-columns-repeated="6"/>
          <table:table-cell table:style-name="ce634" office:value-type="string" calcext:value-type="string">
            <text:p>x</text:p>
          </table:table-cell>
          <table:table-cell table:style-name="ce634" table:number-columns-repeated="10"/>
          <table:table-cell table:style-name="ce634" office:value-type="string" calcext:value-type="string">
            <text:p>x</text:p>
          </table:table-cell>
          <table:table-cell table:style-name="ce634"/>
          <table:table-cell table:style-name="ce634" office:value-type="string" calcext:value-type="string">
            <text:p>x</text:p>
          </table:table-cell>
          <table:table-cell table:style-name="ce634" table:number-columns-repeated="4"/>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3"/>
          <table:table-cell table:style-name="ce816" office:value-type="string" calcext:value-type="string">
            <text:p>Comment rendre robuste et stable un pont ?</text:p>
          </table:table-cell>
          <table:table-cell table:style-name="ce823"/>
          <table:table-cell table:style-name="ce829"/>
          <table:table-cell table:style-name="ce836" table:formula="of:=COUNTA([.F31:.AK31])" office:value-type="float" office:value="4" calcext:value-type="float">
            <text:p>4</text:p>
          </table:table-cell>
          <table:table-cell table:style-name="ce634" table:number-columns-repeated="6"/>
          <table:table-cell table:number-columns-repeated="2" table:style-name="ce634" office:value-type="string" calcext:value-type="string">
            <text:p>x</text:p>
          </table:table-cell>
          <table:table-cell table:style-name="ce634" table:number-columns-repeated="7"/>
          <table:table-cell table:number-columns-repeated="2" table:style-name="ce634" office:value-type="string" calcext:value-type="string">
            <text:p>x</text:p>
          </table:table-cell>
          <table:table-cell table:style-name="ce634" table:number-columns-repeated="8"/>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3"/>
          <table:table-cell table:style-name="ce816" office:value-type="string" calcext:value-type="string">
            <text:p>Comment intégrer un ouvrage virtuel dans son environnement réel ?</text:p>
          </table:table-cell>
          <table:table-cell table:style-name="ce823"/>
          <table:table-cell table:style-name="ce829"/>
          <table:table-cell table:style-name="ce836" table:formula="of:=COUNTA([.F32:.AK32])" office:value-type="float" office:value="4" calcext:value-type="float">
            <text:p>4</text:p>
          </table:table-cell>
          <table:table-cell table:style-name="ce634" table:number-columns-repeated="16"/>
          <table:table-cell table:style-name="ce634" office:value-type="string" calcext:value-type="string">
            <text:p>x</text:p>
          </table:table-cell>
          <table:table-cell table:style-name="ce634" table:number-columns-repeated="3"/>
          <table:table-cell table:number-columns-repeated="3" table:style-name="ce634" office:value-type="string" calcext:value-type="string">
            <text:p>x</text:p>
          </table:table-cell>
          <table:table-cell table:style-name="ce634" table:number-columns-repeated="2"/>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3"/>
          <table:table-cell table:style-name="ce816" office:value-type="string" calcext:value-type="string">
            <text:p>Comment résiste un bâtiment ou une structure ?</text:p>
          </table:table-cell>
          <table:table-cell table:style-name="ce823"/>
          <table:table-cell table:style-name="ce829"/>
          <table:table-cell table:style-name="ce836" table:formula="of:=COUNTA([.F33:.AK33])"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3"/>
          <table:table-cell table:style-name="ce816"/>
          <table:table-cell table:style-name="ce823"/>
          <table:table-cell table:style-name="ce829"/>
          <table:table-cell table:style-name="ce836" table:formula="of:=COUNTA([.F34:.AK34])"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3"/>
          <table:table-cell table:style-name="ce816"/>
          <table:table-cell table:style-name="ce823"/>
          <table:table-cell table:style-name="ce829"/>
          <table:table-cell table:style-name="ce836" table:formula="of:=COUNTA([.F35:.AK35])" office:value-type="float" office:value="0" calcext:value-type="float">
            <text:p>0</text:p>
          </table:table-cell>
          <table:table-cell table:style-name="ce840" table:number-columns-repeated="25"/>
          <table:table-cell table:style-name="ce842" table:number-columns-repeated="2"/>
          <table:table-cell table:style-name="ce840" table:number-columns-repeated="5"/>
          <table:table-cell table:style-name="ce842"/>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table-cell table:style-name="ce642" office:value-type="string" calcext:value-type="string" table:number-columns-spanned="1" table:number-rows-spanned="8">
            <text:p>5) Produire, distribuer et convertir une énergie</text:p>
          </table:table-cell>
          <table:table-cell table:style-name="ce815" office:value-type="string" calcext:value-type="string">
            <text:p>Comment produire et stocker de l'énergie électrique ?</text:p>
          </table:table-cell>
          <table:table-cell table:style-name="ce823"/>
          <table:table-cell table:style-name="ce829"/>
          <table:table-cell table:style-name="ce836" table:formula="of:=COUNTA([.F36:.AK36])" office:value-type="float" office:value="4" calcext:value-type="float">
            <text:p>4</text:p>
          </table:table-cell>
          <table:table-cell table:style-name="ce634" table:number-columns-repeated="9"/>
          <table:table-cell table:style-name="ce634" office:value-type="string" calcext:value-type="string">
            <text:p>x</text:p>
          </table:table-cell>
          <table:table-cell table:style-name="ce634"/>
          <table:table-cell table:style-name="ce634" office:value-type="string" calcext:value-type="string">
            <text:p>x</text:p>
          </table:table-cell>
          <table:table-cell table:style-name="ce634" table:number-columns-repeated="5"/>
          <table:table-cell table:number-columns-repeated="2" table:style-name="ce634" office:value-type="string" calcext:value-type="string">
            <text:p>x</text:p>
          </table:table-cell>
          <table:table-cell table:style-name="ce634" table:number-columns-repeated="6"/>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office:value-type="string" calcext:value-type="string">
            <text:p>Comment transformer la ressource solaire en énergie électrique ou thermique ?</text:p>
          </table:table-cell>
          <table:table-cell table:style-name="ce823"/>
          <table:table-cell table:style-name="ce829"/>
          <table:table-cell table:style-name="ce836" table:formula="of:=COUNTA([.F37:.AK37])" office:value-type="float" office:value="3" calcext:value-type="float">
            <text:p>3</text:p>
          </table:table-cell>
          <table:table-cell table:number-columns-repeated="2" table:style-name="ce634" office:value-type="string" calcext:value-type="string">
            <text:p>x</text:p>
          </table:table-cell>
          <table:table-cell table:style-name="ce634" table:number-columns-repeated="2"/>
          <table:table-cell table:style-name="ce634" office:value-type="string" calcext:value-type="string">
            <text:p>x</text:p>
          </table:table-cell>
          <table:table-cell table:style-name="ce634" table:number-columns-repeated="20"/>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office:value-type="string" calcext:value-type="string">
            <text:p>Quel est le cheminement de l'énergie dans un système ?</text:p>
          </table:table-cell>
          <table:table-cell table:style-name="ce823"/>
          <table:table-cell table:style-name="ce829"/>
          <table:table-cell table:style-name="ce836" table:formula="of:=COUNTA([.F38:.AK38])" office:value-type="float" office:value="3" calcext:value-type="float">
            <text:p>3</text:p>
          </table:table-cell>
          <table:table-cell table:style-name="ce634" table:number-columns-repeated="9"/>
          <table:table-cell table:style-name="ce634" office:value-type="string" calcext:value-type="string">
            <text:p>x</text:p>
          </table:table-cell>
          <table:table-cell table:style-name="ce634"/>
          <table:table-cell table:style-name="ce634" office:value-type="string" calcext:value-type="string">
            <text:p>x</text:p>
          </table:table-cell>
          <table:table-cell table:style-name="ce634" table:number-columns-repeated="4"/>
          <table:table-cell table:style-name="ce634" office:value-type="string" calcext:value-type="string">
            <text:p>x</text:p>
          </table:table-cell>
          <table:table-cell table:style-name="ce634" table:number-columns-repeated="8"/>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office:value-type="string" calcext:value-type="string">
            <text:p>Comment est alimenté le TGV ?</text:p>
          </table:table-cell>
          <table:table-cell table:style-name="ce823"/>
          <table:table-cell table:style-name="ce829"/>
          <table:table-cell table:style-name="ce836" table:formula="of:=COUNTA([.F39:.AK39])" office:value-type="float" office:value="3" calcext:value-type="float">
            <text:p>3</text:p>
          </table:table-cell>
          <table:table-cell table:style-name="ce634" table:number-columns-repeated="9"/>
          <table:table-cell table:style-name="ce634" office:value-type="string" calcext:value-type="string">
            <text:p>x</text:p>
          </table:table-cell>
          <table:table-cell table:style-name="ce634" table:number-columns-repeated="5"/>
          <table:table-cell table:style-name="ce634" office:value-type="string" calcext:value-type="string">
            <text:p>x</text:p>
          </table:table-cell>
          <table:table-cell table:style-name="ce634" table:number-columns-repeated="2"/>
          <table:table-cell table:style-name="ce634" office:value-type="string" calcext:value-type="string">
            <text:p>x</text:p>
          </table:table-cell>
          <table:table-cell table:style-name="ce634" table:number-columns-repeated="6"/>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office:value-type="string" calcext:value-type="string">
            <text:p>Comment une voiture hybride fonctionne-t-elle ?</text:p>
          </table:table-cell>
          <table:table-cell table:style-name="ce823"/>
          <table:table-cell table:style-name="ce829"/>
          <table:table-cell table:style-name="ce836" table:formula="of:=COUNTA([.F40:.AK40])" office:value-type="float" office:value="4" calcext:value-type="float">
            <text:p>4</text:p>
          </table:table-cell>
          <table:table-cell table:style-name="ce634" table:number-columns-repeated="9"/>
          <table:table-cell table:style-name="ce634" office:value-type="string" calcext:value-type="string">
            <text:p>x</text:p>
          </table:table-cell>
          <table:table-cell table:style-name="ce634" table:number-columns-repeated="7"/>
          <table:table-cell table:number-columns-repeated="2" table:style-name="ce634" office:value-type="string" calcext:value-type="string">
            <text:p>x</text:p>
          </table:table-cell>
          <table:table-cell table:style-name="ce634" table:number-columns-repeated="3"/>
          <table:table-cell table:style-name="ce634" office:value-type="string" calcext:value-type="string">
            <text:p>x</text:p>
          </table:table-cell>
          <table:table-cell table:style-name="ce634" table:number-columns-repeated="2"/>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office:value-type="string" calcext:value-type="string">
            <text:p>Comment prélever et utiliser l'énergie géothermique ?</text:p>
          </table:table-cell>
          <table:table-cell table:style-name="ce823"/>
          <table:table-cell table:style-name="ce829"/>
          <table:table-cell table:style-name="ce836" table:formula="of:=COUNTA([.F41:.AK41])" office:value-type="float" office:value="3" calcext:value-type="float">
            <text:p>3</text:p>
          </table:table-cell>
          <table:table-cell table:style-name="ce634" table:number-columns-repeated="2"/>
          <table:table-cell table:style-name="ce634" office:value-type="string" calcext:value-type="string">
            <text:p>x</text:p>
          </table:table-cell>
          <table:table-cell table:style-name="ce634" table:number-columns-repeated="6"/>
          <table:table-cell table:style-name="ce634" office:value-type="string" calcext:value-type="string">
            <text:p>x</text:p>
          </table:table-cell>
          <table:table-cell table:style-name="ce634" table:number-columns-repeated="8"/>
          <table:table-cell table:style-name="ce634" office:value-type="string" calcext:value-type="string">
            <text:p>x</text:p>
          </table:table-cell>
          <table:table-cell table:style-name="ce634" table:number-columns-repeated="6"/>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office:value-type="string" calcext:value-type="string">
            <text:p>Comment mesurer les flux dans une maison ?</text:p>
          </table:table-cell>
          <table:table-cell table:style-name="ce823"/>
          <table:table-cell table:style-name="ce829"/>
          <table:table-cell table:style-name="ce836" table:formula="of:=COUNTA([.F42:.AK42])"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table:table-cell table:style-name="ce823"/>
          <table:table-cell table:style-name="ce829"/>
          <table:table-cell table:style-name="ce836" table:formula="of:=COUNTA([.F43:.AK43])"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table-cell table:style-name="ce643" office:value-type="string" calcext:value-type="string" table:number-columns-spanned="1" table:number-rows-spanned="8">
            <text:p>6) Préserver les ressources (économiser l'énergie et préserver l'environnement)</text:p>
          </table:table-cell>
          <table:table-cell table:style-name="ce816" office:value-type="string" calcext:value-type="string">
            <text:p>Comment le choix d'un matériau permet-il de réduire l'impact environnemental ?</text:p>
          </table:table-cell>
          <table:table-cell table:style-name="ce823"/>
          <table:table-cell table:style-name="ce824"/>
          <table:table-cell table:style-name="ce836" table:formula="of:=COUNTA([.F44:.AK44])" office:value-type="float" office:value="3" calcext:value-type="float">
            <text:p>3</text:p>
          </table:table-cell>
          <table:table-cell table:style-name="ce634" table:number-columns-repeated="9"/>
          <table:table-cell table:style-name="ce634" office:value-type="string" calcext:value-type="string">
            <text:p>x</text:p>
          </table:table-cell>
          <table:table-cell table:style-name="ce634" table:number-columns-repeated="15"/>
          <table:table-cell table:style-name="ce824" table:number-columns-repeated="2"/>
          <table:table-cell table:style-name="ce634"/>
          <table:table-cell table:number-columns-repeated="2" table:style-name="ce634" office:value-type="string" calcext:value-type="string">
            <text:p>x</text:p>
          </table:table-cell>
          <table:table-cell table:style-name="ce634" table:number-columns-repeated="2"/>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3"/>
          <table:table-cell table:style-name="ce816" office:value-type="string" calcext:value-type="string">
            <text:p>Comment choisir une alimentation électrique pour un robot autonome ?</text:p>
          </table:table-cell>
          <table:table-cell table:style-name="ce823"/>
          <table:table-cell table:style-name="ce824"/>
          <table:table-cell table:style-name="ce836" table:formula="of:=COUNTA([.F45:.AK45])" office:value-type="float" office:value="4" calcext:value-type="float">
            <text:p>4</text:p>
          </table:table-cell>
          <table:table-cell table:style-name="ce634"/>
          <table:table-cell table:style-name="ce634" office:value-type="string" calcext:value-type="string">
            <text:p>x</text:p>
          </table:table-cell>
          <table:table-cell table:style-name="ce634" table:number-columns-repeated="7"/>
          <table:table-cell table:style-name="ce634" office:value-type="string" calcext:value-type="string">
            <text:p>x</text:p>
          </table:table-cell>
          <table:table-cell table:style-name="ce634" table:number-columns-repeated="15"/>
          <table:table-cell table:style-name="ce824" table:number-columns-repeated="2"/>
          <table:table-cell table:style-name="ce634"/>
          <table:table-cell table:number-columns-repeated="2" table:style-name="ce634" office:value-type="string" calcext:value-type="string">
            <text:p>x</text:p>
          </table:table-cell>
          <table:table-cell table:style-name="ce634" table:number-columns-repeated="2"/>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3"/>
          <table:table-cell table:style-name="ce816" office:value-type="string" calcext:value-type="string">
            <text:p>Comment traiter et utiliser les eaux pluviales ?</text:p>
          </table:table-cell>
          <table:table-cell table:style-name="ce823"/>
          <table:table-cell table:style-name="ce824"/>
          <table:table-cell table:style-name="ce836" table:formula="of:=COUNTA([.F46:.AK46])" office:value-type="float" office:value="3" calcext:value-type="float">
            <text:p>3</text:p>
          </table:table-cell>
          <table:table-cell table:style-name="ce634" table:number-columns-repeated="15"/>
          <table:table-cell table:style-name="ce634" office:value-type="string" calcext:value-type="string">
            <text:p>x</text:p>
          </table:table-cell>
          <table:table-cell table:style-name="ce634" table:number-columns-repeated="9"/>
          <table:table-cell table:style-name="ce824" table:number-columns-repeated="2"/>
          <table:table-cell table:style-name="ce634"/>
          <table:table-cell table:number-columns-repeated="2" table:style-name="ce634" office:value-type="string" calcext:value-type="string">
            <text:p>x</text:p>
          </table:table-cell>
          <table:table-cell table:style-name="ce634" table:number-columns-repeated="2"/>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3"/>
          <table:table-cell table:style-name="ce816" office:value-type="string" calcext:value-type="string">
            <text:p>Comment optimiser Les apports solaires dans une maison ?</text:p>
          </table:table-cell>
          <table:table-cell table:style-name="ce823"/>
          <table:table-cell table:style-name="ce828" office:value-type="string" calcext:value-type="string">
            <text:p>S11</text:p>
          </table:table-cell>
          <table:table-cell table:style-name="ce836" table:formula="of:=COUNTA([.F47:.AK47])" office:value-type="float" office:value="3" calcext:value-type="float">
            <text:p>3</text:p>
          </table:table-cell>
          <table:table-cell table:style-name="ce634" table:number-columns-repeated="8"/>
          <table:table-cell table:style-name="ce634" office:value-type="string" calcext:value-type="string">
            <text:p>x</text:p>
          </table:table-cell>
          <table:table-cell table:style-name="ce634" table:number-columns-repeated="3"/>
          <table:table-cell table:style-name="ce634" office:value-type="string" calcext:value-type="string">
            <text:p>x</text:p>
          </table:table-cell>
          <table:table-cell table:style-name="ce634" table:number-columns-repeated="2"/>
          <table:table-cell table:style-name="ce634" office:value-type="string" calcext:value-type="string">
            <text:p>x</text:p>
          </table:table-cell>
          <table:table-cell table:style-name="ce634" table:number-columns-repeated="9"/>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3"/>
          <table:table-cell table:style-name="ce816" office:value-type="string" calcext:value-type="string">
            <text:p>Comment économiser l'énergie électrique pour l'éclairage ? (test d'ampoules)</text:p>
          </table:table-cell>
          <table:table-cell table:style-name="ce823" table:number-columns-repeated="2"/>
          <table:table-cell table:style-name="ce836" table:formula="of:=COUNTA([.F48:.AK48])" office:value-type="float" office:value="4" calcext:value-type="float">
            <text:p>4</text:p>
          </table:table-cell>
          <table:table-cell table:style-name="ce634"/>
          <table:table-cell table:style-name="ce634" office:value-type="string" calcext:value-type="string">
            <text:p>x</text:p>
          </table:table-cell>
          <table:table-cell table:style-name="ce634" table:number-columns-repeated="4"/>
          <table:table-cell table:style-name="ce634" office:value-type="string" calcext:value-type="string">
            <text:p>x</text:p>
          </table:table-cell>
          <table:table-cell table:style-name="ce634" table:number-columns-repeated="18"/>
          <table:table-cell table:style-name="ce824" table:number-columns-repeated="2"/>
          <table:table-cell table:style-name="ce634"/>
          <table:table-cell table:number-columns-repeated="2" table:style-name="ce634" office:value-type="string" calcext:value-type="string">
            <text:p>x</text:p>
          </table:table-cell>
          <table:table-cell table:style-name="ce634" table:number-columns-repeated="2"/>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3"/>
          <table:table-cell table:style-name="ce816" office:value-type="string" calcext:value-type="string">
            <text:p>Comment économiser l'eau ?</text:p>
          </table:table-cell>
          <table:table-cell table:style-name="ce823"/>
          <table:table-cell table:style-name="ce824"/>
          <table:table-cell table:style-name="ce836" table:formula="of:=COUNTA([.F49:.AK49])"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3"/>
          <table:table-cell table:style-name="ce816" office:value-type="string" calcext:value-type="string">
            <text:p>Comment réduire la consommation énergétique d’un logement ?</text:p>
          </table:table-cell>
          <table:table-cell table:style-name="ce823"/>
          <table:table-cell table:style-name="ce828" office:value-type="string" calcext:value-type="string">
            <text:p>S13</text:p>
          </table:table-cell>
          <table:table-cell table:style-name="ce836" table:formula="of:=COUNTA([.F50:.AK50])" office:value-type="float" office:value="2" calcext:value-type="float">
            <text:p>2</text:p>
          </table:table-cell>
          <table:table-cell table:style-name="ce634" table:number-columns-repeated="7"/>
          <table:table-cell table:style-name="ce634" office:value-type="string" calcext:value-type="string">
            <text:p>x</text:p>
          </table:table-cell>
          <table:table-cell table:style-name="ce634" table:number-columns-repeated="17"/>
          <table:table-cell table:style-name="ce824" table:number-columns-repeated="2"/>
          <table:table-cell table:style-name="ce634"/>
          <table:table-cell table:style-name="ce634" office:value-type="string" calcext:value-type="string">
            <text:p>x</text:p>
          </table:table-cell>
          <table:table-cell table:style-name="ce634" table:number-columns-repeated="3"/>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3"/>
          <table:table-cell table:style-name="ce816"/>
          <table:table-cell table:style-name="ce823"/>
          <table:table-cell table:style-name="ce824"/>
          <table:table-cell table:style-name="ce836" table:formula="of:=COUNTA([.F51:.AK51])"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table-cell table:style-name="ce642" office:value-type="string" calcext:value-type="string" table:number-columns-spanned="1" table:number-rows-spanned="8">
            <text:p>7) Programmer un objet</text:p>
          </table:table-cell>
          <table:table-cell table:style-name="ce815" office:value-type="string" calcext:value-type="string">
            <text:p>Comment programmer un portail automatique ?</text:p>
          </table:table-cell>
          <table:table-cell table:style-name="ce823"/>
          <table:table-cell table:style-name="ce828" office:value-type="string" calcext:value-type="string">
            <text:p>S17</text:p>
          </table:table-cell>
          <table:table-cell table:style-name="ce836" table:formula="of:=COUNTA([.F52:.AK52])" office:value-type="float" office:value="3" calcext:value-type="float">
            <text:p>3</text:p>
          </table:table-cell>
          <table:table-cell table:style-name="ce634" table:number-columns-repeated="5"/>
          <table:table-cell table:style-name="ce634" office:value-type="string" calcext:value-type="string">
            <text:p>x</text:p>
          </table:table-cell>
          <table:table-cell table:style-name="ce634" table:number-columns-repeated="13"/>
          <table:table-cell table:style-name="ce634" office:value-type="string" calcext:value-type="string">
            <text:p>x</text:p>
          </table:table-cell>
          <table:table-cell table:style-name="ce634" table:number-columns-repeated="5"/>
          <table:table-cell table:style-name="ce824" table:number-columns-repeated="2"/>
          <table:table-cell table:style-name="ce634" office:value-type="string" calcext:value-type="string">
            <text:p>x</text:p>
          </table:table-cell>
          <table:table-cell table:style-name="ce634" table:number-columns-repeated="4"/>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office:value-type="string" calcext:value-type="string">
            <text:p>Comment améliorer la sécurité d'un portail automatique ?</text:p>
          </table:table-cell>
          <table:table-cell table:style-name="ce823"/>
          <table:table-cell table:style-name="ce828" office:value-type="string" calcext:value-type="string">
            <text:p>S18</text:p>
          </table:table-cell>
          <table:table-cell table:style-name="ce836" table:formula="of:=COUNTA([.F53:.AK53])" office:value-type="float" office:value="3" calcext:value-type="float">
            <text:p>3</text:p>
          </table:table-cell>
          <table:table-cell table:style-name="ce634" table:number-columns-repeated="23"/>
          <table:table-cell table:number-columns-repeated="2" table:style-name="ce634" office:value-type="string" calcext:value-type="string">
            <text:p>x</text:p>
          </table:table-cell>
          <table:table-cell table:style-name="ce824"/>
          <table:table-cell table:style-name="ce824" office:value-type="string" calcext:value-type="string">
            <text:p>x</text:p>
          </table:table-cell>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office:value-type="string" calcext:value-type="string">
            <text:p>Comment rendre automatique le fonctionnement d'un système ?</text:p>
          </table:table-cell>
          <table:table-cell table:style-name="ce823"/>
          <table:table-cell table:style-name="ce829"/>
          <table:table-cell table:style-name="ce836" table:formula="of:=COUNTA([.F54:.AK54])" office:value-type="float" office:value="4" calcext:value-type="float">
            <text:p>4</text:p>
          </table:table-cell>
          <table:table-cell table:style-name="ce634" table:number-columns-repeated="5"/>
          <table:table-cell table:style-name="ce634" office:value-type="string" calcext:value-type="string">
            <text:p>x</text:p>
          </table:table-cell>
          <table:table-cell table:style-name="ce634" table:number-columns-repeated="13"/>
          <table:table-cell table:style-name="ce634" office:value-type="string" calcext:value-type="string">
            <text:p>x</text:p>
          </table:table-cell>
          <table:table-cell table:style-name="ce634" table:number-columns-repeated="4"/>
          <table:table-cell table:style-name="ce634" office:value-type="string" calcext:value-type="string">
            <text:p>x</text:p>
          </table:table-cell>
          <table:table-cell table:style-name="ce824" office:value-type="string" calcext:value-type="string">
            <text:p>x</text:p>
          </table:table-cell>
          <table:table-cell table:style-name="ce824"/>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office:value-type="string" calcext:value-type="string">
            <text:p>Comment piloter un objet technique avec un smartphone ?</text:p>
          </table:table-cell>
          <table:table-cell table:style-name="ce823"/>
          <table:table-cell table:style-name="ce829"/>
          <table:table-cell table:style-name="ce836" table:formula="of:=COUNTA([.F55:.AK55])" office:value-type="float" office:value="3" calcext:value-type="float">
            <text:p>3</text:p>
          </table:table-cell>
          <table:table-cell table:style-name="ce634" table:number-columns-repeated="14"/>
          <table:table-cell table:style-name="ce634" office:value-type="string" calcext:value-type="string">
            <text:p>x</text:p>
          </table:table-cell>
          <table:table-cell table:style-name="ce634" table:number-columns-repeated="5"/>
          <table:table-cell table:style-name="ce634" office:value-type="string" calcext:value-type="string">
            <text:p>x</text:p>
          </table:table-cell>
          <table:table-cell table:style-name="ce634" table:number-columns-repeated="2"/>
          <table:table-cell table:style-name="ce634" office:value-type="string" calcext:value-type="string">
            <text:p>x</text:p>
          </table:table-cell>
          <table:table-cell table:style-name="ce634"/>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office:value-type="string" calcext:value-type="string">
            <text:p>Comment automatiser un éclairage ?</text:p>
          </table:table-cell>
          <table:table-cell table:style-name="ce823"/>
          <table:table-cell table:style-name="ce828" office:value-type="string" calcext:value-type="string">
            <text:p>S5</text:p>
          </table:table-cell>
          <table:table-cell table:style-name="ce836" table:formula="of:=COUNTA([.F56:.AK56])" office:value-type="float" office:value="3" calcext:value-type="float">
            <text:p>3</text:p>
          </table:table-cell>
          <table:table-cell table:style-name="ce634" table:number-columns-repeated="18"/>
          <table:table-cell table:number-columns-repeated="2" table:style-name="ce634" office:value-type="string" calcext:value-type="string">
            <text:p>x</text:p>
          </table:table-cell>
          <table:table-cell table:style-name="ce634" table:number-columns-repeated="5"/>
          <table:table-cell table:style-name="ce824" table:number-columns-repeated="2"/>
          <table:table-cell table:style-name="ce634" office:value-type="string" calcext:value-type="string">
            <text:p>x</text:p>
          </table:table-cell>
          <table:table-cell table:style-name="ce634" table:number-columns-repeated="4"/>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table:table-cell table:style-name="Default"/>
          <table:table-cell table:style-name="ce829"/>
          <table:table-cell table:style-name="ce836" table:formula="of:=COUNTA([.F57:.AK57])"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table:table-cell table:style-name="ce823" table:number-columns-repeated="2"/>
          <table:table-cell table:style-name="ce836" table:formula="of:=COUNTA([.F58:.AK58])"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9"/>
          <table:table-cell table:number-columns-repeated="969"/>
        </table:table-row>
        <table:table-row table:style-name="ro24">
          <table:covered-table-cell table:style-name="ce642"/>
          <table:table-cell table:style-name="ce815"/>
          <table:table-cell table:style-name="ce823"/>
          <table:table-cell table:style-name="ce829"/>
          <table:table-cell table:style-name="ce836" table:formula="of:=COUNTA([.F59:.AK59])"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20"/>
          <table:table-cell table:number-columns-repeated="969"/>
        </table:table-row>
        <table:table-row table:style-name="ro24">
          <table:table-cell table:style-name="ce643" office:value-type="string" calcext:value-type="string" table:number-columns-spanned="1" table:number-rows-spanned="8">
            <text:p>8) Acquérir et transmettre des informations ou des données</text:p>
          </table:table-cell>
          <table:table-cell table:style-name="ce816" office:value-type="string" calcext:value-type="string">
            <text:p>Comment fonctionne un réseau informatique ?</text:p>
          </table:table-cell>
          <table:table-cell table:style-name="ce823"/>
          <table:table-cell table:style-name="ce828" office:value-type="string" calcext:value-type="string">
            <text:p>S6</text:p>
          </table:table-cell>
          <table:table-cell table:style-name="ce836" table:formula="of:=COUNTA([.F60:.AK60])" office:value-type="float" office:value="3" calcext:value-type="float">
            <text:p>3</text:p>
          </table:table-cell>
          <table:table-cell table:style-name="ce841" office:value-type="string" calcext:value-type="string">
            <text:p>x</text:p>
          </table:table-cell>
          <table:table-cell table:style-name="ce841" table:number-columns-repeated="20"/>
          <table:table-cell table:style-name="ce841" office:value-type="string" calcext:value-type="string">
            <text:p>x</text:p>
          </table:table-cell>
          <table:table-cell table:style-name="ce841" table:number-columns-repeated="3"/>
          <table:table-cell table:style-name="ce853" office:value-type="string" calcext:value-type="string">
            <text:p>x</text:p>
          </table:table-cell>
          <table:table-cell table:style-name="ce853"/>
          <table:table-cell table:style-name="ce841" table:number-columns-repeated="5"/>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3"/>
          <table:table-cell table:style-name="ce816" office:value-type="string" calcext:value-type="string">
            <text:p>Comment les objets techniques communiquent-ils sur Internet ?</text:p>
          </table:table-cell>
          <table:table-cell table:style-name="ce824" table:number-columns-repeated="2"/>
          <table:table-cell table:style-name="ce836" table:formula="of:=COUNTA([.F61:.AK61])" office:value-type="float" office:value="3" calcext:value-type="float">
            <text:p>3</text:p>
          </table:table-cell>
          <table:table-cell table:style-name="ce841" table:number-columns-repeated="24"/>
          <table:table-cell table:style-name="ce841" office:value-type="string" calcext:value-type="string">
            <text:p>x</text:p>
          </table:table-cell>
          <table:table-cell table:style-name="ce853" office:value-type="string" calcext:value-type="string">
            <text:p>x</text:p>
          </table:table-cell>
          <table:table-cell table:style-name="ce853"/>
          <table:table-cell table:style-name="ce841" office:value-type="string" calcext:value-type="string">
            <text:p>x</text:p>
          </table:table-cell>
          <table:table-cell table:style-name="ce841" table:number-columns-repeated="4"/>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3"/>
          <table:table-cell table:style-name="ce816" office:value-type="string" calcext:value-type="string">
            <text:p>Comment calculer les temps d'une course sportive ?</text:p>
          </table:table-cell>
          <table:table-cell table:style-name="ce824" table:number-columns-repeated="2"/>
          <table:table-cell table:style-name="ce836" table:formula="of:=COUNTA([.F62:.AK62])" office:value-type="float" office:value="3" calcext:value-type="float">
            <text:p>3</text:p>
          </table:table-cell>
          <table:table-cell table:style-name="ce841" table:number-columns-repeated="14"/>
          <table:table-cell table:style-name="ce841" office:value-type="string" calcext:value-type="string">
            <text:p>x</text:p>
          </table:table-cell>
          <table:table-cell table:style-name="ce841" table:number-columns-repeated="8"/>
          <table:table-cell table:style-name="ce841" office:value-type="string" calcext:value-type="string">
            <text:p>x</text:p>
          </table:table-cell>
          <table:table-cell table:style-name="ce841"/>
          <table:table-cell table:style-name="ce853"/>
          <table:table-cell table:style-name="ce853" office:value-type="string" calcext:value-type="string">
            <text:p>x</text:p>
          </table:table-cell>
          <table:table-cell table:style-name="ce841" table:number-columns-repeated="5"/>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3"/>
          <table:table-cell table:style-name="ce816" office:value-type="string" calcext:value-type="string">
            <text:p>Comment les systèmes de communication à distance évoluent-ils ?</text:p>
          </table:table-cell>
          <table:table-cell table:style-name="ce824" table:number-columns-repeated="2"/>
          <table:table-cell table:style-name="ce836" table:formula="of:=COUNTA([.F63:.AK63])" office:value-type="float" office:value="0" calcext:value-type="float">
            <text:p>0</text:p>
          </table:table-cell>
          <table:table-cell table:style-name="ce841" table:number-columns-repeated="25"/>
          <table:table-cell table:style-name="ce853" table:number-columns-repeated="2"/>
          <table:table-cell table:style-name="ce841" table:number-columns-repeated="5"/>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3"/>
          <table:table-cell table:style-name="ce816" office:value-type="string" calcext:value-type="string">
            <text:p>Comment baliser une course d'orientation ?</text:p>
          </table:table-cell>
          <table:table-cell table:style-name="ce823"/>
          <table:table-cell table:style-name="ce824"/>
          <table:table-cell table:style-name="ce836" table:formula="of:=COUNTA([.F64:.AK64])" office:value-type="float" office:value="4" calcext:value-type="float">
            <text:p>4</text:p>
          </table:table-cell>
          <table:table-cell table:style-name="ce841" table:number-columns-repeated="14"/>
          <table:table-cell table:style-name="ce841" office:value-type="string" calcext:value-type="string">
            <text:p>x</text:p>
          </table:table-cell>
          <table:table-cell table:style-name="ce841" table:number-columns-repeated="6"/>
          <table:table-cell table:style-name="ce841" office:value-type="string" calcext:value-type="string">
            <text:p>x</text:p>
          </table:table-cell>
          <table:table-cell table:style-name="ce841"/>
          <table:table-cell table:number-columns-repeated="2" table:style-name="ce841" office:value-type="string" calcext:value-type="string">
            <text:p>x</text:p>
          </table:table-cell>
          <table:table-cell table:style-name="ce853" table:number-columns-repeated="2"/>
          <table:table-cell table:style-name="ce841" table:number-columns-repeated="5"/>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3"/>
          <table:table-cell table:style-name="ce816" office:value-type="string" calcext:value-type="string">
            <text:p>Comment utiliser un réseau informatique ?</text:p>
          </table:table-cell>
          <table:table-cell table:style-name="ce823"/>
          <table:table-cell table:style-name="ce830" office:value-type="string" calcext:value-type="string">
            <text:p>S14</text:p>
          </table:table-cell>
          <table:table-cell table:style-name="ce836" table:formula="of:=COUNTA([.F65:.AK65])" office:value-type="float" office:value="2" calcext:value-type="float">
            <text:p>2</text:p>
          </table:table-cell>
          <table:table-cell table:style-name="ce841" table:number-columns-repeated="23"/>
          <table:table-cell table:style-name="ce841" office:value-type="string" calcext:value-type="string">
            <text:p>x</text:p>
          </table:table-cell>
          <table:table-cell table:style-name="ce841"/>
          <table:table-cell table:style-name="ce853" office:value-type="string" calcext:value-type="string">
            <text:p>x</text:p>
          </table:table-cell>
          <table:table-cell table:style-name="ce853"/>
          <table:table-cell table:style-name="ce841" table:number-columns-repeated="5"/>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3"/>
          <table:table-cell table:style-name="ce816" office:value-type="string" calcext:value-type="string">
            <text:p>Comment concevoir une manette de jeu ?</text:p>
          </table:table-cell>
          <table:table-cell table:style-name="ce823"/>
          <table:table-cell table:style-name="ce828" office:value-type="string" calcext:value-type="string">
            <text:p>S7</text:p>
          </table:table-cell>
          <table:table-cell table:style-name="ce836" table:formula="of:=COUNTA([.F66:.AK66])" office:value-type="float" office:value="3" calcext:value-type="float">
            <text:p>3</text:p>
          </table:table-cell>
          <table:table-cell table:style-name="ce841" table:number-columns-repeated="2"/>
          <table:table-cell table:style-name="ce841" office:value-type="string" calcext:value-type="string">
            <text:p>x</text:p>
          </table:table-cell>
          <table:table-cell table:style-name="ce841" table:number-columns-repeated="7"/>
          <table:table-cell table:style-name="ce841" office:value-type="string" calcext:value-type="string">
            <text:p>x</text:p>
          </table:table-cell>
          <table:table-cell table:style-name="ce841" table:number-columns-repeated="6"/>
          <table:table-cell table:style-name="ce841" office:value-type="string" calcext:value-type="string">
            <text:p>x</text:p>
          </table:table-cell>
          <table:table-cell table:style-name="ce841" table:number-columns-repeated="7"/>
          <table:table-cell table:style-name="ce853" table:number-columns-repeated="2"/>
          <table:table-cell table:style-name="ce841" table:number-columns-repeated="5"/>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3"/>
          <table:table-cell table:style-name="ce816" office:value-type="string" calcext:value-type="string">
            <text:p>Comment réaliser une manette de jeu ?</text:p>
          </table:table-cell>
          <table:table-cell table:style-name="ce824"/>
          <table:table-cell table:style-name="ce828" office:value-type="string" calcext:value-type="string">
            <text:p>S8</text:p>
          </table:table-cell>
          <table:table-cell table:style-name="ce836" table:formula="of:=COUNTA([.F67:.AK67])" office:value-type="float" office:value="4" calcext:value-type="float">
            <text:p>4</text:p>
          </table:table-cell>
          <table:table-cell table:style-name="ce634" table:number-columns-repeated="23"/>
          <table:table-cell table:number-columns-repeated="2" table:style-name="ce634" office:value-type="string" calcext:value-type="string">
            <text:p>x</text:p>
          </table:table-cell>
          <table:table-cell table:style-name="ce824" table:number-columns-repeated="2"/>
          <table:table-cell table:style-name="ce634"/>
          <table:table-cell table:number-columns-repeated="2" table:style-name="ce634" office:value-type="string" calcext:value-type="string">
            <text:p>x</text:p>
          </table:table-cell>
          <table:table-cell table:style-name="ce634" table:number-columns-repeated="2"/>
          <table:table-cell table:style-name="ce824"/>
          <table:table-cell table:style-name="ce857"/>
          <table:table-cell table:style-name="ce354" table:number-columns-repeated="3"/>
          <table:table-cell table:style-name="ce824" table:number-columns-repeated="11"/>
          <table:table-cell/>
          <table:table-cell table:style-name="ce920"/>
          <table:table-cell table:number-columns-repeated="969"/>
        </table:table-row>
        <table:table-row table:style-name="ro24">
          <table:table-cell table:style-name="ce642" office:value-type="string" calcext:value-type="string" table:number-columns-spanned="1" table:number-rows-spanned="8">
            <text:p>9) Préserver la santé et assister l'homme</text:p>
          </table:table-cell>
          <table:table-cell table:style-name="ce815" office:value-type="string" calcext:value-type="string">
            <text:p>Comment concevoir un support de caméra ? (sur feuille)</text:p>
          </table:table-cell>
          <table:table-cell table:style-name="ce824"/>
          <table:table-cell table:style-name="ce830" office:value-type="string" calcext:value-type="string">
            <text:p>S23</text:p>
          </table:table-cell>
          <table:table-cell table:style-name="ce836" office:value-type="float" office:value="2" calcext:value-type="float">
            <text:p>2</text:p>
          </table:table-cell>
          <table:table-cell table:style-name="ce841" table:number-columns-repeated="12"/>
          <table:table-cell table:style-name="ce841" office:value-type="string" calcext:value-type="string">
            <text:p>x</text:p>
          </table:table-cell>
          <table:table-cell table:style-name="ce841" table:number-columns-repeated="2"/>
          <table:table-cell table:style-name="ce841" office:value-type="string" calcext:value-type="string">
            <text:p>x</text:p>
          </table:table-cell>
          <table:table-cell table:style-name="ce841" table:number-columns-repeated="9"/>
          <table:table-cell table:style-name="ce853" table:number-columns-repeated="2"/>
          <table:table-cell table:style-name="ce841" table:number-columns-repeated="5"/>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2"/>
          <table:table-cell table:style-name="ce815" office:value-type="string" calcext:value-type="string">
            <text:p>Comment concevoir un support de caméra ? (réalisation d'une maquette)</text:p>
          </table:table-cell>
          <table:table-cell table:style-name="ce824"/>
          <table:table-cell table:style-name="ce830" office:value-type="string" calcext:value-type="string">
            <text:p>S24</text:p>
          </table:table-cell>
          <table:table-cell table:style-name="ce836" office:value-type="float" office:value="4" calcext:value-type="float">
            <text:p>4</text:p>
          </table:table-cell>
          <table:table-cell table:style-name="ce841" table:number-columns-repeated="7"/>
          <table:table-cell table:style-name="ce841" office:value-type="string" calcext:value-type="string">
            <text:p>x</text:p>
          </table:table-cell>
          <table:table-cell table:style-name="ce841" table:number-columns-repeated="8"/>
          <table:table-cell table:number-columns-repeated="2" table:style-name="ce841" office:value-type="string" calcext:value-type="string">
            <text:p>x</text:p>
          </table:table-cell>
          <table:table-cell table:style-name="ce841" table:number-columns-repeated="4"/>
          <table:table-cell table:style-name="ce841" office:value-type="string" calcext:value-type="string">
            <text:p>x</text:p>
          </table:table-cell>
          <table:table-cell table:style-name="ce841" table:number-columns-repeated="2"/>
          <table:table-cell table:style-name="ce853" table:number-columns-repeated="2"/>
          <table:table-cell table:style-name="ce841" table:number-columns-repeated="5"/>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2"/>
          <table:table-cell table:style-name="ce815" office:value-type="string" calcext:value-type="string">
            <text:p>Comment fabriquer un support de caméra ?</text:p>
          </table:table-cell>
          <table:table-cell table:style-name="ce824"/>
          <table:table-cell table:style-name="ce830" office:value-type="string" calcext:value-type="string">
            <text:p>S25</text:p>
          </table:table-cell>
          <table:table-cell table:style-name="ce836" office:value-type="float" office:value="2" calcext:value-type="float">
            <text:p>2</text:p>
          </table:table-cell>
          <table:table-cell table:style-name="ce634" table:number-columns-repeated="4"/>
          <table:table-cell table:style-name="ce634" office:value-type="string" calcext:value-type="string">
            <text:p>x</text:p>
          </table:table-cell>
          <table:table-cell table:style-name="ce634" table:number-columns-repeated="8"/>
          <table:table-cell table:style-name="ce634" office:value-type="string" calcext:value-type="string">
            <text:p>x</text:p>
          </table:table-cell>
          <table:table-cell table:style-name="ce634" table:number-columns-repeated="11"/>
          <table:table-cell table:style-name="ce824" table:number-columns-repeated="2"/>
          <table:table-cell table:style-name="ce634" table:number-columns-repeated="5"/>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2"/>
          <table:table-cell table:style-name="ce815" office:value-type="string" calcext:value-type="string">
            <text:p>Comment concevoir une lampe de poche ?</text:p>
          </table:table-cell>
          <table:table-cell table:style-name="ce823"/>
          <table:table-cell table:style-name="ce828" office:value-type="string" calcext:value-type="string">
            <text:p>S16</text:p>
          </table:table-cell>
          <table:table-cell table:style-name="ce836" table:formula="of:=COUNTA([.F71:.AK71])" office:value-type="float" office:value="3" calcext:value-type="float">
            <text:p>3</text:p>
          </table:table-cell>
          <table:table-cell table:style-name="ce841" table:number-columns-repeated="15"/>
          <table:table-cell table:style-name="ce841" office:value-type="string" calcext:value-type="string">
            <text:p>x</text:p>
          </table:table-cell>
          <table:table-cell table:style-name="ce841"/>
          <table:table-cell table:style-name="ce841" office:value-type="string" calcext:value-type="string">
            <text:p>x</text:p>
          </table:table-cell>
          <table:table-cell table:style-name="ce841" table:number-columns-repeated="4"/>
          <table:table-cell table:style-name="ce841" office:value-type="string" calcext:value-type="string">
            <text:p>x</text:p>
          </table:table-cell>
          <table:table-cell table:style-name="ce841" table:number-columns-repeated="2"/>
          <table:table-cell table:style-name="ce853" table:number-columns-repeated="2"/>
          <table:table-cell table:style-name="ce841" table:number-columns-repeated="5"/>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2"/>
          <table:table-cell table:style-name="ce815" office:value-type="string" calcext:value-type="string">
            <text:p>Comment participer au défi robot du collège ?</text:p>
          </table:table-cell>
          <table:table-cell table:style-name="ce824"/>
          <table:table-cell table:style-name="ce830" office:value-type="string" calcext:value-type="string">
            <text:p>S26</text:p>
          </table:table-cell>
          <table:table-cell table:style-name="ce836" table:formula="of:=COUNTA([.F72:.AK72])" office:value-type="float" office:value="3" calcext:value-type="float">
            <text:p>3</text:p>
          </table:table-cell>
          <table:table-cell table:style-name="ce841" table:number-columns-repeated="8"/>
          <table:table-cell table:style-name="ce841" office:value-type="string" calcext:value-type="string">
            <text:p>x</text:p>
          </table:table-cell>
          <table:table-cell table:style-name="ce841"/>
          <table:table-cell table:style-name="ce841" office:value-type="string" calcext:value-type="string">
            <text:p>x</text:p>
          </table:table-cell>
          <table:table-cell table:style-name="ce841" table:number-columns-repeated="4"/>
          <table:table-cell table:style-name="ce841" office:value-type="string" calcext:value-type="string">
            <text:p>x</text:p>
          </table:table-cell>
          <table:table-cell table:style-name="ce841" table:number-columns-repeated="9"/>
          <table:table-cell table:style-name="ce853" table:number-columns-repeated="2"/>
          <table:table-cell table:style-name="ce841" table:number-columns-repeated="5"/>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2"/>
          <table:table-cell table:style-name="ce815" office:value-type="string" calcext:value-type="string">
            <text:p>Quelles sont les solutions techniques pour un robot de combat ?</text:p>
          </table:table-cell>
          <table:table-cell table:style-name="ce824"/>
          <table:table-cell table:style-name="ce828" office:value-type="string" calcext:value-type="string">
            <text:p>S27</text:p>
          </table:table-cell>
          <table:table-cell table:style-name="ce836" table:formula="of:=COUNTA([.F73:.AK73])" office:value-type="float" office:value="3" calcext:value-type="float">
            <text:p>3</text:p>
          </table:table-cell>
          <table:table-cell table:style-name="ce841" table:number-columns-repeated="2"/>
          <table:table-cell table:style-name="ce841" office:value-type="string" calcext:value-type="string">
            <text:p>x</text:p>
          </table:table-cell>
          <table:table-cell table:style-name="ce841" table:number-columns-repeated="8"/>
          <table:table-cell table:style-name="ce841" office:value-type="string" calcext:value-type="string">
            <text:p>x</text:p>
          </table:table-cell>
          <table:table-cell table:style-name="ce841" table:number-columns-repeated="9"/>
          <table:table-cell table:style-name="ce841" office:value-type="string" calcext:value-type="string">
            <text:p>x</text:p>
          </table:table-cell>
          <table:table-cell table:style-name="ce841" table:number-columns-repeated="3"/>
          <table:table-cell table:style-name="ce853" table:number-columns-repeated="2"/>
          <table:table-cell table:style-name="ce841" table:number-columns-repeated="5"/>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2"/>
          <table:table-cell table:style-name="ce815" office:value-type="string" calcext:value-type="string">
            <text:p>Comment la reconnaissance gestuelle assiste-t-elle l'homme ?</text:p>
          </table:table-cell>
          <table:table-cell table:style-name="ce824" table:number-columns-repeated="2"/>
          <table:table-cell table:style-name="ce836" office:value-type="float" office:value="3" calcext:value-type="float">
            <text:p>3</text:p>
          </table:table-cell>
          <table:table-cell table:style-name="ce841" table:number-columns-repeated="7"/>
          <table:table-cell table:style-name="ce841" office:value-type="string" calcext:value-type="string">
            <text:p>x</text:p>
          </table:table-cell>
          <table:table-cell table:style-name="ce841" table:number-columns-repeated="17"/>
          <table:table-cell table:style-name="ce853" table:number-columns-repeated="2"/>
          <table:table-cell table:style-name="ce841" office:value-type="string" calcext:value-type="string">
            <text:p>x</text:p>
          </table:table-cell>
          <table:table-cell table:style-name="ce841" table:number-columns-repeated="3"/>
          <table:table-cell table:style-name="ce841" office:value-type="string" calcext:value-type="string">
            <text:p>x</text:p>
          </table:table-cell>
          <table:table-cell table:style-name="ce853"/>
          <table:table-cell table:style-name="ce859"/>
          <table:table-cell table:style-name="ce354" table:number-columns-repeated="3"/>
          <table:table-cell table:style-name="ce853" table:number-columns-repeated="11"/>
          <table:table-cell/>
          <table:table-cell table:style-name="ce920"/>
          <table:table-cell table:number-columns-repeated="969"/>
        </table:table-row>
        <table:table-row table:style-name="ro24">
          <table:covered-table-cell table:style-name="ce642"/>
          <table:table-cell table:style-name="ce815" office:value-type="string" calcext:value-type="string">
            <text:p>Quelles fonctions supplémentaires apporte un textile intelligent ?</text:p>
          </table:table-cell>
          <table:table-cell table:style-name="Default"/>
          <table:table-cell table:style-name="ce824"/>
          <table:table-cell table:style-name="ce836" office:value-type="float" office:value="3" calcext:value-type="float">
            <text:p>3</text:p>
          </table:table-cell>
          <table:table-cell table:style-name="ce634" table:number-columns-repeated="11"/>
          <table:table-cell table:number-columns-repeated="2" table:style-name="ce634" office:value-type="string" calcext:value-type="string">
            <text:p>x</text:p>
          </table:table-cell>
          <table:table-cell table:style-name="ce634" table:number-columns-repeated="12"/>
          <table:table-cell table:style-name="ce824" table:number-columns-repeated="2"/>
          <table:table-cell table:style-name="ce634" table:number-columns-repeated="4"/>
          <table:table-cell table:style-name="ce634" office:value-type="string" calcext:value-type="string">
            <text:p>x</text:p>
          </table:table-cell>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table-cell table:style-name="ce644" office:value-type="string" calcext:value-type="string" table:number-columns-spanned="1" table:number-rows-spanned="8">
            <text:p>10) Identifier l'évolution des objets</text:p>
          </table:table-cell>
          <table:table-cell table:style-name="ce817" office:value-type="string" calcext:value-type="string">
            <text:p>Comment le contexte historique et géographique influe-t-il sur la conception ?</text:p>
          </table:table-cell>
          <table:table-cell table:style-name="ce824" table:number-columns-repeated="2"/>
          <table:table-cell table:style-name="ce836" table:formula="of:=COUNTA([.F76:.AK76])" office:value-type="float" office:value="4" calcext:value-type="float">
            <text:p>4</text:p>
          </table:table-cell>
          <table:table-cell table:style-name="ce840" table:number-columns-repeated="25"/>
          <table:table-cell table:style-name="ce842" table:number-columns-repeated="2"/>
          <table:table-cell table:style-name="ce840" office:value-type="string" calcext:value-type="string">
            <text:p>x</text:p>
          </table:table-cell>
          <table:table-cell table:style-name="ce840"/>
          <table:table-cell table:number-columns-repeated="3" table:style-name="ce840" office:value-type="string" calcext:value-type="string">
            <text:p>x</text:p>
          </table:table-cell>
          <table:table-cell table:style-name="ce853"/>
          <table:table-cell table:style-name="ce859"/>
          <table:table-cell table:style-name="ce354" table:number-columns-repeated="3"/>
          <table:table-cell table:style-name="ce853" table:number-columns-repeated="11"/>
          <table:table-cell/>
          <table:table-cell table:style-name="ce918"/>
          <table:table-cell table:number-columns-repeated="969"/>
        </table:table-row>
        <table:table-row table:style-name="ro24">
          <table:covered-table-cell table:style-name="ce644"/>
          <table:table-cell table:style-name="ce817" office:value-type="string" calcext:value-type="string">
            <text:p>De quelle façon les objets techniques évoluent dans le temps ?</text:p>
          </table:table-cell>
          <table:table-cell table:style-name="ce824" table:number-columns-repeated="2"/>
          <table:table-cell table:style-name="ce836" table:formula="of:=COUNTA([.F77:.AK77])" office:value-type="float" office:value="3" calcext:value-type="float">
            <text:p>3</text:p>
          </table:table-cell>
          <table:table-cell table:style-name="ce840" table:number-columns-repeated="25"/>
          <table:table-cell table:style-name="ce842" table:number-columns-repeated="2"/>
          <table:table-cell table:style-name="ce840" table:number-columns-repeated="2"/>
          <table:table-cell table:number-columns-repeated="3" table:style-name="ce840" office:value-type="string" calcext:value-type="string">
            <text:p>x</text:p>
          </table:table-cell>
          <table:table-cell table:style-name="ce853"/>
          <table:table-cell table:style-name="ce859"/>
          <table:table-cell table:style-name="ce354" table:number-columns-repeated="3"/>
          <table:table-cell table:style-name="ce853" table:number-columns-repeated="11"/>
          <table:table-cell/>
          <table:table-cell table:style-name="ce918"/>
          <table:table-cell table:number-columns-repeated="969"/>
        </table:table-row>
        <table:table-row table:style-name="ro24">
          <table:covered-table-cell table:style-name="ce644"/>
          <table:table-cell table:style-name="ce817" office:value-type="string" calcext:value-type="string">
            <text:p>Comment le confort et la sécurité font évoluer les objets techniques ?</text:p>
          </table:table-cell>
          <table:table-cell table:style-name="ce824" table:number-columns-repeated="2"/>
          <table:table-cell table:style-name="ce836" table:formula="of:=COUNTA([.F78:.AK78])" office:value-type="float" office:value="3" calcext:value-type="float">
            <text:p>3</text:p>
          </table:table-cell>
          <table:table-cell table:style-name="ce840" table:number-columns-repeated="18"/>
          <table:table-cell table:style-name="ce840" office:value-type="string" calcext:value-type="string">
            <text:p>x</text:p>
          </table:table-cell>
          <table:table-cell table:style-name="ce840" table:number-columns-repeated="6"/>
          <table:table-cell table:style-name="ce842" table:number-columns-repeated="2"/>
          <table:table-cell table:style-name="ce840"/>
          <table:table-cell table:style-name="ce840" office:value-type="string" calcext:value-type="string">
            <text:p>x</text:p>
          </table:table-cell>
          <table:table-cell table:style-name="ce840" table:number-columns-repeated="2"/>
          <table:table-cell table:style-name="ce840" office:value-type="string" calcext:value-type="string">
            <text:p>x</text:p>
          </table:table-cell>
          <table:table-cell table:style-name="ce853"/>
          <table:table-cell table:style-name="ce859"/>
          <table:table-cell table:style-name="ce354" table:number-columns-repeated="3"/>
          <table:table-cell table:style-name="ce853" table:number-columns-repeated="11"/>
          <table:table-cell/>
          <table:table-cell table:style-name="ce918"/>
          <table:table-cell table:number-columns-repeated="969"/>
        </table:table-row>
        <table:table-row table:style-name="ro24">
          <table:covered-table-cell table:style-name="ce644"/>
          <table:table-cell table:style-name="ce817" office:value-type="string" calcext:value-type="string">
            <text:p>L'histoire et l'évolution d'internet</text:p>
          </table:table-cell>
          <table:table-cell table:style-name="ce824" table:number-columns-repeated="2"/>
          <table:table-cell table:style-name="ce836" table:formula="of:=COUNTA([.F79:.AK79])" office:value-type="float" office:value="0" calcext:value-type="float">
            <text:p>0</text:p>
          </table:table-cell>
          <table:table-cell table:style-name="ce841" table:number-columns-repeated="25"/>
          <table:table-cell table:style-name="ce853" table:number-columns-repeated="2"/>
          <table:table-cell table:style-name="ce841" table:number-columns-repeated="5"/>
          <table:table-cell table:style-name="ce853"/>
          <table:table-cell table:style-name="ce859"/>
          <table:table-cell table:style-name="ce354" table:number-columns-repeated="3"/>
          <table:table-cell table:style-name="ce853" table:number-columns-repeated="11"/>
          <table:table-cell/>
          <table:table-cell table:style-name="ce918"/>
          <table:table-cell table:number-columns-repeated="969"/>
        </table:table-row>
        <table:table-row table:style-name="ro24">
          <table:covered-table-cell table:style-name="ce644"/>
          <table:table-cell table:style-name="ce817" office:value-type="string" calcext:value-type="string">
            <text:p>Comment ont évolués les transports aériens ?</text:p>
          </table:table-cell>
          <table:table-cell table:style-name="Default"/>
          <table:table-cell table:style-name="ce830" office:value-type="string" calcext:value-type="string">
            <text:p>S21</text:p>
          </table:table-cell>
          <table:table-cell table:style-name="ce836" table:formula="of:=COUNTA([.F80:.AK80])" office:value-type="float" office:value="3" calcext:value-type="float">
            <text:p>3</text:p>
          </table:table-cell>
          <table:table-cell table:style-name="ce634" table:number-columns-repeated="21"/>
          <table:table-cell table:style-name="ce634" office:value-type="string" calcext:value-type="string">
            <text:p>X</text:p>
          </table:table-cell>
          <table:table-cell table:style-name="ce634" table:number-columns-repeated="3"/>
          <table:table-cell table:style-name="ce824" table:number-columns-repeated="2"/>
          <table:table-cell table:style-name="ce634" table:number-columns-repeated="3"/>
          <table:table-cell table:number-columns-repeated="2" table:style-name="ce634" office:value-type="string" calcext:value-type="string">
            <text:p>x</text:p>
          </table:table-cell>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4"/>
          <table:table-cell table:style-name="ce817"/>
          <table:table-cell table:style-name="ce823"/>
          <table:table-cell table:style-name="ce829"/>
          <table:table-cell table:style-name="ce836" table:formula="of:=COUNTA([.F81:.AK81])"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covered-table-cell table:style-name="ce644"/>
          <table:table-cell table:style-name="ce817"/>
          <table:table-cell table:style-name="ce823"/>
          <table:table-cell table:style-name="ce829"/>
          <table:table-cell table:style-name="ce836" table:formula="of:=COUNTA([.F82:.AK82])" office:value-type="float" office:value="0" calcext:value-type="float">
            <text:p>0</text:p>
          </table:table-cell>
          <table:table-cell table:style-name="ce841" table:number-columns-repeated="25"/>
          <table:table-cell table:style-name="ce853" table:number-columns-repeated="2"/>
          <table:table-cell table:style-name="ce841" table:number-columns-repeated="5"/>
          <table:table-cell table:style-name="ce853"/>
          <table:table-cell table:style-name="ce859"/>
          <table:table-cell table:style-name="ce354" table:number-columns-repeated="3"/>
          <table:table-cell table:style-name="ce853" table:number-columns-repeated="11"/>
          <table:table-cell/>
          <table:table-cell table:style-name="ce918"/>
          <table:table-cell table:number-columns-repeated="969"/>
        </table:table-row>
        <table:table-row table:style-name="ro24">
          <table:covered-table-cell table:style-name="ce644"/>
          <table:table-cell table:style-name="ce817"/>
          <table:table-cell table:style-name="ce823"/>
          <table:table-cell table:style-name="ce829"/>
          <table:table-cell table:style-name="ce836" table:formula="of:=COUNTA([.F83:.AK83])"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table-cell table:style-name="ce642" office:value-type="string" calcext:value-type="string" table:number-columns-spanned="1" table:number-rows-spanned="8">
            <text:p>11) Se déplacer sur terre, air, mer</text:p>
          </table:table-cell>
          <table:table-cell table:style-name="ce815" office:value-type="string" calcext:value-type="string">
            <text:p>Comment la sustentation d'un avion est-elle réalisée ?</text:p>
          </table:table-cell>
          <table:table-cell table:style-name="ce823"/>
          <table:table-cell table:style-name="ce829"/>
          <table:table-cell table:style-name="ce836" table:formula="of:=COUNTA([.F84:.AK84])" office:value-type="float" office:value="4" calcext:value-type="float">
            <text:p>4</text:p>
          </table:table-cell>
          <table:table-cell table:number-columns-repeated="2" table:style-name="ce840" office:value-type="string" calcext:value-type="string">
            <text:p>x</text:p>
          </table:table-cell>
          <table:table-cell table:style-name="ce840" table:number-columns-repeated="2"/>
          <table:table-cell table:style-name="ce840" office:value-type="string" calcext:value-type="string">
            <text:p>x</text:p>
          </table:table-cell>
          <table:table-cell table:style-name="ce840"/>
          <table:table-cell table:style-name="ce840" office:value-type="string" calcext:value-type="string">
            <text:p>x</text:p>
          </table:table-cell>
          <table:table-cell table:style-name="ce840" table:number-columns-repeated="18"/>
          <table:table-cell table:style-name="ce842" table:number-columns-repeated="2"/>
          <table:table-cell table:style-name="ce840" table:number-columns-repeated="5"/>
          <table:table-cell table:style-name="ce842"/>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Comment un objet technique permet d'augmenter notre vitesse de déplacement ?</text:p>
          </table:table-cell>
          <table:table-cell table:style-name="ce823"/>
          <table:table-cell table:style-name="ce829"/>
          <table:table-cell table:style-name="ce836" table:formula="of:=COUNTA([.F85:.AK85])" office:value-type="float" office:value="3" calcext:value-type="float">
            <text:p>3</text:p>
          </table:table-cell>
          <table:table-cell table:style-name="ce840" table:number-columns-repeated="5"/>
          <table:table-cell table:style-name="ce840" office:value-type="string" calcext:value-type="string">
            <text:p>x</text:p>
          </table:table-cell>
          <table:table-cell table:style-name="ce840" table:number-columns-repeated="5"/>
          <table:table-cell table:style-name="ce840" office:value-type="string" calcext:value-type="string">
            <text:p>x</text:p>
          </table:table-cell>
          <table:table-cell table:style-name="ce840"/>
          <table:table-cell table:style-name="ce840" office:value-type="string" calcext:value-type="string">
            <text:p>x</text:p>
          </table:table-cell>
          <table:table-cell table:style-name="ce840" table:number-columns-repeated="11"/>
          <table:table-cell table:style-name="ce842" table:number-columns-repeated="2"/>
          <table:table-cell table:style-name="ce840" table:number-columns-repeated="5"/>
          <table:table-cell table:style-name="ce842"/>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Comment se développent les transports maritimes et fluviaux ?</text:p>
          </table:table-cell>
          <table:table-cell table:style-name="ce824"/>
          <table:table-cell table:style-name="ce829"/>
          <table:table-cell table:style-name="ce836" table:formula="of:=COUNTA([.F86:.AK86])" office:value-type="float" office:value="4" calcext:value-type="float">
            <text:p>4</text:p>
          </table:table-cell>
          <table:table-cell table:number-columns-repeated="2" table:style-name="ce840" office:value-type="string" calcext:value-type="string">
            <text:p>x</text:p>
          </table:table-cell>
          <table:table-cell table:style-name="ce840" table:number-columns-repeated="2"/>
          <table:table-cell table:style-name="ce840" office:value-type="string" calcext:value-type="string">
            <text:p>x</text:p>
          </table:table-cell>
          <table:table-cell table:style-name="ce840" table:number-columns-repeated="8"/>
          <table:table-cell table:style-name="ce840" office:value-type="string" calcext:value-type="string">
            <text:p>x</text:p>
          </table:table-cell>
          <table:table-cell table:style-name="ce840" table:number-columns-repeated="11"/>
          <table:table-cell table:style-name="ce842" table:number-columns-repeated="8"/>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office:value-type="string" calcext:value-type="string">
            <text:p>Comment fonctionne un drone ?</text:p>
          </table:table-cell>
          <table:table-cell table:style-name="ce823"/>
          <table:table-cell table:style-name="ce828" office:value-type="string" calcext:value-type="string">
            <text:p>S22</text:p>
          </table:table-cell>
          <table:table-cell table:style-name="ce836" table:formula="of:=COUNTA([.F87:.AK87])" office:value-type="float" office:value="3" calcext:value-type="float">
            <text:p>3</text:p>
          </table:table-cell>
          <table:table-cell table:style-name="ce840" table:number-columns-repeated="9"/>
          <table:table-cell table:style-name="ce840" office:value-type="string" calcext:value-type="string">
            <text:p>x</text:p>
          </table:table-cell>
          <table:table-cell table:style-name="ce840" table:number-columns-repeated="15"/>
          <table:table-cell table:style-name="ce842" table:number-columns-repeated="2"/>
          <table:table-cell table:style-name="ce840"/>
          <table:table-cell table:number-columns-repeated="2" table:style-name="ce840" office:value-type="string" calcext:value-type="string">
            <text:p>x</text:p>
          </table:table-cell>
          <table:table-cell table:style-name="ce840" table:number-columns-repeated="2"/>
          <table:table-cell table:style-name="ce842"/>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table:table-cell table:style-name="ce824"/>
          <table:table-cell table:style-name="ce829"/>
          <table:table-cell table:style-name="ce836" table:formula="of:=COUNTA([.F88:.AK88])" office:value-type="float" office:value="0" calcext:value-type="float">
            <text:p>0</text:p>
          </table:table-cell>
          <table:table-cell table:style-name="ce840" table:number-columns-repeated="25"/>
          <table:table-cell table:style-name="ce842" table:number-columns-repeated="2"/>
          <table:table-cell table:style-name="ce840" table:number-columns-repeated="5"/>
          <table:table-cell table:style-name="ce842"/>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table:table-cell table:style-name="ce824"/>
          <table:table-cell table:style-name="ce829"/>
          <table:table-cell table:style-name="ce836" table:formula="of:=COUNTA([.F89:.AK89])" office:value-type="float" office:value="0" calcext:value-type="float">
            <text:p>0</text:p>
          </table:table-cell>
          <table:table-cell table:style-name="ce840" table:number-columns-repeated="25"/>
          <table:table-cell table:style-name="ce842" table:number-columns-repeated="2"/>
          <table:table-cell table:style-name="ce840" table:number-columns-repeated="5"/>
          <table:table-cell table:style-name="ce842"/>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table:table-cell table:style-name="ce823"/>
          <table:table-cell table:style-name="ce829"/>
          <table:table-cell table:style-name="ce836" table:formula="of:=COUNTA([.F90:.AK90])" office:value-type="float" office:value="0" calcext:value-type="float">
            <text:p>0</text:p>
          </table:table-cell>
          <table:table-cell table:style-name="ce840" table:number-columns-repeated="25"/>
          <table:table-cell table:style-name="ce842" table:number-columns-repeated="2"/>
          <table:table-cell table:style-name="ce840" table:number-columns-repeated="5"/>
          <table:table-cell table:style-name="ce842"/>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table:table-cell table:style-name="ce824"/>
          <table:table-cell table:style-name="ce829"/>
          <table:table-cell table:style-name="ce836" table:formula="of:=COUNTA([.F91:.AK91])" office:value-type="float" office:value="0" calcext:value-type="float">
            <text:p>0</text:p>
          </table:table-cell>
          <table:table-cell table:style-name="ce634" table:number-columns-repeated="25"/>
          <table:table-cell table:style-name="ce824" table:number-columns-repeated="2"/>
          <table:table-cell table:style-name="ce634" table:number-columns-repeated="5"/>
          <table:table-cell table:style-name="ce824"/>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table-cell table:style-name="ce643" office:value-type="string" calcext:value-type="string" table:number-columns-spanned="1" table:number-rows-spanned="8">
            <text:p>12) Création artistique</text:p>
          </table:table-cell>
          <table:table-cell table:style-name="ce816" office:value-type="string" calcext:value-type="string">
            <text:p>Comment modéliser en 3 D un projet ? (utilisation imprimante 3D)</text:p>
          </table:table-cell>
          <table:table-cell table:style-name="ce824" table:number-columns-repeated="2"/>
          <table:table-cell table:style-name="ce836" table:formula="of:=COUNTA([.F92:.AK92])" office:value-type="float" office:value="0" calcext:value-type="float">
            <text:p>0</text:p>
          </table:table-cell>
          <table:table-cell table:style-name="ce840" table:number-columns-repeated="25"/>
          <table:table-cell table:style-name="ce842" table:number-columns-repeated="2"/>
          <table:table-cell table:style-name="ce840" table:number-columns-repeated="5"/>
          <table:table-cell table:style-name="ce842"/>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3"/>
          <table:table-cell table:style-name="ce816" office:value-type="string" calcext:value-type="string">
            <text:p>Comment créer un message publicitaire ou informatif ?</text:p>
          </table:table-cell>
          <table:table-cell table:style-name="ce824" table:number-columns-repeated="2"/>
          <table:table-cell table:style-name="ce836" table:formula="of:=COUNTA([.F93:.AK93])" office:value-type="float" office:value="0" calcext:value-type="float">
            <text:p>0</text:p>
          </table:table-cell>
          <table:table-cell table:style-name="ce840" table:number-columns-repeated="25"/>
          <table:table-cell table:style-name="ce842" table:number-columns-repeated="2"/>
          <table:table-cell table:style-name="ce840" table:number-columns-repeated="5"/>
          <table:table-cell table:style-name="ce842"/>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3"/>
          <table:table-cell table:style-name="ce816" office:value-type="string" calcext:value-type="string">
            <text:p>Comment inventer un jeu à l'aide de la programmation ? (Scratch ou snap?)</text:p>
          </table:table-cell>
          <table:table-cell table:style-name="ce824" table:number-columns-repeated="2"/>
          <table:table-cell table:style-name="ce836" table:formula="of:=COUNTA([.F94:.AK94])" office:value-type="float" office:value="0" calcext:value-type="float">
            <text:p>0</text:p>
          </table:table-cell>
          <table:table-cell table:style-name="ce840" table:number-columns-repeated="25"/>
          <table:table-cell table:style-name="ce842" table:number-columns-repeated="2"/>
          <table:table-cell table:style-name="ce840" table:number-columns-repeated="5"/>
          <table:table-cell table:style-name="ce842"/>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3"/>
          <table:table-cell table:style-name="ce816"/>
          <table:table-cell table:style-name="ce823"/>
          <table:table-cell table:style-name="ce824"/>
          <table:table-cell table:style-name="ce836" table:formula="of:=COUNTA([.F95:.AK95])" office:value-type="float" office:value="0" calcext:value-type="float">
            <text:p>0</text:p>
          </table:table-cell>
          <table:table-cell table:style-name="ce840" table:number-columns-repeated="25"/>
          <table:table-cell table:style-name="ce842" table:number-columns-repeated="2"/>
          <table:table-cell table:style-name="ce840" table:number-columns-repeated="5"/>
          <table:table-cell table:style-name="ce842"/>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3"/>
          <table:table-cell table:style-name="ce816"/>
          <table:table-cell table:style-name="ce824"/>
          <table:table-cell table:style-name="ce829"/>
          <table:table-cell table:style-name="ce836" table:formula="of:=COUNTA([.F96:.AK96])" office:value-type="float" office:value="0" calcext:value-type="float">
            <text:p>0</text:p>
          </table:table-cell>
          <table:table-cell table:style-name="ce840" table:number-columns-repeated="25"/>
          <table:table-cell table:style-name="ce842" table:number-columns-repeated="8"/>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3"/>
          <table:table-cell table:style-name="ce816"/>
          <table:table-cell table:style-name="ce823"/>
          <table:table-cell table:style-name="ce829"/>
          <table:table-cell table:style-name="ce836" table:formula="of:=COUNTA([.F97:.AK97])" office:value-type="float" office:value="0" calcext:value-type="float">
            <text:p>0</text:p>
          </table:table-cell>
          <table:table-cell table:style-name="ce840" table:number-columns-repeated="25"/>
          <table:table-cell table:style-name="ce842" table:number-columns-repeated="8"/>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3"/>
          <table:table-cell table:style-name="ce816"/>
          <table:table-cell table:style-name="ce823"/>
          <table:table-cell table:style-name="ce829"/>
          <table:table-cell table:style-name="ce836" table:formula="of:=COUNTA([.F98:.AK98])" office:value-type="float" office:value="0" calcext:value-type="float">
            <text:p>0</text:p>
          </table:table-cell>
          <table:table-cell table:style-name="ce840" table:number-columns-repeated="25"/>
          <table:table-cell table:style-name="ce842" table:number-columns-repeated="8"/>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3"/>
          <table:table-cell table:style-name="ce816"/>
          <table:table-cell table:style-name="ce823"/>
          <table:table-cell table:style-name="ce829"/>
          <table:table-cell table:style-name="ce836" table:formula="of:=COUNTA([.F99:.AK99])" office:value-type="float" office:value="0" calcext:value-type="float">
            <text:p>0</text:p>
          </table:table-cell>
          <table:table-cell table:style-name="ce824" table:number-columns-repeated="33"/>
          <table:table-cell table:style-name="ce857"/>
          <table:table-cell table:style-name="ce354" table:number-columns-repeated="3"/>
          <table:table-cell table:style-name="ce824" table:number-columns-repeated="11"/>
          <table:table-cell/>
          <table:table-cell table:style-name="ce918"/>
          <table:table-cell table:number-columns-repeated="969"/>
        </table:table-row>
        <table:table-row table:style-name="ro24">
          <table:table-cell table:style-name="ce642" office:value-type="string" calcext:value-type="string" table:number-columns-spanned="1" table:number-rows-spanned="8">
            <text:p>13) Thème libre</text:p>
          </table:table-cell>
          <table:table-cell table:style-name="ce815" office:value-type="string" calcext:value-type="string">
            <text:p>Problématique 1 ?</text:p>
          </table:table-cell>
          <table:table-cell table:style-name="ce823"/>
          <table:table-cell table:style-name="ce824"/>
          <table:table-cell table:style-name="ce836" table:formula="of:=COUNTA([.F100:.AK100])" office:value-type="float" office:value="0" calcext:value-type="float">
            <text:p>0</text:p>
          </table:table-cell>
          <table:table-cell table:style-name="ce842" table:number-columns-repeated="33"/>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table:table-cell table:style-name="ce823"/>
          <table:table-cell table:style-name="ce829"/>
          <table:table-cell table:style-name="ce836" table:formula="of:=COUNTA([.F101:.AK101])" office:value-type="float" office:value="0" calcext:value-type="float">
            <text:p>0</text:p>
          </table:table-cell>
          <table:table-cell table:style-name="ce842" table:number-columns-repeated="33"/>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table:table-cell table:style-name="ce823"/>
          <table:table-cell table:style-name="ce824"/>
          <table:table-cell table:style-name="ce836" table:formula="of:=COUNTA([.F102:.AK102])" office:value-type="float" office:value="0" calcext:value-type="float">
            <text:p>0</text:p>
          </table:table-cell>
          <table:table-cell table:style-name="ce842" table:number-columns-repeated="33"/>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table:table-cell table:style-name="ce823"/>
          <table:table-cell table:style-name="ce824"/>
          <table:table-cell table:style-name="ce836" table:formula="of:=COUNTA([.F103:.AK103])" office:value-type="float" office:value="0" calcext:value-type="float">
            <text:p>0</text:p>
          </table:table-cell>
          <table:table-cell table:style-name="ce842" table:number-columns-repeated="33"/>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table:table-cell table:style-name="ce823"/>
          <table:table-cell table:style-name="ce829"/>
          <table:table-cell table:style-name="ce836" table:formula="of:=COUNTA([.F104:.AK104])" office:value-type="float" office:value="0" calcext:value-type="float">
            <text:p>0</text:p>
          </table:table-cell>
          <table:table-cell table:style-name="ce842" table:number-columns-repeated="33"/>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table:table-cell table:style-name="ce823"/>
          <table:table-cell table:style-name="ce829"/>
          <table:table-cell table:style-name="ce836" table:formula="of:=COUNTA([.F105:.AK105])" office:value-type="float" office:value="0" calcext:value-type="float">
            <text:p>0</text:p>
          </table:table-cell>
          <table:table-cell table:style-name="ce842" table:number-columns-repeated="33"/>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table:table-cell table:style-name="ce823"/>
          <table:table-cell table:style-name="ce829"/>
          <table:table-cell table:style-name="ce836" table:formula="of:=COUNTA([.F106:.AK106])" office:value-type="float" office:value="0" calcext:value-type="float">
            <text:p>0</text:p>
          </table:table-cell>
          <table:table-cell table:style-name="ce842" table:number-columns-repeated="33"/>
          <table:table-cell table:style-name="ce858"/>
          <table:table-cell table:style-name="ce354" table:number-columns-repeated="3"/>
          <table:table-cell table:style-name="ce842" table:number-columns-repeated="11"/>
          <table:table-cell/>
          <table:table-cell table:style-name="ce918"/>
          <table:table-cell table:number-columns-repeated="969"/>
        </table:table-row>
        <table:table-row table:style-name="ro24">
          <table:covered-table-cell table:style-name="ce642"/>
          <table:table-cell table:style-name="ce815"/>
          <table:table-cell table:style-name="ce823"/>
          <table:table-cell table:style-name="ce824"/>
          <table:table-cell table:style-name="ce836" table:formula="of:=COUNTA([.F107:.AK107])" office:value-type="float" office:value="0" calcext:value-type="float">
            <text:p>0</text:p>
          </table:table-cell>
          <table:table-cell table:style-name="ce824" table:number-columns-repeated="33"/>
          <table:table-cell table:style-name="ce857"/>
          <table:table-cell table:style-name="ce354" table:number-columns-repeated="3"/>
          <table:table-cell table:style-name="ce824" table:number-columns-repeated="11"/>
          <table:table-cell table:number-columns-repeated="971"/>
        </table:table-row>
        <table:table-row table:style-name="ro29">
          <table:table-cell table:style-name="ce645" office:value-type="string" calcext:value-type="string" table:number-columns-spanned="1" table:number-rows-spanned="10">
            <text:p>Projet</text:p>
          </table:table-cell>
          <table:table-cell table:style-name="ce818" office:value-type="string" calcext:value-type="string">
            <text:p>Comment réaliser la maquette virtuelle d'un pont ?</text:p>
          </table:table-cell>
          <table:table-cell table:style-name="ce824"/>
          <table:table-cell table:style-name="ce831" office:value-type="string" calcext:value-type="string">
            <text:p>S2</text:p>
          </table:table-cell>
          <table:table-cell table:style-name="ce836" table:formula="of:=COUNTA([.F108:.AK108])" office:value-type="float" office:value="3" calcext:value-type="float">
            <text:p>3</text:p>
          </table:table-cell>
          <table:table-cell table:style-name="ce824" table:number-columns-repeated="20"/>
          <table:table-cell table:number-columns-repeated="3" table:style-name="ce824" office:value-type="string" calcext:value-type="string">
            <text:p>x</text:p>
          </table:table-cell>
          <table:table-cell table:style-name="ce824" table:number-columns-repeated="9"/>
          <table:table-cell table:style-name="ce856"/>
          <table:table-cell table:style-name="ce860"/>
          <table:table-cell table:style-name="ce354" table:number-columns-repeated="3"/>
          <table:table-cell table:style-name="ce856" table:number-columns-repeated="11"/>
          <table:table-cell table:number-columns-repeated="971"/>
        </table:table-row>
        <table:table-row table:style-name="ro30">
          <table:covered-table-cell table:style-name="ce645"/>
          <table:table-cell table:style-name="ce818" office:value-type="string" calcext:value-type="string">
            <text:p>Comment réaliser la maquette d’un pont ?</text:p>
          </table:table-cell>
          <table:table-cell table:style-name="ce824"/>
          <table:table-cell table:style-name="ce832" office:value-type="string" calcext:value-type="string">
            <text:p>S3</text:p>
          </table:table-cell>
          <table:table-cell table:style-name="ce836" table:formula="of:=COUNTA([.F109:.AK109])" office:value-type="float" office:value="4" calcext:value-type="float">
            <text:p>4</text:p>
          </table:table-cell>
          <table:table-cell table:number-columns-repeated="2" table:style-name="ce824" office:value-type="string" calcext:value-type="string">
            <text:p>x</text:p>
          </table:table-cell>
          <table:table-cell table:style-name="ce824" table:number-columns-repeated="11"/>
          <table:table-cell table:style-name="ce824" office:value-type="string" calcext:value-type="string">
            <text:p>x</text:p>
          </table:table-cell>
          <table:table-cell table:style-name="ce824"/>
          <table:table-cell table:style-name="ce824" office:value-type="string" calcext:value-type="string">
            <text:p>x</text:p>
          </table:table-cell>
          <table:table-cell table:style-name="ce824" table:number-columns-repeated="16"/>
          <table:table-cell table:style-name="ce856"/>
          <table:table-cell table:style-name="ce860"/>
          <table:table-cell table:style-name="ce354" table:number-columns-repeated="3"/>
          <table:table-cell table:style-name="ce856" table:number-columns-repeated="11"/>
          <table:table-cell table:number-columns-repeated="971"/>
        </table:table-row>
        <table:table-row table:style-name="ro29">
          <table:covered-table-cell table:style-name="ce810"/>
          <table:table-cell table:style-name="ce818" office:value-type="string" calcext:value-type="string">
            <text:p>Réalisation d'une maquette virtuelle d'un système d'alarme</text:p>
          </table:table-cell>
          <table:table-cell table:style-name="ce824"/>
          <table:table-cell table:style-name="ce828" office:value-type="string" calcext:value-type="string">
            <text:p>S19</text:p>
          </table:table-cell>
          <table:table-cell table:style-name="ce836" table:formula="of:=COUNTA([.F110:.AK110])" office:value-type="float" office:value="3" calcext:value-type="float">
            <text:p>3</text:p>
          </table:table-cell>
          <table:table-cell table:style-name="ce824" table:number-columns-repeated="2"/>
          <table:table-cell table:style-name="ce824" office:value-type="string" calcext:value-type="string">
            <text:p>x</text:p>
          </table:table-cell>
          <table:table-cell table:style-name="ce824" table:number-columns-repeated="2"/>
          <table:table-cell table:style-name="ce824" office:value-type="string" calcext:value-type="string">
            <text:p>x</text:p>
          </table:table-cell>
          <table:table-cell table:style-name="ce824" table:number-columns-repeated="10"/>
          <table:table-cell table:style-name="ce824" office:value-type="string" calcext:value-type="string">
            <text:p>x</text:p>
          </table:table-cell>
          <table:table-cell table:style-name="ce824" table:number-columns-repeated="15"/>
          <table:table-cell table:style-name="ce856"/>
          <table:table-cell table:style-name="ce860"/>
          <table:table-cell table:style-name="ce354" table:number-columns-repeated="3"/>
          <table:table-cell table:style-name="ce856" table:number-columns-repeated="11"/>
          <table:table-cell table:number-columns-repeated="971"/>
        </table:table-row>
        <table:table-row table:style-name="ro30">
          <table:covered-table-cell table:style-name="ce810"/>
          <table:table-cell table:style-name="ce818" office:value-type="string" calcext:value-type="string">
            <text:p>Réalisation de la maquette réelle d'un système d'alarme et programmation</text:p>
          </table:table-cell>
          <table:table-cell table:style-name="ce824"/>
          <table:table-cell table:style-name="ce828" office:value-type="string" calcext:value-type="string">
            <text:p>S20</text:p>
          </table:table-cell>
          <table:table-cell table:style-name="ce836" table:formula="of:=COUNTA([.F111:.AK111])" office:value-type="float" office:value="3" calcext:value-type="float">
            <text:p>3</text:p>
          </table:table-cell>
          <table:table-cell table:style-name="ce824" table:number-columns-repeated="4"/>
          <table:table-cell table:style-name="ce824" office:value-type="string" calcext:value-type="string">
            <text:p>x</text:p>
          </table:table-cell>
          <table:table-cell table:style-name="ce824" table:number-columns-repeated="8"/>
          <table:table-cell table:style-name="ce824" office:value-type="string" calcext:value-type="string">
            <text:p>x</text:p>
          </table:table-cell>
          <table:table-cell table:style-name="ce824" table:number-columns-repeated="5"/>
          <table:table-cell table:style-name="ce824" office:value-type="string" calcext:value-type="string">
            <text:p>x</text:p>
          </table:table-cell>
          <table:table-cell table:style-name="ce824" table:number-columns-repeated="12"/>
          <table:table-cell table:style-name="ce856"/>
          <table:table-cell table:style-name="ce860"/>
          <table:table-cell table:style-name="ce354" table:number-columns-repeated="3"/>
          <table:table-cell table:style-name="ce856" table:number-columns-repeated="11"/>
          <table:table-cell table:number-columns-repeated="971"/>
        </table:table-row>
        <table:table-row table:style-name="ro31">
          <table:covered-table-cell table:style-name="ce645"/>
          <table:table-cell table:style-name="ce818" office:value-type="string" calcext:value-type="string">
            <text:p>Comment concevoir un support d’aiguilles ? (sur feuille)</text:p>
          </table:table-cell>
          <table:table-cell table:style-name="ce823"/>
          <table:table-cell table:style-name="ce824"/>
          <table:table-cell table:style-name="ce836" table:formula="of:=COUNTA([.F112:.AK112])" office:value-type="float" office:value="2" calcext:value-type="float">
            <text:p>2</text:p>
          </table:table-cell>
          <table:table-cell table:style-name="ce840" table:number-columns-repeated="12"/>
          <table:table-cell table:style-name="ce840" office:value-type="string" calcext:value-type="string">
            <text:p>x</text:p>
          </table:table-cell>
          <table:table-cell table:style-name="ce840" table:number-columns-repeated="2"/>
          <table:table-cell table:style-name="ce840" office:value-type="string" calcext:value-type="string">
            <text:p>x</text:p>
          </table:table-cell>
          <table:table-cell table:style-name="ce840" table:number-columns-repeated="9"/>
          <table:table-cell table:style-name="ce842" table:number-columns-repeated="2"/>
          <table:table-cell table:style-name="ce840" table:number-columns-repeated="5"/>
          <table:table-cell table:style-name="ce856"/>
          <table:table-cell table:style-name="ce860"/>
          <table:table-cell table:style-name="ce354" table:number-columns-repeated="3"/>
          <table:table-cell table:style-name="ce856" table:number-columns-repeated="11"/>
          <table:table-cell table:number-columns-repeated="971"/>
        </table:table-row>
        <table:table-row table:style-name="ro32">
          <table:covered-table-cell table:style-name="ce645"/>
          <table:table-cell table:style-name="ce818" office:value-type="string" calcext:value-type="string">
            <text:p>Comment permettre à un robot d'éviter un obstacle ?</text:p>
          </table:table-cell>
          <table:table-cell table:style-name="ce824"/>
          <table:table-cell table:style-name="ce828" office:value-type="string" calcext:value-type="string">
            <text:p>S28</text:p>
          </table:table-cell>
          <table:table-cell table:style-name="ce836" office:value-type="float" office:value="4" calcext:value-type="float">
            <text:p>4</text:p>
          </table:table-cell>
          <table:table-cell table:style-name="ce840" table:number-columns-repeated="5"/>
          <table:table-cell table:style-name="ce840" office:value-type="string" calcext:value-type="string">
            <text:p>x</text:p>
          </table:table-cell>
          <table:table-cell table:style-name="ce840" table:number-columns-repeated="12"/>
          <table:table-cell table:number-columns-repeated="2" table:style-name="ce840" office:value-type="string" calcext:value-type="string">
            <text:p>x</text:p>
          </table:table-cell>
          <table:table-cell table:style-name="ce840" table:number-columns-repeated="5"/>
          <table:table-cell table:style-name="ce842"/>
          <table:table-cell table:style-name="ce842" office:value-type="string" calcext:value-type="string">
            <text:p>x</text:p>
          </table:table-cell>
          <table:table-cell table:style-name="ce842" table:number-columns-repeated="5"/>
          <table:table-cell table:style-name="ce856"/>
          <table:table-cell table:style-name="ce860"/>
          <table:table-cell table:style-name="ce354" table:number-columns-repeated="3"/>
          <table:table-cell table:style-name="ce856" table:number-columns-repeated="11"/>
          <table:table-cell table:number-columns-repeated="971"/>
        </table:table-row>
        <table:table-row table:style-name="ro32">
          <table:covered-table-cell table:style-name="ce645"/>
          <table:table-cell table:style-name="ce819" office:value-type="string" calcext:value-type="string">
            <text:p>Comment permettre à un robot d'éviter tous les obstacles ?</text:p>
          </table:table-cell>
          <table:table-cell table:style-name="ce824"/>
          <table:table-cell table:style-name="ce828" office:value-type="string" calcext:value-type="string">
            <text:p>S29</text:p>
          </table:table-cell>
          <table:table-cell table:style-name="ce836" office:value-type="float" office:value="3" calcext:value-type="float">
            <text:p>3</text:p>
          </table:table-cell>
          <table:table-cell table:style-name="ce824" table:number-columns-repeated="23"/>
          <table:table-cell table:number-columns-repeated="2" table:style-name="ce824" office:value-type="string" calcext:value-type="string">
            <text:p>x</text:p>
          </table:table-cell>
          <table:table-cell table:style-name="ce824" table:number-columns-repeated="2"/>
          <table:table-cell table:style-name="ce824" office:value-type="string" calcext:value-type="string">
            <text:p>x</text:p>
          </table:table-cell>
          <table:table-cell table:style-name="ce824" table:number-columns-repeated="4"/>
          <table:table-cell table:style-name="ce856"/>
          <table:table-cell table:style-name="ce860"/>
          <table:table-cell table:style-name="ce354" table:number-columns-repeated="3"/>
          <table:table-cell table:style-name="ce856" table:number-columns-repeated="11"/>
          <table:table-cell table:number-columns-repeated="971"/>
        </table:table-row>
        <table:table-row table:style-name="ro31">
          <table:covered-table-cell table:style-name="ce811"/>
          <table:table-cell table:style-name="ce819" office:value-type="string" calcext:value-type="string">
            <text:p>Test et validation</text:p>
          </table:table-cell>
          <table:table-cell table:style-name="ce824"/>
          <table:table-cell table:style-name="ce828" office:value-type="string" calcext:value-type="string">
            <text:p>S30</text:p>
          </table:table-cell>
          <table:table-cell table:style-name="ce836" table:formula="of:=COUNTA([.F115:.AK115])" office:value-type="float" office:value="3" calcext:value-type="float">
            <text:p>3</text:p>
          </table:table-cell>
          <table:table-cell table:style-name="ce824" office:value-type="string" calcext:value-type="string">
            <text:p>x</text:p>
          </table:table-cell>
          <table:table-cell table:style-name="ce824" table:number-columns-repeated="3"/>
          <table:table-cell table:style-name="ce824" office:value-type="string" calcext:value-type="string">
            <text:p>x</text:p>
          </table:table-cell>
          <table:table-cell table:style-name="ce824"/>
          <table:table-cell table:style-name="ce824" office:value-type="string" calcext:value-type="string">
            <text:p>x</text:p>
          </table:table-cell>
          <table:table-cell table:style-name="ce824" table:number-columns-repeated="25"/>
          <table:table-cell table:style-name="ce856"/>
          <table:table-cell table:style-name="ce860"/>
          <table:table-cell table:style-name="ce354" table:number-columns-repeated="3"/>
          <table:table-cell table:style-name="ce842" table:number-columns-repeated="11"/>
          <table:table-cell table:number-columns-repeated="971"/>
        </table:table-row>
        <table:table-row table:style-name="ro5">
          <table:covered-table-cell table:style-name="ce811"/>
          <table:table-cell table:style-name="ce818"/>
          <table:table-cell table:style-name="ce824" table:number-columns-repeated="2"/>
          <table:table-cell table:style-name="ce836" table:formula="of:=COUNTA([.F116:.AK116])" office:value-type="float" office:value="0" calcext:value-type="float">
            <text:p>0</text:p>
          </table:table-cell>
          <table:table-cell table:style-name="ce840" table:number-columns-repeated="25"/>
          <table:table-cell table:style-name="ce842" table:number-columns-repeated="8"/>
          <table:table-cell table:style-name="ce858"/>
          <table:table-cell table:style-name="ce354" table:number-columns-repeated="3"/>
          <table:table-cell table:style-name="ce842" table:number-columns-repeated="11"/>
          <table:table-cell table:number-columns-repeated="971"/>
        </table:table-row>
        <table:table-row table:style-name="ro5">
          <table:covered-table-cell table:style-name="ce811"/>
          <table:table-cell table:style-name="ce819"/>
          <table:table-cell table:style-name="ce824" table:number-columns-repeated="2"/>
          <table:table-cell table:style-name="ce836" table:formula="of:=COUNTA([.F117:.AK117])" office:value-type="float" office:value="0" calcext:value-type="float">
            <text:p>0</text:p>
          </table:table-cell>
          <table:table-cell table:style-name="ce824" table:number-columns-repeated="32"/>
          <table:table-cell table:style-name="ce856"/>
          <table:table-cell table:style-name="ce860"/>
          <table:table-cell table:style-name="ce354" table:number-columns-repeated="3"/>
          <table:table-cell table:style-name="ce856" table:number-columns-repeated="11"/>
          <table:table-cell table:number-columns-repeated="971"/>
        </table:table-row>
        <table:table-row table:style-name="ro2" table:number-rows-repeated="1048458">
          <table:table-cell table:number-columns-repeated="1024"/>
        </table:table-row>
        <table:table-row table:style-name="ro2">
          <table:table-cell table:number-columns-repeated="1024"/>
        </table:table-row>
        <calcext:conditional-formats>
          <calcext:conditional-format calcext:target-range-address="Problématiques_compétences.D109:Problématiques_compétences.D109">
            <calcext:condition calcext:apply-style-name="ConditionalStyle_1" calcext:value="duplicate" calcext:base-cell-address="Problématiques_compétences.D109"/>
          </calcext:conditional-format>
        </calcext:conditional-formats>
      </table:table>
      <table:table table:name="Progression_Cycle4" table:style-name="ta5">
        <office:forms form:automatic-focus="false" form:apply-design-mode="false"/>
        <table:table-column table:style-name="co20" table:default-cell-style-name="ce162"/>
        <table:table-column table:style-name="co7" table:default-cell-style-name="ce162"/>
        <table:table-column table:style-name="co8" table:default-cell-style-name="ce162"/>
        <table:table-column table:style-name="co21" table:number-columns-repeated="4" table:default-cell-style-name="ce162"/>
        <table:table-column table:style-name="co22" table:default-cell-style-name="ce162"/>
        <table:table-column table:style-name="co23" table:number-columns-repeated="30" table:default-cell-style-name="ce162"/>
        <table:table-column table:style-name="co1" table:number-columns-repeated="986" table:default-cell-style-name="ce162"/>
        <table:table-row table:style-name="ro33">
          <table:table-cell table:style-name="Default" table:number-columns-repeated="8"/>
          <table:table-cell table:style-name="ce761" office:value-type="string" calcext:value-type="string" table:number-columns-spanned="30" table:number-rows-spanned="1">
            <text:p>Progression du cycle </text:p>
          </table:table-cell>
          <table:covered-table-cell table:number-columns-repeated="29" table:style-name="ce761"/>
          <table:table-cell table:style-name="Default"/>
          <table:table-cell table:number-columns-repeated="985"/>
        </table:table-row>
        <table:table-row table:style-name="ro34">
          <table:table-cell table:style-name="Default" table:number-columns-repeated="7"/>
          <table:table-cell table:style-name="ce449"/>
          <table:table-cell table:style-name="ce457" table:formula="of:=IF(MATCH([$Progression_Cycle4.I4];[$Problématiques_compétences.$D$1:$Problématiques_compétences.$D$118];0)&gt;107;&quot;P&quot;;&quot;&quot;)">
            <text:p/>
          </table:table-cell>
          <table:table-cell table:style-name="ce457" table:formula="of:=IF(MATCH([$Progression_Cycle4.J4];[$Problématiques_compétences.$D$1:$Problématiques_compétences.$D$118];0)&gt;107;&quot;P&quot;;&quot;&quot;)" office:value-type="string" office:string-value="P" calcext:value-type="string">
            <text:p>P</text:p>
          </table:table-cell>
          <table:table-cell table:style-name="ce457" table:formula="of:=IF(MATCH([$Progression_Cycle4.K4];[$Problématiques_compétences.$D$1:$Problématiques_compétences.$D$118];0)&gt;107;&quot;P&quot;;&quot;&quot;)" office:value-type="string" office:string-value="P" calcext:value-type="string">
            <text:p>P</text:p>
          </table:table-cell>
          <table:table-cell table:style-name="ce457" table:formula="of:=IF(MATCH([$Progression_Cycle4.L4];[$Problématiques_compétences.$D$1:$Problématiques_compétences.$D$118];0)&gt;107;&quot;P&quot;;&quot;&quot;)">
            <text:p/>
          </table:table-cell>
          <table:table-cell table:style-name="ce457" table:formula="of:=IF(MATCH([$Progression_Cycle4.M4];[$Problématiques_compétences.$D$1:$Problématiques_compétences.$D$118];0)&gt;107;&quot;P&quot;;&quot;&quot;)">
            <text:p/>
          </table:table-cell>
          <table:table-cell table:style-name="ce457" table:formula="of:=IF(MATCH([$Progression_Cycle4.N4];[$Problématiques_compétences.$D$1:$Problématiques_compétences.$D$118];0)&gt;107;&quot;P&quot;;&quot;&quot;)">
            <text:p/>
          </table:table-cell>
          <table:table-cell table:style-name="ce457" table:formula="of:=IF(MATCH([$Progression_Cycle4.O4];[$Problématiques_compétences.$D$1:$Problématiques_compétences.$D$118];0)&gt;107;&quot;P&quot;;&quot;&quot;)">
            <text:p/>
          </table:table-cell>
          <table:table-cell table:style-name="ce457" table:formula="of:=IF(MATCH([$Progression_Cycle4.P4];[$Problématiques_compétences.$D$1:$Problématiques_compétences.$D$118];0)&gt;107;&quot;P&quot;;&quot;&quot;)">
            <text:p/>
          </table:table-cell>
          <table:table-cell table:style-name="ce457" table:formula="of:=IF(MATCH([$Progression_Cycle4.Q4];[$Problématiques_compétences.$D$1:$Problématiques_compétences.$D$118];0)&gt;107;&quot;P&quot;;&quot;&quot;)">
            <text:p/>
          </table:table-cell>
          <table:table-cell table:style-name="ce457" table:formula="of:=IF(MATCH([$Progression_Cycle4.R4];[$Problématiques_compétences.$D$1:$Problématiques_compétences.$D$118];0)&gt;107;&quot;P&quot;;&quot;&quot;)">
            <text:p/>
          </table:table-cell>
          <table:table-cell table:style-name="ce457" table:formula="of:=IF(MATCH([$Progression_Cycle4.S4];[$Problématiques_compétences.$D$1:$Problématiques_compétences.$D$118];0)&gt;107;&quot;P&quot;;&quot;&quot;)">
            <text:p/>
          </table:table-cell>
          <table:table-cell table:style-name="ce457" table:formula="of:=IF(MATCH([$Progression_Cycle4.T4];[$Problématiques_compétences.$D$1:$Problématiques_compétences.$D$118];0)&gt;107;&quot;P&quot;;&quot;&quot;)">
            <text:p/>
          </table:table-cell>
          <table:table-cell table:style-name="ce457" table:formula="of:=IF(MATCH([$Progression_Cycle4.U4];[$Problématiques_compétences.$D$1:$Problématiques_compétences.$D$118];0)&gt;107;&quot;P&quot;;&quot;&quot;)">
            <text:p/>
          </table:table-cell>
          <table:table-cell table:style-name="ce457" table:formula="of:=IF(MATCH([$Progression_Cycle4.V4];[$Problématiques_compétences.$D$1:$Problématiques_compétences.$D$118];0)&gt;107;&quot;P&quot;;&quot;&quot;)">
            <text:p/>
          </table:table-cell>
          <table:table-cell table:style-name="ce457" table:formula="of:=IF(MATCH([$Progression_Cycle4.W4];[$Problématiques_compétences.$D$1:$Problématiques_compétences.$D$118];0)&gt;107;&quot;P&quot;;&quot;&quot;)">
            <text:p/>
          </table:table-cell>
          <table:table-cell table:style-name="ce457" table:formula="of:=IF(MATCH([$Progression_Cycle4.X4];[$Problématiques_compétences.$D$1:$Problématiques_compétences.$D$118];0)&gt;107;&quot;P&quot;;&quot;&quot;)">
            <text:p/>
          </table:table-cell>
          <table:table-cell table:style-name="ce457" table:formula="of:=IF(MATCH([$Progression_Cycle4.Y4];[$Problématiques_compétences.$D$1:$Problématiques_compétences.$D$118];0)&gt;107;&quot;P&quot;;&quot;&quot;)">
            <text:p/>
          </table:table-cell>
          <table:table-cell table:style-name="ce457" table:formula="of:=IF(MATCH([$Progression_Cycle4.Z4];[$Problématiques_compétences.$D$1:$Problématiques_compétences.$D$118];0)&gt;107;&quot;P&quot;;&quot;&quot;)">
            <text:p/>
          </table:table-cell>
          <table:table-cell table:style-name="ce457" table:formula="of:=IF(MATCH([$Progression_Cycle4.AA4];[$Problématiques_compétences.$D$1:$Problématiques_compétences.$D$118];0)&gt;107;&quot;P&quot;;&quot;&quot;)" office:value-type="string" office:string-value="P" calcext:value-type="string">
            <text:p>P</text:p>
          </table:table-cell>
          <table:table-cell table:style-name="ce457" table:formula="of:=IF(MATCH([$Progression_Cycle4.AB4];[$Problématiques_compétences.$D$1:$Problématiques_compétences.$D$118];0)&gt;107;&quot;P&quot;;&quot;&quot;)" office:value-type="string" office:string-value="P" calcext:value-type="string">
            <text:p>P</text:p>
          </table:table-cell>
          <table:table-cell table:style-name="ce457" table:formula="of:=IF(MATCH([$Progression_Cycle4.AC4];[$Problématiques_compétences.$D$1:$Problématiques_compétences.$D$118];0)&gt;107;&quot;P&quot;;&quot;&quot;)">
            <text:p/>
          </table:table-cell>
          <table:table-cell table:style-name="ce457" table:formula="of:=IF(MATCH([$Progression_Cycle4.AD4];[$Problématiques_compétences.$D$1:$Problématiques_compétences.$D$118];0)&gt;107;&quot;P&quot;;&quot;&quot;)">
            <text:p/>
          </table:table-cell>
          <table:table-cell table:style-name="ce457" table:formula="of:=IF(MATCH([$Progression_Cycle4.AE4];[$Problématiques_compétences.$D$1:$Problématiques_compétences.$D$118];0)&gt;107;&quot;P&quot;;&quot;&quot;)">
            <text:p/>
          </table:table-cell>
          <table:table-cell table:style-name="ce457" table:formula="of:=IF(MATCH([$Progression_Cycle4.AF4];[$Problématiques_compétences.$D$1:$Problématiques_compétences.$D$118];0)&gt;107;&quot;P&quot;;&quot;&quot;)">
            <text:p/>
          </table:table-cell>
          <table:table-cell table:style-name="ce457" table:formula="of:=IF(MATCH([$Progression_Cycle4.AG4];[$Problématiques_compétences.$D$1:$Problématiques_compétences.$D$118];0)&gt;107;&quot;P&quot;;&quot;&quot;)">
            <text:p/>
          </table:table-cell>
          <table:table-cell table:style-name="ce457" table:formula="of:=IF(MATCH([$Progression_Cycle4.AH4];[$Problématiques_compétences.$D$1:$Problématiques_compétences.$D$118];0)&gt;107;&quot;P&quot;;&quot;&quot;)">
            <text:p/>
          </table:table-cell>
          <table:table-cell table:style-name="ce457" table:formula="of:=IF(MATCH([$Progression_Cycle4.AI4];[$Problématiques_compétences.$D$1:$Problématiques_compétences.$D$118];0)&gt;107;&quot;P&quot;;&quot;&quot;)">
            <text:p/>
          </table:table-cell>
          <table:table-cell table:style-name="ce457" table:formula="of:=IF(MATCH([$Progression_Cycle4.AJ4];[$Problématiques_compétences.$D$1:$Problématiques_compétences.$D$118];0)&gt;107;&quot;P&quot;;&quot;&quot;)" office:value-type="string" office:string-value="P" calcext:value-type="string">
            <text:p>P</text:p>
          </table:table-cell>
          <table:table-cell table:style-name="ce457" table:formula="of:=IF(MATCH([$Progression_Cycle4.AK4];[$Problématiques_compétences.$D$1:$Problématiques_compétences.$D$118];0)&gt;107;&quot;P&quot;;&quot;&quot;)" office:value-type="string" office:string-value="P" calcext:value-type="string">
            <text:p>P</text:p>
          </table:table-cell>
          <table:table-cell table:style-name="ce457" table:formula="of:=IF(MATCH([$Progression_Cycle4.AL4];[$Problématiques_compétences.$D$1:$Problématiques_compétences.$D$118];0)&gt;107;&quot;P&quot;;&quot;&quot;)" office:value-type="string" office:string-value="P" calcext:value-type="string">
            <text:p>P</text:p>
          </table:table-cell>
          <table:table-cell table:style-name="Default"/>
          <table:table-cell table:number-columns-repeated="985"/>
        </table:table-row>
        <table:table-row table:style-name="ro35">
          <table:table-cell table:style-name="ce704" office:value-type="string" calcext:value-type="string" table:number-columns-spanned="3" table:number-rows-spanned="1">
            <text:p>Progression pédagogique technologie cycle 4 <text:s/></text:p>
          </table:table-cell>
          <table:covered-table-cell table:number-columns-repeated="2" table:style-name="ce704"/>
          <table:table-cell table:style-name="ce427" office:value-type="string" calcext:value-type="string">
            <text:p>Design, innovation et créativité</text:p>
          </table:table-cell>
          <table:table-cell table:style-name="ce436" office:value-type="string" calcext:value-type="string">
            <text:p>Les objets et systèmes techniques et les changements induits dans la société</text:p>
          </table:table-cell>
          <table:table-cell table:style-name="ce436" office:value-type="string" calcext:value-type="string">
            <text:p>La modélisation et la simulation des objets et systèmes techniques</text:p>
          </table:table-cell>
          <table:table-cell table:style-name="ce443" office:value-type="string" calcext:value-type="string">
            <text:p>L’informatique et la programmation</text:p>
          </table:table-cell>
          <table:table-cell table:style-name="ce450" office:value-type="string" calcext:value-type="string">
            <text:p>Nombre d'itérations de la compétence</text:p>
          </table:table-cell>
          <table:table-cell table:style-name="ce458" table:formula="of:=INDEX([$Problématiques_compétences.$B$3:$Problématiques_compétences.$D$118];MATCH([$Progression_Cycle4.I4];[$Problématiques_compétences.$D$3:$Problématiques_compétences.$D$118];0);1)" office:value-type="string" office:string-value="Comment l’homme a-t-il construit des voies de passage au dessus d’un obstacle ?" calcext:value-type="string">
            <text:p>Comment l’homme a-t-il construit des voies de passage au dessus d’un obstacle ?</text:p>
          </table:table-cell>
          <table:table-cell table:style-name="ce458" table:formula="of:=INDEX([$Problématiques_compétences.$B$3:$Problématiques_compétences.$D$118];MATCH([$Progression_Cycle4.J4];[$Problématiques_compétences.$D$3:$Problématiques_compétences.$D$118];0);1)" office:value-type="string" office:string-value="Comment réaliser la maquette virtuelle d'un pont ?" calcext:value-type="string">
            <text:p>Comment réaliser la maquette virtuelle d'un pont ?</text:p>
          </table:table-cell>
          <table:table-cell table:style-name="ce458" table:formula="of:=INDEX([$Problématiques_compétences.$B$3:$Problématiques_compétences.$D$118];MATCH([$Progression_Cycle4.K4];[$Problématiques_compétences.$D$3:$Problématiques_compétences.$D$118];0);1)" office:value-type="string" office:string-value="Comment réaliser la maquette d’un pont ?" calcext:value-type="string">
            <text:p>Comment réaliser la maquette d’un pont ?</text:p>
          </table:table-cell>
          <table:table-cell table:style-name="ce458" table:formula="of:=INDEX([$Problématiques_compétences.$B$3:$Problématiques_compétences.$D$118];MATCH([$Progression_Cycle4.L4];[$Problématiques_compétences.$D$3:$Problématiques_compétences.$D$118];0);1)" office:value-type="string" office:string-value="Comment sécuriser une habitation ?" calcext:value-type="string">
            <text:p>Comment sécuriser une habitation ?</text:p>
          </table:table-cell>
          <table:table-cell table:style-name="ce458" table:formula="of:=INDEX([$Problématiques_compétences.$B$3:$Problématiques_compétences.$D$118];MATCH([$Progression_Cycle4.M4];[$Problématiques_compétences.$D$3:$Problématiques_compétences.$D$118];0);1)" office:value-type="string" office:string-value="Comment automatiser un éclairage ?" calcext:value-type="string">
            <text:p>Comment automatiser un éclairage ?</text:p>
          </table:table-cell>
          <table:table-cell table:style-name="ce458" table:formula="of:=INDEX([$Problématiques_compétences.$B$3:$Problématiques_compétences.$D$118];MATCH([$Progression_Cycle4.N4];[$Problématiques_compétences.$D$3:$Problématiques_compétences.$D$118];0);1)" office:value-type="string" office:string-value="Comment fonctionne un réseau informatique ?" calcext:value-type="string">
            <text:p>Comment fonctionne un réseau informatique ?</text:p>
          </table:table-cell>
          <table:table-cell table:style-name="ce458" table:formula="of:=INDEX([$Problématiques_compétences.$B$3:$Problématiques_compétences.$D$118];MATCH([$Progression_Cycle4.O4];[$Problématiques_compétences.$D$3:$Problématiques_compétences.$D$118];0);1)" office:value-type="string" office:string-value="Comment concevoir une manette de jeu ?" calcext:value-type="string">
            <text:p>Comment concevoir une manette de jeu ?</text:p>
          </table:table-cell>
          <table:table-cell table:style-name="ce458" table:formula="of:=INDEX([$Problématiques_compétences.$B$3:$Problématiques_compétences.$D$118];MATCH([$Progression_Cycle4.P4];[$Problématiques_compétences.$D$3:$Problématiques_compétences.$D$118];0);1)" office:value-type="string" office:string-value="Comment réaliser une manette de jeu ?" calcext:value-type="string">
            <text:p>Comment réaliser une manette de jeu ?</text:p>
          </table:table-cell>
          <table:table-cell table:style-name="ce458" table:formula="of:=INDEX([$Problématiques_compétences.$B$3:$Problématiques_compétences.$D$118];MATCH([$Progression_Cycle4.Q4];[$Problématiques_compétences.$D$3:$Problématiques_compétences.$D$118];0);1)" office:value-type="string" office:string-value="Comment aménager un conteneur en studio pour étudiant ?" calcext:value-type="string">
            <text:p>Comment aménager un conteneur en studio pour étudiant ?</text:p>
          </table:table-cell>
          <table:table-cell table:style-name="ce458" table:formula="of:=INDEX([$Problématiques_compétences.$B$3:$Problématiques_compétences.$D$118];MATCH([$Progression_Cycle4.R4];[$Problématiques_compétences.$D$3:$Problématiques_compétences.$D$118];0);1)" office:value-type="string" office:string-value="Comment realiser la maquette virtuelle d'un logement" calcext:value-type="string">
            <text:p>Comment realiser la maquette virtuelle d'un logement</text:p>
          </table:table-cell>
          <table:table-cell table:style-name="ce458" table:formula="of:=INDEX([$Problématiques_compétences.$B$3:$Problématiques_compétences.$D$118];MATCH([$Progression_Cycle4.S4];[$Problématiques_compétences.$D$3:$Problématiques_compétences.$D$118];0);1)" office:value-type="string" office:string-value="Comment optimiser Les apports solaires dans une maison ?" calcext:value-type="string">
            <text:p>Comment optimiser Les apports solaires dans une maison ?</text:p>
          </table:table-cell>
          <table:table-cell table:style-name="ce458" table:formula="of:=INDEX([$Problématiques_compétences.$B$3:$Problématiques_compétences.$D$118];MATCH([$Progression_Cycle4.T4];[$Problématiques_compétences.$D$3:$Problématiques_compétences.$D$118];0);1)" office:value-type="string" office:string-value="Comment choisir un éclairage ?" calcext:value-type="string">
            <text:p>Comment choisir un éclairage ?</text:p>
          </table:table-cell>
          <table:table-cell table:style-name="ce458" table:formula="of:=INDEX([$Problématiques_compétences.$B$3:$Problématiques_compétences.$D$118];MATCH([$Progression_Cycle4.U4];[$Problématiques_compétences.$D$3:$Problématiques_compétences.$D$118];0);1)" office:value-type="string" office:string-value="Comment réduire la consommation énergétique d’un logement ?" calcext:value-type="string">
            <text:p>Comment réduire la consommation énergétique d’un logement ?</text:p>
          </table:table-cell>
          <table:table-cell table:style-name="ce458" table:formula="of:=INDEX([$Problématiques_compétences.$B$3:$Problématiques_compétences.$D$118];MATCH([$Progression_Cycle4.V4];[$Problématiques_compétences.$D$3:$Problématiques_compétences.$D$118];0);1)" office:value-type="string" office:string-value="Comment utiliser un réseau informatique ?" calcext:value-type="string">
            <text:p>Comment utiliser un réseau informatique ?</text:p>
          </table:table-cell>
          <table:table-cell table:style-name="ce458" table:formula="of:=INDEX([$Problématiques_compétences.$B$3:$Problématiques_compétences.$D$118];MATCH([$Progression_Cycle4.W4];[$Problématiques_compétences.$D$3:$Problématiques_compétences.$D$118];0);1)" office:value-type="string" office:string-value="Comment assurer la stabilité d'une voute ?" calcext:value-type="string">
            <text:p>Comment assurer la stabilité d'une voute ?</text:p>
          </table:table-cell>
          <table:table-cell table:style-name="ce458" table:formula="of:=INDEX([$Problématiques_compétences.$B$3:$Problématiques_compétences.$D$118];MATCH([$Progression_Cycle4.X4];[$Problématiques_compétences.$D$3:$Problématiques_compétences.$D$118];0);1)" office:value-type="string" office:string-value="Comment concevoir une lampe de poche ?" calcext:value-type="string">
            <text:p>Comment concevoir une lampe de poche ?</text:p>
          </table:table-cell>
          <table:table-cell table:style-name="ce458" table:formula="of:=INDEX([$Problématiques_compétences.$B$3:$Problématiques_compétences.$D$118];MATCH([$Progression_Cycle4.Y4];[$Problématiques_compétences.$D$3:$Problématiques_compétences.$D$118];0);1)" office:value-type="string" office:string-value="Comment programmer un portail automatique ?" calcext:value-type="string">
            <text:p>Comment programmer un portail automatique ?</text:p>
          </table:table-cell>
          <table:table-cell table:style-name="ce458" table:formula="of:=INDEX([$Problématiques_compétences.$B$3:$Problématiques_compétences.$D$118];MATCH([$Progression_Cycle4.Z4];[$Problématiques_compétences.$D$3:$Problématiques_compétences.$D$118];0);1)" office:value-type="string" office:string-value="Comment améliorer la sécurité d'un portail automatique ?" calcext:value-type="string">
            <text:p>Comment améliorer la sécurité d'un portail automatique ?</text:p>
          </table:table-cell>
          <table:table-cell table:style-name="ce458" table:formula="of:=INDEX([$Problématiques_compétences.$B$3:$Problématiques_compétences.$D$118];MATCH([$Progression_Cycle4.AA4];[$Problématiques_compétences.$D$3:$Problématiques_compétences.$D$118];0);1)" office:value-type="string" office:string-value="Réalisation d'une maquette virtuelle d'un système d'alarme" calcext:value-type="string">
            <text:p>Réalisation d'une maquette virtuelle d'un système d'alarme</text:p>
          </table:table-cell>
          <table:table-cell table:style-name="ce458" table:formula="of:=INDEX([$Problématiques_compétences.$B$3:$Problématiques_compétences.$D$118];MATCH([$Progression_Cycle4.AB4];[$Problématiques_compétences.$D$3:$Problématiques_compétences.$D$118];0);1)" office:value-type="string" office:string-value="Réalisation de la maquette réelle d'un système d'alarme et programmation" calcext:value-type="string">
            <text:p>Réalisation de la maquette réelle d'un système d'alarme et programmation</text:p>
          </table:table-cell>
          <table:table-cell table:style-name="ce458" table:formula="of:=INDEX([$Problématiques_compétences.$B$3:$Problématiques_compétences.$D$118];MATCH([$Progression_Cycle4.AC4];[$Problématiques_compétences.$D$3:$Problématiques_compétences.$D$118];0);1)" office:value-type="string" office:string-value="Comment ont évolués les transports aériens ?" calcext:value-type="string">
            <text:p>Comment ont évolués les transports aériens ?</text:p>
          </table:table-cell>
          <table:table-cell table:style-name="ce458" table:formula="of:=INDEX([$Problématiques_compétences.$B$3:$Problématiques_compétences.$D$118];MATCH([$Progression_Cycle4.AD4];[$Problématiques_compétences.$D$3:$Problématiques_compétences.$D$118];0);1)" office:value-type="string" office:string-value="Comment fonctionne un drone ?" calcext:value-type="string">
            <text:p>Comment fonctionne un drone ?</text:p>
          </table:table-cell>
          <table:table-cell table:style-name="ce458" table:formula="of:=INDEX([$Problématiques_compétences.$B$3:$Problématiques_compétences.$D$118];MATCH([$Progression_Cycle4.AE4];[$Problématiques_compétences.$D$3:$Problématiques_compétences.$D$118];0);1)" office:value-type="string" office:string-value="Comment concevoir un support de caméra ? (sur feuille)" calcext:value-type="string">
            <text:p>Comment concevoir un support de caméra ? (sur feuille)</text:p>
          </table:table-cell>
          <table:table-cell table:style-name="ce458" table:formula="of:=INDEX([$Problématiques_compétences.$B$3:$Problématiques_compétences.$D$118];MATCH([$Progression_Cycle4.AF4];[$Problématiques_compétences.$D$3:$Problématiques_compétences.$D$118];0);1)" office:value-type="string" office:string-value="Comment concevoir un support de caméra ? (réalisation d'une maquette)" calcext:value-type="string">
            <text:p>Comment concevoir un support de caméra ? (réalisation d'une maquette)</text:p>
          </table:table-cell>
          <table:table-cell table:style-name="ce458" table:formula="of:=INDEX([$Problématiques_compétences.$B$3:$Problématiques_compétences.$D$118];MATCH([$Progression_Cycle4.AG4];[$Problématiques_compétences.$D$3:$Problématiques_compétences.$D$118];0);1)" office:value-type="string" office:string-value="Comment fabriquer un support de caméra ?" calcext:value-type="string">
            <text:p>Comment fabriquer un support de caméra ?</text:p>
          </table:table-cell>
          <table:table-cell table:style-name="ce458" table:formula="of:=INDEX([$Problématiques_compétences.$B$3:$Problématiques_compétences.$D$118];MATCH([$Progression_Cycle4.AH4];[$Problématiques_compétences.$D$3:$Problématiques_compétences.$D$118];0);1)" office:value-type="string" office:string-value="Comment participer au défi robot du collège ?" calcext:value-type="string">
            <text:p>Comment participer au défi robot du collège ?</text:p>
          </table:table-cell>
          <table:table-cell table:style-name="ce458" table:formula="of:=INDEX([$Problématiques_compétences.$B$3:$Problématiques_compétences.$D$118];MATCH([$Progression_Cycle4.AI4];[$Problématiques_compétences.$D$3:$Problématiques_compétences.$D$118];0);1)" office:value-type="string" office:string-value="Quelles sont les solutions techniques pour un robot de combat ?" calcext:value-type="string">
            <text:p>Quelles sont les solutions techniques pour un robot de combat ?</text:p>
          </table:table-cell>
          <table:table-cell table:style-name="ce458" table:formula="of:=INDEX([$Problématiques_compétences.$B$3:$Problématiques_compétences.$D$118];MATCH([$Progression_Cycle4.AJ4];[$Problématiques_compétences.$D$3:$Problématiques_compétences.$D$118];0);1)" office:value-type="string" office:string-value="Comment permettre à un robot d'éviter un obstacle ?" calcext:value-type="string">
            <text:p>Comment permettre à un robot d'éviter un obstacle ?</text:p>
          </table:table-cell>
          <table:table-cell table:style-name="ce458" table:formula="of:=INDEX([$Problématiques_compétences.$B$3:$Problématiques_compétences.$D$118];MATCH([$Progression_Cycle4.AK4];[$Problématiques_compétences.$D$3:$Problématiques_compétences.$D$118];0);1)" office:value-type="string" office:string-value="Comment permettre à un robot d'éviter tous les obstacles ?" calcext:value-type="string">
            <text:p>Comment permettre à un robot d'éviter tous les obstacles ?</text:p>
          </table:table-cell>
          <table:table-cell table:style-name="ce458" table:formula="of:=INDEX([$Problématiques_compétences.$B$3:$Problématiques_compétences.$D$118];MATCH([$Progression_Cycle4.AL4];[$Problématiques_compétences.$D$3:$Problématiques_compétences.$D$118];0);1)" office:value-type="string" office:string-value="Test et validation" calcext:value-type="string">
            <text:p>Test et validation</text:p>
          </table:table-cell>
          <table:table-cell table:style-name="Default"/>
          <table:table-cell table:number-columns-repeated="985"/>
        </table:table-row>
        <table:table-row table:style-name="ro11">
          <table:table-cell table:style-name="ce705" office:value-type="string" calcext:value-type="string" table:number-columns-spanned="7" table:number-rows-spanned="1">
            <text:p>Repère séquence</text:p>
          </table:table-cell>
          <table:covered-table-cell table:number-columns-repeated="6" table:style-name="ce705"/>
          <table:table-cell table:style-name="ce450"/>
          <table:table-cell table:style-name="ce459" office:value-type="string" calcext:value-type="string">
            <text:p>S1</text:p>
          </table:table-cell>
          <table:table-cell table:style-name="ce459" office:value-type="string" calcext:value-type="string">
            <text:p>S2</text:p>
          </table:table-cell>
          <table:table-cell table:style-name="ce459" office:value-type="string" calcext:value-type="string">
            <text:p>S3</text:p>
          </table:table-cell>
          <table:table-cell table:style-name="ce459" office:value-type="string" calcext:value-type="string">
            <text:p>S4</text:p>
          </table:table-cell>
          <table:table-cell table:style-name="ce459" office:value-type="string" calcext:value-type="string">
            <text:p>S5</text:p>
          </table:table-cell>
          <table:table-cell table:style-name="ce459" office:value-type="string" calcext:value-type="string">
            <text:p>S6</text:p>
          </table:table-cell>
          <table:table-cell table:style-name="ce459" office:value-type="string" calcext:value-type="string">
            <text:p>S7</text:p>
          </table:table-cell>
          <table:table-cell table:style-name="ce459" office:value-type="string" calcext:value-type="string">
            <text:p>S8</text:p>
          </table:table-cell>
          <table:table-cell table:style-name="ce459" office:value-type="string" calcext:value-type="string">
            <text:p>S9</text:p>
          </table:table-cell>
          <table:table-cell table:style-name="ce459" office:value-type="string" calcext:value-type="string">
            <text:p>S10</text:p>
          </table:table-cell>
          <table:table-cell table:style-name="ce459" office:value-type="string" calcext:value-type="string">
            <text:p>S11</text:p>
          </table:table-cell>
          <table:table-cell table:style-name="ce459" office:value-type="string" calcext:value-type="string">
            <text:p>S12</text:p>
          </table:table-cell>
          <table:table-cell table:style-name="ce459" office:value-type="string" calcext:value-type="string">
            <text:p>S13</text:p>
          </table:table-cell>
          <table:table-cell table:style-name="ce459" office:value-type="string" calcext:value-type="string">
            <text:p>S14</text:p>
          </table:table-cell>
          <table:table-cell table:style-name="ce459" office:value-type="string" calcext:value-type="string">
            <text:p>S15</text:p>
          </table:table-cell>
          <table:table-cell table:style-name="ce459" office:value-type="string" calcext:value-type="string">
            <text:p>S16</text:p>
          </table:table-cell>
          <table:table-cell table:style-name="ce459" office:value-type="string" calcext:value-type="string">
            <text:p>S17</text:p>
          </table:table-cell>
          <table:table-cell table:style-name="ce459" office:value-type="string" calcext:value-type="string">
            <text:p>S18</text:p>
          </table:table-cell>
          <table:table-cell table:style-name="ce459" office:value-type="string" calcext:value-type="string">
            <text:p>S19</text:p>
          </table:table-cell>
          <table:table-cell table:style-name="ce459" office:value-type="string" calcext:value-type="string">
            <text:p>S20</text:p>
          </table:table-cell>
          <table:table-cell table:style-name="ce466" office:value-type="string" calcext:value-type="string">
            <text:p>S21</text:p>
          </table:table-cell>
          <table:table-cell table:style-name="ce466" office:value-type="string" calcext:value-type="string">
            <text:p>S22</text:p>
          </table:table-cell>
          <table:table-cell table:style-name="ce466" office:value-type="string" calcext:value-type="string">
            <text:p>S23</text:p>
          </table:table-cell>
          <table:table-cell table:style-name="ce466" office:value-type="string" calcext:value-type="string">
            <text:p>S24</text:p>
          </table:table-cell>
          <table:table-cell table:style-name="ce466" office:value-type="string" calcext:value-type="string">
            <text:p>S25</text:p>
          </table:table-cell>
          <table:table-cell table:style-name="ce466" office:value-type="string" calcext:value-type="string">
            <text:p>S26</text:p>
          </table:table-cell>
          <table:table-cell table:style-name="ce466" office:value-type="string" calcext:value-type="string">
            <text:p>S27</text:p>
          </table:table-cell>
          <table:table-cell table:style-name="ce466" office:value-type="string" calcext:value-type="string">
            <text:p>S28</text:p>
          </table:table-cell>
          <table:table-cell table:style-name="ce466" office:value-type="string" calcext:value-type="string">
            <text:p>S29</text:p>
          </table:table-cell>
          <table:table-cell table:style-name="ce468" office:value-type="string" calcext:value-type="string">
            <text:p>S30</text:p>
          </table:table-cell>
          <table:table-cell table:style-name="Default"/>
          <table:table-cell table:number-columns-repeated="985"/>
        </table:table-row>
        <table:table-row table:style-name="ro24">
          <table:table-cell table:style-name="ce706" office:value-type="string" calcext:value-type="string" table:number-columns-spanned="7" table:number-rows-spanned="1">
            <text:p>Répartition sur le cycle</text:p>
          </table:table-cell>
          <table:covered-table-cell table:number-columns-repeated="6" table:style-name="ce706"/>
          <table:table-cell table:style-name="ce450"/>
          <table:table-cell table:style-name="ce765" table:number-columns-spanned="10" table:number-rows-spanned="1"/>
          <table:covered-table-cell table:number-columns-repeated="9" table:style-name="ce765"/>
          <table:table-cell table:style-name="ce770" table:number-columns-spanned="10" table:number-rows-spanned="1"/>
          <table:covered-table-cell table:number-columns-repeated="9" table:style-name="ce770"/>
          <table:table-cell table:style-name="ce772" table:number-columns-spanned="10" table:number-rows-spanned="1"/>
          <table:covered-table-cell table:number-columns-repeated="9" table:style-name="ce772"/>
          <table:table-cell table:style-name="Default"/>
          <table:table-cell table:number-columns-repeated="985"/>
        </table:table-row>
        <table:table-row table:style-name="ro24">
          <table:table-cell table:style-name="ce707" office:value-type="string" calcext:value-type="string" table:number-columns-spanned="7" table:number-rows-spanned="1">
            <text:p>Lien avec les enseignements pratiques interdisciplinaires (EPI)</text:p>
          </table:table-cell>
          <table:covered-table-cell table:number-columns-repeated="6" table:style-name="ce707"/>
          <table:table-cell table:style-name="ce451"/>
          <table:table-cell table:style-name="ce461"/>
          <table:table-cell table:style-name="ce464" table:number-columns-repeated="28"/>
          <table:table-cell table:style-name="ce469"/>
          <table:table-cell table:style-name="ce470"/>
          <table:table-cell table:number-columns-repeated="985"/>
        </table:table-row>
        <table:table-row table:style-name="ro17">
          <table:table-cell table:style-name="ce708" office:value-type="string" calcext:value-type="string">
            <text:p>Domaines du socle</text:p>
          </table:table-cell>
          <table:table-cell table:style-name="ce708" office:value-type="string" calcext:value-type="string" table:number-columns-spanned="2" table:number-rows-spanned="1">
            <text:p>Compétences travaillées </text:p>
          </table:table-cell>
          <table:covered-table-cell table:style-name="ce708"/>
          <table:table-cell table:style-name="ce79" office:value-type="string" calcext:value-type="string" table:number-columns-spanned="4" table:number-rows-spanned="1">
            <text:p>Compétences du programme par thématique</text:p>
          </table:table-cell>
          <table:covered-table-cell table:number-columns-repeated="3" table:style-name="ce79"/>
          <table:table-cell table:style-name="ce452" table:number-columns-repeated="31"/>
          <table:table-cell table:style-name="ce471"/>
          <table:table-cell table:number-columns-repeated="985"/>
        </table:table-row>
        <table:table-row table:style-name="ro11">
          <table:table-cell table:style-name="ce79" office:value-type="string" calcext:value-type="string" table:number-columns-spanned="1" table:number-rows-spanned="5">
            <text:p>4 - les systèmes naturels et les systèmes techniques</text:p>
          </table:table-cell>
          <table:table-cell table:style-name="ce411" office:value-type="float" office:value="1" calcext:value-type="float">
            <text:p>1</text:p>
          </table:table-cell>
          <table:table-cell table:style-name="ce417" office:value-type="string" calcext:value-type="string">
            <text:p>Pratiquer des démarches scientifiques et technologiques</text:p>
          </table:table-cell>
          <table:table-cell table:style-name="ce733" table:number-columns-spanned="35" table:number-rows-spanned="1"/>
          <table:covered-table-cell table:number-columns-repeated="34" table:style-name="ce733"/>
          <table:table-cell table:style-name="ce472"/>
          <table:table-cell table:number-columns-repeated="985"/>
        </table:table-row>
        <table:table-row table:style-name="ro29">
          <table:covered-table-cell table:style-name="ce79"/>
          <table:table-cell table:style-name="ce412" office:value-type="string" calcext:value-type="string">
            <text:p>CT 1.1</text:p>
          </table:table-cell>
          <table:table-cell table:style-name="ce418" office:value-type="string" calcext:value-type="string">
            <text:p>Imaginer, synthétiser, formaliser et respecter une procédure, un protocole. </text:p>
          </table:table-cell>
          <table:table-cell table:style-name="ce734" table:content-validation-name="val1" office:value-type="string" calcext:value-type="string">
            <text:p>DIC.1.3 </text:p>
          </table:table-cell>
          <table:table-cell table:style-name="ce435"/>
          <table:table-cell table:style-name="ce745" table:content-validation-name="val17" office:value-type="string" calcext:value-type="string">
            <text:p>MSOST.1.1</text:p>
          </table:table-cell>
          <table:table-cell table:style-name="ce444"/>
          <table:table-cell table:style-name="ce453" table:formula="of:=COUNTIF([.I9:.AL9];&quot;x&quot;)" office:value-type="float" office:value="3" calcext:value-type="float">
            <text:p>3</text:p>
          </table:table-cell>
          <table:table-cell table:style-name="ce462" table:formula="of:=INDEX([$Problématiques_compétences.$D$3:$Problématiques_compétences.$BA$118];MATCH([$Progression_Cycle4.I$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3)" office:value-type="string" office:string-value="x" calcext:value-type="string">
            <text:p>x</text:p>
          </table:table-cell>
          <table:table-cell table:style-name="ce462" table:formula="of:=INDEX([$Problématiques_compétences.$D$3:$Problématiques_compétences.$BA$118];MATCH([$Progression_Cycle4.L$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3)" office:value-type="string" office:string-value="x" calcext:value-type="string">
            <text:p>x</text:p>
          </table:table-cell>
          <table:table-cell table:style-name="ce462" table:formula="of:=INDEX([$Problématiques_compétences.$D$3:$Problématiques_compétences.$BA$118];MATCH([$Progression_Cycle4.O$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3)"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3)" office:value-type="string" office:string-value="x" calcext:value-type="string">
            <text:p>x</text:p>
          </table:table-cell>
          <table:table-cell table:number-columns-repeated="986"/>
        </table:table-row>
        <table:table-row table:style-name="ro29">
          <table:covered-table-cell table:style-name="ce79"/>
          <table:table-cell table:style-name="ce413" office:value-type="string" calcext:value-type="string">
            <text:p>CT 1.2</text:p>
          </table:table-cell>
          <table:table-cell table:style-name="ce419" office:value-type="string" calcext:value-type="string">
            <text:p><text:s/>Mesurer des grandeurs de manière directe ou indirecte. </text:p>
          </table:table-cell>
          <table:table-cell table:style-name="ce735"/>
          <table:table-cell table:style-name="ce435"/>
          <table:table-cell table:style-name="ce745" table:content-validation-name="val18" office:value-type="string" calcext:value-type="string">
            <text:p>MSOST.1.6</text:p>
          </table:table-cell>
          <table:table-cell table:style-name="ce444"/>
          <table:table-cell table:style-name="ce453" table:formula="of:=COUNTIF([.I10:.AL10];&quot;x&quot;)" office:value-type="float" office:value="1" calcext:value-type="float">
            <text:p>1</text:p>
          </table:table-cell>
          <table:table-cell table:style-name="ce462" table:formula="of:=INDEX([$Problématiques_compétences.$D$3:$Problématiques_compétences.$BA$118];MATCH([$Progression_Cycle4.I$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4)" office:value-type="string" office:string-value="x" calcext:value-type="string">
            <text:p>x</text:p>
          </table:table-cell>
          <table:table-cell table:style-name="ce462" table:formula="of:=INDEX([$Problématiques_compétences.$D$3:$Problématiques_compétences.$BA$118];MATCH([$Progression_Cycle4.L$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4)"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4)" office:value-type="float" office:value="0" calcext:value-type="float">
            <text:p/>
          </table:table-cell>
          <table:table-cell table:number-columns-repeated="986"/>
        </table:table-row>
        <table:table-row table:style-name="ro36">
          <table:covered-table-cell table:style-name="ce79"/>
          <table:table-cell table:style-name="ce412" office:value-type="string" calcext:value-type="string">
            <text:p>CT 1.3</text:p>
          </table:table-cell>
          <table:table-cell table:style-name="ce418" office:value-type="string" calcext:value-type="string">
            <text:p>Rechercher des solutions techniques à un problème posé, expliciter ses choix et les communiquer en argumentant. </text:p>
          </table:table-cell>
          <table:table-cell table:style-name="ce734" table:content-validation-name="val2" office:value-type="string" calcext:value-type="string">
            <text:p>DIC.1.5</text:p>
          </table:table-cell>
          <table:table-cell table:style-name="ce435" table:number-columns-repeated="2"/>
          <table:table-cell table:style-name="ce444"/>
          <table:table-cell table:style-name="ce453" table:formula="of:=COUNTIF([.I11:.AL11];&quot;x&quot;)" office:value-type="float" office:value="3" calcext:value-type="float">
            <text:p>3</text:p>
          </table:table-cell>
          <table:table-cell table:style-name="ce462" table:formula="of:=INDEX([$Problématiques_compétences.$D$3:$Problématiques_compétences.$BA$118];MATCH([$Progression_Cycle4.I$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5)" office:value-type="string" office:string-value="x" calcext:value-type="string">
            <text:p>x</text:p>
          </table:table-cell>
          <table:table-cell table:style-name="ce462" table:formula="of:=INDEX([$Problématiques_compétences.$D$3:$Problématiques_compétences.$BA$118];MATCH([$Progression_Cycle4.P$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5)" office:value-type="string" office:string-value="x" calcext:value-type="string">
            <text:p>x</text:p>
          </table:table-cell>
          <table:table-cell table:style-name="ce462" table:formula="of:=INDEX([$Problématiques_compétences.$D$3:$Problématiques_compétences.$BA$118];MATCH([$Progression_Cycle4.AB$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5)" office:value-type="string" office:string-value="x" calcext:value-type="string">
            <text:p>x</text:p>
          </table:table-cell>
          <table:table-cell table:style-name="ce462" table:formula="of:=INDEX([$Problématiques_compétences.$D$3:$Problématiques_compétences.$BA$118];MATCH([$Progression_Cycle4.AJ$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5)"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5)" office:value-type="float" office:value="0" calcext:value-type="float">
            <text:p/>
          </table:table-cell>
          <table:table-cell table:number-columns-repeated="986"/>
        </table:table-row>
        <table:table-row table:style-name="ro29">
          <table:covered-table-cell table:style-name="ce79"/>
          <table:table-cell table:style-name="ce414" office:value-type="string" calcext:value-type="string">
            <text:p>CT 1.4</text:p>
          </table:table-cell>
          <table:table-cell table:style-name="ce420" office:value-type="string" calcext:value-type="string">
            <text:p>Participer à l’organisation et au déroulement de projets.</text:p>
          </table:table-cell>
          <table:table-cell table:style-name="ce128" table:content-validation-name="val3" office:value-type="string" calcext:value-type="string">
            <text:p>DIC.1.4</text:p>
          </table:table-cell>
          <table:table-cell table:style-name="ce435" table:number-columns-repeated="2"/>
          <table:table-cell table:style-name="ce444"/>
          <table:table-cell table:style-name="ce453" table:formula="of:=COUNTIF([.I12:.AL12];&quot;x&quot;)" office:value-type="float" office:value="0" calcext:value-type="float">
            <text:p>0</text:p>
          </table:table-cell>
          <table:table-cell table:style-name="ce462" table:formula="of:=INDEX([$Problématiques_compétences.$D$3:$Problématiques_compétences.$BA$118];MATCH([$Progression_Cycle4.I$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6)"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6)" office:value-type="float" office:value="0" calcext:value-type="float">
            <text:p/>
          </table:table-cell>
          <table:table-cell table:number-columns-repeated="986"/>
        </table:table-row>
        <table:table-row table:style-name="ro11">
          <table:table-cell table:style-name="ce79" office:value-type="string" calcext:value-type="string" table:number-columns-spanned="1" table:number-rows-spanned="8">
            <text:p>4 - les systèmes naturels et les systèmes techniques</text:p>
          </table:table-cell>
          <table:table-cell table:style-name="ce411" office:value-type="float" office:value="2" calcext:value-type="float">
            <text:p>2</text:p>
          </table:table-cell>
          <table:table-cell table:style-name="ce417" office:value-type="string" calcext:value-type="string">
            <text:p>Concevoir, créer, réaliser</text:p>
          </table:table-cell>
          <table:table-cell table:style-name="ce733" table:number-columns-spanned="35" table:number-rows-spanned="1"/>
          <table:covered-table-cell table:number-columns-repeated="34" table:style-name="ce733"/>
          <table:table-cell table:number-columns-repeated="986"/>
        </table:table-row>
        <table:table-row table:style-name="ro37">
          <table:covered-table-cell table:style-name="ce79"/>
          <table:table-cell table:style-name="ce412" office:value-type="string" calcext:value-type="string">
            <text:p>CT 2.1</text:p>
          </table:table-cell>
          <table:table-cell table:style-name="ce421" office:value-type="string" calcext:value-type="string">
            <text:p>Identifier un besoin et énoncer un problème technique, identifier les conditions, contraintes (normes et règlements) et ressources correspondantes.</text:p>
          </table:table-cell>
          <table:table-cell table:style-name="ce431" table:content-validation-name="val5" office:value-type="string" calcext:value-type="string">
            <text:p>DIC.1.1 <text:s text:c="6"/>DIC.1.2</text:p>
          </table:table-cell>
          <table:table-cell table:style-name="ce435" table:number-columns-repeated="2"/>
          <table:table-cell table:style-name="ce444"/>
          <table:table-cell table:style-name="ce453" table:formula="of:=COUNTIF([.I14:.AL14];&quot;x&quot;)" office:value-type="float" office:value="3" calcext:value-type="float">
            <text:p>3</text:p>
          </table:table-cell>
          <table:table-cell table:style-name="ce462" table:formula="of:=INDEX([$Problématiques_compétences.$D$3:$Problématiques_compétences.$BA$118];MATCH([$Progression_Cycle4.I$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11)" office:value-type="string" office:string-value="x" calcext:value-type="string">
            <text:p>x</text:p>
          </table:table-cell>
          <table:table-cell table:style-name="ce462" table:formula="of:=INDEX([$Problématiques_compétences.$D$3:$Problématiques_compétences.$BA$118];MATCH([$Progression_Cycle4.R$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11)" office:value-type="string" office:string-value="x" calcext:value-type="string">
            <text:p>x</text:p>
          </table:table-cell>
          <table:table-cell table:style-name="ce462" table:formula="of:=INDEX([$Problématiques_compétences.$D$3:$Problématiques_compétences.$BA$118];MATCH([$Progression_Cycle4.T$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11)" office:value-type="string" office:string-value="x" calcext:value-type="string">
            <text:p>x</text:p>
          </table:table-cell>
          <table:table-cell table:style-name="ce462" table:formula="of:=INDEX([$Problématiques_compétences.$D$3:$Problématiques_compétences.$BA$118];MATCH([$Progression_Cycle4.AI$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11)"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11)" office:value-type="float" office:value="0" calcext:value-type="float">
            <text:p/>
          </table:table-cell>
          <table:table-cell table:number-columns-repeated="986"/>
        </table:table-row>
        <table:table-row table:style-name="ro37">
          <table:covered-table-cell table:style-name="ce79"/>
          <table:table-cell table:style-name="ce413" office:value-type="string" calcext:value-type="string">
            <text:p>CT 2.2</text:p>
          </table:table-cell>
          <table:table-cell table:style-name="ce422" office:value-type="string" calcext:value-type="string">
            <text:p><text:s/>Identifier le(s) matériau(x), les flux d’énergie et d’information dans le cadre d’une production technique sur un objet et décrire les transformations qui s’opèrent.</text:p>
          </table:table-cell>
          <table:table-cell table:style-name="ce735" table:content-validation-name="val6"/>
          <table:table-cell table:style-name="ce435"/>
          <table:table-cell table:style-name="ce745" table:content-validation-name="val19" office:value-type="string" calcext:value-type="string">
            <text:p>MSOST.1.4</text:p>
          </table:table-cell>
          <table:table-cell table:style-name="ce444"/>
          <table:table-cell table:style-name="ce453" table:formula="of:=COUNTIF([.I15:.AL15];&quot;x&quot;)" office:value-type="float" office:value="2" calcext:value-type="float">
            <text:p>2</text:p>
          </table:table-cell>
          <table:table-cell table:style-name="ce462" table:formula="of:=INDEX([$Problématiques_compétences.$D$3:$Problématiques_compétences.$BA$118];MATCH([$Progression_Cycle4.I$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12)" office:value-type="string" office:string-value="x" calcext:value-type="string">
            <text:p>x</text:p>
          </table:table-cell>
          <table:table-cell table:style-name="ce462" table:formula="of:=INDEX([$Problématiques_compétences.$D$3:$Problématiques_compétences.$BA$118];MATCH([$Progression_Cycle4.M$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12)" office:value-type="string" office:string-value="x" calcext:value-type="string">
            <text:p>x</text:p>
          </table:table-cell>
          <table:table-cell table:style-name="ce462" table:formula="of:=INDEX([$Problématiques_compétences.$D$3:$Problématiques_compétences.$BA$118];MATCH([$Progression_Cycle4.AE$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12)"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12)" office:value-type="float" office:value="0" calcext:value-type="float">
            <text:p/>
          </table:table-cell>
          <table:table-cell table:number-columns-repeated="986"/>
        </table:table-row>
        <table:table-row table:style-name="ro29">
          <table:covered-table-cell table:style-name="ce79"/>
          <table:table-cell table:style-name="ce412" office:value-type="string" calcext:value-type="string">
            <text:p>CT 2.3</text:p>
          </table:table-cell>
          <table:table-cell table:style-name="ce421" office:value-type="string" calcext:value-type="string">
            <text:p><text:s/>S’approprier un cahier des charges.</text:p>
          </table:table-cell>
          <table:table-cell table:style-name="ce734" table:content-validation-name="val30" office:value-type="string" calcext:value-type="string">
            <text:p>DIC.1.2</text:p>
          </table:table-cell>
          <table:table-cell table:style-name="ce435" table:number-columns-repeated="2"/>
          <table:table-cell table:style-name="ce444"/>
          <table:table-cell table:style-name="ce453" table:formula="of:=COUNTIF([.I16:.AL16];&quot;x&quot;)" office:value-type="float" office:value="2" calcext:value-type="float">
            <text:p>2</text:p>
          </table:table-cell>
          <table:table-cell table:style-name="ce462" table:formula="of:=INDEX([$Problématiques_compétences.$D$3:$Problématiques_compétences.$BA$118];MATCH([$Progression_Cycle4.I$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13)" office:value-type="string" office:string-value="x" calcext:value-type="string">
            <text:p>x</text:p>
          </table:table-cell>
          <table:table-cell table:style-name="ce462" table:formula="of:=INDEX([$Problématiques_compétences.$D$3:$Problématiques_compétences.$BA$118];MATCH([$Progression_Cycle4.P$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13)" office:value-type="string" office:string-value="x" calcext:value-type="string">
            <text:p>x</text:p>
          </table:table-cell>
          <table:table-cell table:style-name="ce462" table:formula="of:=INDEX([$Problématiques_compétences.$D$3:$Problématiques_compétences.$BA$118];MATCH([$Progression_Cycle4.AI$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13)"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13)" office:value-type="float" office:value="0" calcext:value-type="float">
            <text:p/>
          </table:table-cell>
          <table:table-cell table:number-columns-repeated="986"/>
        </table:table-row>
        <table:table-row table:style-name="ro29">
          <table:covered-table-cell table:style-name="ce79"/>
          <table:table-cell table:style-name="ce412" office:value-type="string" calcext:value-type="string">
            <text:p>CT 2.4</text:p>
          </table:table-cell>
          <table:table-cell table:style-name="ce421" office:value-type="string" calcext:value-type="string">
            <text:p>Associer des solutions techniques à des fonctions.</text:p>
          </table:table-cell>
          <table:table-cell table:style-name="ce735"/>
          <table:table-cell table:style-name="ce435"/>
          <table:table-cell table:style-name="ce745" table:content-validation-name="val20" office:value-type="string" calcext:value-type="string">
            <text:p>MSOST.1.2</text:p>
          </table:table-cell>
          <table:table-cell table:style-name="ce444"/>
          <table:table-cell table:style-name="ce453" table:formula="of:=COUNTIF([.I17:.AL17];&quot;x&quot;)" office:value-type="float" office:value="4" calcext:value-type="float">
            <text:p>4</text:p>
          </table:table-cell>
          <table:table-cell table:style-name="ce462" table:formula="of:=INDEX([$Problématiques_compétences.$D$3:$Problématiques_compétences.$BA$118];MATCH([$Progression_Cycle4.I$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14)" office:value-type="string" office:string-value="x" calcext:value-type="string">
            <text:p>x</text:p>
          </table:table-cell>
          <table:table-cell table:style-name="ce462" table:formula="of:=INDEX([$Problématiques_compétences.$D$3:$Problématiques_compétences.$BA$118];MATCH([$Progression_Cycle4.M$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14)" office:value-type="string" office:string-value="x" calcext:value-type="string">
            <text:p>x</text:p>
          </table:table-cell>
          <table:table-cell table:style-name="ce462" table:formula="of:=INDEX([$Problématiques_compétences.$D$3:$Problématiques_compétences.$BA$118];MATCH([$Progression_Cycle4.R$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14)" office:value-type="string" office:string-value="x" calcext:value-type="string">
            <text:p>x</text:p>
          </table:table-cell>
          <table:table-cell table:style-name="ce462" table:formula="of:=INDEX([$Problématiques_compétences.$D$3:$Problématiques_compétences.$BA$118];MATCH([$Progression_Cycle4.U$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14)" office:value-type="string" office:string-value="x" calcext:value-type="string">
            <text:p>x</text:p>
          </table:table-cell>
          <table:table-cell table:style-name="ce462" table:formula="of:=INDEX([$Problématiques_compétences.$D$3:$Problématiques_compétences.$BA$118];MATCH([$Progression_Cycle4.AJ$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14)"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14)" office:value-type="float" office:value="0" calcext:value-type="float">
            <text:p/>
          </table:table-cell>
          <table:table-cell table:number-columns-repeated="986"/>
        </table:table-row>
        <table:table-row table:style-name="ro29">
          <table:covered-table-cell table:style-name="ce79"/>
          <table:table-cell table:style-name="ce412" office:value-type="string" calcext:value-type="string">
            <text:p>CT 2.5</text:p>
          </table:table-cell>
          <table:table-cell table:style-name="ce421" office:value-type="string" calcext:value-type="string">
            <text:p><text:s/>Imaginer des solutions en réponse au besoin.</text:p>
          </table:table-cell>
          <table:table-cell table:style-name="ce734" table:content-validation-name="val2" office:value-type="string" calcext:value-type="string">
            <text:p>DIC.1.5</text:p>
          </table:table-cell>
          <table:table-cell table:style-name="ce435" table:number-columns-repeated="2"/>
          <table:table-cell table:style-name="ce444"/>
          <table:table-cell table:style-name="ce453" table:formula="of:=COUNTIF([.I18:.AL18];&quot;x&quot;)" office:value-type="float" office:value="3" calcext:value-type="float">
            <text:p>3</text:p>
          </table:table-cell>
          <table:table-cell table:style-name="ce462" table:formula="of:=INDEX([$Problématiques_compétences.$D$3:$Problématiques_compétences.$BA$118];MATCH([$Progression_Cycle4.I$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15)" office:value-type="string" office:string-value="x" calcext:value-type="string">
            <text:p>x</text:p>
          </table:table-cell>
          <table:table-cell table:style-name="ce462" table:formula="of:=INDEX([$Problématiques_compétences.$D$3:$Problématiques_compétences.$BA$118];MATCH([$Progression_Cycle4.R$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15)" office:value-type="string" office:string-value="x" calcext:value-type="string">
            <text:p>x</text:p>
          </table:table-cell>
          <table:table-cell table:style-name="ce462" table:formula="of:=INDEX([$Problématiques_compétences.$D$3:$Problématiques_compétences.$BA$118];MATCH([$Progression_Cycle4.T$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15)" office:value-type="string" office:string-value="x" calcext:value-type="string">
            <text:p>x</text:p>
          </table:table-cell>
          <table:table-cell table:style-name="ce462" table:formula="of:=INDEX([$Problématiques_compétences.$D$3:$Problématiques_compétences.$BA$118];MATCH([$Progression_Cycle4.AF$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15)"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15)" office:value-type="float" office:value="0" calcext:value-type="float">
            <text:p/>
          </table:table-cell>
          <table:table-cell table:number-columns-repeated="986"/>
        </table:table-row>
        <table:table-row table:style-name="ro36">
          <table:covered-table-cell table:style-name="ce79"/>
          <table:table-cell table:style-name="ce412" office:value-type="string" calcext:value-type="string">
            <text:p>CT 2.6</text:p>
          </table:table-cell>
          <table:table-cell table:style-name="ce421" office:value-type="string" calcext:value-type="string">
            <text:p>Réaliser, de manière collaborative, le prototype de tout ou partie d’un objet pour valider une solution.</text:p>
          </table:table-cell>
          <table:table-cell table:style-name="ce734" table:content-validation-name="val8" office:value-type="string" calcext:value-type="string">
            <text:p>DIC.2.1</text:p>
          </table:table-cell>
          <table:table-cell table:style-name="ce435"/>
          <table:table-cell table:style-name="ce745" table:content-validation-name="val17" office:value-type="string" calcext:value-type="string">
            <text:p>MSOST.1.1</text:p>
          </table:table-cell>
          <table:table-cell table:style-name="ce444"/>
          <table:table-cell table:style-name="ce453" table:formula="of:=COUNTIF([.I19:.AL19];&quot;x&quot;)" office:value-type="float" office:value="3" calcext:value-type="float">
            <text:p>3</text:p>
          </table:table-cell>
          <table:table-cell table:style-name="ce462" table:formula="of:=INDEX([$Problématiques_compétences.$D$3:$Problématiques_compétences.$BA$118];MATCH([$Progression_Cycle4.I$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16)" office:value-type="string" office:string-value="x" calcext:value-type="string">
            <text:p>x</text:p>
          </table:table-cell>
          <table:table-cell table:style-name="ce462" table:formula="of:=INDEX([$Problématiques_compétences.$D$3:$Problématiques_compétences.$BA$118];MATCH([$Progression_Cycle4.L$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16)" office:value-type="string" office:string-value="x" calcext:value-type="string">
            <text:p>x</text:p>
          </table:table-cell>
          <table:table-cell table:style-name="ce462" table:formula="of:=INDEX([$Problématiques_compétences.$D$3:$Problématiques_compétences.$BA$118];MATCH([$Progression_Cycle4.AC$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16)" office:value-type="string" office:string-value="x" calcext:value-type="string">
            <text:p>x</text:p>
          </table:table-cell>
          <table:table-cell table:style-name="ce462" table:formula="of:=INDEX([$Problématiques_compétences.$D$3:$Problématiques_compétences.$BA$118];MATCH([$Progression_Cycle4.AH$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16)"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16)" office:value-type="float" office:value="0" calcext:value-type="float">
            <text:p/>
          </table:table-cell>
          <table:table-cell table:number-columns-repeated="986"/>
        </table:table-row>
        <table:table-row table:style-name="ro36">
          <table:covered-table-cell table:style-name="ce79"/>
          <table:table-cell table:style-name="ce414" office:value-type="string" calcext:value-type="string">
            <text:p>CT 2.7</text:p>
          </table:table-cell>
          <table:table-cell table:style-name="ce423" office:value-type="string" calcext:value-type="string">
            <text:p><text:s/>Imaginer, concevoir et programmer des applications informatiques nomades.</text:p>
          </table:table-cell>
          <table:table-cell table:style-name="ce128" table:content-validation-name="val2" office:value-type="string" calcext:value-type="string">
            <text:p>DIC.1.5</text:p>
          </table:table-cell>
          <table:table-cell table:style-name="ce435" table:number-columns-repeated="2"/>
          <table:table-cell table:style-name="ce750" table:content-validation-name="val26" office:value-type="string" calcext:value-type="string">
            <text:p>IP.2.2</text:p>
          </table:table-cell>
          <table:table-cell table:style-name="ce453" table:formula="of:=COUNTIF([.I20:.AL20];&quot;x&quot;)" office:value-type="float" office:value="0" calcext:value-type="float">
            <text:p>0</text:p>
          </table:table-cell>
          <table:table-cell table:style-name="ce462" table:formula="of:=INDEX([$Problématiques_compétences.$D$3:$Problématiques_compétences.$BA$118];MATCH([$Progression_Cycle4.I$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17)"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17)" office:value-type="float" office:value="0" calcext:value-type="float">
            <text:p/>
          </table:table-cell>
          <table:table-cell table:number-columns-repeated="986"/>
        </table:table-row>
        <table:table-row table:style-name="ro11">
          <table:table-cell table:style-name="ce79" office:value-type="string" calcext:value-type="string" table:number-columns-spanned="1" table:number-rows-spanned="4">
            <text:p>2 - les méthodes et outils pour apprendre</text:p>
          </table:table-cell>
          <table:table-cell table:style-name="ce411" office:value-type="float" office:value="3" calcext:value-type="float">
            <text:p>3</text:p>
          </table:table-cell>
          <table:table-cell table:style-name="ce417" office:value-type="string" calcext:value-type="string">
            <text:p>S’approprier des outils et des méthodes</text:p>
          </table:table-cell>
          <table:table-cell table:style-name="ce733" table:number-columns-spanned="35" table:number-rows-spanned="1"/>
          <table:covered-table-cell table:number-columns-repeated="34" table:style-name="ce733"/>
          <table:table-cell table:number-columns-repeated="986"/>
        </table:table-row>
        <table:table-row table:style-name="ro36">
          <table:covered-table-cell table:style-name="ce79"/>
          <table:table-cell table:style-name="ce412" office:value-type="string" calcext:value-type="string">
            <text:p>CT 3.1</text:p>
          </table:table-cell>
          <table:table-cell table:style-name="ce421" office:value-type="string" calcext:value-type="string">
            <text:p>Exprimer sa pensée à l’aide d’outils de description adaptés : croquis, schémas, graphes, diagrammes, tableaux (représentations non normées).</text:p>
          </table:table-cell>
          <table:table-cell table:style-name="ce735"/>
          <table:table-cell table:style-name="ce742" table:content-validation-name="val11" office:value-type="string" calcext:value-type="string">
            <text:p>OTSCIS.2.1</text:p>
          </table:table-cell>
          <table:table-cell table:style-name="ce435"/>
          <table:table-cell table:style-name="ce444"/>
          <table:table-cell table:style-name="ce453" table:formula="of:=COUNTIF([.I22:.AL22];&quot;x&quot;)" office:value-type="float" office:value="5" calcext:value-type="float">
            <text:p>5</text:p>
          </table:table-cell>
          <table:table-cell table:style-name="ce462" table:formula="of:=INDEX([$Problématiques_compétences.$D$3:$Problématiques_compétences.$BA$118];MATCH([$Progression_Cycle4.I$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18)" office:value-type="string" office:string-value="x" calcext:value-type="string">
            <text:p>x</text:p>
          </table:table-cell>
          <table:table-cell table:style-name="ce462" table:formula="of:=INDEX([$Problématiques_compétences.$D$3:$Problématiques_compétences.$BA$118];MATCH([$Progression_Cycle4.L$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18)" office:value-type="string" office:string-value="x" calcext:value-type="string">
            <text:p>x</text:p>
          </table:table-cell>
          <table:table-cell table:style-name="ce462" table:formula="of:=INDEX([$Problématiques_compétences.$D$3:$Problématiques_compétences.$BA$118];MATCH([$Progression_Cycle4.T$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18)" office:value-type="string" office:string-value="x" calcext:value-type="string">
            <text:p>x</text:p>
          </table:table-cell>
          <table:table-cell table:style-name="ce462" table:formula="of:=INDEX([$Problématiques_compétences.$D$3:$Problématiques_compétences.$BA$118];MATCH([$Progression_Cycle4.Y$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18)" office:value-type="string" office:string-value="x" calcext:value-type="string">
            <text:p>x</text:p>
          </table:table-cell>
          <table:table-cell table:style-name="ce462" table:formula="of:=INDEX([$Problématiques_compétences.$D$3:$Problématiques_compétences.$BA$118];MATCH([$Progression_Cycle4.AF$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18)" office:value-type="string" office:string-value="x" calcext:value-type="string">
            <text:p>x</text:p>
          </table:table-cell>
          <table:table-cell table:style-name="ce462" table:formula="of:=INDEX([$Problématiques_compétences.$D$3:$Problématiques_compétences.$BA$118];MATCH([$Progression_Cycle4.AI$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18)"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18)" office:value-type="float" office:value="0" calcext:value-type="float">
            <text:p/>
          </table:table-cell>
          <table:table-cell table:number-columns-repeated="986"/>
        </table:table-row>
        <table:table-row table:style-name="ro36">
          <table:covered-table-cell table:style-name="ce79"/>
          <table:table-cell table:style-name="ce413" office:value-type="string" calcext:value-type="string">
            <text:p>CT 3.2</text:p>
          </table:table-cell>
          <table:table-cell table:style-name="ce422" office:value-type="string" calcext:value-type="string">
            <text:p>Traduire, à l’aide d’outils de représentation numérique, des choix de solutions sous forme de croquis, de dessins ou de schémas.</text:p>
          </table:table-cell>
          <table:table-cell table:style-name="ce734" table:content-validation-name="val2" office:value-type="string" calcext:value-type="string">
            <text:p>DIC.1.5</text:p>
          </table:table-cell>
          <table:table-cell table:style-name="ce742" table:content-validation-name="val12" office:value-type="string" calcext:value-type="string">
            <text:p>OTSCIS.2.2</text:p>
          </table:table-cell>
          <table:table-cell table:style-name="ce435"/>
          <table:table-cell table:style-name="ce444"/>
          <table:table-cell table:style-name="ce453" table:formula="of:=COUNTIF([.I23:.AL23];&quot;x&quot;)" office:value-type="float" office:value="3" calcext:value-type="float">
            <text:p>3</text:p>
          </table:table-cell>
          <table:table-cell table:style-name="ce462" table:formula="of:=INDEX([$Problématiques_compétences.$D$3:$Problématiques_compétences.$BA$118];MATCH([$Progression_Cycle4.I$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19)" office:value-type="string" office:string-value="x" calcext:value-type="string">
            <text:p>x</text:p>
          </table:table-cell>
          <table:table-cell table:style-name="ce462" table:formula="of:=INDEX([$Problématiques_compétences.$D$3:$Problématiques_compétences.$BA$118];MATCH([$Progression_Cycle4.S$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19)" office:value-type="string" office:string-value="x" calcext:value-type="string">
            <text:p>x</text:p>
          </table:table-cell>
          <table:table-cell table:style-name="ce462" table:formula="of:=INDEX([$Problématiques_compétences.$D$3:$Problématiques_compétences.$BA$118];MATCH([$Progression_Cycle4.AB$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19)" office:value-type="string" office:string-value="x" calcext:value-type="string">
            <text:p>x</text:p>
          </table:table-cell>
          <table:table-cell table:style-name="ce462" table:formula="of:=INDEX([$Problématiques_compétences.$D$3:$Problématiques_compétences.$BA$118];MATCH([$Progression_Cycle4.AG$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19)"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19)" office:value-type="float" office:value="0" calcext:value-type="float">
            <text:p/>
          </table:table-cell>
          <table:table-cell table:number-columns-repeated="986"/>
        </table:table-row>
        <table:table-row table:style-name="ro36">
          <table:covered-table-cell table:style-name="ce79"/>
          <table:table-cell table:style-name="ce414" office:value-type="string" calcext:value-type="string">
            <text:p>CT 3.3</text:p>
          </table:table-cell>
          <table:table-cell table:style-name="ce423" office:value-type="string" calcext:value-type="string">
            <text:p>Présenter à l’oral et à l’aide de supports numériques multimédia des solutions techniques au moment des revues de projet.</text:p>
          </table:table-cell>
          <table:table-cell table:style-name="ce734" table:content-validation-name="val9" office:value-type="string" calcext:value-type="string">
            <text:p>DIC.1.7</text:p>
          </table:table-cell>
          <table:table-cell table:style-name="ce435" table:number-columns-repeated="2"/>
          <table:table-cell table:style-name="ce444"/>
          <table:table-cell table:style-name="ce453" table:formula="of:=COUNTIF([.I24:.AL24];&quot;x&quot;)" office:value-type="float" office:value="4" calcext:value-type="float">
            <text:p>4</text:p>
          </table:table-cell>
          <table:table-cell table:style-name="ce462" table:formula="of:=INDEX([$Problématiques_compétences.$D$3:$Problématiques_compétences.$BA$118];MATCH([$Progression_Cycle4.I$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20)" office:value-type="string" office:string-value="x" calcext:value-type="string">
            <text:p>x</text:p>
          </table:table-cell>
          <table:table-cell table:style-name="ce462" table:formula="of:=INDEX([$Problématiques_compétences.$D$3:$Problématiques_compétences.$BA$118];MATCH([$Progression_Cycle4.P$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20)" office:value-type="string" office:string-value="x" calcext:value-type="string">
            <text:p>x</text:p>
          </table:table-cell>
          <table:table-cell table:style-name="ce462" table:formula="of:=INDEX([$Problématiques_compétences.$D$3:$Problématiques_compétences.$BA$118];MATCH([$Progression_Cycle4.U$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20)" office:value-type="string" office:string-value="x" calcext:value-type="string">
            <text:p>x</text:p>
          </table:table-cell>
          <table:table-cell table:style-name="ce462" table:formula="of:=INDEX([$Problématiques_compétences.$D$3:$Problématiques_compétences.$BA$118];MATCH([$Progression_Cycle4.Y$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20)" office:value-type="string" office:string-value="x" calcext:value-type="string">
            <text:p>x</text:p>
          </table:table-cell>
          <table:table-cell table:style-name="ce462" table:formula="of:=INDEX([$Problématiques_compétences.$D$3:$Problématiques_compétences.$BA$118];MATCH([$Progression_Cycle4.AG$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20)"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20)" office:value-type="float" office:value="0" calcext:value-type="float">
            <text:p/>
          </table:table-cell>
          <table:table-cell table:number-columns-repeated="986"/>
        </table:table-row>
        <table:table-row table:style-name="ro38">
          <table:table-cell table:style-name="ce404" office:value-type="string" calcext:value-type="string">
            <text:p>1 - les langages pour penser et communiquer</text:p>
          </table:table-cell>
          <table:table-cell table:style-name="ce411" office:value-type="float" office:value="4" calcext:value-type="float">
            <text:p>4</text:p>
          </table:table-cell>
          <table:table-cell table:style-name="ce417" office:value-type="string" calcext:value-type="string">
            <text:p>Pratiquer des langages </text:p>
          </table:table-cell>
          <table:table-cell table:style-name="ce432"/>
          <table:table-cell table:style-name="ce438" table:number-columns-repeated="2"/>
          <table:table-cell table:style-name="ce446"/>
          <table:table-cell table:style-name="ce454"/>
          <table:table-cell table:style-name="ce463" table:number-columns-repeated="30"/>
          <table:table-cell table:number-columns-repeated="986"/>
        </table:table-row>
        <table:table-row table:style-name="ro9">
          <table:table-cell table:style-name="ce405"/>
          <table:table-cell table:style-name="ce415" office:value-type="string" calcext:value-type="string">
            <text:p>CT 4.1</text:p>
          </table:table-cell>
          <table:table-cell table:style-name="ce421" office:value-type="string" calcext:value-type="string">
            <text:p>Décrire, en utilisant les outils et langages de descriptions adaptés, la structure et le comportement des objets.</text:p>
          </table:table-cell>
          <table:table-cell table:style-name="ce735"/>
          <table:table-cell table:style-name="ce742" table:content-validation-name="val13" office:value-type="string" calcext:value-type="string">
            <text:p>OTSCIS.1.4</text:p>
          </table:table-cell>
          <table:table-cell table:style-name="ce745" table:content-validation-name="val21" office:value-type="string" calcext:value-type="string">
            <text:p>MSOST.1.5</text:p>
          </table:table-cell>
          <table:table-cell table:style-name="ce444"/>
          <table:table-cell table:style-name="ce453" table:formula="of:=COUNTIF([.I26:.AL26];&quot;x&quot;)" office:value-type="float" office:value="3" calcext:value-type="float">
            <text:p>3</text:p>
          </table:table-cell>
          <table:table-cell table:style-name="ce462" table:formula="of:=INDEX([$Problématiques_compétences.$D$3:$Problématiques_compétences.$BA$118];MATCH([$Progression_Cycle4.I$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21)" office:value-type="string" office:string-value="x" calcext:value-type="string">
            <text:p>x</text:p>
          </table:table-cell>
          <table:table-cell table:style-name="ce462" table:formula="of:=INDEX([$Problématiques_compétences.$D$3:$Problématiques_compétences.$BA$118];MATCH([$Progression_Cycle4.N$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21)" office:value-type="string" office:string-value="x" calcext:value-type="string">
            <text:p>x</text:p>
          </table:table-cell>
          <table:table-cell table:style-name="ce462" table:formula="of:=INDEX([$Problématiques_compétences.$D$3:$Problématiques_compétences.$BA$118];MATCH([$Progression_Cycle4.X$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21)" office:value-type="string" office:string-value="x" calcext:value-type="string">
            <text:p>x</text:p>
          </table:table-cell>
          <table:table-cell table:style-name="ce462" table:formula="of:=INDEX([$Problématiques_compétences.$D$3:$Problématiques_compétences.$BA$118];MATCH([$Progression_Cycle4.AK$4];[$Problématiques_compétences.$D$3:$Problématiques_compétences.$D$118];0);21)"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21)" office:value-type="float" office:value="0" calcext:value-type="float">
            <text:p/>
          </table:table-cell>
          <table:table-cell table:number-columns-repeated="986"/>
        </table:table-row>
        <table:table-row table:style-name="ro8">
          <table:table-cell table:style-name="ce406"/>
          <table:table-cell table:style-name="ce416" office:value-type="string" calcext:value-type="string">
            <text:p>CT 4.2</text:p>
          </table:table-cell>
          <table:table-cell table:style-name="ce423" office:value-type="string" calcext:value-type="string">
            <text:p>Appliquer les principes élémentaires de l’algorithmique et du codage à la résolution d’un problème simple.</text:p>
          </table:table-cell>
          <table:table-cell table:style-name="ce735"/>
          <table:table-cell table:style-name="ce435" table:number-columns-repeated="2"/>
          <table:table-cell table:style-name="ce750" table:content-validation-name="val27" office:value-type="string" calcext:value-type="string">
            <text:p>IP.2.3</text:p>
          </table:table-cell>
          <table:table-cell table:style-name="ce453" table:formula="of:=COUNTIF([.I27:.AL27];&quot;x&quot;)" office:value-type="float" office:value="4" calcext:value-type="float">
            <text:p>4</text:p>
          </table:table-cell>
          <table:table-cell table:style-name="ce462" table:formula="of:=INDEX([$Problématiques_compétences.$D$3:$Problématiques_compétences.$BA$118];MATCH([$Progression_Cycle4.I$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22)" office:value-type="string" office:string-value="x" calcext:value-type="string">
            <text:p>x</text:p>
          </table:table-cell>
          <table:table-cell table:style-name="ce462" table:formula="of:=INDEX([$Problématiques_compétences.$D$3:$Problématiques_compétences.$BA$118];MATCH([$Progression_Cycle4.N$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22)" office:value-type="string" office:string-value="x" calcext:value-type="string">
            <text:p>x</text:p>
          </table:table-cell>
          <table:table-cell table:style-name="ce462" table:formula="of:=INDEX([$Problématiques_compétences.$D$3:$Problématiques_compétences.$BA$118];MATCH([$Progression_Cycle4.Z$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22)" office:value-type="string" office:string-value="x" calcext:value-type="string">
            <text:p>x</text:p>
          </table:table-cell>
          <table:table-cell table:style-name="ce462" table:formula="of:=INDEX([$Problématiques_compétences.$D$3:$Problématiques_compétences.$BA$118];MATCH([$Progression_Cycle4.AC$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22)" office:value-type="string" office:string-value="x" calcext:value-type="string">
            <text:p>x</text:p>
          </table:table-cell>
          <table:table-cell table:style-name="ce462" table:formula="of:=INDEX([$Problématiques_compétences.$D$3:$Problématiques_compétences.$BA$118];MATCH([$Progression_Cycle4.AK$4];[$Problématiques_compétences.$D$3:$Problématiques_compétences.$D$118];0);22)"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22)" office:value-type="float" office:value="0" calcext:value-type="float">
            <text:p/>
          </table:table-cell>
          <table:table-cell table:number-columns-repeated="986"/>
        </table:table-row>
        <table:table-row table:style-name="ro11">
          <table:table-cell table:style-name="ce79" office:value-type="string" calcext:value-type="string" table:number-columns-spanned="1" table:number-rows-spanned="6">
            <text:p>2 - les méthodes et outils pour apprendre</text:p>
          </table:table-cell>
          <table:table-cell table:style-name="ce411" office:value-type="float" office:value="5" calcext:value-type="float">
            <text:p>5</text:p>
          </table:table-cell>
          <table:table-cell table:style-name="ce417" office:value-type="string" calcext:value-type="string">
            <text:p>Mobiliser des outils numériques</text:p>
          </table:table-cell>
          <table:table-cell table:style-name="ce733" table:number-columns-spanned="35" table:number-rows-spanned="1"/>
          <table:covered-table-cell table:number-columns-repeated="34" table:style-name="ce733"/>
          <table:table-cell table:number-columns-repeated="986"/>
        </table:table-row>
        <table:table-row table:style-name="ro29">
          <table:covered-table-cell table:style-name="ce79"/>
          <table:table-cell table:style-name="ce412" office:value-type="string" calcext:value-type="string">
            <text:p>CT 5.1</text:p>
          </table:table-cell>
          <table:table-cell table:style-name="ce421" office:value-type="string" calcext:value-type="string">
            <text:p>Simuler numériquement la structure et/ou le comportement d’un objet.</text:p>
          </table:table-cell>
          <table:table-cell table:style-name="ce735"/>
          <table:table-cell table:style-name="ce435"/>
          <table:table-cell table:style-name="ce745" table:content-validation-name="val22" office:value-type="string" calcext:value-type="string">
            <text:p>MSOST.2.2</text:p>
          </table:table-cell>
          <table:table-cell table:style-name="ce444"/>
          <table:table-cell table:style-name="ce453" table:formula="of:=COUNTIF([.I29:.AL29];&quot;x&quot;)" office:value-type="float" office:value="2" calcext:value-type="float">
            <text:p>2</text:p>
          </table:table-cell>
          <table:table-cell table:style-name="ce462" table:formula="of:=INDEX([$Problématiques_compétences.$D$3:$Problématiques_compétences.$BA$118];MATCH([$Progression_Cycle4.I$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23)" office:value-type="string" office:string-value="x" calcext:value-type="string">
            <text:p>x</text:p>
          </table:table-cell>
          <table:table-cell table:style-name="ce462" table:formula="of:=INDEX([$Problématiques_compétences.$D$3:$Problématiques_compétences.$BA$118];MATCH([$Progression_Cycle4.K$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23)" office:value-type="string" office:string-value="x" calcext:value-type="string">
            <text:p>x</text:p>
          </table:table-cell>
          <table:table-cell table:style-name="ce462" table:formula="of:=INDEX([$Problématiques_compétences.$D$3:$Problématiques_compétences.$BA$118];MATCH([$Progression_Cycle4.X$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23)"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23)" office:value-type="float" office:value="0" calcext:value-type="float">
            <text:p/>
          </table:table-cell>
          <table:table-cell table:number-columns-repeated="986"/>
        </table:table-row>
        <table:table-row table:style-name="ro29">
          <table:covered-table-cell table:style-name="ce79"/>
          <table:table-cell table:style-name="ce412" office:value-type="string" calcext:value-type="string">
            <text:p>CT 5.2</text:p>
          </table:table-cell>
          <table:table-cell table:style-name="ce421" office:value-type="string" calcext:value-type="string">
            <text:p>Organiser, structurer et stocker des ressources numériques.</text:p>
          </table:table-cell>
          <table:table-cell table:style-name="ce734" table:content-validation-name="val10" office:value-type="string" calcext:value-type="string">
            <text:p>DIC.1.6</text:p>
          </table:table-cell>
          <table:table-cell table:style-name="ce435" table:number-columns-repeated="2"/>
          <table:table-cell table:style-name="ce444"/>
          <table:table-cell table:style-name="ce453" table:formula="of:=COUNTIF([.I30:.AL30];&quot;x&quot;)" office:value-type="float" office:value="5" calcext:value-type="float">
            <text:p>5</text:p>
          </table:table-cell>
          <table:table-cell table:style-name="ce462" table:formula="of:=INDEX([$Problématiques_compétences.$D$3:$Problématiques_compétences.$BA$118];MATCH([$Progression_Cycle4.I$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24)" office:value-type="string" office:string-value="x" calcext:value-type="string">
            <text:p>x</text:p>
          </table:table-cell>
          <table:table-cell table:style-name="ce462" table:formula="of:=INDEX([$Problématiques_compétences.$D$3:$Problématiques_compétences.$BA$118];MATCH([$Progression_Cycle4.K$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24)" office:value-type="string" office:string-value="x" calcext:value-type="string">
            <text:p>x</text:p>
          </table:table-cell>
          <table:table-cell table:style-name="ce462" table:formula="of:=INDEX([$Problématiques_compétences.$D$3:$Problématiques_compétences.$BA$118];MATCH([$Progression_Cycle4.O$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24)" office:value-type="string" office:string-value="x" calcext:value-type="string">
            <text:p>x</text:p>
          </table:table-cell>
          <table:table-cell table:style-name="ce462" table:formula="of:=INDEX([$Problématiques_compétences.$D$3:$Problématiques_compétences.$BA$118];MATCH([$Progression_Cycle4.U$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24)" office:value-type="string" office:string-value="X" calcext:value-type="string">
            <text:p>X</text:p>
          </table:table-cell>
          <table:table-cell table:style-name="ce462" table:formula="of:=INDEX([$Problématiques_compétences.$D$3:$Problématiques_compétences.$BA$118];MATCH([$Progression_Cycle4.AD$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24)" office:value-type="string" office:string-value="x" calcext:value-type="string">
            <text:p>x</text:p>
          </table:table-cell>
          <table:table-cell table:style-name="ce462" table:formula="of:=INDEX([$Problématiques_compétences.$D$3:$Problématiques_compétences.$BA$118];MATCH([$Progression_Cycle4.AJ$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24)"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24)" office:value-type="float" office:value="0" calcext:value-type="float">
            <text:p/>
          </table:table-cell>
          <table:table-cell table:number-columns-repeated="986"/>
        </table:table-row>
        <table:table-row table:style-name="ro29">
          <table:covered-table-cell table:style-name="ce79"/>
          <table:table-cell table:style-name="ce412" office:value-type="string" calcext:value-type="string">
            <text:p>CT 5.3</text:p>
          </table:table-cell>
          <table:table-cell table:style-name="ce421" office:value-type="string" calcext:value-type="string">
            <text:p>Lire, utiliser et produire des représentations numériques d’objets.</text:p>
          </table:table-cell>
          <table:table-cell table:style-name="ce735"/>
          <table:table-cell table:style-name="ce742" table:content-validation-name="val12" office:value-type="string" calcext:value-type="string">
            <text:p>OTSCIS.2.2</text:p>
          </table:table-cell>
          <table:table-cell table:style-name="ce435"/>
          <table:table-cell table:style-name="ce444"/>
          <table:table-cell table:style-name="ce453" table:formula="of:=COUNTIF([.I31:.AL31];&quot;x&quot;)" office:value-type="float" office:value="4" calcext:value-type="float">
            <text:p>4</text:p>
          </table:table-cell>
          <table:table-cell table:style-name="ce462" table:formula="of:=INDEX([$Problématiques_compétences.$D$3:$Problématiques_compétences.$BA$118];MATCH([$Progression_Cycle4.I$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25)" office:value-type="string" office:string-value="x" calcext:value-type="string">
            <text:p>x</text:p>
          </table:table-cell>
          <table:table-cell table:style-name="ce462" table:formula="of:=INDEX([$Problématiques_compétences.$D$3:$Problématiques_compétences.$BA$118];MATCH([$Progression_Cycle4.K$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25)" office:value-type="string" office:string-value="x" calcext:value-type="string">
            <text:p>x</text:p>
          </table:table-cell>
          <table:table-cell table:style-name="ce462" table:formula="of:=INDEX([$Problématiques_compétences.$D$3:$Problématiques_compétences.$BA$118];MATCH([$Progression_Cycle4.S$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25)" office:value-type="string" office:string-value="x" calcext:value-type="string">
            <text:p>x</text:p>
          </table:table-cell>
          <table:table-cell table:style-name="ce462" table:formula="of:=INDEX([$Problématiques_compétences.$D$3:$Problématiques_compétences.$BA$118];MATCH([$Progression_Cycle4.Y$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25)" office:value-type="string" office:string-value="x" calcext:value-type="string">
            <text:p>x</text:p>
          </table:table-cell>
          <table:table-cell table:style-name="ce462" table:formula="of:=INDEX([$Problématiques_compétences.$D$3:$Problématiques_compétences.$BA$118];MATCH([$Progression_Cycle4.AG$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25)"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25)" office:value-type="float" office:value="0" calcext:value-type="float">
            <text:p/>
          </table:table-cell>
          <table:table-cell table:number-columns-repeated="986"/>
        </table:table-row>
        <table:table-row table:style-name="ro29">
          <table:covered-table-cell table:style-name="ce79"/>
          <table:table-cell table:style-name="ce413" office:value-type="string" calcext:value-type="string">
            <text:p>CT 5.4</text:p>
          </table:table-cell>
          <table:table-cell table:style-name="ce422" office:value-type="string" calcext:value-type="string">
            <text:p>Piloter un système connecté localement ou à distance.</text:p>
          </table:table-cell>
          <table:table-cell table:style-name="ce735"/>
          <table:table-cell table:style-name="ce435" table:number-columns-repeated="2"/>
          <table:table-cell table:style-name="ce750" table:content-validation-name="val26" office:value-type="string" calcext:value-type="string">
            <text:p>IP.2.2</text:p>
          </table:table-cell>
          <table:table-cell table:style-name="ce453" table:formula="of:=COUNTIF([.I32:.AL32];&quot;x&quot;)" office:value-type="float" office:value="4" calcext:value-type="float">
            <text:p>4</text:p>
          </table:table-cell>
          <table:table-cell table:style-name="ce462" table:formula="of:=INDEX([$Problématiques_compétences.$D$3:$Problématiques_compétences.$BA$118];MATCH([$Progression_Cycle4.I$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26)" office:value-type="string" office:string-value="x" calcext:value-type="string">
            <text:p>x</text:p>
          </table:table-cell>
          <table:table-cell table:style-name="ce462" table:formula="of:=INDEX([$Problématiques_compétences.$D$3:$Problématiques_compétences.$BA$118];MATCH([$Progression_Cycle4.Q$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26)" office:value-type="string" office:string-value="x" calcext:value-type="string">
            <text:p>x</text:p>
          </table:table-cell>
          <table:table-cell table:style-name="ce462" table:formula="of:=INDEX([$Problématiques_compétences.$D$3:$Problématiques_compétences.$BA$118];MATCH([$Progression_Cycle4.W$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26)" office:value-type="string" office:string-value="x" calcext:value-type="string">
            <text:p>x</text:p>
          </table:table-cell>
          <table:table-cell table:style-name="ce462" table:formula="of:=INDEX([$Problématiques_compétences.$D$3:$Problématiques_compétences.$BA$118];MATCH([$Progression_Cycle4.AA$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26)"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26)" office:value-type="string" office:string-value="x" calcext:value-type="string">
            <text:p>x</text:p>
          </table:table-cell>
          <table:table-cell table:style-name="ce462" table:formula="of:=INDEX([$Problématiques_compétences.$D$3:$Problématiques_compétences.$BA$118];MATCH([$Progression_Cycle4.AL$4];[$Problématiques_compétences.$D$3:$Problématiques_compétences.$D$118];0);26)" office:value-type="float" office:value="0" calcext:value-type="float">
            <text:p/>
          </table:table-cell>
          <table:table-cell table:number-columns-repeated="986"/>
        </table:table-row>
        <table:table-row table:style-name="ro29">
          <table:covered-table-cell table:style-name="ce79"/>
          <table:table-cell table:style-name="ce414" office:value-type="string" calcext:value-type="string">
            <text:p>CT 5.5</text:p>
          </table:table-cell>
          <table:table-cell table:style-name="ce423" office:value-type="string" calcext:value-type="string">
            <text:p>Modifier ou paramétrer le fonctionnement d’un objet communicant.</text:p>
          </table:table-cell>
          <table:table-cell table:style-name="ce735"/>
          <table:table-cell table:style-name="ce435" table:number-columns-repeated="2"/>
          <table:table-cell table:style-name="ce750" table:content-validation-name="val27" office:value-type="string" calcext:value-type="string">
            <text:p>IP.2.3</text:p>
          </table:table-cell>
          <table:table-cell table:style-name="ce453" table:formula="of:=COUNTIF([.I33:.AL33];&quot;x&quot;)" office:value-type="float" office:value="3" calcext:value-type="float">
            <text:p>3</text:p>
          </table:table-cell>
          <table:table-cell table:style-name="ce462" table:formula="of:=INDEX([$Problématiques_compétences.$D$3:$Problématiques_compétences.$BA$118];MATCH([$Progression_Cycle4.I$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27)" office:value-type="string" office:string-value="x" calcext:value-type="string">
            <text:p>x</text:p>
          </table:table-cell>
          <table:table-cell table:style-name="ce462" table:formula="of:=INDEX([$Problématiques_compétences.$D$3:$Problématiques_compétences.$BA$118];MATCH([$Progression_Cycle4.Q$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27)" office:value-type="string" office:string-value="x" calcext:value-type="string">
            <text:p>x</text:p>
          </table:table-cell>
          <table:table-cell table:style-name="ce462" table:formula="of:=INDEX([$Problématiques_compétences.$D$3:$Problématiques_compétences.$BA$118];MATCH([$Progression_Cycle4.AA$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27)"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27)" office:value-type="string" office:string-value="x" calcext:value-type="string">
            <text:p>x</text:p>
          </table:table-cell>
          <table:table-cell table:style-name="ce462" table:formula="of:=INDEX([$Problématiques_compétences.$D$3:$Problématiques_compétences.$BA$118];MATCH([$Progression_Cycle4.AL$4];[$Problématiques_compétences.$D$3:$Problématiques_compétences.$D$118];0);27)" office:value-type="float" office:value="0" calcext:value-type="float">
            <text:p/>
          </table:table-cell>
          <table:table-cell table:number-columns-repeated="986"/>
        </table:table-row>
        <table:table-row table:style-name="ro36">
          <table:table-cell table:style-name="ce407" office:value-type="string" calcext:value-type="string">
            <text:p>3 - la formation de la personne et du citoyen</text:p>
          </table:table-cell>
          <table:table-cell table:style-name="ce411" office:value-type="float" office:value="6" calcext:value-type="float">
            <text:p>6</text:p>
          </table:table-cell>
          <table:table-cell table:style-name="ce417" office:value-type="string" calcext:value-type="string">
            <text:p>Adopter un comportement éthique et responsable</text:p>
          </table:table-cell>
          <table:table-cell table:style-name="ce733" table:number-columns-spanned="35" table:number-rows-spanned="1"/>
          <table:covered-table-cell table:number-columns-repeated="34" table:style-name="ce733"/>
          <table:table-cell table:number-columns-repeated="986"/>
        </table:table-row>
        <table:table-row table:style-name="ro26">
          <table:table-cell table:style-name="ce408" office:value-type="string" calcext:value-type="string">
            <text:p>5 - les représentations du monde et l'activité humaine</text:p>
          </table:table-cell>
          <table:table-cell table:style-name="ce412" office:value-type="string" calcext:value-type="string">
            <text:p>CT 6.1</text:p>
          </table:table-cell>
          <table:table-cell table:style-name="ce421" office:value-type="string" calcext:value-type="string">
            <text:p>Développer les bonnes pratiques de l’usage des objets communicants.</text:p>
          </table:table-cell>
          <table:table-cell table:style-name="ce735"/>
          <table:table-cell table:style-name="ce742" table:content-validation-name="val14" office:value-type="string" calcext:value-type="string">
            <text:p>OTSCIS.1.3</text:p>
          </table:table-cell>
          <table:table-cell table:style-name="ce435"/>
          <table:table-cell table:style-name="ce444"/>
          <table:table-cell table:style-name="ce453" table:formula="of:=COUNTIF([.I35:.AL35];&quot;x&quot;)" office:value-type="float" office:value="3" calcext:value-type="float">
            <text:p>3</text:p>
          </table:table-cell>
          <table:table-cell table:style-name="ce462" table:formula="of:=INDEX([$Problématiques_compétences.$D$3:$Problématiques_compétences.$BA$118];MATCH([$Progression_Cycle4.I$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30)" office:value-type="string" office:string-value="x" calcext:value-type="string">
            <text:p>x</text:p>
          </table:table-cell>
          <table:table-cell table:style-name="ce462" table:formula="of:=INDEX([$Problématiques_compétences.$D$3:$Problématiques_compétences.$BA$118];MATCH([$Progression_Cycle4.N$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30)" office:value-type="string" office:string-value="x" calcext:value-type="string">
            <text:p>x</text:p>
          </table:table-cell>
          <table:table-cell table:style-name="ce462" table:formula="of:=INDEX([$Problématiques_compétences.$D$3:$Problématiques_compétences.$BA$118];MATCH([$Progression_Cycle4.Z$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30)"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30)" office:value-type="string" office:string-value="x" calcext:value-type="string">
            <text:p>x</text:p>
          </table:table-cell>
          <table:table-cell table:style-name="ce462" table:formula="of:=INDEX([$Problématiques_compétences.$D$3:$Problématiques_compétences.$BA$118];MATCH([$Progression_Cycle4.AL$4];[$Problématiques_compétences.$D$3:$Problématiques_compétences.$D$118];0);30)" office:value-type="float" office:value="0" calcext:value-type="float">
            <text:p/>
          </table:table-cell>
          <table:table-cell table:number-columns-repeated="986"/>
        </table:table-row>
        <table:table-row table:style-name="ro11">
          <table:table-cell table:style-name="ce409"/>
          <table:table-cell table:style-name="ce412" office:value-type="string" calcext:value-type="string">
            <text:p>CT 6.2</text:p>
          </table:table-cell>
          <table:table-cell table:style-name="ce421" office:value-type="string" calcext:value-type="string">
            <text:p>Analyser l’impact environnemental d’un objet et de ses constituants.</text:p>
          </table:table-cell>
          <table:table-cell table:style-name="ce735"/>
          <table:table-cell table:style-name="ce742" table:content-validation-name="val15" office:value-type="string" calcext:value-type="string">
            <text:p>OTSCIS.1</text:p>
          </table:table-cell>
          <table:table-cell table:style-name="ce435"/>
          <table:table-cell table:style-name="ce444"/>
          <table:table-cell table:style-name="ce453" table:formula="of:=COUNTIF([.I36:.AL36];&quot;x&quot;)" office:value-type="float" office:value="3" calcext:value-type="float">
            <text:p>3</text:p>
          </table:table-cell>
          <table:table-cell table:style-name="ce462" table:formula="of:=INDEX([$Problématiques_compétences.$D$3:$Problématiques_compétences.$BA$118];MATCH([$Progression_Cycle4.I$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31)" office:value-type="string" office:string-value="x" calcext:value-type="string">
            <text:p>x</text:p>
          </table:table-cell>
          <table:table-cell table:style-name="ce462" table:formula="of:=INDEX([$Problématiques_compétences.$D$3:$Problématiques_compétences.$BA$118];MATCH([$Progression_Cycle4.Q$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31)" office:value-type="string" office:string-value="x" calcext:value-type="string">
            <text:p>x</text:p>
          </table:table-cell>
          <table:table-cell table:style-name="ce462" table:formula="of:=INDEX([$Problématiques_compétences.$D$3:$Problématiques_compétences.$BA$118];MATCH([$Progression_Cycle4.V$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31)" office:value-type="string" office:string-value="x" calcext:value-type="string">
            <text:p>x</text:p>
          </table:table-cell>
          <table:table-cell table:style-name="ce462" table:formula="of:=INDEX([$Problématiques_compétences.$D$3:$Problématiques_compétences.$BA$118];MATCH([$Progression_Cycle4.AE$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31)"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31)" office:value-type="float" office:value="0" calcext:value-type="float">
            <text:p/>
          </table:table-cell>
          <table:table-cell table:number-columns-repeated="986"/>
        </table:table-row>
        <table:table-row table:style-name="ro24">
          <table:table-cell table:style-name="ce410"/>
          <table:table-cell table:style-name="ce414" office:value-type="string" calcext:value-type="string">
            <text:p>CT 6.3</text:p>
          </table:table-cell>
          <table:table-cell table:style-name="ce423" office:value-type="string" calcext:value-type="string">
            <text:p>Analyser le cycle de vie d’un objet.</text:p>
          </table:table-cell>
          <table:table-cell table:style-name="ce735"/>
          <table:table-cell table:style-name="ce742" table:content-validation-name="val16" office:value-type="string" calcext:value-type="string">
            <text:p>OTSCIS.1.1</text:p>
          </table:table-cell>
          <table:table-cell table:style-name="ce435"/>
          <table:table-cell table:style-name="ce444"/>
          <table:table-cell table:style-name="ce453" table:formula="of:=COUNTIF([.I37:.AL37];&quot;x&quot;)" office:value-type="float" office:value="2" calcext:value-type="float">
            <text:p>2</text:p>
          </table:table-cell>
          <table:table-cell table:style-name="ce462" table:formula="of:=INDEX([$Problématiques_compétences.$D$3:$Problématiques_compétences.$BA$118];MATCH([$Progression_Cycle4.I$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32)" office:value-type="string" office:string-value="x" calcext:value-type="string">
            <text:p>x</text:p>
          </table:table-cell>
          <table:table-cell table:style-name="ce462" table:formula="of:=INDEX([$Problématiques_compétences.$D$3:$Problématiques_compétences.$BA$118];MATCH([$Progression_Cycle4.Q$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32)" office:value-type="string" office:string-value="x" calcext:value-type="string">
            <text:p>x</text:p>
          </table:table-cell>
          <table:table-cell table:style-name="ce462" table:formula="of:=INDEX([$Problématiques_compétences.$D$3:$Problématiques_compétences.$BA$118];MATCH([$Progression_Cycle4.AE$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32)"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32)" office:value-type="float" office:value="0" calcext:value-type="float">
            <text:p/>
          </table:table-cell>
          <table:table-cell table:number-columns-repeated="986"/>
        </table:table-row>
        <table:table-row table:style-name="ro11">
          <table:table-cell table:style-name="ce79" office:value-type="string" calcext:value-type="string" table:number-columns-spanned="1" table:number-rows-spanned="3">
            <text:p>5 - les représentations du monde et l'activité humaine</text:p>
          </table:table-cell>
          <table:table-cell table:style-name="ce411" office:value-type="float" office:value="7" calcext:value-type="float">
            <text:p>7</text:p>
          </table:table-cell>
          <table:table-cell table:style-name="ce417" office:value-type="string" calcext:value-type="string">
            <text:p>Se situer dans l’espace et dans le temps</text:p>
          </table:table-cell>
          <table:table-cell table:style-name="ce733" table:number-columns-spanned="35" table:number-rows-spanned="1"/>
          <table:covered-table-cell table:number-columns-repeated="34" table:style-name="ce733"/>
          <table:table-cell table:number-columns-repeated="986"/>
        </table:table-row>
        <table:table-row table:style-name="ro29">
          <table:covered-table-cell table:style-name="ce79"/>
          <table:table-cell table:style-name="ce412" office:value-type="string" calcext:value-type="string">
            <text:p>CT 7.1</text:p>
          </table:table-cell>
          <table:table-cell table:style-name="ce418" office:value-type="string" calcext:value-type="string">
            <text:p>Regrouper des objets en familles et lignées.</text:p>
          </table:table-cell>
          <table:table-cell table:style-name="ce735"/>
          <table:table-cell table:style-name="ce742" table:content-validation-name="val16" office:value-type="string" calcext:value-type="string">
            <text:p>OTSCIS.1.1</text:p>
          </table:table-cell>
          <table:table-cell table:style-name="ce435"/>
          <table:table-cell table:style-name="ce444"/>
          <table:table-cell table:style-name="ce453" table:formula="of:=COUNTIF([.I39:.AL39];&quot;x&quot;)" office:value-type="float" office:value="2" calcext:value-type="float">
            <text:p>2</text:p>
          </table:table-cell>
          <table:table-cell table:style-name="ce462" table:formula="of:=INDEX([$Problématiques_compétences.$D$3:$Problématiques_compétences.$BA$118];MATCH([$Progression_Cycle4.I$4];[$Problématiques_compétences.$D$3:$Problématiques_compétences.$D$118];0);33)" office:value-type="string" office:string-value="x" calcext:value-type="string">
            <text:p>x</text:p>
          </table:table-cell>
          <table:table-cell table:style-name="ce462" table:formula="of:=INDEX([$Problématiques_compétences.$D$3:$Problématiques_compétences.$BA$118];MATCH([$Progression_Cycle4.J$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33)" office:value-type="string" office:string-value="x" calcext:value-type="string">
            <text:p>x</text:p>
          </table:table-cell>
          <table:table-cell table:style-name="ce462" table:formula="of:=INDEX([$Problématiques_compétences.$D$3:$Problématiques_compétences.$BA$118];MATCH([$Progression_Cycle4.AD$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33)"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33)" office:value-type="float" office:value="0" calcext:value-type="float">
            <text:p/>
          </table:table-cell>
          <table:table-cell table:number-columns-repeated="986"/>
        </table:table-row>
        <table:table-row table:style-name="ro36">
          <table:covered-table-cell table:style-name="ce79"/>
          <table:table-cell table:style-name="ce414" office:value-type="string" calcext:value-type="string">
            <text:p>CT 7.2</text:p>
          </table:table-cell>
          <table:table-cell table:style-name="ce420" office:value-type="string" calcext:value-type="string">
            <text:p>Relier les évolutions technologiques aux inventions et innovations qui marquent des ruptures dans les solutions techniques. </text:p>
          </table:table-cell>
          <table:table-cell table:style-name="ce433"/>
          <table:table-cell table:style-name="ce439" table:content-validation-name="val31" office:value-type="string" calcext:value-type="string">
            <text:p>OTSCIS.1.2</text:p>
          </table:table-cell>
          <table:table-cell table:style-name="ce441"/>
          <table:table-cell table:style-name="ce447"/>
          <table:table-cell table:style-name="ce453" table:formula="of:=COUNTIF([.I40:.AL40];&quot;x&quot;)" office:value-type="float" office:value="2" calcext:value-type="float">
            <text:p>2</text:p>
          </table:table-cell>
          <table:table-cell table:style-name="ce462" table:formula="of:=INDEX([$Problématiques_compétences.$D$3:$Problématiques_compétences.$BA$118];MATCH([$Progression_Cycle4.I$4];[$Problématiques_compétences.$D$3:$Problématiques_compétences.$D$118];0);34)" office:value-type="string" office:string-value="x" calcext:value-type="string">
            <text:p>x</text:p>
          </table:table-cell>
          <table:table-cell table:style-name="ce462" table:formula="of:=INDEX([$Problématiques_compétences.$D$3:$Problématiques_compétences.$BA$118];MATCH([$Progression_Cycle4.J$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34)" office:value-type="string" office:string-value="x" calcext:value-type="string">
            <text:p>x</text:p>
          </table:table-cell>
          <table:table-cell table:style-name="ce462" table:formula="of:=INDEX([$Problématiques_compétences.$D$3:$Problématiques_compétences.$BA$118];MATCH([$Progression_Cycle4.AD$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34)"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34)" office:value-type="float" office:value="0" calcext:value-type="float">
            <text:p/>
          </table:table-cell>
          <table:table-cell table:number-columns-repeated="986"/>
        </table:table-row>
        <table:table-row table:style-name="ro39">
          <table:table-cell table:style-name="ce391" table:number-columns-repeated="3"/>
          <table:table-cell table:style-name="ce739" table:number-columns-spanned="35" table:number-rows-spanned="1"/>
          <table:covered-table-cell table:number-columns-repeated="34" table:style-name="ce739"/>
          <table:table-cell table:number-columns-repeated="986"/>
        </table:table-row>
        <table:table-row table:style-name="ro9">
          <table:table-cell table:style-name="ce391"/>
          <table:table-cell table:style-name="ce634" office:value-type="string" calcext:value-type="string">
            <text:p>CS 1.5</text:p>
          </table:table-cell>
          <table:table-cell table:style-name="ce202" office:value-type="string" calcext:value-type="string">
            <text:p>Respecter une procédure de travail garantissant un résultat en respectant les règles de sécurité et d’utilisation des outils mis à disposition.</text:p>
          </table:table-cell>
          <table:table-cell table:style-name="ce435" table:number-columns-repeated="2"/>
          <table:table-cell table:style-name="ce745" table:content-validation-name="val17" office:value-type="string" calcext:value-type="string">
            <text:p>MSOST.1.1</text:p>
          </table:table-cell>
          <table:table-cell table:style-name="ce435"/>
          <table:table-cell table:style-name="ce455" table:formula="of:=COUNTIF([.I42:.AL42];&quot;x&quot;)" office:value-type="float" office:value="3" calcext:value-type="float">
            <text:p>3</text:p>
          </table:table-cell>
          <table:table-cell table:style-name="ce462" table:formula="of:=INDEX([$Problématiques_compétences.$D$3:$Problématiques_compétences.$BA$118];MATCH([$Progression_Cycle4.I$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7)" office:value-type="string" office:string-value="x" calcext:value-type="string">
            <text:p>x</text:p>
          </table:table-cell>
          <table:table-cell table:style-name="ce462" table:formula="of:=INDEX([$Problématiques_compétences.$D$3:$Problématiques_compétences.$BA$118];MATCH([$Progression_Cycle4.AC$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7)" office:value-type="string" office:string-value="x" calcext:value-type="string">
            <text:p>x</text:p>
          </table:table-cell>
          <table:table-cell table:style-name="ce462" table:formula="of:=INDEX([$Problématiques_compétences.$D$3:$Problématiques_compétences.$BA$118];MATCH([$Progression_Cycle4.AH$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7)"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7)" office:value-type="string" office:string-value="x" calcext:value-type="string">
            <text:p>x</text:p>
          </table:table-cell>
          <table:table-cell table:number-columns-repeated="986"/>
        </table:table-row>
        <table:table-row table:style-name="ro9">
          <table:table-cell table:style-name="ce391"/>
          <table:table-cell table:style-name="ce181" office:value-type="string" calcext:value-type="string">
            <text:p>CS 1.6</text:p>
          </table:table-cell>
          <table:table-cell table:style-name="ce424" office:value-type="string" calcext:value-type="string">
            <text:p>Analyser le fonctionnement et la structure d’un objet, identifier les entrées et sorties.</text:p>
          </table:table-cell>
          <table:table-cell table:style-name="ce435" table:number-columns-repeated="2"/>
          <table:table-cell table:style-name="ce745" table:content-validation-name="val23" office:value-type="string" calcext:value-type="string">
            <text:p>MSOST.1.3</text:p>
          </table:table-cell>
          <table:table-cell table:style-name="ce435"/>
          <table:table-cell table:style-name="ce455" table:formula="of:=COUNTIF([.I43:.AL43];&quot;x&quot;)" office:value-type="float" office:value="4" calcext:value-type="float">
            <text:p>4</text:p>
          </table:table-cell>
          <table:table-cell table:style-name="ce462" table:formula="of:=INDEX([$Problématiques_compétences.$D$3:$Problématiques_compétences.$BA$118];MATCH([$Progression_Cycle4.I$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8)" office:value-type="string" office:string-value="x" calcext:value-type="string">
            <text:p>x</text:p>
          </table:table-cell>
          <table:table-cell table:style-name="ce462" table:formula="of:=INDEX([$Problématiques_compétences.$D$3:$Problématiques_compétences.$BA$118];MATCH([$Progression_Cycle4.M$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8)" office:value-type="string" office:string-value="x" calcext:value-type="string">
            <text:p>x</text:p>
          </table:table-cell>
          <table:table-cell table:style-name="ce462" table:formula="of:=INDEX([$Problématiques_compétences.$D$3:$Problématiques_compétences.$BA$118];MATCH([$Progression_Cycle4.Z$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8)" office:value-type="string" office:string-value="x" calcext:value-type="string">
            <text:p>x</text:p>
          </table:table-cell>
          <table:table-cell table:style-name="ce462" table:formula="of:=INDEX([$Problématiques_compétences.$D$3:$Problématiques_compétences.$BA$118];MATCH([$Progression_Cycle4.AB$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8)" office:value-type="string" office:string-value="x" calcext:value-type="string">
            <text:p>x</text:p>
          </table:table-cell>
          <table:table-cell table:style-name="ce462" table:formula="of:=INDEX([$Problématiques_compétences.$D$3:$Problématiques_compétences.$BA$118];MATCH([$Progression_Cycle4.AK$4];[$Problématiques_compétences.$D$3:$Problématiques_compétences.$D$118];0);8)"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8)" office:value-type="float" office:value="0" calcext:value-type="float">
            <text:p/>
          </table:table-cell>
          <table:table-cell table:number-columns-repeated="986"/>
        </table:table-row>
        <table:table-row table:style-name="ro9">
          <table:table-cell table:style-name="ce391"/>
          <table:table-cell table:style-name="ce634" office:value-type="string" calcext:value-type="string">
            <text:p>CS 1.7</text:p>
          </table:table-cell>
          <table:table-cell table:style-name="ce424" office:value-type="string" calcext:value-type="string">
            <text:p>Interpréter des résultats expérimentaux, en tirer une conclusion et la communiquer en argumentant.</text:p>
          </table:table-cell>
          <table:table-cell table:style-name="ce435" table:number-columns-repeated="2"/>
          <table:table-cell table:style-name="ce745" table:content-validation-name="val24" office:value-type="string" calcext:value-type="string">
            <text:p>MSOST.1.7</text:p>
          </table:table-cell>
          <table:table-cell table:style-name="ce435"/>
          <table:table-cell table:style-name="ce455" table:formula="of:=COUNTIF([.I44:.AL44];&quot;x&quot;)" office:value-type="float" office:value="2" calcext:value-type="float">
            <text:p>2</text:p>
          </table:table-cell>
          <table:table-cell table:style-name="ce462" table:formula="of:=INDEX([$Problématiques_compétences.$D$3:$Problématiques_compétences.$BA$118];MATCH([$Progression_Cycle4.I$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9)" office:value-type="string" office:string-value="x" calcext:value-type="string">
            <text:p>x</text:p>
          </table:table-cell>
          <table:table-cell table:style-name="ce462" table:formula="of:=INDEX([$Problématiques_compétences.$D$3:$Problématiques_compétences.$BA$118];MATCH([$Progression_Cycle4.X$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9)"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9)" office:value-type="string" office:string-value="x" calcext:value-type="string">
            <text:p>x</text:p>
          </table:table-cell>
          <table:table-cell table:number-columns-repeated="986"/>
        </table:table-row>
        <table:table-row table:style-name="ro9">
          <table:table-cell table:style-name="ce391"/>
          <table:table-cell table:style-name="ce182" office:value-type="string" calcext:value-type="string">
            <text:p>CS 1.8</text:p>
          </table:table-cell>
          <table:table-cell table:style-name="ce202" office:value-type="string" calcext:value-type="string">
            <text:p>Utiliser une modélisation pour comprendre, formaliser, partager, construire, investiguer, prouver.</text:p>
          </table:table-cell>
          <table:table-cell table:style-name="ce435" table:number-columns-repeated="2"/>
          <table:table-cell table:style-name="ce745" table:content-validation-name="val32" office:value-type="string" calcext:value-type="string">
            <text:p>MSOST.2.1</text:p>
          </table:table-cell>
          <table:table-cell table:style-name="ce435"/>
          <table:table-cell table:style-name="ce455" table:formula="of:=COUNTIF([.I45:.AL45];&quot;x&quot;)" office:value-type="float" office:value="3" calcext:value-type="float">
            <text:p>3</text:p>
          </table:table-cell>
          <table:table-cell table:style-name="ce462" table:formula="of:=INDEX([$Problématiques_compétences.$D$3:$Problématiques_compétences.$BA$118];MATCH([$Progression_Cycle4.I$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10)" office:value-type="string" office:string-value="x" calcext:value-type="string">
            <text:p>x</text:p>
          </table:table-cell>
          <table:table-cell table:style-name="ce462" table:formula="of:=INDEX([$Problématiques_compétences.$D$3:$Problématiques_compétences.$BA$118];MATCH([$Progression_Cycle4.V$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10)" office:value-type="string" office:string-value="x" calcext:value-type="string">
            <text:p>x</text:p>
          </table:table-cell>
          <table:table-cell table:style-name="ce462" table:formula="of:=INDEX([$Problématiques_compétences.$D$3:$Problématiques_compétences.$BA$118];MATCH([$Progression_Cycle4.X$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10)" office:value-type="string" office:string-value="x" calcext:value-type="string">
            <text:p>x</text:p>
          </table:table-cell>
          <table:table-cell table:style-name="ce462" table:formula="of:=INDEX([$Problématiques_compétences.$D$3:$Problématiques_compétences.$BA$118];MATCH([$Progression_Cycle4.AG$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10)"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10)" office:value-type="float" office:value="0" calcext:value-type="float">
            <text:p/>
          </table:table-cell>
          <table:table-cell table:number-columns-repeated="986"/>
        </table:table-row>
        <table:table-row table:style-name="ro40">
          <table:table-cell table:style-name="ce391"/>
          <table:table-cell table:style-name="ce182" office:value-type="string" calcext:value-type="string">
            <text:p>CS 5.6</text:p>
          </table:table-cell>
          <table:table-cell table:style-name="ce425" office:value-type="string" calcext:value-type="string">
            <text:p>Comprendre le fonctionnement d’un réseau informatique.</text:p>
          </table:table-cell>
          <table:table-cell table:style-name="ce435" table:number-columns-repeated="2"/>
          <table:table-cell table:style-name="ce442"/>
          <table:table-cell table:style-name="ce448" table:content-validation-name="val28" office:value-type="string" calcext:value-type="string">
            <text:p>IP.1</text:p>
          </table:table-cell>
          <table:table-cell table:style-name="ce455" table:formula="of:=COUNTIF([.I46:.AL46];&quot;x&quot;)" office:value-type="float" office:value="2" calcext:value-type="float">
            <text:p>2</text:p>
          </table:table-cell>
          <table:table-cell table:style-name="ce462" table:formula="of:=INDEX([$Problématiques_compétences.$D$3:$Problématiques_compétences.$BA$118];MATCH([$Progression_Cycle4.I$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28)" office:value-type="string" office:string-value="x" calcext:value-type="string">
            <text:p>x</text:p>
          </table:table-cell>
          <table:table-cell table:style-name="ce462" table:formula="of:=INDEX([$Problématiques_compétences.$D$3:$Problématiques_compétences.$BA$118];MATCH([$Progression_Cycle4.O$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28)" office:value-type="string" office:string-value="x" calcext:value-type="string">
            <text:p>x</text:p>
          </table:table-cell>
          <table:table-cell table:style-name="ce462" table:formula="of:=INDEX([$Problématiques_compétences.$D$3:$Problématiques_compétences.$BA$118];MATCH([$Progression_Cycle4.W$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AA$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AK$4];[$Problématiques_compétences.$D$3:$Problématiques_compétences.$D$118];0);28)"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28)" office:value-type="float" office:value="0" calcext:value-type="float">
            <text:p/>
          </table:table-cell>
          <table:table-cell table:number-columns-repeated="986"/>
        </table:table-row>
        <table:table-row table:style-name="ro41">
          <table:table-cell/>
          <table:table-cell table:style-name="ce182" office:value-type="string" calcext:value-type="string">
            <text:p>CS 5.7</text:p>
          </table:table-cell>
          <table:table-cell table:style-name="ce426" office:value-type="string" calcext:value-type="string">
            <text:p>Analyser le comportement attendu d’un système réel et décomposer le problème posé en sous-problèmes afin de structurer un programme de commande.</text:p>
          </table:table-cell>
          <table:table-cell table:style-name="ce435" table:number-columns-repeated="2"/>
          <table:table-cell table:style-name="ce442"/>
          <table:table-cell table:style-name="ce332" table:content-validation-name="val29" office:value-type="string" calcext:value-type="string">
            <text:p>IP.2.1</text:p>
          </table:table-cell>
          <table:table-cell table:style-name="ce455" table:formula="of:=COUNTIF([.I47:.AL47];&quot;x&quot;)" office:value-type="float" office:value="2" calcext:value-type="float">
            <text:p>2</text:p>
          </table:table-cell>
          <table:table-cell table:style-name="ce462" table:formula="of:=INDEX([$Problématiques_compétences.$D$3:$Problématiques_compétences.$BA$118];MATCH([$Progression_Cycle4.I$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J$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K$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L$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M$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N$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O$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P$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Q$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R$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S$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T$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U$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V$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W$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X$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Y$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Z$4];[$Problématiques_compétences.$D$3:$Problématiques_compétences.$D$118];0);29)" office:value-type="string" office:string-value="x" calcext:value-type="string">
            <text:p>x</text:p>
          </table:table-cell>
          <table:table-cell table:style-name="ce462" table:formula="of:=INDEX([$Problématiques_compétences.$D$3:$Problématiques_compétences.$BA$118];MATCH([$Progression_Cycle4.AA$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AB$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AC$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AD$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AE$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AF$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AG$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AH$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AI$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AJ$4];[$Problématiques_compétences.$D$3:$Problématiques_compétences.$D$118];0);29)" office:value-type="string" office:string-value="x" calcext:value-type="string">
            <text:p>x</text:p>
          </table:table-cell>
          <table:table-cell table:style-name="ce462" table:formula="of:=INDEX([$Problématiques_compétences.$D$3:$Problématiques_compétences.$BA$118];MATCH([$Progression_Cycle4.AK$4];[$Problématiques_compétences.$D$3:$Problématiques_compétences.$D$118];0);29)" office:value-type="float" office:value="0" calcext:value-type="float">
            <text:p/>
          </table:table-cell>
          <table:table-cell table:style-name="ce462" table:formula="of:=INDEX([$Problématiques_compétences.$D$3:$Problématiques_compétences.$BA$118];MATCH([$Progression_Cycle4.AL$4];[$Problématiques_compétences.$D$3:$Problématiques_compétences.$D$118];0);29)" office:value-type="float" office:value="0" calcext:value-type="float">
            <text:p/>
          </table:table-cell>
          <table:table-cell table:number-columns-repeated="986"/>
        </table:table-row>
        <table:table-row table:style-name="ro11" table:number-rows-repeated="60">
          <table:table-cell table:number-columns-repeated="1024"/>
        </table:table-row>
        <table:table-row table:style-name="ro5">
          <table:table-cell table:number-columns-repeated="1024"/>
        </table:table-row>
        <table:table-row table:style-name="ro11">
          <table:table-cell table:number-columns-repeated="1024"/>
        </table:table-row>
        <table:table-row table:style-name="ro5">
          <table:table-cell table:number-columns-repeated="1024"/>
        </table:table-row>
        <table:table-row table:style-name="ro11">
          <table:table-cell table:number-columns-repeated="1024"/>
        </table:table-row>
        <table:table-row table:style-name="ro5" table:number-rows-repeated="2">
          <table:table-cell table:number-columns-repeated="1024"/>
        </table:table-row>
        <table:table-row table:style-name="ro11">
          <table:table-cell table:number-columns-repeated="1024"/>
        </table:table-row>
        <table:table-row table:style-name="ro5" table:number-rows-repeated="1048461">
          <table:table-cell table:number-columns-repeated="1024"/>
        </table:table-row>
        <table:table-row table:style-name="ro5">
          <table:table-cell table:number-columns-repeated="1024"/>
        </table:table-row>
        <calcext:conditional-formats>
          <calcext:conditional-format calcext:target-range-address="Progression_Cycle4.I2:Progression_Cycle4.AL2">
            <calcext:condition calcext:apply-style-name="ConditionalStyle_1" calcext:value="=&quot;P&quot;" calcext:base-cell-address="Progression_Cycle4.I2"/>
          </calcext:conditional-format>
        </calcext:conditional-formats>
      </table:table>
      <table:table table:name="S1"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1</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3) Identifier les particularités d'un ouvrage d'art" calcext:value-type="string" table:number-columns-spanned="12" table:number-rows-spanned="1">
            <text:p>3) Identifier les particularités d'un ouvrage d'art</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l’homme a-t-il construit des voies de passage au dessus d’un obstacle ?" calcext:value-type="string">
            <text:p>Comment l’homme a-t-il construit des voies de passage au dessus d’un obstacle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7.1" calcext:value-type="string">
            <text:p>CT 7.1</text:p>
          </table:table-cell>
          <table:table-cell table:style-name="ce800" table:formula="of:=INDEX([$Programme.$B$4:$Programme.$C$46];MATCH([.A4];[$Programme.$B$4:$Programme.$B$46];0);2)" office:value-type="string" office:string-value="► Regrouper des objets en familles et lignées." calcext:value-type="string" table:number-columns-spanned="9" table:number-rows-spanned="1">
            <text:p>► Regrouper des objets en familles et lignées.</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OTSCIS.1.1" calcext:value-type="string">
            <text:p>OTSCIS.1.1</text:p>
          </table:table-cell>
          <table:table-cell table:style-name="ce881" table:formula="of:=IFERROR(INDEX([$Programme.$I$7:$Programme.$J$94];MATCH([.$K4];[$Programme.$I$7:$Programme.$I$94];0);2);&quot;&quot;)" office:value-type="string" office:string-value="Regrouper des objets en familles et lignées." calcext:value-type="string" table:number-columns-spanned="6" table:number-rows-spanned="1">
            <text:p>Regrouper des objets en familles et lignées.</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L’évolution des objets. Impacts sociétaux et environnementaux dus aux objets. Cycle de vie. Les règles d’un usage raisonné des objets communicants respectant la propriété intellectuelle et l’intégrité d’autrui." calcext:value-type="string" table:number-columns-spanned="8" table:number-rows-spanned="1">
            <text:p>L’évolution des objets. Impacts sociétaux et environnementaux dus aux objets. Cycle de vie. Les règles d’un usage raisonné des objets communicants respectant la propriété intellectuelle et l’intégrité d’autrui.</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7.2" calcext:value-type="string">
            <text:p>CT 7.2</text:p>
          </table:table-cell>
          <table:table-cell table:style-name="ce800" table:formula="of:=IFERROR(INDEX([$Programme.$B$4:$Programme.$C$46];MATCH([.A6];[$Programme.$B$4:$Programme.$B$46];0);2);&quot;&quot;)" office:value-type="string" office:string-value="► Relier les évolutions technologiques aux inventions et innovations qui marquent des ruptures dans les solutions techniques. " calcext:value-type="string" table:number-columns-spanned="9" table:number-rows-spanned="1">
            <text:p>► Relier les évolutions technologiques aux inventions et innovations qui marquent des ruptures dans les solutions techniques. </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OTSCIS.1.2" calcext:value-type="string">
            <text:p>OTSCIS.1.2</text:p>
          </table:table-cell>
          <table:table-cell table:style-name="ce881" table:formula="of:=IFERROR(INDEX([$Programme.$I$7:$Programme.$J$94];MATCH([.$K6];[$Programme.$I$7:$Programme.$I$94];0);2);&quot;&quot;)" office:value-type="string" office:string-value="Relier les évolutions technologiques aux inventions et innovations qui marquent des ruptures dans les solutions techniques. " calcext:value-type="string" table:number-columns-spanned="6" table:number-rows-spanned="1">
            <text:p>Relier les évolutions technologiques aux inventions et innovations qui marquent des ruptures dans les solutions techniques. </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text:p/>
          </table:table-cell>
          <table:table-cell table:style-name="ce800" table:formula="of:=IFERROR(INDEX([$Programme.$B$4:$Programme.$C$46];MATCH([.A8];[$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1" table:formula="of:=IFERROR(INDEX([$Programme.$I$7:$Programme.$J$94];MATCH([.$K8];[$Programme.$I$7:$Programme.$I$94];0);2);&quot;&quot;)" table:number-columns-spanned="6" table:number-rows-spanned="1">
            <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Etude des différents types de pont en vue du respect d'un cahier des charges d'un pont.</text:p>
          </table:table-cell>
          <table:covered-table-cell table:number-columns-repeated="12" table:style-name="ce785"/>
          <table:table-cell table:style-name="ce785" office:value-type="string" calcext:value-type="string" table:number-columns-spanned="12" table:number-rows-spanned="2">
            <text:p>Lecture d'un cahier des charges de la construction d'un pont</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Les concepteurs d'un objet technique doivent identifier et suivre précisemment les contraintes définies dans un cahier des charges. Ils doivent prendre en compte les solutions techniques disponibles pour concevoir son objet technique, </text:p>
          </table:table-cell>
          <table:covered-table-cell table:number-columns-repeated="12" table:style-name="ce787"/>
          <table:table-cell table:style-name="ce787" office:value-type="string" calcext:value-type="string" table:number-columns-spanned="12" table:number-rows-spanned="2">
            <text:p>Etre capable de reconnaître différents types de pont. Identifier les principaux éléments d'un cahier des charges.</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560" office:value-type="string" calcext:value-type="string">
            <text:p>Début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1"/>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Quelles sont les différentes familles de ponts ?</text:p>
          </table:table-cell>
          <table:covered-table-cell table:number-columns-repeated="8" table:style-name="ce867"/>
          <table:table-cell table:style-name="ce937" office:value-type="string" calcext:value-type="string" table:number-columns-spanned="7" table:number-rows-spanned="1">
            <text:p>Quelles sont les différentes familles de ponts ?</text:p>
          </table:table-cell>
          <table:covered-table-cell table:number-columns-repeated="6" table:style-name="ce576"/>
          <table:table-cell table:style-name="ce867" office:value-type="string" calcext:value-type="string" table:number-columns-spanned="7" table:number-rows-spanned="1">
            <text:p>Comment représenter le pont sur le cahier ?</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Etude du cahier des charges. Etude des différents types de pont.</text:p>
          </table:table-cell>
          <table:covered-table-cell table:number-columns-repeated="8" table:style-name="ce867"/>
          <table:table-cell table:style-name="ce867" office:value-type="string" calcext:value-type="string" table:number-columns-spanned="7" table:number-rows-spanned="1">
            <text:p>Etude des différents types de pont.</text:p>
          </table:table-cell>
          <table:covered-table-cell table:number-columns-repeated="6" table:style-name="ce867"/>
          <table:table-cell table:style-name="ce867" office:value-type="string" calcext:value-type="string" table:number-columns-spanned="7" table:number-rows-spanned="1">
            <text:p>Identification des contraintes à respecter. Réaliser un dessin en 2 dimensions du pont. Etablir une cotation précise. Evaluation sur le cahier des charges et les différents types de pont.</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Investigation</text:p>
          </table:table-cell>
          <table:covered-table-cell table:number-columns-repeated="8" table:style-name="ce867"/>
          <table:table-cell table:style-name="ce867" office:value-type="string" calcext:value-type="string" table:number-columns-spanned="7" table:number-rows-spanned="1">
            <text:p>Investigation</text:p>
          </table:table-cell>
          <table:covered-table-cell table:number-columns-repeated="6"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office:value-type="string" calcext:value-type="string" table:number-columns-spanned="9" table:number-rows-spanned="1">
            <text:p>Principaux éléments d'un cahier des charges</text:p>
          </table:table-cell>
          <table:covered-table-cell table:number-columns-repeated="8" table:style-name="ce867"/>
          <table:table-cell table:style-name="ce867" office:value-type="string" calcext:value-type="string" table:number-columns-spanned="7" table:number-rows-spanned="1">
            <text:p>L'évolution des objets. Impacts sociétaux et environnementaux des objets techniques. Les familles de ponts.</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Xynops sur les différents types de pont</text:p>
          </table:table-cell>
          <table:covered-table-cell table:number-columns-repeated="8" table:style-name="ce867"/>
          <table:table-cell table:style-name="ce867" office:value-type="string" calcext:value-type="string" table:number-columns-spanned="7" table:number-rows-spanned="1">
            <text:p>Xynops sur les différents types de pont</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2"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2</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Projet" calcext:value-type="string" table:number-columns-spanned="12" table:number-rows-spanned="1">
            <text:p>Projet</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réaliser la maquette virtuelle d'un pont ?" calcext:value-type="string">
            <text:p>Comment réaliser la maquette virtuelle d'un pont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5.1" calcext:value-type="string">
            <text:p>CT 5.1</text:p>
          </table:table-cell>
          <table:table-cell table:style-name="ce800" table:formula="of:=INDEX([$Programme.$B$4:$Programme.$C$46];MATCH([.A4];[$Programme.$B$4:$Programme.$B$46];0);2)" office:value-type="string" office:string-value="► Simuler numériquement la structure et/ou le comportement d’un objet." calcext:value-type="string" table:number-columns-spanned="9" table:number-rows-spanned="1">
            <text:p>► Simuler numériquement la structure et/ou le comportement d’un objet.</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MSOST.2.2" calcext:value-type="string">
            <text:p>MSOST.2.2</text:p>
          </table:table-cell>
          <table:table-cell table:style-name="ce881" table:formula="of:=IFERROR(INDEX([$Programme.$I$7:$Programme.$J$94];MATCH([.$K4];[$Programme.$I$7:$Programme.$I$94];0);2);&quot;&quot;)" office:value-type="string" office:string-value="Simuler numériquement la structure et/ou le comportement d’un objet. Interpréter le comportement de l’objet technique et le communiquer en argumentant." calcext:value-type="string" table:number-columns-spanned="6" table:number-rows-spanned="1">
            <text:p>Simuler numériquement la structure et/ou le comportement d’un objet. Interpréter le comportement de l’objet technique et le communiquer en argumentant.</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Notions d’écarts entre les attentes fixées par le cahier des charges et les résultats de la simulation." calcext:value-type="string" table:number-columns-spanned="8" table:number-rows-spanned="1">
            <text:p>Notions d’écarts entre les attentes fixées par le cahier des charges et les résultats de la simulation.</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5.2" calcext:value-type="string">
            <text:p>CT 5.2</text:p>
          </table:table-cell>
          <table:table-cell table:style-name="ce800" table:formula="of:=IFERROR(INDEX([$Programme.$B$4:$Programme.$C$46];MATCH([.A6];[$Programme.$B$4:$Programme.$B$46];0);2);&quot;&quot;)" office:value-type="string" office:string-value="► Organiser, structurer et stocker des ressources numériques." calcext:value-type="string" table:number-columns-spanned="9" table:number-rows-spanned="1">
            <text:p>► Organiser, structurer et stocker des ressources numérique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DIC.1.6" calcext:value-type="string">
            <text:p>DIC.1.6</text:p>
          </table:table-cell>
          <table:table-cell table:style-name="ce881" table:formula="of:=IFERROR(INDEX([$Programme.$I$7:$Programme.$J$94];MATCH([.$K6];[$Programme.$I$7:$Programme.$I$94];0);2);&quot;&quot;)" office:value-type="string" office:string-value="Organiser, structurer et stocker des ressources numériques." calcext:value-type="string" table:number-columns-spanned="6" table:number-rows-spanned="1">
            <text:p>Organiser, structurer et stocker des ressources numériques.</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Arborescence." calcext:value-type="string" table:number-columns-spanned="8" table:number-rows-spanned="1">
            <text:p>Arborescence.</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5.3" calcext:value-type="string">
            <text:p>CT 5.3</text:p>
          </table:table-cell>
          <table:table-cell table:style-name="ce800" table:formula="of:=IFERROR(INDEX([$Programme.$B$4:$Programme.$C$46];MATCH([.A8];[$Programme.$B$4:$Programme.$B$46];0);2);&quot;&quot;)" office:value-type="string" office:string-value="► Lire, utiliser et produire des représentations numériques d’objets." calcext:value-type="string" table:number-columns-spanned="9" table:number-rows-spanned="1">
            <text:p>► Lire, utiliser et produire des représentations numériques d’objets.</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OTSCIS.2.2" calcext:value-type="string">
            <text:p>OTSCIS.2.2</text:p>
          </table:table-cell>
          <table:table-cell table:style-name="ce881" table:formula="of:=IFERROR(INDEX([$Programme.$I$7:$Programme.$J$94];MATCH([.$K8];[$Programme.$I$7:$Programme.$I$94];0);2);&quot;&quot;)" office:value-type="string" office:string-value="Lire, utiliser et produire, à l’aide d’outils de représentation numérique, des choix de solutions sous forme de dessins ou de schémas." calcext:value-type="string" table:number-columns-spanned="6" table:number-rows-spanned="1">
            <text:p>Lire, utiliser et produire, à l’aide d’outils de représentation numérique, des choix de solutions sous forme de dessins ou de schémas.</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Outils numériques de description des objets techniques." calcext:value-type="string" table:number-columns-spanned="8" table:number-rows-spanned="1">
            <text:p>Outils numériques de description des objets techniques.</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Réalisation d'une maquette virtuelle du pont choisi sur un logiciel de conception assistée par ordinateur</text:p>
          </table:table-cell>
          <table:covered-table-cell table:number-columns-repeated="12" table:style-name="ce785"/>
          <table:table-cell table:style-name="ce785" office:value-type="string" calcext:value-type="string" table:number-columns-spanned="12" table:number-rows-spanned="2">
            <text:p>Cahier des charges de la construction d'un pont. Présenter un projet grâce à une représentation numérique pour convaincre.</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Les concepteurs d'un objet technique peuvent présenter leur projet à l'aide d'outils numérique permettant de le mettre en valeur, et argumenter sur les choix techniques effectués. Ils doivent également s'organiser pour mener à bien leur projet dans les temps impartis. </text:p>
          </table:table-cell>
          <table:covered-table-cell table:number-columns-repeated="12" table:style-name="ce787"/>
          <table:table-cell table:style-name="ce787" office:value-type="string" calcext:value-type="string" table:number-columns-spanned="12" table:number-rows-spanned="2">
            <text:p>Etre capable de concevoir un élément simple et l'assembler dans un object technique. Le planning.</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560" office:value-type="string" calcext:value-type="string">
            <text:p>Début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style-name="ce866" office:value-type="string" calcext:value-type="string" table:number-columns-spanned="7" table:number-rows-spanned="1">
            <text:p>Séance 4 (en parallèle avec la 1ère séance suivante)</text:p>
          </table:table-cell>
          <table:covered-table-cell table:number-columns-repeated="6" table:style-name="ce866"/>
          <table:table-cell table:number-columns-repeated="992"/>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Comment concevoir un élément sur un logiciel de représentation en 3D ?</text:p>
          </table:table-cell>
          <table:covered-table-cell table:number-columns-repeated="8" table:style-name="ce867"/>
          <table:table-cell table:style-name="ce937" office:value-type="string" calcext:value-type="string" table:number-columns-spanned="7" table:number-rows-spanned="1">
            <text:p>Comment assembler des éléments sur un logiciel de représentation en 3D ?</text:p>
          </table:table-cell>
          <table:covered-table-cell table:number-columns-repeated="6" table:style-name="ce937"/>
          <table:table-cell table:style-name="ce867" office:value-type="string" calcext:value-type="string" table:number-columns-spanned="7" table:number-rows-spanned="1">
            <text:p>Comment présenter notre projet ?</text:p>
          </table:table-cell>
          <table:covered-table-cell table:number-columns-repeated="6" table:style-name="ce867"/>
          <table:table-cell table:style-name="ce937" office:value-type="string" calcext:value-type="string" table:number-columns-spanned="7" table:number-rows-spanned="1">
            <text:p>Comment concevoir et assembler des éléments sur un logiciel de représentation en 3D ?</text:p>
          </table:table-cell>
          <table:covered-table-cell table:number-columns-repeated="6" table:style-name="ce867"/>
          <table:table-cell table:number-columns-repeated="992"/>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Distribution des tâches. Réalisation des éléments de la maquette numérique du pont</text:p>
          </table:table-cell>
          <table:covered-table-cell table:number-columns-repeated="8" table:style-name="ce867"/>
          <table:table-cell table:style-name="ce867" office:value-type="string" calcext:value-type="string" table:number-columns-spanned="7" table:number-rows-spanned="1">
            <text:p>Assemblage des éléments de la maquette numérique du pont.</text:p>
          </table:table-cell>
          <table:covered-table-cell table:number-columns-repeated="6" table:style-name="ce867"/>
          <table:table-cell table:style-name="ce867" office:value-type="string" calcext:value-type="string" table:number-columns-spanned="7" table:number-rows-spanned="1">
            <text:p>Assemblage des éléments de la maquette numérique du pont. Présentation de la maquette numérique du pont.</text:p>
          </table:table-cell>
          <table:covered-table-cell table:number-columns-repeated="6" table:style-name="ce867"/>
          <table:table-cell table:style-name="ce867" office:value-type="string" calcext:value-type="string" table:number-columns-spanned="7" table:number-rows-spanned="1">
            <text:p>Evaluation sur la conception et l'assemblage d'un élément d'un objet technique.</text:p>
          </table:table-cell>
          <table:covered-table-cell table:number-columns-repeated="6" table:style-name="ce867"/>
          <table:table-cell table:number-columns-repeated="992"/>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Démarche de projet</text:p>
          </table:table-cell>
          <table:covered-table-cell table:number-columns-repeated="8"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number-columns-repeated="992"/>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2"/>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Cahier des charges. Croquis du pont.</text:p>
          </table:table-cell>
          <table:covered-table-cell table:number-columns-repeated="8" table:style-name="ce867"/>
          <table:table-cell table:style-name="ce867" office:value-type="string" calcext:value-type="string" table:number-columns-spanned="7" table:number-rows-spanned="1">
            <text:p>Cahier des charges. Croquis du pont.</text:p>
          </table:table-cell>
          <table:covered-table-cell table:number-columns-repeated="6" table:style-name="ce867"/>
          <table:table-cell table:style-name="ce867" office:value-type="string" calcext:value-type="string" table:number-columns-spanned="7" table:number-rows-spanned="1">
            <text:p>Cahier des charges. Croquis du pont.</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2"/>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3"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3</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Projet" calcext:value-type="string" table:number-columns-spanned="12" table:number-rows-spanned="1">
            <text:p>Projet</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réaliser la maquette d’un pont ?" calcext:value-type="string">
            <text:p>Comment réaliser la maquette d’un pont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1.1" calcext:value-type="string">
            <text:p>CT 1.1</text:p>
          </table:table-cell>
          <table:table-cell table:style-name="ce800" table:formula="of:=INDEX([$Programme.$B$4:$Programme.$C$46];MATCH([.A4];[$Programme.$B$4:$Programme.$B$46];0);2)" office:value-type="string" office:string-value="► Imaginer, synthétiser, formaliser et respecter une procédure, un protocole. " calcext:value-type="string" table:number-columns-spanned="9" table:number-rows-spanned="1">
            <text:p>► Imaginer, synthétiser, formaliser et respecter une procédure, un protocole. </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DIC.1.3" calcext:value-type="string">
            <text:p>DIC.1.3</text:p>
          </table:table-cell>
          <table:table-cell table:style-name="ce881" table:formula="of:=IFERROR(INDEX([$Programme.$I$7:$Programme.$J$94];MATCH([.$K4];[$Programme.$I$7:$Programme.$I$94];0);2);&quot;&quot;)" office:value-type="string" office:string-value="Imaginer, synthétiser et formaliser une procédure, un protocole. " calcext:value-type="string" table:number-columns-spanned="6" table:number-rows-spanned="1">
            <text:p>Imaginer, synthétiser et formaliser une procédure, un protocole. </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Outils numériques de présentation. Charte graphique." calcext:value-type="string" table:number-columns-spanned="8" table:number-rows-spanned="1">
            <text:p>Outils numériques de présentation. Charte graphique.</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office:value-type="string" office:string-value="MSOST.1.1" calcext:value-type="string">
            <text:p>MSOST.1.1</text:p>
          </table:table-cell>
          <table:table-cell table:style-name="ce882" table:formula="of:=IFERROR(INDEX([$Programme.$I$7:$Programme.$J$94];MATCH([.$K5];[$Programme.$I$7:$Programme.$I$94];0);2);&quot;&quot;)" office:value-type="string" office:string-value="Respecter une procédure de travail garantissant un résultat en respectant les règles de sécurité et d’utilisation des outils mis à disposition." calcext:value-type="string" table:number-columns-spanned="6" table:number-rows-spanned="1">
            <text:p>Respecter une procédure de travail garantissant un résultat en respectant les règles de sécurité et d’utilisation des outils mis à disposition.</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office:value-type="string" office:string-value="Procédures, protocoles. Ergonomie." calcext:value-type="string" table:number-columns-spanned="8" table:number-rows-spanned="1">
            <text:p>Procédures, protocoles. Ergonomie.</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1.2" calcext:value-type="string">
            <text:p>CT 1.2</text:p>
          </table:table-cell>
          <table:table-cell table:style-name="ce800" table:formula="of:=IFERROR(INDEX([$Programme.$B$4:$Programme.$C$46];MATCH([.A6];[$Programme.$B$4:$Programme.$B$46];0);2);&quot;&quot;)" office:value-type="string" office:string-value="► Mesurer des grandeurs de manière directe ou indirecte. " calcext:value-type="string" table:number-columns-spanned="9" table:number-rows-spanned="1">
            <text:p>► Mesurer des grandeurs de manière directe ou indirecte. </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MSOST.1.6" calcext:value-type="string">
            <text:p>MSOST.1.6</text:p>
          </table:table-cell>
          <table:table-cell table:style-name="ce881" table:formula="of:=IFERROR(INDEX([$Programme.$I$7:$Programme.$J$94];MATCH([.$K6];[$Programme.$I$7:$Programme.$I$94];0);2);&quot;&quot;)" office:value-type="string" office:string-value="Mesurer des grandeurs de manière directe ou indirecte. " calcext:value-type="string" table:number-columns-spanned="6" table:number-rows-spanned="1">
            <text:p>Mesurer des grandeurs de manière directe ou indirecte. </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Instruments de mesure usuels. Principe de fonctionnement d’un capteur, d’un codeur, d’un détecteur. Nature du signal : analogique ou numérique. Nature d’une information : logique ou analogique." calcext:value-type="string" table:number-columns-spanned="8" table:number-rows-spanned="1">
            <text:p>Instruments de mesure usuels. Principe de fonctionnement d’un capteur, d’un codeur, d’un détecteur. Nature du signal : analogique ou numérique. Nature d’une information : logique ou analogique.</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2.6" calcext:value-type="string">
            <text:p>CT 2.6</text:p>
          </table:table-cell>
          <table:table-cell table:style-name="ce800" table:formula="of:=IFERROR(INDEX([$Programme.$B$4:$Programme.$C$46];MATCH([.A8];[$Programme.$B$4:$Programme.$B$46];0);2);&quot;&quot;)" office:value-type="string" office:string-value="► Réaliser, de manière collaborative, le prototype de tout ou partie d’un objet pour valider une solution." calcext:value-type="string" table:number-columns-spanned="9" table:number-rows-spanned="1">
            <text:p>► Réaliser, de manière collaborative, le prototype de tout ou partie d’un objet pour valider une solution.</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DIC.2.1" calcext:value-type="string">
            <text:p>DIC.2.1</text:p>
          </table:table-cell>
          <table:table-cell table:style-name="ce881" table:formula="of:=IFERROR(INDEX([$Programme.$I$7:$Programme.$J$94];MATCH([.$K8];[$Programme.$I$7:$Programme.$I$94];0);2);&quot;&quot;)" office:value-type="string" office:string-value="Réaliser, de manière collaborative, le prototype d’un objet pour valider une solution." calcext:value-type="string" table:number-columns-spanned="6" table:number-rows-spanned="1">
            <text:p>Réaliser, de manière collaborative, le prototype d’un objet pour valider une solution.</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Prototypage rapide de structures et de circuits de commande à partir de cartes standard." calcext:value-type="string" table:number-columns-spanned="8" table:number-rows-spanned="1">
            <text:p>Prototypage rapide de structures et de circuits de commande à partir de cartes standard.</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MSOST.1.1" calcext:value-type="string">
            <text:p>MSOST.1.1</text:p>
          </table:table-cell>
          <table:table-cell table:style-name="ce882" table:formula="of:=IFERROR(INDEX([$Programme.$I$7:$Programme.$J$94];MATCH([.$K9];[$Programme.$I$7:$Programme.$I$94];0);2);&quot;&quot;)" office:value-type="string" office:string-value="Respecter une procédure de travail garantissant un résultat en respectant les règles de sécurité et d’utilisation des outils mis à disposition." calcext:value-type="string" table:number-columns-spanned="6" table:number-rows-spanned="1">
            <text:p>Respecter une procédure de travail garantissant un résultat en respectant les règles de sécurité et d’utilisation des outils mis à disposition.</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office:value-type="string" office:string-value="Procédures, protocoles. Ergonomie." calcext:value-type="string" table:number-columns-spanned="8" table:number-rows-spanned="1">
            <text:p>Procédures, protocoles. Ergonomie.</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office:value-type="string" office:string-value="CT 3.1" calcext:value-type="string">
            <text:p>CT 3.1</text:p>
          </table:table-cell>
          <table:table-cell table:style-name="ce800" table:formula="of:=IFERROR(INDEX([$Programme.$B$4:$Programme.$C$46];MATCH([.A10];[$Programme.$B$4:$Programme.$B$46];0);2);&quot;&quot;)" office:value-type="string" office:string-value="► Exprimer sa pensée à l’aide d’outils de description adaptés : croquis, schémas, graphes, diagrammes, tableaux (représentations non normées)." calcext:value-type="string" table:number-columns-spanned="9" table:number-rows-spanned="1">
            <text:p>► Exprimer sa pensée à l’aide d’outils de description adaptés : croquis, schémas, graphes, diagrammes, tableaux (représentations non normées).</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office:value-type="string" office:string-value="OTSCIS.2.1" calcext:value-type="string">
            <text:p>OTSCIS.2.1</text:p>
          </table:table-cell>
          <table:table-cell table:style-name="ce881" table:formula="of:=IFERROR(INDEX([$Programme.$I$7:$Programme.$J$94];MATCH([.$K10];[$Programme.$I$7:$Programme.$I$94];0);2);&quot;&quot;)" office:value-type="string" office:string-value="Exprimer sa pensée à l’aide d’outils de description adaptés : croquis, schémas, graphes, diagrammes, tableaux. " calcext:value-type="string" table:number-columns-spanned="6" table:number-rows-spanned="1">
            <text:p>Exprimer sa pensée à l’aide d’outils de description adaptés : croquis, schémas, graphes, diagrammes, tableaux.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office:value-type="string" office:string-value="Croquis à main levée. Différents schémas. Carte heuristique. Notion d’algorithme." calcext:value-type="string" table:number-columns-spanned="8" table:number-rows-spanned="1">
            <text:p>Croquis à main levée. Différents schémas. Carte heuristique. Notion d’algorithme.</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Réalisation d'une maquette réelle du pont choisi grâce aux outils et matchines à disposition dans le laboratoire de technologie.</text:p>
          </table:table-cell>
          <table:covered-table-cell table:number-columns-repeated="12" table:style-name="ce785"/>
          <table:table-cell table:style-name="ce785" office:value-type="string" calcext:value-type="string" table:number-columns-spanned="12" table:number-rows-spanned="2">
            <text:p>Effondrement d'un pont. Test et validation.</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Les fabricants d'un objet technique doivent choisir rationnellement les outils et machines et les utiliser en respectant les règles de sécurité.</text:p>
          </table:table-cell>
          <table:covered-table-cell table:number-columns-repeated="12" table:style-name="ce787"/>
          <table:table-cell table:style-name="ce787" office:value-type="string" calcext:value-type="string" table:number-columns-spanned="12" table:number-rows-spanned="2">
            <text:p>Etre capable d'utiliser les outils et machines dans le respect des règles de sécurité, pour fabriquer un objet technique.</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560" office:value-type="string" calcext:value-type="string">
            <text:p>Début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Comment construire la maquette d'un pont ?</text:p>
          </table:table-cell>
          <table:covered-table-cell table:number-columns-repeated="8" table:style-name="ce867"/>
          <table:table-cell table:style-name="ce937" office:value-type="string" calcext:value-type="string" table:number-columns-spanned="7" table:number-rows-spanned="1">
            <text:p>Comment construire la maquette d'un pont ?</text:p>
          </table:table-cell>
          <table:covered-table-cell table:number-columns-repeated="6" table:style-name="ce937"/>
          <table:table-cell table:style-name="ce867" office:value-type="string" calcext:value-type="string" table:number-columns-spanned="7" table:number-rows-spanned="1">
            <text:p>Comment comparer les solutions retenues ?</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Réalisation de la maquette du pont.</text:p>
          </table:table-cell>
          <table:covered-table-cell table:number-columns-repeated="8" table:style-name="ce867"/>
          <table:table-cell table:style-name="ce867" office:value-type="string" calcext:value-type="string" table:number-columns-spanned="7" table:number-rows-spanned="1">
            <text:p>Réalisation de la maquette du pont.</text:p>
          </table:table-cell>
          <table:covered-table-cell table:number-columns-repeated="6" table:style-name="ce867"/>
          <table:table-cell table:style-name="ce867" office:value-type="string" calcext:value-type="string" table:number-columns-spanned="7" table:number-rows-spanned="1">
            <text:p>Formalisation de la procédure de test de la maquette, et essais.</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Démarche de projet</text:p>
          </table:table-cell>
          <table:covered-table-cell table:number-columns-repeated="8"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style-name="ce867" office:value-type="string" calcext:value-type="string" table:number-columns-spanned="7" table:number-rows-spanned="1">
            <text:p>Investigation</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4"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4</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2) Assurer le confort dans une habitation" calcext:value-type="string" table:number-columns-spanned="12" table:number-rows-spanned="1">
            <text:p>2) Assurer le confort dans une habitation</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sécuriser une habitation ?" calcext:value-type="string">
            <text:p>Comment sécuriser une habitation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S 1.6" calcext:value-type="string">
            <text:p>CS 1.6</text:p>
          </table:table-cell>
          <table:table-cell table:style-name="ce800" table:formula="of:=INDEX([$Programme.$B$4:$Programme.$C$46];MATCH([.A4];[$Programme.$B$4:$Programme.$B$46];0);2)" office:value-type="string" office:string-value="► Analyser le fonctionnement et la structure d’un objet, identifier les entrées et sorties." calcext:value-type="string" table:number-columns-spanned="9" table:number-rows-spanned="1">
            <text:p>► Analyser le fonctionnement et la structure d’un objet, identifier les entrées et sorties.</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MSOST.1.3" calcext:value-type="string">
            <text:p>MSOST.1.3</text:p>
          </table:table-cell>
          <table:table-cell table:style-name="ce881" table:formula="of:=IFERROR(INDEX([$Programme.$I$7:$Programme.$J$94];MATCH([.$K4];[$Programme.$I$7:$Programme.$I$94];0);2);&quot;&quot;)" office:value-type="string" office:string-value="Analyser le fonctionnement et la structure d’un objet, identifier les entrées et sorties." calcext:value-type="string" table:number-columns-spanned="6" table:number-rows-spanned="1">
            <text:p>Analyser le fonctionnement et la structure d’un objet, identifier les entrées et sorties.</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Représentation fonctionnelle des systèmes. Structure des systèmes. Chaîne d’énergie.Chaîne d’information." calcext:value-type="string" table:number-columns-spanned="8" table:number-rows-spanned="1">
            <text:p>Représentation fonctionnelle des systèmes. Structure des systèmes. Chaîne d’énergie.Chaîne d’information.</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2.2" calcext:value-type="string">
            <text:p>CT 2.2</text:p>
          </table:table-cell>
          <table:table-cell table:style-name="ce800" table:formula="of:=IFERROR(INDEX([$Programme.$B$4:$Programme.$C$46];MATCH([.A6];[$Programme.$B$4:$Programme.$B$46];0);2);&quot;&quot;)" office:value-type="string" office:string-value="► Identifier le(s) matériau(x), les flux d’énergie et d’information dans le cadre d’une production technique sur un objet et décrire les transformations qui s’opèrent." calcext:value-type="string" table:number-columns-spanned="9" table:number-rows-spanned="1">
            <text:p>► Identifier le(s) matériau(x), les flux d’énergie et d’information dans le cadre d’une production technique sur un objet et décrire les transformations qui s’opèrent.</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MSOST.1.4" calcext:value-type="string">
            <text:p>MSOST.1.4</text:p>
          </table:table-cell>
          <table:table-cell table:style-name="ce881" table:formula="of:=IFERROR(INDEX([$Programme.$I$7:$Programme.$J$94];MATCH([.$K6];[$Programme.$I$7:$Programme.$I$94];0);2);&quot;&quot;)" office:value-type="string" office:string-value="Identifier le(s) matériau(x), les flux d’énergie et d’information sur un objet et décrire les transformations qui s’opèrent." calcext:value-type="string" table:number-columns-spanned="6" table:number-rows-spanned="1">
            <text:p>Identifier le(s) matériau(x), les flux d’énergie et d’information sur un objet et décrire les transformations qui s’opèrent.</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Familles de matériaux avec leurs principales caractéristiques. Sources d’énergies. Chaîne d’énergie. Chaîne d’information." calcext:value-type="string" table:number-columns-spanned="8" table:number-rows-spanned="1">
            <text:p>Familles de matériaux avec leurs principales caractéristiques. Sources d’énergies. Chaîne d’énergie. Chaîne d’information.</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2.4" calcext:value-type="string">
            <text:p>CT 2.4</text:p>
          </table:table-cell>
          <table:table-cell table:style-name="ce800" table:formula="of:=IFERROR(INDEX([$Programme.$B$4:$Programme.$C$46];MATCH([.A8];[$Programme.$B$4:$Programme.$B$46];0);2);&quot;&quot;)" office:value-type="string" office:string-value="► Associer des solutions techniques à des fonctions." calcext:value-type="string" table:number-columns-spanned="9" table:number-rows-spanned="1">
            <text:p>► Associer des solutions techniques à des fonctions.</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MSOST.1.2" calcext:value-type="string">
            <text:p>MSOST.1.2</text:p>
          </table:table-cell>
          <table:table-cell table:style-name="ce881" table:formula="of:=IFERROR(INDEX([$Programme.$I$7:$Programme.$J$94];MATCH([.$K8];[$Programme.$I$7:$Programme.$I$94];0);2);&quot;&quot;)" office:value-type="string" office:string-value="Associer des solutions techniques à des fonctions." calcext:value-type="string" table:number-columns-spanned="6" table:number-rows-spanned="1">
            <text:p>Associer des solutions techniques à des fonctions.</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Analyse fonctionnelle systémique." calcext:value-type="string" table:number-columns-spanned="8" table:number-rows-spanned="1">
            <text:p>Analyse fonctionnelle systémique.</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Identifier les flus d'énergie et d'information, et les éléments constituants un système automatisé (capteurs, actionneurs, automate) : le système d'alarme.</text:p>
          </table:table-cell>
          <table:covered-table-cell table:number-columns-repeated="12" table:style-name="ce785"/>
          <table:table-cell table:style-name="ce785" office:value-type="string" calcext:value-type="string" table:number-columns-spanned="12" table:number-rows-spanned="2">
            <text:p>Vidéo sur la protection d'une habitation</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Les systèmes d'alarmes fonctionnent grâce à un ensemble d'éléments qui communiquent avec l'automate programmable. Chacuns d'eux ont une fonction précise.</text:p>
          </table:table-cell>
          <table:covered-table-cell table:number-columns-repeated="12" table:style-name="ce787"/>
          <table:table-cell table:style-name="ce787" office:value-type="string" calcext:value-type="string" table:number-columns-spanned="12" table:number-rows-spanned="2">
            <text:p>Associer des solutions techniques à des fonctions. Retrouver les entrées et sorties d'un système automatisé. Repérer une chaine d'énergie et une chaine d'information</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560" office:value-type="string" calcext:value-type="string">
            <text:p>Début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Comment positionner les éléments d'un système d'alarme ?</text:p>
          </table:table-cell>
          <table:covered-table-cell table:number-columns-repeated="8" table:style-name="ce867"/>
          <table:table-cell table:style-name="ce937" office:value-type="string" calcext:value-type="string" table:number-columns-spanned="7" table:number-rows-spanned="1">
            <text:p>Comment l'énergie et l'information circulent-elles au sein de notre système d'alarme ?</text:p>
          </table:table-cell>
          <table:covered-table-cell table:number-columns-repeated="6" table:style-name="ce937"/>
          <table:table-cell table:style-name="ce867" office:value-type="string" calcext:value-type="string" table:number-columns-spanned="7" table:number-rows-spanned="1">
            <text:p>Comment expliquer ses choix techniques ?</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Reconnaître les fonctions des éléments constituant un système d'alarme et les positionner judicieusement sur un plan de maison</text:p>
          </table:table-cell>
          <table:covered-table-cell table:number-columns-repeated="8" table:style-name="ce867"/>
          <table:table-cell table:style-name="ce867" office:value-type="string" calcext:value-type="string" table:number-columns-spanned="7" table:number-rows-spanned="1">
            <text:p>Poser des critiques sur l'efficacité du système proposé – Identifier les entrées et sorties, les flux d'énergie et d'informations</text:p>
          </table:table-cell>
          <table:covered-table-cell table:number-columns-repeated="6" table:style-name="ce867"/>
          <table:table-cell table:style-name="ce867" office:value-type="string" calcext:value-type="string" table:number-columns-spanned="7" table:number-rows-spanned="1">
            <text:p>Présentation du travail précédent à la classe – Evaluation sur un schéma fonctionnel et les flux d'énergie et d'information</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Résolution de problème</text:p>
          </table:table-cell>
          <table:covered-table-cell table:number-columns-repeated="8" table:style-name="ce867"/>
          <table:table-cell table:style-name="ce867" office:value-type="string" calcext:value-type="string" table:number-columns-spanned="7" table:number-rows-spanned="1">
            <text:p>Investigation</text:p>
          </table:table-cell>
          <table:covered-table-cell table:number-columns-repeated="6" table:style-name="ce867"/>
          <table:table-cell table:style-name="ce867" office:value-type="string" calcext:value-type="string" table:number-columns-spanned="7" table:number-rows-spanned="1">
            <text:p>Résolution de problème</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office:value-type="string" calcext:value-type="string" table:number-columns-spanned="9" table:number-rows-spanned="1">
            <text:p>schéma fonctionnel d'un système d'alarme</text:p>
          </table:table-cell>
          <table:covered-table-cell table:number-columns-repeated="8" table:style-name="ce867"/>
          <table:table-cell table:style-name="ce867" office:value-type="string" calcext:value-type="string" table:number-columns-spanned="7" table:number-rows-spanned="1">
            <text:p>Les flux d'énergie et d'information dans un système automatisé</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Document sur les éléments d'un système d'alarme Somfy – 4 plans de maison</text:p>
          </table:table-cell>
          <table:covered-table-cell table:number-columns-repeated="8" table:style-name="ce867"/>
          <table:table-cell table:style-name="ce867" office:value-type="string" calcext:value-type="string" table:number-columns-spanned="7" table:number-rows-spanned="1">
            <text:p>Document sur les éléments d'un système d'alarme Somfy – 4 plans de maison</text:p>
          </table:table-cell>
          <table:covered-table-cell table:number-columns-repeated="6" table:style-name="ce867"/>
          <table:table-cell table:style-name="ce867" office:value-type="string" calcext:value-type="string" table:number-columns-spanned="7" table:number-rows-spanned="1">
            <text:p>Document sur les éléments d'un système d'alarme Somfy – 4 plans de maison</text:p>
          </table:table-cell>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5"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5</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7) Programmer un objet" calcext:value-type="string" table:number-columns-spanned="12" table:number-rows-spanned="1">
            <text:p>7) Programmer un objet</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automatiser un éclairage ?" calcext:value-type="string">
            <text:p>Comment automatiser un éclairage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4.1" calcext:value-type="string">
            <text:p>CT 4.1</text:p>
          </table:table-cell>
          <table:table-cell table:style-name="ce800" table:formula="of:=INDEX([$Programme.$B$4:$Programme.$C$46];MATCH([.A4];[$Programme.$B$4:$Programme.$B$46];0);2)" office:value-type="string" office:string-value="► Décrire, en utilisant les outils et langages de descriptions adaptés, la structure et le comportement des objets." calcext:value-type="string" table:number-columns-spanned="9" table:number-rows-spanned="1">
            <text:p>► Décrire, en utilisant les outils et langages de descriptions adaptés, la structure et le comportement des objets.</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OTSCIS.1.4" calcext:value-type="string">
            <text:p>OTSCIS.1.4</text:p>
          </table:table-cell>
          <table:table-cell table:style-name="ce881" table:formula="of:=IFERROR(INDEX([$Programme.$I$7:$Programme.$J$94];MATCH([.$K4];[$Programme.$I$7:$Programme.$I$94];0);2);&quot;&quot;)" office:value-type="string" office:string-value="Élaborer un document qui synthétise ces comparaisons et ces commentaires." calcext:value-type="string" table:number-columns-spanned="6" table:number-rows-spanned="1">
            <text:p>Élaborer un document qui synthétise ces comparaisons et ces commentaires.</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Outils numériques de présentation. Charte graphique." calcext:value-type="string" table:number-columns-spanned="8" table:number-rows-spanned="1">
            <text:p>Outils numériques de présentation. Charte graphique.</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office:value-type="string" office:string-value="MSOST.1.5" calcext:value-type="string">
            <text:p>MSOST.1.5</text:p>
          </table:table-cell>
          <table:table-cell table:style-name="ce882" table:formula="of:=IFERROR(INDEX([$Programme.$I$7:$Programme.$J$94];MATCH([.$K5];[$Programme.$I$7:$Programme.$I$94];0);2);&quot;&quot;)" office:value-type="string" office:string-value="Décrire, en utilisant les outils et langages de descriptions adaptés, le fonctionnement, la structure et le comportement des objets." calcext:value-type="string" table:number-columns-spanned="6" table:number-rows-spanned="1">
            <text:p>Décrire, en utilisant les outils et langages de descriptions adaptés, le fonctionnement, la structure et le comportement des objets.</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office:value-type="string" office:string-value="Outils de description d’un fonctionnement, d’une structure et d’un comportement." calcext:value-type="string" table:number-columns-spanned="8" table:number-rows-spanned="1">
            <text:p>Outils de description d’un fonctionnement, d’une structure et d’un comportement.</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4.2" calcext:value-type="string">
            <text:p>CT 4.2</text:p>
          </table:table-cell>
          <table:table-cell table:style-name="ce800" table:formula="of:=IFERROR(INDEX([$Programme.$B$4:$Programme.$C$46];MATCH([.A6];[$Programme.$B$4:$Programme.$B$46];0);2);&quot;&quot;)" office:value-type="string" office:string-value="► Appliquer les principes élémentaires de l’algorithmique et du codage à la résolution d’un problème simple." calcext:value-type="string" table:number-columns-spanned="9" table:number-rows-spanned="1">
            <text:p>► Appliquer les principes élémentaires de l’algorithmique et du codage à la résolution d’un problème simple.</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IP.2.3" calcext:value-type="string">
            <text:p>IP.2.3</text:p>
          </table:table-cell>
          <table:table-cell table:style-name="ce881" table:formula="of:=IFERROR(INDEX([$Programme.$I$7:$Programme.$J$94];MATCH([.$K6];[$Programme.$I$7:$Programme.$I$94];0);2);&quot;&quot;)" office:value-type="string" office:string-value="Écrire un programme dans lequel des actions sont déclenchées par des événements extérieurs." calcext:value-type="string" table:number-columns-spanned="6" table:number-rows-spanned="1">
            <text:p>Écrire un programme dans lequel des actions sont déclenchées par des événements extérieurs.</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Notions d’algorithme et de programme. Notion de variable informatique. Déclenchement d'une action par un événement, séquences d'instructions, boucles, instructions conditionnelles. Systèmes embarqués. Forme et transmission du signal. Capteur, actionneur, interface." calcext:value-type="string" table:number-columns-spanned="8" table:number-rows-spanned="1">
            <text:p>Notions d’algorithme et de programme. Notion de variable informatique. Déclenchement d'une action par un événement, séquences d'instructions, boucles, instructions conditionnelles. Systèmes embarqués. Forme et transmission du signal. Capteur, actionneur, interface.</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6.1" calcext:value-type="string">
            <text:p>CT 6.1</text:p>
          </table:table-cell>
          <table:table-cell table:style-name="ce800" table:formula="of:=IFERROR(INDEX([$Programme.$B$4:$Programme.$C$46];MATCH([.A8];[$Programme.$B$4:$Programme.$B$46];0);2);&quot;&quot;)" office:value-type="string" office:string-value="► Développer les bonnes pratiques de l’usage des objets communicants." calcext:value-type="string" table:number-columns-spanned="9" table:number-rows-spanned="1">
            <text:p>► Développer les bonnes pratiques de l’usage des objets communicants.</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OTSCIS.1.3" calcext:value-type="string">
            <text:p>OTSCIS.1.3</text:p>
          </table:table-cell>
          <table:table-cell table:style-name="ce881" table:formula="of:=IFERROR(INDEX([$Programme.$I$7:$Programme.$J$94];MATCH([.$K8];[$Programme.$I$7:$Programme.$I$94];0);2);&quot;&quot;)" office:value-type="string" office:string-value="Comparer et commenter les évolutions des objets en articulant différents points de vue : fonctionnel, structurel, environnemental, technique, scientifique, social, historique, économique." calcext:value-type="string" table:number-columns-spanned="6" table:number-rows-spanned="1">
            <text:p>Comparer et commenter les évolutions des objets en articulant différents points de vue : fonctionnel, structurel, environnemental, technique, scientifique, social, historique, économique.</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Choisir les capteurs et actionneurs d'un système automatisé(éclairage de couloir) et le programmer</text:p>
          </table:table-cell>
          <table:covered-table-cell table:number-columns-repeated="12" table:style-name="ce785"/>
          <table:table-cell table:style-name="ce785" office:value-type="string" calcext:value-type="string" table:number-columns-spanned="12" table:number-rows-spanned="2">
            <text:p>Vidéo sur la maison de demain, avec l'emploi de la domotique</text:p>
          </table:table-cell>
          <table:covered-table-cell table:number-columns-repeated="11" table:style-name="ce785"/>
          <table:table-cell table:style-name="Default" table:number-columns-repeated="7"/>
          <table:table-cell table:number-columns-repeated="992"/>
        </table:table-row>
        <table:table-row table:style-name="ro8">
          <table:covered-table-cell table:number-columns-repeated="25" table:style-name="ce785"/>
          <table:table-cell table:style-name="Default" table:number-columns-repeated="7"/>
          <table:table-cell table:number-columns-repeated="992"/>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style-name="Default" table:number-columns-repeated="7"/>
          <table:table-cell table:number-columns-repeated="992"/>
        </table:table-row>
        <table:table-row table:style-name="ro9">
          <table:table-cell table:style-name="ce787" office:value-type="string" calcext:value-type="string" table:number-columns-spanned="13" table:number-rows-spanned="2">
            <text:p>Les capteurs renseignent l'automate programmable sur ce qui se passe autour du système automatisé. Les actionneurs exécutent des actions particulières. L'automate suit un algorithme pour exécuter des actions dans un ordre précis. </text:p>
          </table:table-cell>
          <table:covered-table-cell table:number-columns-repeated="12" table:style-name="ce787"/>
          <table:table-cell table:style-name="ce787" office:value-type="string" calcext:value-type="string" table:number-columns-spanned="12" table:number-rows-spanned="2">
            <text:p>Etre capable de créer un organigramme simple. </text:p>
          </table:table-cell>
          <table:covered-table-cell table:number-columns-repeated="11" table:style-name="ce787"/>
          <table:table-cell table:style-name="Default" table:number-columns-repeated="7"/>
          <table:table-cell table:number-columns-repeated="992"/>
        </table:table-row>
        <table:table-row table:style-name="ro9">
          <table:covered-table-cell table:number-columns-repeated="25" table:style-name="ce787"/>
          <table:table-cell table:style-name="Default" table:number-columns-repeated="7"/>
          <table:table-cell table:number-columns-repeated="992"/>
        </table:table-row>
        <table:table-row table:style-name="ro17">
          <table:table-cell table:style-name="ce534" office:value-type="string" calcext:value-type="string">
            <text:p>Positionnement dans le cycle 4</text:p>
          </table:table-cell>
          <table:table-cell table:style-name="ce550" table:number-columns-repeated="4"/>
          <table:table-cell table:style-name="ce560" office:value-type="string" calcext:value-type="string">
            <text:p>Début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style-name="Default" table:number-columns-repeated="7"/>
          <table:table-cell table:number-columns-repeated="992"/>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style-name="Default" table:number-columns-repeated="7"/>
          <table:table-cell table:number-columns-repeated="992"/>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style-name="Default" table:number-columns-repeated="7"/>
          <table:table-cell table:number-columns-repeated="992"/>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style-name="Default" table:number-columns-repeated="7"/>
          <table:table-cell table:number-columns-repeated="992"/>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style-name="Default" table:number-columns-repeated="7"/>
          <table:table-cell table:number-columns-repeated="992"/>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Quelles sont les capteurs et actionneurs à mettre en œuvre pour un éclairage automatique ?</text:p>
          </table:table-cell>
          <table:covered-table-cell table:number-columns-repeated="8" table:style-name="ce867"/>
          <table:table-cell table:style-name="ce937" office:value-type="string" calcext:value-type="string" table:number-columns-spanned="7" table:number-rows-spanned="1">
            <text:p>Comment programmer l'éclairage automatique ?</text:p>
          </table:table-cell>
          <table:covered-table-cell table:number-columns-repeated="6" table:style-name="ce937"/>
          <table:table-cell table:style-name="ce867" office:value-type="string" calcext:value-type="string" table:number-columns-spanned="7" table:number-rows-spanned="1">
            <text:p>Comment vérifier le bon fonctionnement de l'éclairage automatique ?</text:p>
          </table:table-cell>
          <table:covered-table-cell table:number-columns-repeated="6" table:style-name="ce867"/>
          <table:table-cell table:style-name="Default" table:number-columns-repeated="7"/>
          <table:table-cell table:number-columns-repeated="992"/>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Identifier les éléments nécessaire au bon fonctionnement d'un éclairage automatique.</text:p>
          </table:table-cell>
          <table:covered-table-cell table:number-columns-repeated="8" table:style-name="ce867"/>
          <table:table-cell table:style-name="ce867" office:value-type="string" calcext:value-type="string" table:number-columns-spanned="7" table:number-rows-spanned="1">
            <text:p>Comprendre le fonctionnement d'un organigramme simple, et programmer l'éclairage automatique</text:p>
          </table:table-cell>
          <table:covered-table-cell table:number-columns-repeated="6" table:style-name="ce867"/>
          <table:table-cell table:style-name="ce867" office:value-type="string" calcext:value-type="string" table:number-columns-spanned="7" table:number-rows-spanned="1">
            <text:p>Vérifier le bon fonctionnement du programme. Evaluation sur l'algorithme et l'organigramme</text:p>
          </table:table-cell>
          <table:covered-table-cell table:number-columns-repeated="6" table:style-name="ce867"/>
          <table:table-cell table:style-name="Default" table:number-columns-repeated="7"/>
          <table:table-cell table:number-columns-repeated="992"/>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Investigation</text:p>
          </table:table-cell>
          <table:covered-table-cell table:number-columns-repeated="8" table:style-name="ce867"/>
          <table:table-cell table:style-name="ce867" office:value-type="string" calcext:value-type="string" table:number-columns-spanned="7" table:number-rows-spanned="1">
            <text:p>Investigation</text:p>
          </table:table-cell>
          <table:covered-table-cell table:number-columns-repeated="6" table:style-name="ce867"/>
          <table:table-cell table:style-name="ce867" office:value-type="string" calcext:value-type="string" table:number-columns-spanned="7" table:number-rows-spanned="1">
            <text:p>Investigation</text:p>
          </table:table-cell>
          <table:covered-table-cell table:number-columns-repeated="6" table:style-name="ce867"/>
          <table:table-cell table:style-name="Default" table:number-columns-repeated="7"/>
          <table:table-cell table:number-columns-repeated="992"/>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office:value-type="string" calcext:value-type="string" table:number-columns-spanned="9" table:number-rows-spanned="1">
            <text:p>L'algorithme</text:p>
          </table:table-cell>
          <table:covered-table-cell table:number-columns-repeated="8" table:style-name="ce867"/>
          <table:table-cell table:style-name="ce867" office:value-type="string" calcext:value-type="string" table:number-columns-spanned="7" table:number-rows-spanned="1">
            <text:p>L'organigramme</text:p>
          </table:table-cell>
          <table:covered-table-cell table:number-columns-repeated="6" table:style-name="ce867"/>
          <table:table-cell table:style-name="ce867" table:number-columns-spanned="7" table:number-rows-spanned="1"/>
          <table:covered-table-cell table:number-columns-repeated="6" table:style-name="ce867"/>
          <table:table-cell table:style-name="Default" table:number-columns-repeated="7"/>
          <table:table-cell table:number-columns-repeated="992"/>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Catalogue des capteurs et actionneurs</text:p>
          </table:table-cell>
          <table:covered-table-cell table:number-columns-repeated="8" table:style-name="ce867"/>
          <table:table-cell table:style-name="ce867" office:value-type="string" calcext:value-type="string" table:number-columns-spanned="7" table:number-rows-spanned="1">
            <text:p>Les symboles de l'organigramme</text:p>
          </table:table-cell>
          <table:covered-table-cell table:number-columns-repeated="6" table:style-name="ce867"/>
          <table:table-cell table:style-name="ce867" table:number-columns-spanned="7" table:number-rows-spanned="1"/>
          <table:covered-table-cell table:number-columns-repeated="6" table:style-name="ce867"/>
          <table:table-cell table:style-name="Default" table:number-columns-repeated="7"/>
          <table:table-cell table:number-columns-repeated="992"/>
        </table:table-row>
        <table:table-row table:style-name="ro5">
          <table:table-cell table:number-columns-repeated="25"/>
          <table:table-cell table:style-name="Default" table:number-columns-repeated="7"/>
          <table:table-cell table:number-columns-repeated="992"/>
        </table:table-row>
        <table:table-row table:style-name="ro2" table:number-rows-repeated="4">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6"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6</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8) Acquérir et transmettre des informations ou des données" calcext:value-type="string" table:number-columns-spanned="12" table:number-rows-spanned="1">
            <text:p>8) Acquérir et transmettre des informations ou des données</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fonctionne un réseau informatique ?" calcext:value-type="string">
            <text:p>Comment fonctionne un réseau informatique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1.1" calcext:value-type="string">
            <text:p>CT 1.1</text:p>
          </table:table-cell>
          <table:table-cell table:style-name="ce800" table:formula="of:=INDEX([$Programme.$B$4:$Programme.$C$46];MATCH([.A4];[$Programme.$B$4:$Programme.$B$46];0);2)" office:value-type="string" office:string-value="► Imaginer, synthétiser, formaliser et respecter une procédure, un protocole. " calcext:value-type="string" table:number-columns-spanned="9" table:number-rows-spanned="1">
            <text:p>► Imaginer, synthétiser, formaliser et respecter une procédure, un protocole. </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DIC.1.3" calcext:value-type="string">
            <text:p>DIC.1.3</text:p>
          </table:table-cell>
          <table:table-cell table:style-name="ce881" table:formula="of:=IFERROR(INDEX([$Programme.$I$7:$Programme.$J$94];MATCH([.$K4];[$Programme.$I$7:$Programme.$I$94];0);2);&quot;&quot;)" office:value-type="string" office:string-value="Imaginer, synthétiser et formaliser une procédure, un protocole. " calcext:value-type="string" table:number-columns-spanned="6" table:number-rows-spanned="1">
            <text:p>Imaginer, synthétiser et formaliser une procédure, un protocole. </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Outils numériques de présentation. Charte graphique." calcext:value-type="string" table:number-columns-spanned="8" table:number-rows-spanned="1">
            <text:p>Outils numériques de présentation. Charte graphique.</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office:value-type="string" office:string-value="MSOST.1.1" calcext:value-type="string">
            <text:p>MSOST.1.1</text:p>
          </table:table-cell>
          <table:table-cell table:style-name="ce882" table:formula="of:=IFERROR(INDEX([$Programme.$I$7:$Programme.$J$94];MATCH([.$K5];[$Programme.$I$7:$Programme.$I$94];0);2);&quot;&quot;)" office:value-type="string" office:string-value="Respecter une procédure de travail garantissant un résultat en respectant les règles de sécurité et d’utilisation des outils mis à disposition." calcext:value-type="string" table:number-columns-spanned="6" table:number-rows-spanned="1">
            <text:p>Respecter une procédure de travail garantissant un résultat en respectant les règles de sécurité et d’utilisation des outils mis à disposition.</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office:value-type="string" office:string-value="Procédures, protocoles. Ergonomie." calcext:value-type="string" table:number-columns-spanned="8" table:number-rows-spanned="1">
            <text:p>Procédures, protocoles. Ergonomie.</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5.2" calcext:value-type="string">
            <text:p>CT 5.2</text:p>
          </table:table-cell>
          <table:table-cell table:style-name="ce800" table:formula="of:=IFERROR(INDEX([$Programme.$B$4:$Programme.$C$46];MATCH([.A6];[$Programme.$B$4:$Programme.$B$46];0);2);&quot;&quot;)" office:value-type="string" office:string-value="► Organiser, structurer et stocker des ressources numériques." calcext:value-type="string" table:number-columns-spanned="9" table:number-rows-spanned="1">
            <text:p>► Organiser, structurer et stocker des ressources numérique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DIC.1.6" calcext:value-type="string">
            <text:p>DIC.1.6</text:p>
          </table:table-cell>
          <table:table-cell table:style-name="ce881" table:formula="of:=IFERROR(INDEX([$Programme.$I$7:$Programme.$J$94];MATCH([.$K6];[$Programme.$I$7:$Programme.$I$94];0);2);&quot;&quot;)" office:value-type="string" office:string-value="Organiser, structurer et stocker des ressources numériques." calcext:value-type="string" table:number-columns-spanned="6" table:number-rows-spanned="1">
            <text:p>Organiser, structurer et stocker des ressources numériques.</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Arborescence." calcext:value-type="string" table:number-columns-spanned="8" table:number-rows-spanned="1">
            <text:p>Arborescence.</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S 5.6" calcext:value-type="string">
            <text:p>CS 5.6</text:p>
          </table:table-cell>
          <table:table-cell table:style-name="ce800" table:formula="of:=IFERROR(INDEX([$Programme.$B$4:$Programme.$C$46];MATCH([.A8];[$Programme.$B$4:$Programme.$B$46];0);2);&quot;&quot;)" office:value-type="string" office:string-value="► Comprendre le fonctionnement d’un réseau informatique." calcext:value-type="string" table:number-columns-spanned="9" table:number-rows-spanned="1">
            <text:p>► Comprendre le fonctionnement d’un réseau informatique.</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IP.1.1" calcext:value-type="string">
            <text:p>IP.1.1</text:p>
          </table:table-cell>
          <table:table-cell table:style-name="ce881" table:formula="of:=IFERROR(INDEX([$Programme.$I$7:$Programme.$J$94];MATCH([.$K8];[$Programme.$I$7:$Programme.$I$94];0);2);&quot;&quot;)" office:value-type="string" office:string-value="Comprendre le fonctionnement d'un réseau informatique" calcext:value-type="string" table:number-columns-spanned="6" table:number-rows-spanned="1">
            <text:p>Comprendre le fonctionnement d'un réseau informatique</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Composants d'un réseau, architecture d'un réseau local, moyens de connexion d’un moyen informatique. Notion de protocole, d'organisation de protocoles en couche, d'algorithme de routage, Internet." calcext:value-type="string" table:number-columns-spanned="8" table:number-rows-spanned="1">
            <text:p>Composants d'un réseau, architecture d'un réseau local, moyens de connexion d’un moyen informatique. Notion de protocole, d'organisation de protocoles en couche, d'algorithme de routage, Internet.</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table:number-columns-spanned="13" table:number-rows-spanned="2"/>
          <table:covered-table-cell table:number-columns-repeated="12" table:style-name="ce785"/>
          <table:table-cell table:style-name="ce785" table:number-columns-spanned="12" table:number-rows-spanned="2"/>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table:number-columns-spanned="13" table:number-rows-spanned="2"/>
          <table:covered-table-cell table:number-columns-repeated="12" table:style-name="ce787"/>
          <table:table-cell table:style-name="ce787" table:number-columns-spanned="12" table:number-rows-spanned="2"/>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560" office:value-type="string" calcext:value-type="string">
            <text:p>Début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table:number-columns-spanned="9" table:number-rows-spanned="1"/>
          <table:covered-table-cell table:number-columns-repeated="8" table:style-name="ce867"/>
          <table:table-cell table:style-name="ce937" table:number-columns-spanned="7" table:number-rows-spanned="1"/>
          <table:covered-table-cell table:number-columns-repeated="6" table:style-name="ce93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7"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7</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9) Préserver la santé et assister l'homme" calcext:value-type="string" table:number-columns-spanned="12" table:number-rows-spanned="1">
            <text:p>9) Préserver la santé et assister l'homme</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concevoir une manette de jeu ?" calcext:value-type="string">
            <text:p>Comment concevoir une manette de jeu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1.3" calcext:value-type="string">
            <text:p>CT 1.3</text:p>
          </table:table-cell>
          <table:table-cell table:style-name="ce800" table:formula="of:=INDEX([$Programme.$B$4:$Programme.$C$46];MATCH([.A4];[$Programme.$B$4:$Programme.$B$46];0);2)" office:value-type="string" office:string-value="► Rechercher des solutions techniques à un problème posé, expliciter ses choix et les communiquer en argumentant. " calcext:value-type="string" table:number-columns-spanned="9" table:number-rows-spanned="1">
            <text:p>► Rechercher des solutions techniques à un problème posé, expliciter ses choix et les communiquer en argumentant. </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DIC.1.5" calcext:value-type="string">
            <text:p>DIC.1.5</text:p>
          </table:table-cell>
          <table:table-cell table:style-name="ce881" table:formula="of:=IFERROR(INDEX([$Programme.$I$7:$Programme.$J$94];MATCH([.$K4];[$Programme.$I$7:$Programme.$I$94];0);2);&quot;&quot;)" office:value-type="string" office:string-value="Imaginer des solutions pour produire des objets et des éléments de programmes informatiques en réponse au besoin." calcext:value-type="string" table:number-columns-spanned="6" table:number-rows-spanned="1">
            <text:p>Imaginer des solutions pour produire des objets et des éléments de programmes informatiques en réponse au besoin.</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Design. Innovation et créativité. Veille. Représentation de solutions (croquis, schémas, algorithmes). Réalité augmentée. Objets connectés." calcext:value-type="string" table:number-columns-spanned="8" table:number-rows-spanned="1">
            <text:p>Design. Innovation et créativité. Veille. Représentation de solutions (croquis, schémas, algorithmes). Réalité augmentée. Objets connectés.</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2.3" calcext:value-type="string">
            <text:p>CT 2.3</text:p>
          </table:table-cell>
          <table:table-cell table:style-name="ce800" table:formula="of:=IFERROR(INDEX([$Programme.$B$4:$Programme.$C$46];MATCH([.A6];[$Programme.$B$4:$Programme.$B$46];0);2);&quot;&quot;)" office:value-type="string" office:string-value="► S’approprier un cahier des charges." calcext:value-type="string" table:number-columns-spanned="9" table:number-rows-spanned="1">
            <text:p>► S’approprier un cahier des charge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DIC.1.2" calcext:value-type="string">
            <text:p>DIC.1.2</text:p>
          </table:table-cell>
          <table:table-cell table:style-name="ce881" table:formula="of:=IFERROR(INDEX([$Programme.$I$7:$Programme.$J$94];MATCH([.$K6];[$Programme.$I$7:$Programme.$I$94];0);2);&quot;&quot;)" office:value-type="string" office:string-value="Identifier les conditions, contraintes (normes et règlements) et ressources correspondantes, qualifier et quantifier simplement les performances d’un objet technique existant ou à créer." calcext:value-type="string" table:number-columns-spanned="6" table:number-rows-spanned="1">
            <text:p>Identifier les conditions, contraintes (normes et règlements) et ressources correspondantes, qualifier et quantifier simplement les performances d’un objet technique existant ou à créer.</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Principaux éléments d’un cahier des charges. " calcext:value-type="string" table:number-columns-spanned="8" table:number-rows-spanned="1">
            <text:p>Principaux éléments d’un cahier des charges. </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3.3" calcext:value-type="string">
            <text:p>CT 3.3</text:p>
          </table:table-cell>
          <table:table-cell table:style-name="ce800" table:formula="of:=IFERROR(INDEX([$Programme.$B$4:$Programme.$C$46];MATCH([.A8];[$Programme.$B$4:$Programme.$B$46];0);2);&quot;&quot;)" office:value-type="string" office:string-value="► Présenter à l’oral et à l’aide de supports numériques multimédia des solutions techniques au moment des revues de projet." calcext:value-type="string" table:number-columns-spanned="9" table:number-rows-spanned="1">
            <text:p>► Présenter à l’oral et à l’aide de supports numériques multimédia des solutions techniques au moment des revues de projet.</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DIC.1.7" calcext:value-type="string">
            <text:p>DIC.1.7</text:p>
          </table:table-cell>
          <table:table-cell table:style-name="ce881" table:formula="of:=IFERROR(INDEX([$Programme.$I$7:$Programme.$J$94];MATCH([.$K8];[$Programme.$I$7:$Programme.$I$94];0);2);&quot;&quot;)" office:value-type="string" office:string-value="Présenter à l’oral et à l’aide de supports numériques multimédia des solutions techniques au moment des revues de projet." calcext:value-type="string" table:number-columns-spanned="6" table:number-rows-spanned="1">
            <text:p>Présenter à l’oral et à l’aide de supports numériques multimédia des solutions techniques au moment des revues de projet.</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Outils numériques de présentation." calcext:value-type="string" table:number-columns-spanned="8" table:number-rows-spanned="1">
            <text:p>Outils numériques de présentation.</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table:number-columns-spanned="13" table:number-rows-spanned="2"/>
          <table:covered-table-cell table:number-columns-repeated="12" table:style-name="ce785"/>
          <table:table-cell table:style-name="ce785" table:number-columns-spanned="12" table:number-rows-spanned="2"/>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table:number-columns-spanned="13" table:number-rows-spanned="2"/>
          <table:covered-table-cell table:number-columns-repeated="12" table:style-name="ce787"/>
          <table:table-cell table:style-name="ce787" table:number-columns-spanned="12" table:number-rows-spanned="2"/>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560" office:value-type="string" calcext:value-type="string">
            <text:p>Début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1">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2">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1">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2">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table:number-columns-spanned="9" table:number-rows-spanned="1"/>
          <table:covered-table-cell table:number-columns-repeated="8" table:style-name="ce867"/>
          <table:table-cell table:style-name="ce937" table:number-columns-spanned="7" table:number-rows-spanned="1"/>
          <table:covered-table-cell table:number-columns-repeated="6" table:style-name="ce93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8"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29" table:default-cell-style-name="ce162"/>
        <table:table-column table:style-name="co1" table:number-columns-repeated="992" table:default-cell-style-name="ce162"/>
        <table:table-row table:style-name="ro42">
          <table:table-cell table:style-name="ce778" office:value-type="string" calcext:value-type="string" table:number-columns-spanned="1" table:number-rows-spanned="2">
            <text:p>S8</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9) Préserver la santé et assister l'homme" calcext:value-type="string" table:number-columns-spanned="12" table:number-rows-spanned="1">
            <text:p>9) Préserver la santé et assister l'homme</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réaliser une manette de jeu ?" calcext:value-type="string">
            <text:p>Comment réaliser une manette de jeu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5.4" calcext:value-type="string">
            <text:p>CT 5.4</text:p>
          </table:table-cell>
          <table:table-cell table:style-name="ce800" table:formula="of:=INDEX([$Programme.$B$4:$Programme.$C$46];MATCH([.A4];[$Programme.$B$4:$Programme.$B$46];0);2)" office:value-type="string" office:string-value="► Piloter un système connecté localement ou à distance." calcext:value-type="string" table:number-columns-spanned="9" table:number-rows-spanned="1">
            <text:p>► Piloter un système connecté localement ou à distance.</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IP.2.2" calcext:value-type="string">
            <text:p>IP.2.2</text:p>
          </table:table-cell>
          <table:table-cell table:style-name="ce881" table:formula="of:=IFERROR(INDEX([$Programme.$I$7:$Programme.$J$94];MATCH([.$K4];[$Programme.$I$7:$Programme.$I$94];0);2);&quot;&quot;)" office:value-type="string" office:string-value="Écrire, mettre au point (tester, corriger) et exécuter un programme commandant un système réel et vérifier le comportement attendu." calcext:value-type="string" table:number-columns-spanned="6" table:number-rows-spanned="1">
            <text:p>Écrire, mettre au point (tester, corriger) et exécuter un programme commandant un système réel et vérifier le comportement attendu.</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5.5" calcext:value-type="string">
            <text:p>CT 5.5</text:p>
          </table:table-cell>
          <table:table-cell table:style-name="ce800" table:formula="of:=IFERROR(INDEX([$Programme.$B$4:$Programme.$C$46];MATCH([.A6];[$Programme.$B$4:$Programme.$B$46];0);2);&quot;&quot;)" office:value-type="string" office:string-value="► Modifier ou paramétrer le fonctionnement d’un objet communicant." calcext:value-type="string" table:number-columns-spanned="9" table:number-rows-spanned="1">
            <text:p>► Modifier ou paramétrer le fonctionnement d’un objet communicant.</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IP.2.3" calcext:value-type="string">
            <text:p>IP.2.3</text:p>
          </table:table-cell>
          <table:table-cell table:style-name="ce881" table:formula="of:=IFERROR(INDEX([$Programme.$I$7:$Programme.$J$94];MATCH([.$K6];[$Programme.$I$7:$Programme.$I$94];0);2);&quot;&quot;)" office:value-type="string" office:string-value="Écrire un programme dans lequel des actions sont déclenchées par des événements extérieurs." calcext:value-type="string" table:number-columns-spanned="6" table:number-rows-spanned="1">
            <text:p>Écrire un programme dans lequel des actions sont déclenchées par des événements extérieurs.</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Notions d’algorithme et de programme. Notion de variable informatique. Déclenchement d'une action par un événement, séquences d'instructions, boucles, instructions conditionnelles. Systèmes embarqués. Forme et transmission du signal. Capteur, actionneur, interface." calcext:value-type="string" table:number-columns-spanned="8" table:number-rows-spanned="1">
            <text:p>Notions d’algorithme et de programme. Notion de variable informatique. Déclenchement d'une action par un événement, séquences d'instructions, boucles, instructions conditionnelles. Systèmes embarqués. Forme et transmission du signal. Capteur, actionneur, interface.</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6.2" calcext:value-type="string">
            <text:p>CT 6.2</text:p>
          </table:table-cell>
          <table:table-cell table:style-name="ce800" table:formula="of:=IFERROR(INDEX([$Programme.$B$4:$Programme.$C$46];MATCH([.A8];[$Programme.$B$4:$Programme.$B$46];0);2);&quot;&quot;)" office:value-type="string" office:string-value="► Analyser l’impact environnemental d’un objet et de ses constituants." calcext:value-type="string" table:number-columns-spanned="9" table:number-rows-spanned="1">
            <text:p>► Analyser l’impact environnemental d’un objet et de ses constituants.</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OTSCIS.1.2" calcext:value-type="string">
            <text:p>OTSCIS.1.2</text:p>
          </table:table-cell>
          <table:table-cell table:style-name="ce881" table:formula="of:=IFERROR(INDEX([$Programme.$I$7:$Programme.$J$94];MATCH([.$K8];[$Programme.$I$7:$Programme.$I$94];0);2);&quot;&quot;)" office:value-type="string" office:string-value="Relier les évolutions technologiques aux inventions et innovations qui marquent des ruptures dans les solutions techniques. " calcext:value-type="string" table:number-columns-spanned="6" table:number-rows-spanned="1">
            <text:p>Relier les évolutions technologiques aux inventions et innovations qui marquent des ruptures dans les solutions techniques. </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office:value-type="string" office:string-value="CT 6.3" calcext:value-type="string">
            <text:p>CT 6.3</text:p>
          </table:table-cell>
          <table:table-cell table:style-name="ce800" table:formula="of:=IFERROR(INDEX([$Programme.$B$4:$Programme.$C$46];MATCH([.A10];[$Programme.$B$4:$Programme.$B$46];0);2);&quot;&quot;)" office:value-type="string" office:string-value="► Analyser le cycle de vie d’un objet." calcext:value-type="string" table:number-columns-spanned="9" table:number-rows-spanned="1">
            <text:p>► Analyser le cycle de vie d’un objet.</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office:value-type="string" office:string-value="OTSCIS.1.1" calcext:value-type="string">
            <text:p>OTSCIS.1.1</text:p>
          </table:table-cell>
          <table:table-cell table:style-name="ce881" table:formula="of:=IFERROR(INDEX([$Programme.$I$7:$Programme.$J$94];MATCH([.$K10];[$Programme.$I$7:$Programme.$I$94];0);2);&quot;&quot;)" office:value-type="string" office:string-value="Regrouper des objets en familles et lignées." calcext:value-type="string" table:number-columns-spanned="6" table:number-rows-spanned="1">
            <text:p>Regrouper des objets en familles et lignées.</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office:value-type="string" office:string-value="L’évolution des objets. Impacts sociétaux et environnementaux dus aux objets. Cycle de vie. Les règles d’un usage raisonné des objets communicants respectant la propriété intellectuelle et l’intégrité d’autrui." calcext:value-type="string" table:number-columns-spanned="8" table:number-rows-spanned="1">
            <text:p>L’évolution des objets. Impacts sociétaux et environnementaux dus aux objets. Cycle de vie. Les règles d’un usage raisonné des objets communicants respectant la propriété intellectuelle et l’intégrité d’autrui.</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table:number-columns-spanned="13" table:number-rows-spanned="2"/>
          <table:covered-table-cell table:number-columns-repeated="12" table:style-name="ce785"/>
          <table:table-cell table:style-name="ce785" table:number-columns-spanned="12" table:number-rows-spanned="2"/>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table:number-columns-spanned="13" table:number-rows-spanned="2"/>
          <table:covered-table-cell table:number-columns-repeated="12" table:style-name="ce787"/>
          <table:table-cell table:style-name="ce787" table:number-columns-spanned="12" table:number-rows-spanned="2"/>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560" office:value-type="string" calcext:value-type="string">
            <text:p>Début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1">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style-name="Default" table:number-columns-repeated="7"/>
          <table:table-cell table:number-columns-repeated="992"/>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style-name="Default" table:number-columns-repeated="7"/>
          <table:table-cell table:number-columns-repeated="992"/>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style-name="Default" table:number-columns-repeated="7"/>
          <table:table-cell table:number-columns-repeated="992"/>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table:number-columns-spanned="9" table:number-rows-spanned="1"/>
          <table:covered-table-cell table:number-columns-repeated="8" table:style-name="ce867"/>
          <table:table-cell table:style-name="ce937" table:number-columns-spanned="7" table:number-rows-spanned="1"/>
          <table:covered-table-cell table:number-columns-repeated="6" table:style-name="ce937"/>
          <table:table-cell table:style-name="ce867" table:number-columns-spanned="7" table:number-rows-spanned="1"/>
          <table:covered-table-cell table:number-columns-repeated="6" table:style-name="ce867"/>
          <table:table-cell table:style-name="Default" table:number-columns-repeated="7"/>
          <table:table-cell table:number-columns-repeated="992"/>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style-name="Default" table:number-columns-repeated="7"/>
          <table:table-cell table:number-columns-repeated="992"/>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style-name="Default" table:number-columns-repeated="7"/>
          <table:table-cell table:number-columns-repeated="992"/>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style-name="Default" table:number-columns-repeated="7"/>
          <table:table-cell table:number-columns-repeated="992"/>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style-name="Default" table:number-columns-repeated="7"/>
          <table:table-cell table:number-columns-repeated="992"/>
        </table:table-row>
        <table:table-row table:style-name="ro5" table:number-rows-repeated="3">
          <table:table-cell table:number-columns-repeated="25"/>
          <table:table-cell table:style-name="Default" table:number-columns-repeated="7"/>
          <table:table-cell table:number-columns-repeated="992"/>
        </table:table-row>
        <table:table-row table:style-name="ro2" table:number-rows-repeated="2">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9"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9</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2) Assurer le confort dans une habitation" calcext:value-type="string" table:number-columns-spanned="12" table:number-rows-spanned="1">
            <text:p>2) Assurer le confort dans une habitation</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aménager un conteneur en studio pour étudiant ?" calcext:value-type="string">
            <text:p>Comment aménager un conteneur en studio pour étudiant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2.1" calcext:value-type="string">
            <text:p>CT 2.1</text:p>
          </table:table-cell>
          <table:table-cell table:style-name="ce800" table:formula="of:=INDEX([$Programme.$B$4:$Programme.$C$46];MATCH([.A4];[$Programme.$B$4:$Programme.$B$46];0);2)" office:value-type="string" office:string-value="► Identifier un besoin et énoncer un problème technique, identifier les conditions, contraintes (normes et règlements) et ressources correspondantes." calcext:value-type="string" table:number-columns-spanned="9" table:number-rows-spanned="1">
            <text:p>► Identifier un besoin et énoncer un problème technique, identifier les conditions, contraintes (normes et règlements) et ressources correspondantes.</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DIC.1.1" calcext:value-type="string">
            <text:p>DIC.1.1</text:p>
          </table:table-cell>
          <table:table-cell table:style-name="ce881" table:formula="of:=IFERROR(INDEX([$Programme.$I$7:$Programme.$J$94];MATCH([.$K4];[$Programme.$I$7:$Programme.$I$94];0);2);&quot;&quot;)" office:value-type="string" office:string-value="Identifier un besoin (biens matériels ou services) et énoncer un problème technique." calcext:value-type="string" table:number-columns-spanned="6" table:number-rows-spanned="1">
            <text:p>Identifier un besoin (biens matériels ou services) et énoncer un problème technique.</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Besoin, contraintes, normalisation. " calcext:value-type="string" table:number-columns-spanned="8" table:number-rows-spanned="1">
            <text:p>Besoin, contraintes, normalisation. </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office:value-type="string" office:string-value="DIC.1.2" calcext:value-type="string">
            <text:p>DIC.1.2</text:p>
          </table:table-cell>
          <table:table-cell table:style-name="ce882" table:formula="of:=IFERROR(INDEX([$Programme.$I$7:$Programme.$J$94];MATCH([.$K5];[$Programme.$I$7:$Programme.$I$94];0);2);&quot;&quot;)" office:value-type="string" office:string-value="Identifier les conditions, contraintes (normes et règlements) et ressources correspondantes, qualifier et quantifier simplement les performances d’un objet technique existant ou à créer." calcext:value-type="string" table:number-columns-spanned="6" table:number-rows-spanned="1">
            <text:p>Identifier les conditions, contraintes (normes et règlements) et ressources correspondantes, qualifier et quantifier simplement les performances d’un objet technique existant ou à créer.</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office:value-type="string" office:string-value="Principaux éléments d’un cahier des charges. " calcext:value-type="string" table:number-columns-spanned="8" table:number-rows-spanned="1">
            <text:p>Principaux éléments d’un cahier des charges.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2.4" calcext:value-type="string">
            <text:p>CT 2.4</text:p>
          </table:table-cell>
          <table:table-cell table:style-name="ce800" table:formula="of:=IFERROR(INDEX([$Programme.$B$4:$Programme.$C$46];MATCH([.A6];[$Programme.$B$4:$Programme.$B$46];0);2);&quot;&quot;)" office:value-type="string" office:string-value="► Associer des solutions techniques à des fonctions." calcext:value-type="string" table:number-columns-spanned="9" table:number-rows-spanned="1">
            <text:p>► Associer des solutions techniques à des fonction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MSOST.1.2" calcext:value-type="string">
            <text:p>MSOST.1.2</text:p>
          </table:table-cell>
          <table:table-cell table:style-name="ce881" table:formula="of:=IFERROR(INDEX([$Programme.$I$7:$Programme.$J$94];MATCH([.$K6];[$Programme.$I$7:$Programme.$I$94];0);2);&quot;&quot;)" office:value-type="string" office:string-value="Associer des solutions techniques à des fonctions." calcext:value-type="string" table:number-columns-spanned="6" table:number-rows-spanned="1">
            <text:p>Associer des solutions techniques à des fonctions.</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Analyse fonctionnelle systémique." calcext:value-type="string" table:number-columns-spanned="8" table:number-rows-spanned="1">
            <text:p>Analyse fonctionnelle systémique.</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2.5" calcext:value-type="string">
            <text:p>CT 2.5</text:p>
          </table:table-cell>
          <table:table-cell table:style-name="ce800" table:formula="of:=IFERROR(INDEX([$Programme.$B$4:$Programme.$C$46];MATCH([.A8];[$Programme.$B$4:$Programme.$B$46];0);2);&quot;&quot;)" office:value-type="string" office:string-value="► Imaginer des solutions en réponse au besoin." calcext:value-type="string" table:number-columns-spanned="9" table:number-rows-spanned="1">
            <text:p>► Imaginer des solutions en réponse au besoin.</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DIC.1.5" calcext:value-type="string">
            <text:p>DIC.1.5</text:p>
          </table:table-cell>
          <table:table-cell table:style-name="ce881" table:formula="of:=IFERROR(INDEX([$Programme.$I$7:$Programme.$J$94];MATCH([.$K8];[$Programme.$I$7:$Programme.$I$94];0);2);&quot;&quot;)" office:value-type="string" office:string-value="Imaginer des solutions pour produire des objets et des éléments de programmes informatiques en réponse au besoin." calcext:value-type="string" table:number-columns-spanned="6" table:number-rows-spanned="1">
            <text:p>Imaginer des solutions pour produire des objets et des éléments de programmes informatiques en réponse au besoin.</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Design. Innovation et créativité. Veille. Représentation de solutions (croquis, schémas, algorithmes). Réalité augmentée. Objets connectés." calcext:value-type="string" table:number-columns-spanned="8" table:number-rows-spanned="1">
            <text:p>Design. Innovation et créativité. Veille. Représentation de solutions (croquis, schémas, algorithmes). Réalité augmentée. Objets connectés.</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Un conteneur doit être modifié et aménagé pour accueillir un logement étudiant</text:p>
          </table:table-cell>
          <table:covered-table-cell table:number-columns-repeated="12" table:style-name="ce785"/>
          <table:table-cell table:style-name="ce785" office:value-type="string" calcext:value-type="string" table:number-columns-spanned="12" table:number-rows-spanned="2">
            <text:p>Article du journal sur la pénurie de logement des étudiants au Havre</text:p>
          </table:table-cell>
          <table:covered-table-cell table:number-columns-repeated="11" table:style-name="ce785"/>
          <table:table-cell table:style-name="Default" table:number-columns-repeated="7"/>
          <table:table-cell table:number-columns-repeated="992"/>
        </table:table-row>
        <table:table-row table:style-name="ro8">
          <table:covered-table-cell table:number-columns-repeated="25" table:style-name="ce785"/>
          <table:table-cell table:style-name="Default" table:number-columns-repeated="7"/>
          <table:table-cell table:number-columns-repeated="992"/>
        </table:table-row>
        <table:table-row table:style-name="ro17">
          <table:table-cell table:style-name="ce532" office:value-type="string" calcext:value-type="string">
            <text:p>Éléments pour la synthèse de la séquence (objectifs)</text:p>
          </table:table-cell>
          <table:table-cell table:style-name="ce603"/>
          <table:table-cell table:style-name="ce604"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style-name="Default" table:number-columns-repeated="7"/>
          <table:table-cell table:number-columns-repeated="992"/>
        </table:table-row>
        <table:table-row table:style-name="ro9">
          <table:table-cell table:style-name="ce912" office:value-type="string" calcext:value-type="string" table:number-columns-spanned="13" table:number-rows-spanned="2">
            <text:p>Pour l'aménagement d'un espace de vie il est indispensable de prendre en compte les besoins, les contraintes fonctionnelles et techniques (cahier des charges). Un espace réel peut être représenté par un modèle.</text:p>
          </table:table-cell>
          <table:covered-table-cell table:number-columns-repeated="12" table:style-name="ce912"/>
          <table:table-cell table:style-name="ce787" office:value-type="string" calcext:value-type="string" table:number-columns-spanned="12" table:number-rows-spanned="2">
            <text:p>Identifier des espaces répondant à des besoins.</text:p>
          </table:table-cell>
          <table:covered-table-cell table:number-columns-repeated="11" table:style-name="ce787"/>
          <table:table-cell table:style-name="Default" table:number-columns-repeated="7"/>
          <table:table-cell table:number-columns-repeated="992"/>
        </table:table-row>
        <table:table-row table:style-name="ro9">
          <table:covered-table-cell table:number-columns-repeated="13" table:style-name="ce912"/>
          <table:covered-table-cell table:number-columns-repeated="12" table:style-name="ce787"/>
          <table:table-cell table:style-name="Default" table:number-columns-repeated="7"/>
          <table:table-cell table:number-columns-repeated="992"/>
        </table:table-row>
        <table:table-row table:style-name="ro17">
          <table:table-cell table:style-name="ce534" office:value-type="string" calcext:value-type="string">
            <text:p>Positionnement dans le cycle 4</text:p>
          </table:table-cell>
          <table:table-cell table:style-name="ce550" table:number-columns-repeated="4"/>
          <table:table-cell table:style-name="ce923" office:value-type="string" calcext:value-type="string" table:number-columns-spanned="3" table:number-rows-spanned="1">
            <text:p>début de cycle</text:p>
          </table:table-cell>
          <table:covered-table-cell table:number-columns-repeated="2" table:style-name="ce923"/>
          <table:table-cell table:style-name="ce550" table:number-columns-repeated="2"/>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style-name="Default" table:number-columns-repeated="7"/>
          <table:table-cell table:number-columns-repeated="992"/>
        </table:table-row>
        <table:table-row table:style-name="ro5">
          <table:table-cell table:style-name="ce535" office:value-type="string" calcext:value-type="string">
            <text:p>Prérequis</text:p>
          </table:table-cell>
          <table:table-cell table:style-name="ce551"/>
          <table:table-cell table:style-name="ce922" office:value-type="string" calcext:value-type="string" table:number-columns-spanned="11" table:number-rows-spanned="1">
            <text:p>Connaissances des différentes fonctions vue en cycle 3</text:p>
          </table:table-cell>
          <table:covered-table-cell table:number-columns-repeated="10" table:style-name="ce922"/>
          <table:covered-table-cell table:number-columns-repeated="4" table:style-name="ce896"/>
          <table:table-cell table:style-name="ce904" table:number-columns-spanned="4" table:number-rows-spanned="1"/>
          <table:covered-table-cell table:number-columns-repeated="3" table:style-name="ce904"/>
          <table:table-cell table:style-name="ce925" table:number-columns-spanned="4" table:number-rows-spanned="1"/>
          <table:covered-table-cell table:number-columns-repeated="3" table:style-name="ce925"/>
          <table:table-cell table:style-name="Default" table:number-columns-repeated="7"/>
          <table:table-cell table:number-columns-repeated="992"/>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607" table:number-columns-repeated="11"/>
          <table:table-cell table:style-name="Default" table:number-columns-repeated="7"/>
          <table:table-cell table:number-columns-repeated="992"/>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style-name="Default" table:number-columns-repeated="7"/>
          <table:table-cell table:number-columns-repeated="992"/>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style-name="ce866" office:value-type="string" calcext:value-type="string" table:number-columns-spanned="7" table:number-rows-spanned="1">
            <text:p>Séance 4 (1/2 séance)</text:p>
          </table:table-cell>
          <table:covered-table-cell table:number-columns-repeated="6" table:style-name="ce866"/>
          <table:table-cell table:number-columns-repeated="992"/>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Comment rendre un conteneur habitable ?</text:p>
          </table:table-cell>
          <table:covered-table-cell table:number-columns-repeated="8" table:style-name="ce867"/>
          <table:table-cell table:style-name="ce937" office:value-type="string" calcext:value-type="string" table:number-columns-spanned="7" table:number-rows-spanned="1">
            <text:p>Quels sont les besoins de l'étudiant dans son studio ?</text:p>
          </table:table-cell>
          <table:covered-table-cell table:number-columns-repeated="6" table:style-name="ce937"/>
          <table:table-cell table:style-name="ce867" office:value-type="string" calcext:value-type="string" table:number-columns-spanned="7" table:number-rows-spanned="1">
            <text:p>Comment aménager le conteneur ? </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2"/>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Lecture de l'article </text:p>
            <text:p>Carte mentale</text:p>
          </table:table-cell>
          <table:covered-table-cell table:number-columns-repeated="8" table:style-name="ce867"/>
          <table:table-cell table:style-name="ce867" office:value-type="string" calcext:value-type="string" table:number-columns-spanned="7" table:number-rows-spanned="1">
            <text:p>Trouver les solutions techniques pour répondre aux besoins de l'étudiant dans le conteneur.</text:p>
            <text:p>Définir les fonctions du conteneur.</text:p>
          </table:table-cell>
          <table:covered-table-cell table:number-columns-repeated="6" table:style-name="ce867"/>
          <table:table-cell table:style-name="ce867" office:value-type="string" calcext:value-type="string" table:number-columns-spanned="7" table:number-rows-spanned="1">
            <text:p>Modélisation papier.</text:p>
          </table:table-cell>
          <table:covered-table-cell table:number-columns-repeated="6" table:style-name="ce867"/>
          <table:table-cell table:style-name="ce867" office:value-type="string" calcext:value-type="string" table:number-columns-spanned="7" table:number-rows-spanned="1">
            <text:p>Evaluation</text:p>
          </table:table-cell>
          <table:covered-table-cell table:number-columns-repeated="6" table:style-name="ce867"/>
          <table:table-cell table:number-columns-repeated="992"/>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Investigation / brainstorming</text:p>
          </table:table-cell>
          <table:covered-table-cell table:number-columns-repeated="8" table:style-name="ce867"/>
          <table:table-cell table:style-name="ce867" office:value-type="string" calcext:value-type="string" table:number-columns-spanned="7" table:number-rows-spanned="1">
            <text:p>Résolution de problèmes</text:p>
          </table:table-cell>
          <table:covered-table-cell table:number-columns-repeated="6" table:style-name="ce867"/>
          <table:table-cell table:style-name="ce867" office:value-type="string" calcext:value-type="string" table:number-columns-spanned="7" table:number-rows-spanned="1">
            <text:p>Résolution de problème.</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2"/>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office:value-type="string" calcext:value-type="string" table:number-columns-spanned="9" table:number-rows-spanned="1">
            <text:p>Repérer les différentes contraintes. Proposer une réponse adaptée pour chaque contrainte.</text:p>
          </table:table-cell>
          <table:covered-table-cell table:number-columns-repeated="8" table:style-name="ce867"/>
          <table:table-cell table:style-name="ce867" office:value-type="string" calcext:value-type="string" table:number-columns-spanned="7" table:number-rows-spanned="1">
            <text:p>Rédaction du cahier des charges du conteneur</text:p>
          </table:table-cell>
          <table:covered-table-cell table:number-columns-repeated="6" table:style-name="ce867"/>
          <table:table-cell table:style-name="ce867" office:value-type="string" calcext:value-type="string" table:number-columns-spanned="7" table:number-rows-spanned="1">
            <text:p>Vérification du cahier des charges</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2"/>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Situation déclenchante : article de journal, caractéristiques du conteneur</text:p>
          </table:table-cell>
          <table:covered-table-cell table:number-columns-repeated="8" table:style-name="ce867"/>
          <table:table-cell table:style-name="ce867" office:value-type="string" calcext:value-type="string" table:number-columns-spanned="7" table:number-rows-spanned="1">
            <text:p>Rien</text:p>
          </table:table-cell>
          <table:covered-table-cell table:number-columns-repeated="6" table:style-name="ce867"/>
          <table:table-cell table:style-name="ce867" office:value-type="string" calcext:value-type="string" table:number-columns-spanned="7" table:number-rows-spanned="1">
            <text:p>Cahier des charges réalisé les séances précédentes</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2"/>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10"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10</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2) Assurer le confort dans une habitation" calcext:value-type="string" table:number-columns-spanned="12" table:number-rows-spanned="1">
            <text:p>2) Assurer le confort dans une habitation</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realiser la maquette virtuelle d'un logement" calcext:value-type="string">
            <text:p>Comment realiser la maquette virtuelle d'un logement</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3.2" calcext:value-type="string">
            <text:p>CT 3.2</text:p>
          </table:table-cell>
          <table:table-cell table:style-name="ce800" table:formula="of:=INDEX([$Programme.$B$4:$Programme.$C$46];MATCH([.A4];[$Programme.$B$4:$Programme.$B$46];0);2)" office:value-type="string" office:string-value="► Traduire, à l’aide d’outils de représentation numérique, des choix de solutions sous forme de croquis, de dessins ou de schémas." calcext:value-type="string" table:number-columns-spanned="9" table:number-rows-spanned="1">
            <text:p>► Traduire, à l’aide d’outils de représentation numérique, des choix de solutions sous forme de croquis, de dessins ou de schémas.</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DIC.1.5" calcext:value-type="string">
            <text:p>DIC.1.5</text:p>
          </table:table-cell>
          <table:table-cell table:style-name="ce881" table:formula="of:=IFERROR(INDEX([$Programme.$I$7:$Programme.$J$94];MATCH([.$K4];[$Programme.$I$7:$Programme.$I$94];0);2);&quot;&quot;)" office:value-type="string" office:string-value="Imaginer des solutions pour produire des objets et des éléments de programmes informatiques en réponse au besoin." calcext:value-type="string" table:number-columns-spanned="6" table:number-rows-spanned="1">
            <text:p>Imaginer des solutions pour produire des objets et des éléments de programmes informatiques en réponse au besoin.</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Design. Innovation et créativité. Veille. Représentation de solutions (croquis, schémas, algorithmes). Réalité augmentée. Objets connectés." calcext:value-type="string" table:number-columns-spanned="8" table:number-rows-spanned="1">
            <text:p>Design. Innovation et créativité. Veille. Représentation de solutions (croquis, schémas, algorithmes). Réalité augmentée. Objets connectés.</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office:value-type="string" office:string-value="OTSCIS.2.2" calcext:value-type="string">
            <text:p>OTSCIS.2.2</text:p>
          </table:table-cell>
          <table:table-cell table:style-name="ce882" table:formula="of:=IFERROR(INDEX([$Programme.$I$7:$Programme.$J$94];MATCH([.$K5];[$Programme.$I$7:$Programme.$I$94];0);2);&quot;&quot;)" office:value-type="string" office:string-value="Lire, utiliser et produire, à l’aide d’outils de représentation numérique, des choix de solutions sous forme de dessins ou de schémas." calcext:value-type="string" table:number-columns-spanned="6" table:number-rows-spanned="1">
            <text:p>Lire, utiliser et produire, à l’aide d’outils de représentation numérique, des choix de solutions sous forme de dessins ou de schémas.</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office:value-type="string" office:string-value="Outils numériques de description des objets techniques." calcext:value-type="string" table:number-columns-spanned="8" table:number-rows-spanned="1">
            <text:p>Outils numériques de description des objets techniques.</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5.3" calcext:value-type="string">
            <text:p>CT 5.3</text:p>
          </table:table-cell>
          <table:table-cell table:style-name="ce800" table:formula="of:=IFERROR(INDEX([$Programme.$B$4:$Programme.$C$46];MATCH([.A6];[$Programme.$B$4:$Programme.$B$46];0);2);&quot;&quot;)" office:value-type="string" office:string-value="► Lire, utiliser et produire des représentations numériques d’objets." calcext:value-type="string" table:number-columns-spanned="9" table:number-rows-spanned="1">
            <text:p>► Lire, utiliser et produire des représentations numériques d’objet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OTSCIS.2.2" calcext:value-type="string">
            <text:p>OTSCIS.2.2</text:p>
          </table:table-cell>
          <table:table-cell table:style-name="ce881" table:formula="of:=IFERROR(INDEX([$Programme.$I$7:$Programme.$J$94];MATCH([.$K6];[$Programme.$I$7:$Programme.$I$94];0);2);&quot;&quot;)" office:value-type="string" office:string-value="Lire, utiliser et produire, à l’aide d’outils de représentation numérique, des choix de solutions sous forme de dessins ou de schémas." calcext:value-type="string" table:number-columns-spanned="6" table:number-rows-spanned="1">
            <text:p>Lire, utiliser et produire, à l’aide d’outils de représentation numérique, des choix de solutions sous forme de dessins ou de schémas.</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Outils numériques de description des objets techniques." calcext:value-type="string" table:number-columns-spanned="8" table:number-rows-spanned="1">
            <text:p>Outils numériques de description des objets techniques.</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text:p/>
          </table:table-cell>
          <table:table-cell table:style-name="ce800" table:formula="of:=IFERROR(INDEX([$Programme.$B$4:$Programme.$C$46];MATCH([.A8];[$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1" table:formula="of:=IFERROR(INDEX([$Programme.$I$7:$Programme.$J$94];MATCH([.$K8];[$Programme.$I$7:$Programme.$I$94];0);2);&quot;&quot;)" table:number-columns-spanned="6" table:number-rows-spanned="1">
            <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Modélisation informatique de l'aménagement du conteneur</text:p>
          </table:table-cell>
          <table:covered-table-cell table:number-columns-repeated="12" table:style-name="ce785"/>
          <table:table-cell table:style-name="ce785" office:value-type="string" calcext:value-type="string" table:number-columns-spanned="12" table:number-rows-spanned="2">
            <text:p>Comment passer du plan 2D à une modélisation virtuelle en 3D.</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603"/>
          <table:table-cell table:style-name="ce604"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text:s/>Un espace réel peut être représenté par un modèle numérique.</text:p>
          </table:table-cell>
          <table:covered-table-cell table:number-columns-repeated="12" table:style-name="ce787"/>
          <table:table-cell table:style-name="ce787" office:value-type="string" calcext:value-type="string" table:number-columns-spanned="12" table:number-rows-spanned="2">
            <text:p>Réalisation d'une maquette virtuelle en 3D</text:p>
            <text:p>Réalisation d'un aménagement en 2D</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903" office:value-type="string" calcext:value-type="string" table:number-columns-spanned="8" table:number-rows-spanned="1">
            <text:p>début de cycle</text:p>
          </table:table-cell>
          <table:covered-table-cell table:number-columns-repeated="7" table:style-name="ce903"/>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4"/>
          <table:table-cell table:style-name="ce904" office:value-type="string" calcext:value-type="string" table:number-columns-spanned="8" table:number-rows-spanned="1">
            <text:p>Cahier des charges conteneur</text:p>
          </table:table-cell>
          <table:covered-table-cell table:number-columns-repeated="7" table:style-name="ce904"/>
          <table:covered-table-cell table:number-columns-repeated="4" table:style-name="ce896"/>
          <table:table-cell table:style-name="ce904" table:number-columns-spanned="4" table:number-rows-spanned="1"/>
          <table:covered-table-cell table:number-columns-repeated="3" table:style-name="ce904"/>
          <table:table-cell table:style-name="ce925" table:number-columns-spanned="4" table:number-rows-spanned="1"/>
          <table:covered-table-cell table:number-columns-repeated="3" table:style-name="ce925"/>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607"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 (1/2 séance)</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table:number-columns-spanned="7" table:number-rows-spanned="1"/>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Comment modéliser virtuellement un plan papier (2D=&gt;3D)</text:p>
          </table:table-cell>
          <table:covered-table-cell table:number-columns-repeated="8" table:style-name="ce867"/>
          <table:table-cell table:style-name="ce937" table:number-columns-spanned="7" table:number-rows-spanned="1"/>
          <table:covered-table-cell table:number-columns-repeated="6" table:style-name="ce93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Utilisation logiciel de modélisation architectural</text:p>
          </table:table-cell>
          <table:covered-table-cell table:number-columns-repeated="8" table:style-name="ce867"/>
          <table:table-cell table:style-name="ce867" office:value-type="string" calcext:value-type="string" table:number-columns-spanned="7" table:number-rows-spanned="1">
            <text:p>Evaluation en 2 temps</text:p>
            <text:p>- 1ere partie sur informatique (aménagement en 3D)</text:p>
            <text:p>- 2eme partie sur papier (aménagement en 2D)</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Résolution de problème</text:p>
          </table:table-cell>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office:value-type="string" calcext:value-type="string" table:number-columns-spanned="9" table:number-rows-spanned="1">
            <text:p>Fichier de l'aménagement du conteneur</text:p>
          </table:table-cell>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Plan 2D du conteneur</text:p>
            <text:p>Logiciel de modélisation architecturale (SweetHome 3D, Google Scketchup…)</text:p>
          </table:table-cell>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11"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11</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6) Préserver les ressources (économiser l'énergie et préserver l'environnement)" calcext:value-type="string" table:number-columns-spanned="12" table:number-rows-spanned="1">
            <text:p>6) Préserver les ressources (économiser l'énergie et préserver l'environnement)</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optimiser Les apports solaires dans une maison ?" calcext:value-type="string">
            <text:p>Comment optimiser Les apports solaires dans une maison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2.1" calcext:value-type="string">
            <text:p>CT 2.1</text:p>
          </table:table-cell>
          <table:table-cell table:style-name="ce800" table:formula="of:=INDEX([$Programme.$B$4:$Programme.$C$46];MATCH([.A4];[$Programme.$B$4:$Programme.$B$46];0);2)" office:value-type="string" office:string-value="► Identifier un besoin et énoncer un problème technique, identifier les conditions, contraintes (normes et règlements) et ressources correspondantes." calcext:value-type="string" table:number-columns-spanned="9" table:number-rows-spanned="1">
            <text:p>► Identifier un besoin et énoncer un problème technique, identifier les conditions, contraintes (normes et règlements) et ressources correspondantes.</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DIC.1.1" calcext:value-type="string">
            <text:p>DIC.1.1</text:p>
          </table:table-cell>
          <table:table-cell table:style-name="ce881" table:formula="of:=IFERROR(INDEX([$Programme.$I$7:$Programme.$J$94];MATCH([.$K4];[$Programme.$I$7:$Programme.$I$94];0);2);&quot;&quot;)" office:value-type="string" office:string-value="Identifier un besoin (biens matériels ou services) et énoncer un problème technique." calcext:value-type="string" table:number-columns-spanned="6" table:number-rows-spanned="1">
            <text:p>Identifier un besoin (biens matériels ou services) et énoncer un problème technique.</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Besoin, contraintes, normalisation. " calcext:value-type="string" table:number-columns-spanned="8" table:number-rows-spanned="1">
            <text:p>Besoin, contraintes, normalisation. </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office:value-type="string" office:string-value="DIC.1.2" calcext:value-type="string">
            <text:p>DIC.1.2</text:p>
          </table:table-cell>
          <table:table-cell table:style-name="ce882" table:formula="of:=IFERROR(INDEX([$Programme.$I$7:$Programme.$J$94];MATCH([.$K5];[$Programme.$I$7:$Programme.$I$94];0);2);&quot;&quot;)" office:value-type="string" office:string-value="Identifier les conditions, contraintes (normes et règlements) et ressources correspondantes, qualifier et quantifier simplement les performances d’un objet technique existant ou à créer." calcext:value-type="string" table:number-columns-spanned="6" table:number-rows-spanned="1">
            <text:p>Identifier les conditions, contraintes (normes et règlements) et ressources correspondantes, qualifier et quantifier simplement les performances d’un objet technique existant ou à créer.</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office:value-type="string" office:string-value="Principaux éléments d’un cahier des charges. " calcext:value-type="string" table:number-columns-spanned="8" table:number-rows-spanned="1">
            <text:p>Principaux éléments d’un cahier des charges.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2.5" calcext:value-type="string">
            <text:p>CT 2.5</text:p>
          </table:table-cell>
          <table:table-cell table:style-name="ce800" table:formula="of:=IFERROR(INDEX([$Programme.$B$4:$Programme.$C$46];MATCH([.A6];[$Programme.$B$4:$Programme.$B$46];0);2);&quot;&quot;)" office:value-type="string" office:string-value="► Imaginer des solutions en réponse au besoin." calcext:value-type="string" table:number-columns-spanned="9" table:number-rows-spanned="1">
            <text:p>► Imaginer des solutions en réponse au besoin.</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DIC.1.5" calcext:value-type="string">
            <text:p>DIC.1.5</text:p>
          </table:table-cell>
          <table:table-cell table:style-name="ce881" table:formula="of:=IFERROR(INDEX([$Programme.$I$7:$Programme.$J$94];MATCH([.$K6];[$Programme.$I$7:$Programme.$I$94];0);2);&quot;&quot;)" office:value-type="string" office:string-value="Imaginer des solutions pour produire des objets et des éléments de programmes informatiques en réponse au besoin." calcext:value-type="string" table:number-columns-spanned="6" table:number-rows-spanned="1">
            <text:p>Imaginer des solutions pour produire des objets et des éléments de programmes informatiques en réponse au besoin.</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Design. Innovation et créativité. Veille. Représentation de solutions (croquis, schémas, algorithmes). Réalité augmentée. Objets connectés." calcext:value-type="string" table:number-columns-spanned="8" table:number-rows-spanned="1">
            <text:p>Design. Innovation et créativité. Veille. Représentation de solutions (croquis, schémas, algorithmes). Réalité augmentée. Objets connectés.</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3.1" calcext:value-type="string">
            <text:p>CT 3.1</text:p>
          </table:table-cell>
          <table:table-cell table:style-name="ce800" table:formula="of:=IFERROR(INDEX([$Programme.$B$4:$Programme.$C$46];MATCH([.A8];[$Programme.$B$4:$Programme.$B$46];0);2);&quot;&quot;)" office:value-type="string" office:string-value="► Exprimer sa pensée à l’aide d’outils de description adaptés : croquis, schémas, graphes, diagrammes, tableaux (représentations non normées)." calcext:value-type="string" table:number-columns-spanned="9" table:number-rows-spanned="1">
            <text:p>► Exprimer sa pensée à l’aide d’outils de description adaptés : croquis, schémas, graphes, diagrammes, tableaux (représentations non normées).</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OTSCIS.2.1" calcext:value-type="string">
            <text:p>OTSCIS.2.1</text:p>
          </table:table-cell>
          <table:table-cell table:style-name="ce881" table:formula="of:=IFERROR(INDEX([$Programme.$I$7:$Programme.$J$94];MATCH([.$K8];[$Programme.$I$7:$Programme.$I$94];0);2);&quot;&quot;)" office:value-type="string" office:string-value="Exprimer sa pensée à l’aide d’outils de description adaptés : croquis, schémas, graphes, diagrammes, tableaux. " calcext:value-type="string" table:number-columns-spanned="6" table:number-rows-spanned="1">
            <text:p>Exprimer sa pensée à l’aide d’outils de description adaptés : croquis, schémas, graphes, diagrammes, tableaux. </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Croquis à main levée. Différents schémas. Carte heuristique. Notion d’algorithme." calcext:value-type="string" table:number-columns-spanned="8" table:number-rows-spanned="1">
            <text:p>Croquis à main levée. Différents schémas. Carte heuristique. Notion d’algorithme.</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La position des pièces et des fenêtres doit être définie dans une maison</text:p>
          </table:table-cell>
          <table:covered-table-cell table:number-columns-repeated="12" table:style-name="ce785"/>
          <table:table-cell table:style-name="ce785" office:value-type="string" calcext:value-type="string" table:number-columns-spanned="12" table:number-rows-spanned="2">
            <text:p>Article du Figaro sur les logements insalubres en europe</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Pour l'aménagement d'un espace de vie il est indispensable de prendre en compte les besoins, les contraintes fonctionnelles et techniques (cahier des charges). Un espace réel peut être représenté par un modèle.</text:p>
          </table:table-cell>
          <table:covered-table-cell table:number-columns-repeated="12" table:style-name="ce787"/>
          <table:table-cell table:style-name="ce787" office:value-type="string" calcext:value-type="string" table:number-columns-spanned="12" table:number-rows-spanned="2">
            <text:p>Etre capable d’énoncer un besoin simple, d’identifier les contraintes, et représenter un plan de maison</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903" office:value-type="string" calcext:value-type="string" table:number-columns-spanned="8" table:number-rows-spanned="1">
            <text:p>Début de 4ème</text:p>
          </table:table-cell>
          <table:covered-table-cell table:number-columns-repeated="4" table:style-name="ce903"/>
          <table:covered-table-cell table:style-name="ce609"/>
          <table:covered-table-cell table:style-name="ce610"/>
          <table:covered-table-cell table:style-name="ce611"/>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1">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2">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1">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2">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Quelle doit être la position des pièces et des fenêtres dans une maison ?</text:p>
          </table:table-cell>
          <table:covered-table-cell table:number-columns-repeated="8" table:style-name="ce867"/>
          <table:table-cell table:style-name="ce937" office:value-type="string" calcext:value-type="string" table:number-columns-spanned="7" table:number-rows-spanned="1">
            <text:p>Comment définir l'architecture d'une maison de 3 personnes ?</text:p>
          </table:table-cell>
          <table:covered-table-cell table:number-columns-repeated="6" table:style-name="ce937"/>
          <table:table-cell table:style-name="ce867" office:value-type="string" calcext:value-type="string" table:number-columns-spanned="7" table:number-rows-spanned="1">
            <text:p>Comment représenter virtuellement une maison en 3D ?</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Lecture et compréhension de document ressources, et rédaction d'un cahier des charges</text:p>
          </table:table-cell>
          <table:covered-table-cell table:number-columns-repeated="8" table:style-name="ce867"/>
          <table:table-cell table:style-name="ce867" office:value-type="string" calcext:value-type="string" table:number-columns-spanned="7" table:number-rows-spanned="1">
            <text:p>Positionner les pièces et les fenêtres dans une maison, en fonction des besoins thermiques et solaires. </text:p>
          </table:table-cell>
          <table:covered-table-cell table:number-columns-repeated="6" table:style-name="ce867"/>
          <table:table-cell table:style-name="ce867" office:value-type="string" calcext:value-type="string" table:number-columns-spanned="7" table:number-rows-spanned="1">
            <text:p>Réaliser la maquette virtuelle de la maison en 3D. Evaluation sur un besoin simple, identifier les contraintes, et représenter un plan de maison</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Démarche de projet</text:p>
          </table:table-cell>
          <table:covered-table-cell table:number-columns-repeated="8"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style-name="ce867" office:value-type="string" calcext:value-type="string" table:number-columns-spanned="7" table:number-rows-spanned="1">
            <text:p>Résolution de problème</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office:value-type="string" calcext:value-type="string" table:number-columns-spanned="9" table:number-rows-spanned="1">
            <text:p>Définition du besoin, des contraintes et d'un cahier des charges, </text:p>
          </table:table-cell>
          <table:covered-table-cell table:number-columns-repeated="8" table:style-name="ce867"/>
          <table:table-cell table:style-name="ce867" office:value-type="string" calcext:value-type="string" table:number-columns-spanned="7" table:number-rows-spanned="1">
            <text:p>Représentations en 2D et 3D</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Article du Figaro. Document de l'Ademe.</text:p>
          </table:table-cell>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12"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12</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2) Assurer le confort dans une habitation" calcext:value-type="string" table:number-columns-spanned="12" table:number-rows-spanned="1">
            <text:p>2) Assurer le confort dans une habitation</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choisir un éclairage ?" calcext:value-type="string">
            <text:p>Comment choisir un éclairage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2.4" calcext:value-type="string">
            <text:p>CT 2.4</text:p>
          </table:table-cell>
          <table:table-cell table:style-name="ce800" table:formula="of:=INDEX([$Programme.$B$4:$Programme.$C$46];MATCH([.A4];[$Programme.$B$4:$Programme.$B$46];0);2)" office:value-type="string" office:string-value="► Associer des solutions techniques à des fonctions." calcext:value-type="string" table:number-columns-spanned="9" table:number-rows-spanned="1">
            <text:p>► Associer des solutions techniques à des fonctions.</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MSOST.1.2" calcext:value-type="string">
            <text:p>MSOST.1.2</text:p>
          </table:table-cell>
          <table:table-cell table:style-name="ce881" table:formula="of:=IFERROR(INDEX([$Programme.$I$7:$Programme.$J$94];MATCH([.$K4];[$Programme.$I$7:$Programme.$I$94];0);2);&quot;&quot;)" office:value-type="string" office:string-value="Associer des solutions techniques à des fonctions." calcext:value-type="string" table:number-columns-spanned="6" table:number-rows-spanned="1">
            <text:p>Associer des solutions techniques à des fonctions.</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Analyse fonctionnelle systémique." calcext:value-type="string" table:number-columns-spanned="8" table:number-rows-spanned="1">
            <text:p>Analyse fonctionnelle systémique.</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3.3" calcext:value-type="string">
            <text:p>CT 3.3</text:p>
          </table:table-cell>
          <table:table-cell table:style-name="ce800" table:formula="of:=IFERROR(INDEX([$Programme.$B$4:$Programme.$C$46];MATCH([.A6];[$Programme.$B$4:$Programme.$B$46];0);2);&quot;&quot;)" office:value-type="string" office:string-value="► Présenter à l’oral et à l’aide de supports numériques multimédia des solutions techniques au moment des revues de projet." calcext:value-type="string" table:number-columns-spanned="9" table:number-rows-spanned="1">
            <text:p>► Présenter à l’oral et à l’aide de supports numériques multimédia des solutions techniques au moment des revues de projet.</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DIC.1.7" calcext:value-type="string">
            <text:p>DIC.1.7</text:p>
          </table:table-cell>
          <table:table-cell table:style-name="ce881" table:formula="of:=IFERROR(INDEX([$Programme.$I$7:$Programme.$J$94];MATCH([.$K6];[$Programme.$I$7:$Programme.$I$94];0);2);&quot;&quot;)" office:value-type="string" office:string-value="Présenter à l’oral et à l’aide de supports numériques multimédia des solutions techniques au moment des revues de projet." calcext:value-type="string" table:number-columns-spanned="6" table:number-rows-spanned="1">
            <text:p>Présenter à l’oral et à l’aide de supports numériques multimédia des solutions techniques au moment des revues de projet.</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Outils numériques de présentation." calcext:value-type="string" table:number-columns-spanned="8" table:number-rows-spanned="1">
            <text:p>Outils numériques de présentation.</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5.2" calcext:value-type="string">
            <text:p>CT 5.2</text:p>
          </table:table-cell>
          <table:table-cell table:style-name="ce800" table:formula="of:=IFERROR(INDEX([$Programme.$B$4:$Programme.$C$46];MATCH([.A8];[$Programme.$B$4:$Programme.$B$46];0);2);&quot;&quot;)" office:value-type="string" office:string-value="► Organiser, structurer et stocker des ressources numériques." calcext:value-type="string" table:number-columns-spanned="9" table:number-rows-spanned="1">
            <text:p>► Organiser, structurer et stocker des ressources numériques.</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DIC.1.6" calcext:value-type="string">
            <text:p>DIC.1.6</text:p>
          </table:table-cell>
          <table:table-cell table:style-name="ce881" table:formula="of:=IFERROR(INDEX([$Programme.$I$7:$Programme.$J$94];MATCH([.$K8];[$Programme.$I$7:$Programme.$I$94];0);2);&quot;&quot;)" office:value-type="string" office:string-value="Organiser, structurer et stocker des ressources numériques." calcext:value-type="string" table:number-columns-spanned="6" table:number-rows-spanned="1">
            <text:p>Organiser, structurer et stocker des ressources numériques.</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Arborescence." calcext:value-type="string" table:number-columns-spanned="8" table:number-rows-spanned="1">
            <text:p>Arborescence.</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Répondre au besoin d'un client souhaitant un éclairage particulier</text:p>
          </table:table-cell>
          <table:covered-table-cell table:number-columns-repeated="12" table:style-name="ce785"/>
          <table:table-cell table:style-name="ce785" office:value-type="string" calcext:value-type="string" table:number-columns-spanned="12" table:number-rows-spanned="2">
            <text:p>Visualisation d'un reportage sur le choix d'un four électrique</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Pour répondre à un client, il est indispensable de bien comprendre son besoin, d'analyser les fonctions qu'il recherche, et être capable de classer les objets techniques présentant des solutions techniques répondant le mieux à ses attentes.</text:p>
          </table:table-cell>
          <table:covered-table-cell table:number-columns-repeated="12" table:style-name="ce787"/>
          <table:table-cell table:style-name="ce787" office:value-type="string" calcext:value-type="string" table:number-columns-spanned="12" table:number-rows-spanned="2">
            <text:p>Comprendre la démarche aboutissant à la conception d'un objet technique. Etre capable d'effectuer un choix pertinent entre plusieurs objets techniques, pour répondre à un besoin. Connaître l'arborescence principale du réseau informatique du collège.</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903" office:value-type="string" calcext:value-type="string" table:number-columns-spanned="8" table:number-rows-spanned="1">
            <text:p>Début de 4ème</text:p>
          </table:table-cell>
          <table:covered-table-cell table:number-columns-repeated="4" table:style-name="ce550"/>
          <table:covered-table-cell table:style-name="ce567"/>
          <table:covered-table-cell table:style-name="ce573"/>
          <table:covered-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1">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2">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1">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2">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Comment choisir un éclairage ?</text:p>
          </table:table-cell>
          <table:covered-table-cell table:number-columns-repeated="8" table:style-name="ce867"/>
          <table:table-cell table:style-name="ce612" office:value-type="string" calcext:value-type="string" table:number-columns-spanned="7" table:number-rows-spanned="1">
            <text:p>Comment choisir un éclairage pour un client particulier ?</text:p>
          </table:table-cell>
          <table:covered-table-cell table:number-columns-repeated="6" table:style-name="ce937"/>
          <table:table-cell table:style-name="ce867" office:value-type="string" calcext:value-type="string" table:number-columns-spanned="7" table:number-rows-spanned="1">
            <text:p>Comment choisir un éclairage pour un client particulier ?</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Réalisation d'un tableau présentant les avantages et inconvénients apportés par chaque système d'éclairage. Echange de fichiers par l'intermédiaire du réseau informatique du collège.</text:p>
          </table:table-cell>
          <table:covered-table-cell table:number-columns-repeated="8" table:style-name="ce867"/>
          <table:table-cell table:style-name="ce867" office:value-type="string" calcext:value-type="string" table:number-columns-spanned="7" table:number-rows-spanned="1">
            <text:p>Classement des différents systèmes d'éclairage du plus pertinent au moins pertinent pour répondre à un besoin précis. <text:s/>Echange de fichiers par l'intermédiaire du réseau informatique du collège.</text:p>
          </table:table-cell>
          <table:covered-table-cell table:number-columns-repeated="6" table:style-name="ce867"/>
          <table:table-cell table:style-name="ce867" office:value-type="string" calcext:value-type="string" table:number-columns-spanned="7" table:number-rows-spanned="1">
            <text:p>Présentation du travail à la classe. Evaluation sur le choix de solutions techniques en lien avec des fonctions, connaître les répertoires principaux du réseau informatique du collège.</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Résolution de problème technique</text:p>
          </table:table-cell>
          <table:covered-table-cell table:number-columns-repeated="8" table:style-name="ce867"/>
          <table:table-cell table:style-name="ce867" office:value-type="string" calcext:value-type="string" table:number-columns-spanned="7" table:number-rows-spanned="1">
            <text:p>Résolution de problème technique</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office:value-type="string" calcext:value-type="string" table:number-columns-spanned="9" table:number-rows-spanned="1">
            <text:p>Arborence d'un serveur informatique multipostes</text:p>
          </table:table-cell>
          <table:covered-table-cell table:number-columns-repeated="8" table:style-name="ce867"/>
          <table:table-cell table:style-name="ce867" office:value-type="string" calcext:value-type="string" table:number-columns-spanned="7" table:number-rows-spanned="1">
            <text:p>Démarche aboutissant à la conception d'un objet technique.</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Fiche des différents clients avec leur besoin spécifiques</text:p>
          </table:table-cell>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13"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13</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7) Programmer un objet" calcext:value-type="string" table:number-columns-spanned="12" table:number-rows-spanned="1">
            <text:p>7) Programmer un objet</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réduire la consommation énergétique d’un logement ?" calcext:value-type="string">
            <text:p>Comment réduire la consommation énergétique d’un logement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S 1.8" calcext:value-type="string">
            <text:p>CS 1.8</text:p>
          </table:table-cell>
          <table:table-cell table:style-name="ce800" table:formula="of:=INDEX([$Programme.$B$4:$Programme.$C$46];MATCH([.A4];[$Programme.$B$4:$Programme.$B$46];0);2)" office:value-type="string" office:string-value="► Utiliser une modélisation pour comprendre, formaliser, partager, construire, investiguer, prouver." calcext:value-type="string" table:number-columns-spanned="9" table:number-rows-spanned="1">
            <text:p>► Utiliser une modélisation pour comprendre, formaliser, partager, construire, investiguer, prouver.</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MSOST.2.1" calcext:value-type="string">
            <text:p>MSOST.2.1</text:p>
          </table:table-cell>
          <table:table-cell table:style-name="ce881" table:formula="of:=IFERROR(INDEX([$Programme.$I$7:$Programme.$J$94];MATCH([.$K4];[$Programme.$I$7:$Programme.$I$94];0);2);&quot;&quot;)" office:value-type="string" office:string-value="Utiliser une modélisation pour comprendre, formaliser, partager, construire, investiguer, prouver." calcext:value-type="string" table:number-columns-spanned="6" table:number-rows-spanned="1">
            <text:p>Utiliser une modélisation pour comprendre, formaliser, partager, construire, investiguer, prouver.</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Outils de description d’un fonctionnement, d’une structure et d’un comportement. " calcext:value-type="string" table:number-columns-spanned="8" table:number-rows-spanned="1">
            <text:p>Outils de description d’un fonctionnement, d’une structure et d’un comportement. </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6.2" calcext:value-type="string">
            <text:p>CT 6.2</text:p>
          </table:table-cell>
          <table:table-cell table:style-name="ce800" table:formula="of:=IFERROR(INDEX([$Programme.$B$4:$Programme.$C$46];MATCH([.A6];[$Programme.$B$4:$Programme.$B$46];0);2);&quot;&quot;)" office:value-type="string" office:string-value="► Analyser l’impact environnemental d’un objet et de ses constituants." calcext:value-type="string" table:number-columns-spanned="9" table:number-rows-spanned="1">
            <text:p>► Analyser l’impact environnemental d’un objet et de ses constituant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OTSCIS.1.2" calcext:value-type="string">
            <text:p>OTSCIS.1.2</text:p>
          </table:table-cell>
          <table:table-cell table:style-name="ce881" table:formula="of:=IFERROR(INDEX([$Programme.$I$7:$Programme.$J$94];MATCH([.$K6];[$Programme.$I$7:$Programme.$I$94];0);2);&quot;&quot;)" office:value-type="string" office:string-value="Relier les évolutions technologiques aux inventions et innovations qui marquent des ruptures dans les solutions techniques. " calcext:value-type="string" table:number-columns-spanned="6" table:number-rows-spanned="1">
            <text:p>Relier les évolutions technologiques aux inventions et innovations qui marquent des ruptures dans les solutions techniques. </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text:p/>
          </table:table-cell>
          <table:table-cell table:style-name="ce800" table:formula="of:=IFERROR(INDEX([$Programme.$B$4:$Programme.$C$46];MATCH([.A8];[$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1" table:formula="of:=IFERROR(INDEX([$Programme.$I$7:$Programme.$J$94];MATCH([.$K8];[$Programme.$I$7:$Programme.$I$94];0);2);&quot;&quot;)" table:number-columns-spanned="6" table:number-rows-spanned="1">
            <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table:number-columns-spanned="13" table:number-rows-spanned="2"/>
          <table:covered-table-cell table:number-columns-repeated="12" table:style-name="ce785"/>
          <table:table-cell table:style-name="ce785" table:number-columns-spanned="12" table:number-rows-spanned="2"/>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table:number-columns-spanned="13" table:number-rows-spanned="2"/>
          <table:covered-table-cell table:number-columns-repeated="12" table:style-name="ce787"/>
          <table:table-cell table:style-name="ce787" table:number-columns-spanned="12" table:number-rows-spanned="2"/>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903" office:value-type="string" calcext:value-type="string" table:number-columns-spanned="8" table:number-rows-spanned="1">
            <text:p>Début de 4ème</text:p>
          </table:table-cell>
          <table:covered-table-cell table:number-columns-repeated="4" table:style-name="ce550"/>
          <table:covered-table-cell table:style-name="ce567"/>
          <table:covered-table-cell table:style-name="ce573"/>
          <table:covered-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1">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2">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1">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2">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table:number-columns-spanned="9" table:number-rows-spanned="1"/>
          <table:covered-table-cell table:number-columns-repeated="8" table:style-name="ce867"/>
          <table:table-cell table:style-name="ce937" table:number-columns-spanned="7" table:number-rows-spanned="1"/>
          <table:covered-table-cell table:number-columns-repeated="6" table:style-name="ce937"/>
          <table:table-cell table:style-name="ce937" table:number-columns-spanned="7" table:number-rows-spanned="1"/>
          <table:covered-table-cell table:number-columns-repeated="6" table:style-name="ce93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14"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14</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8) Acquérir et transmettre des informations ou des données" calcext:value-type="string" table:number-columns-spanned="12" table:number-rows-spanned="1">
            <text:p>8) Acquérir et transmettre des informations ou des données</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utiliser un réseau informatique ?" calcext:value-type="string">
            <text:p>Comment utiliser un réseau informatique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5.4" calcext:value-type="string">
            <text:p>CT 5.4</text:p>
          </table:table-cell>
          <table:table-cell table:style-name="ce800" table:formula="of:=INDEX([$Programme.$B$4:$Programme.$C$46];MATCH([.A4];[$Programme.$B$4:$Programme.$B$46];0);2)" office:value-type="string" office:string-value="► Piloter un système connecté localement ou à distance." calcext:value-type="string" table:number-columns-spanned="9" table:number-rows-spanned="1">
            <text:p>► Piloter un système connecté localement ou à distance.</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IP.2.2" calcext:value-type="string">
            <text:p>IP.2.2</text:p>
          </table:table-cell>
          <table:table-cell table:style-name="ce881" table:formula="of:=IFERROR(INDEX([$Programme.$I$7:$Programme.$J$94];MATCH([.$K4];[$Programme.$I$7:$Programme.$I$94];0);2);&quot;&quot;)" office:value-type="string" office:string-value="Écrire, mettre au point (tester, corriger) et exécuter un programme commandant un système réel et vérifier le comportement attendu." calcext:value-type="string" table:number-columns-spanned="6" table:number-rows-spanned="1">
            <text:p>Écrire, mettre au point (tester, corriger) et exécuter un programme commandant un système réel et vérifier le comportement attendu.</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S 5.6" calcext:value-type="string">
            <text:p>CS 5.6</text:p>
          </table:table-cell>
          <table:table-cell table:style-name="ce800" table:formula="of:=IFERROR(INDEX([$Programme.$B$4:$Programme.$C$46];MATCH([.A6];[$Programme.$B$4:$Programme.$B$46];0);2);&quot;&quot;)" office:value-type="string" office:string-value="► Comprendre le fonctionnement d’un réseau informatique." calcext:value-type="string" table:number-columns-spanned="9" table:number-rows-spanned="1">
            <text:p>► Comprendre le fonctionnement d’un réseau informatique.</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IP.1.1" calcext:value-type="string">
            <text:p>IP.1.1</text:p>
          </table:table-cell>
          <table:table-cell table:style-name="ce881" table:formula="of:=IFERROR(INDEX([$Programme.$I$7:$Programme.$J$94];MATCH([.$K6];[$Programme.$I$7:$Programme.$I$94];0);2);&quot;&quot;)" office:value-type="string" office:string-value="Comprendre le fonctionnement d'un réseau informatique" calcext:value-type="string" table:number-columns-spanned="6" table:number-rows-spanned="1">
            <text:p>Comprendre le fonctionnement d'un réseau informatique</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Composants d'un réseau, architecture d'un réseau local, moyens de connexion d’un moyen informatique. Notion de protocole, d'organisation de protocoles en couche, d'algorithme de routage, Internet." calcext:value-type="string" table:number-columns-spanned="8" table:number-rows-spanned="1">
            <text:p>Composants d'un réseau, architecture d'un réseau local, moyens de connexion d’un moyen informatique. Notion de protocole, d'organisation de protocoles en couche, d'algorithme de routage, Internet.</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text:p/>
          </table:table-cell>
          <table:table-cell table:style-name="ce800" table:formula="of:=IFERROR(INDEX([$Programme.$B$4:$Programme.$C$46];MATCH([.A8];[$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1" table:formula="of:=IFERROR(INDEX([$Programme.$I$7:$Programme.$J$94];MATCH([.$K8];[$Programme.$I$7:$Programme.$I$94];0);2);&quot;&quot;)" table:number-columns-spanned="6" table:number-rows-spanned="1">
            <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table:number-columns-spanned="13" table:number-rows-spanned="2"/>
          <table:covered-table-cell table:number-columns-repeated="12" table:style-name="ce785"/>
          <table:table-cell table:style-name="ce785" table:number-columns-spanned="12" table:number-rows-spanned="2"/>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table:number-columns-spanned="13" table:number-rows-spanned="2"/>
          <table:covered-table-cell table:number-columns-repeated="12" table:style-name="ce787"/>
          <table:table-cell table:style-name="ce787" table:number-columns-spanned="12" table:number-rows-spanned="2"/>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9"/>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1">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2">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1">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2">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table:number-columns-spanned="9" table:number-rows-spanned="1"/>
          <table:covered-table-cell table:number-columns-repeated="8" table:style-name="ce867"/>
          <table:table-cell table:style-name="ce937" table:number-columns-spanned="7" table:number-rows-spanned="1"/>
          <table:covered-table-cell table:number-columns-repeated="6" table:style-name="ce93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15"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15</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4) Rendre une construction robuste et stable" calcext:value-type="string" table:number-columns-spanned="12" table:number-rows-spanned="1">
            <text:p>4) Rendre une construction robuste et stable</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assurer la stabilité d'une voute ?" calcext:value-type="string">
            <text:p>Comment assurer la stabilité d'une voute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S 1.7" calcext:value-type="string">
            <text:p>CS 1.7</text:p>
          </table:table-cell>
          <table:table-cell table:style-name="ce800" table:formula="of:=INDEX([$Programme.$B$4:$Programme.$C$46];MATCH([.A4];[$Programme.$B$4:$Programme.$B$46];0);2)" office:value-type="string" office:string-value="► Interpréter des résultats expérimentaux, en tirer une conclusion et la communiquer en argumentant." calcext:value-type="string" table:number-columns-spanned="9" table:number-rows-spanned="1">
            <text:p>► Interpréter des résultats expérimentaux, en tirer une conclusion et la communiquer en argumentant.</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MSOST.1.7" calcext:value-type="string">
            <text:p>MSOST.1.7</text:p>
          </table:table-cell>
          <table:table-cell table:style-name="ce881" table:formula="of:=IFERROR(INDEX([$Programme.$I$7:$Programme.$J$94];MATCH([.$K4];[$Programme.$I$7:$Programme.$I$94];0);2);&quot;&quot;)" office:value-type="string" office:string-value="Interpréter des résultats expérimentaux, en tirer une conclusion et la communiquer en argumentant." calcext:value-type="string" table:number-columns-spanned="6" table:number-rows-spanned="1">
            <text:p>Interpréter des résultats expérimentaux, en tirer une conclusion et la communiquer en argumentant.</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Notions d’écarts entre les attentes fixées par le cahier des charges et les résultats de l’expérimentation." calcext:value-type="string" table:number-columns-spanned="8" table:number-rows-spanned="1">
            <text:p>Notions d’écarts entre les attentes fixées par le cahier des charges et les résultats de l’expérimentation.</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S 1.8" calcext:value-type="string">
            <text:p>CS 1.8</text:p>
          </table:table-cell>
          <table:table-cell table:style-name="ce800" table:formula="of:=IFERROR(INDEX([$Programme.$B$4:$Programme.$C$46];MATCH([.A6];[$Programme.$B$4:$Programme.$B$46];0);2);&quot;&quot;)" office:value-type="string" office:string-value="► Utiliser une modélisation pour comprendre, formaliser, partager, construire, investiguer, prouver." calcext:value-type="string" table:number-columns-spanned="9" table:number-rows-spanned="1">
            <text:p>► Utiliser une modélisation pour comprendre, formaliser, partager, construire, investiguer, prouver.</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MSOST.2.1" calcext:value-type="string">
            <text:p>MSOST.2.1</text:p>
          </table:table-cell>
          <table:table-cell table:style-name="ce881" table:formula="of:=IFERROR(INDEX([$Programme.$I$7:$Programme.$J$94];MATCH([.$K6];[$Programme.$I$7:$Programme.$I$94];0);2);&quot;&quot;)" office:value-type="string" office:string-value="Utiliser une modélisation pour comprendre, formaliser, partager, construire, investiguer, prouver." calcext:value-type="string" table:number-columns-spanned="6" table:number-rows-spanned="1">
            <text:p>Utiliser une modélisation pour comprendre, formaliser, partager, construire, investiguer, prouver.</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Outils de description d’un fonctionnement, d’une structure et d’un comportement. " calcext:value-type="string" table:number-columns-spanned="8" table:number-rows-spanned="1">
            <text:p>Outils de description d’un fonctionnement, d’une structure et d’un comportement. </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4.1" calcext:value-type="string">
            <text:p>CT 4.1</text:p>
          </table:table-cell>
          <table:table-cell table:style-name="ce800" table:formula="of:=IFERROR(INDEX([$Programme.$B$4:$Programme.$C$46];MATCH([.A8];[$Programme.$B$4:$Programme.$B$46];0);2);&quot;&quot;)" office:value-type="string" office:string-value="► Décrire, en utilisant les outils et langages de descriptions adaptés, la structure et le comportement des objets." calcext:value-type="string" table:number-columns-spanned="9" table:number-rows-spanned="1">
            <text:p>► Décrire, en utilisant les outils et langages de descriptions adaptés, la structure et le comportement des objets.</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OTSCIS.1.4" calcext:value-type="string">
            <text:p>OTSCIS.1.4</text:p>
          </table:table-cell>
          <table:table-cell table:style-name="ce881" table:formula="of:=IFERROR(INDEX([$Programme.$I$7:$Programme.$J$94];MATCH([.$K8];[$Programme.$I$7:$Programme.$I$94];0);2);&quot;&quot;)" office:value-type="string" office:string-value="Élaborer un document qui synthétise ces comparaisons et ces commentaires." calcext:value-type="string" table:number-columns-spanned="6" table:number-rows-spanned="1">
            <text:p>Élaborer un document qui synthétise ces comparaisons et ces commentaires.</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Outils numériques de présentation. Charte graphique." calcext:value-type="string" table:number-columns-spanned="8" table:number-rows-spanned="1">
            <text:p>Outils numériques de présentation. Charte graphique.</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MSOST.1.5" calcext:value-type="string">
            <text:p>MSOST.1.5</text:p>
          </table:table-cell>
          <table:table-cell table:style-name="ce882" table:formula="of:=IFERROR(INDEX([$Programme.$I$7:$Programme.$J$94];MATCH([.$K9];[$Programme.$I$7:$Programme.$I$94];0);2);&quot;&quot;)" office:value-type="string" office:string-value="Décrire, en utilisant les outils et langages de descriptions adaptés, le fonctionnement, la structure et le comportement des objets." calcext:value-type="string" table:number-columns-spanned="6" table:number-rows-spanned="1">
            <text:p>Décrire, en utilisant les outils et langages de descriptions adaptés, le fonctionnement, la structure et le comportement des objets.</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office:value-type="string" office:string-value="Outils de description d’un fonctionnement, d’une structure et d’un comportement." calcext:value-type="string" table:number-columns-spanned="8" table:number-rows-spanned="1">
            <text:p>Outils de description d’un fonctionnement, d’une structure et d’un comportement.</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office:value-type="string" office:string-value="CT 5.1" calcext:value-type="string">
            <text:p>CT 5.1</text:p>
          </table:table-cell>
          <table:table-cell table:style-name="ce800" table:formula="of:=IFERROR(INDEX([$Programme.$B$4:$Programme.$C$46];MATCH([.A10];[$Programme.$B$4:$Programme.$B$46];0);2);&quot;&quot;)" office:value-type="string" office:string-value="► Simuler numériquement la structure et/ou le comportement d’un objet." calcext:value-type="string" table:number-columns-spanned="9" table:number-rows-spanned="1">
            <text:p>► Simuler numériquement la structure et/ou le comportement d’un objet.</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office:value-type="string" office:string-value="MSOST.2.2" calcext:value-type="string">
            <text:p>MSOST.2.2</text:p>
          </table:table-cell>
          <table:table-cell table:style-name="ce881" table:formula="of:=IFERROR(INDEX([$Programme.$I$7:$Programme.$J$94];MATCH([.$K10];[$Programme.$I$7:$Programme.$I$94];0);2);&quot;&quot;)" office:value-type="string" office:string-value="Simuler numériquement la structure et/ou le comportement d’un objet. Interpréter le comportement de l’objet technique et le communiquer en argumentant." calcext:value-type="string" table:number-columns-spanned="6" table:number-rows-spanned="1">
            <text:p>Simuler numériquement la structure et/ou le comportement d’un objet. Interpréter le comportement de l’objet technique et le communiquer en argumentant.</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office:value-type="string" office:string-value="Notions d’écarts entre les attentes fixées par le cahier des charges et les résultats de la simulation." calcext:value-type="string" table:number-columns-spanned="8" table:number-rows-spanned="1">
            <text:p>Notions d’écarts entre les attentes fixées par le cahier des charges et les résultats de la simulation.</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Depuis l'époque romaine, de nombreux édifices utilisent des voûtes pour réaliser des ouvertures, pourquoi et comment sont-elles stables?</text:p>
          </table:table-cell>
          <table:covered-table-cell table:number-columns-repeated="11" table:style-name="ce589"/>
          <table:covered-table-cell table:style-name="ce623"/>
          <table:table-cell table:style-name="ce785" office:value-type="string" calcext:value-type="string" table:number-columns-spanned="12" table:number-rows-spanned="2">
            <text:p>Mur modélisé sur un logiciel dans lequel on réalise une ouverture avec observation que l'ensemble s'écroule alors que l'on peut visualiser que de nombreux édifices et même de très anciens sont encore là.</text:p>
          </table:table-cell>
          <table:covered-table-cell table:number-columns-repeated="10" table:style-name="ce589"/>
          <table:covered-table-cell table:style-name="ce623"/>
          <table:table-cell table:number-columns-repeated="999"/>
        </table:table-row>
        <table:table-row table:style-name="ro8">
          <table:covered-table-cell table:style-name="ce613"/>
          <table:covered-table-cell table:number-columns-repeated="11" table:style-name="ce615"/>
          <table:covered-table-cell table:style-name="ce624"/>
          <table:covered-table-cell table:style-name="ce613"/>
          <table:covered-table-cell table:number-columns-repeated="10" table:style-name="ce615"/>
          <table:covered-table-cell table:style-name="ce624"/>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616"/>
          <table:table-cell table:style-name="ce620"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Connaissance de la définition d'un arc et de son intérêt + Solution avec des contreforts ou arc-boutants pour assurer la stabilité de la structure + Mise en évidence des efforts et forces de poussée</text:p>
            <text:p>Intérêt d'utiliser un outil de modélisation pour étudier le comportement d'une structure avec malgré tout un écart entre virtuel et réel.</text:p>
            <text:p/>
          </table:table-cell>
          <table:covered-table-cell table:number-columns-repeated="11" table:style-name="ce589"/>
          <table:covered-table-cell table:style-name="ce623"/>
          <table:table-cell table:style-name="ce787" office:value-type="string" calcext:value-type="string" table:number-columns-spanned="12" table:number-rows-spanned="2">
            <text:p>Connaissance de la définition d'un arc et de son intérêt + Solution avec des contreforts ou arc-boutants pour assurer la stabilité d'une structure + Mise en évidence des efforts et forces de poussée</text:p>
            <text:p>Proposer une solution simple pour assurer la satbilité d'une structure</text:p>
          </table:table-cell>
          <table:covered-table-cell table:number-columns-repeated="10" table:style-name="ce589"/>
          <table:covered-table-cell table:style-name="ce623"/>
          <table:table-cell table:number-columns-repeated="999"/>
        </table:table-row>
        <table:table-row table:style-name="ro9">
          <table:covered-table-cell table:style-name="ce614"/>
          <table:covered-table-cell table:number-columns-repeated="11" table:style-name="ce904"/>
          <table:covered-table-cell table:style-name="ce596"/>
          <table:covered-table-cell table:style-name="ce614"/>
          <table:covered-table-cell table:number-columns-repeated="10" table:style-name="ce904"/>
          <table:covered-table-cell table:style-name="ce596"/>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903" office:value-type="string" calcext:value-type="string" table:number-columns-spanned="8" table:number-rows-spanned="1">
            <text:p>Milieu de 4ème</text:p>
          </table:table-cell>
          <table:covered-table-cell table:number-columns-repeated="4" table:style-name="ce550"/>
          <table:covered-table-cell table:style-name="ce567"/>
          <table:covered-table-cell table:style-name="ce573"/>
          <table:covered-table-cell table:style-name="ce580"/>
          <table:table-cell table:style-name="ce625" office:value-type="string" calcext:value-type="string" table:number-columns-spanned="4" table:number-rows-spanned="2">
            <text:p>Liens possibles avec les EPI ou les parcours (Avenir, Citoyen, PEAC)</text:p>
          </table:table-cell>
          <table:covered-table-cell table:number-columns-repeated="3" table:style-name="ce627"/>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2" table:style-name="ce903"/>
          <table:covered-table-cell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style-name="ce626"/>
          <table:covered-table-cell table:number-columns-repeated="3" table:style-name="ce628"/>
          <table:table-cell table:style-name="ce904" table:number-columns-spanned="4" table:number-rows-spanned="1"/>
          <table:covered-table-cell table:number-columns-repeated="3" table:style-name="ce904"/>
          <table:table-cell table:style-name="ce949" table:number-columns-spanned="4" table:number-rows-spanned="1"/>
          <table:covered-table-cell table:number-columns-repeated="2" table:style-name="ce631"/>
          <table:covered-table-cell table:style-name="ce949"/>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629"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7" table:style-name="ce621"/>
          <table:covered-table-cell table:style-name="ce885"/>
          <table:table-cell table:style-name="ce885" office:value-type="string" calcext:value-type="string" table:number-columns-spanned="7" table:number-rows-spanned="1">
            <text:p>Séance 2</text:p>
          </table:table-cell>
          <table:covered-table-cell table:number-columns-repeated="5" table:style-name="ce621"/>
          <table:covered-table-cell table:style-name="ce885"/>
          <table:table-cell table:style-name="ce866" office:value-type="string" calcext:value-type="string" table:number-columns-spanned="7" table:number-rows-spanned="1">
            <text:p>Séance 3</text:p>
          </table:table-cell>
          <table:covered-table-cell table:number-columns-repeated="5" table:style-name="ce621"/>
          <table:covered-table-cell table:style-name="ce885"/>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617"/>
          <table:table-cell table:style-name="ce867" office:value-type="string" calcext:value-type="string" table:number-columns-spanned="9" table:number-rows-spanned="1">
            <text:p>Comment permettre à mon mur d'être stable lorsque je réalise une ouverture ?</text:p>
          </table:table-cell>
          <table:covered-table-cell table:number-columns-repeated="7" table:style-name="ce622"/>
          <table:covered-table-cell table:style-name="ce937"/>
          <table:table-cell table:style-name="ce937" office:value-type="string" calcext:value-type="string" table:number-columns-spanned="7" table:number-rows-spanned="1">
            <text:p>Comment permettre à mon mur d'être stable lorsque je réalise une ouverture ?</text:p>
          </table:table-cell>
          <table:covered-table-cell table:number-columns-repeated="5" table:style-name="ce622"/>
          <table:covered-table-cell table:style-name="ce937"/>
          <table:table-cell table:style-name="ce937" office:value-type="string" calcext:value-type="string" table:number-columns-spanned="7" table:number-rows-spanned="1">
            <text:p>Comment permettre à mon mur d'être stable lorsque je réalise une ouverture ?</text:p>
          </table:table-cell>
          <table:covered-table-cell table:number-columns-repeated="5" table:style-name="ce622"/>
          <table:covered-table-cell table:style-name="ce93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618"/>
          <table:table-cell table:style-name="ce867" office:value-type="string" calcext:value-type="string" table:number-columns-spanned="9" table:number-rows-spanned="1">
            <text:p>Observation, investigation, construction <text:s/>et comparaison de solutions à partir de l'existant, d'une maquette réelle et d'une modélisation.</text:p>
          </table:table-cell>
          <table:covered-table-cell table:number-columns-repeated="7" table:style-name="ce622"/>
          <table:covered-table-cell table:style-name="ce937"/>
          <table:table-cell table:style-name="ce867" office:value-type="string" calcext:value-type="string" table:number-columns-spanned="7" table:number-rows-spanned="1">
            <text:p>Recherche de solution</text:p>
            <text:p>Mise en forme d'un document de synthèse</text:p>
            <text:p/>
          </table:table-cell>
          <table:covered-table-cell table:number-columns-repeated="5" table:style-name="ce622"/>
          <table:covered-table-cell table:style-name="ce937"/>
          <table:table-cell table:style-name="ce867" office:value-type="string" calcext:value-type="string" table:number-columns-spanned="7" table:number-rows-spanned="1">
            <text:p>Présentation à la classe des travaux effectuées. Evaluation sur les arcs.</text:p>
          </table:table-cell>
          <table:covered-table-cell table:number-columns-repeated="5" table:style-name="ce622"/>
          <table:covered-table-cell table:style-name="ce93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619"/>
          <table:table-cell table:style-name="ce867" office:value-type="string" calcext:value-type="string" table:number-columns-spanned="9" table:number-rows-spanned="1">
            <text:p>Investigation</text:p>
          </table:table-cell>
          <table:covered-table-cell table:number-columns-repeated="7" table:style-name="ce622"/>
          <table:covered-table-cell table:style-name="ce937"/>
          <table:table-cell table:style-name="ce867" office:value-type="string" calcext:value-type="string" table:number-columns-spanned="7" table:number-rows-spanned="1">
            <text:p>Investigation</text:p>
          </table:table-cell>
          <table:covered-table-cell table:number-columns-repeated="5" table:style-name="ce622"/>
          <table:covered-table-cell table:style-name="ce937"/>
          <table:table-cell table:style-name="ce867" office:value-type="string" calcext:value-type="string" table:number-columns-spanned="7" table:number-rows-spanned="1">
            <text:p>Investigation</text:p>
          </table:table-cell>
          <table:covered-table-cell table:number-columns-repeated="5" table:style-name="ce622"/>
          <table:covered-table-cell table:style-name="ce93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619"/>
          <table:table-cell table:style-name="ce867" table:number-columns-spanned="9" table:number-rows-spanned="1"/>
          <table:covered-table-cell table:number-columns-repeated="7" table:style-name="ce622"/>
          <table:covered-table-cell table:style-name="ce937"/>
          <table:table-cell table:style-name="ce867" office:value-type="string" calcext:value-type="string" table:number-columns-spanned="7" table:number-rows-spanned="1">
            <text:p>Arc  avec des contreforts ou arc-boutants pour assurer la stabilité de la structure + Mise en évidence des efforts et forces de poussée</text:p>
            <text:p>Intérêt et limite des outils de modélisation pour étudier le comportement d'une structure</text:p>
          </table:table-cell>
          <table:covered-table-cell table:number-columns-repeated="5" table:style-name="ce622"/>
          <table:covered-table-cell table:style-name="ce937"/>
          <table:table-cell table:style-name="ce867" table:number-columns-spanned="7" table:number-rows-spanned="1"/>
          <table:covered-table-cell table:number-columns-repeated="5" table:style-name="ce622"/>
          <table:covered-table-cell table:style-name="ce93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618"/>
          <table:table-cell table:style-name="ce867" office:value-type="string" calcext:value-type="string" table:number-columns-spanned="9" table:number-rows-spanned="1">
            <text:p>Situation déclenchante</text:p>
            <text:p>Recherche internet</text:p>
            <text:p>compléments pour la maquette réelle et la modélisation. </text:p>
          </table:table-cell>
          <table:covered-table-cell table:number-columns-repeated="7" table:style-name="ce622"/>
          <table:covered-table-cell table:style-name="ce937"/>
          <table:table-cell table:style-name="ce867" office:value-type="string" calcext:value-type="string" table:number-columns-spanned="7" table:number-rows-spanned="1">
            <text:p>Situation déclenchante</text:p>
            <text:p>Recherche internet</text:p>
            <text:p>compléments pour la maquette réelle et la modélisation. </text:p>
          </table:table-cell>
          <table:covered-table-cell table:number-columns-repeated="5" table:style-name="ce622"/>
          <table:covered-table-cell table:style-name="ce937"/>
          <table:table-cell table:style-name="ce867" table:number-columns-spanned="7" table:number-rows-spanned="1"/>
          <table:covered-table-cell table:number-columns-repeated="5" table:style-name="ce622"/>
          <table:covered-table-cell table:style-name="ce93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16"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16</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9) Préserver la santé et assister l'homme" calcext:value-type="string" table:number-columns-spanned="12" table:number-rows-spanned="1">
            <text:p>9) Préserver la santé et assister l'homme</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concevoir une lampe de poche ?" calcext:value-type="string">
            <text:p>Comment concevoir une lampe de poche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3.1" calcext:value-type="string">
            <text:p>CT 3.1</text:p>
          </table:table-cell>
          <table:table-cell table:style-name="ce800" table:formula="of:=INDEX([$Programme.$B$4:$Programme.$C$46];MATCH([.A4];[$Programme.$B$4:$Programme.$B$46];0);2)" office:value-type="string" office:string-value="► Exprimer sa pensée à l’aide d’outils de description adaptés : croquis, schémas, graphes, diagrammes, tableaux (représentations non normées)." calcext:value-type="string" table:number-columns-spanned="9" table:number-rows-spanned="1">
            <text:p>► Exprimer sa pensée à l’aide d’outils de description adaptés : croquis, schémas, graphes, diagrammes, tableaux (représentations non normées).</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OTSCIS.2.1" calcext:value-type="string">
            <text:p>OTSCIS.2.1</text:p>
          </table:table-cell>
          <table:table-cell table:style-name="ce881" table:formula="of:=IFERROR(INDEX([$Programme.$I$7:$Programme.$J$94];MATCH([.$K4];[$Programme.$I$7:$Programme.$I$94];0);2);&quot;&quot;)" office:value-type="string" office:string-value="Exprimer sa pensée à l’aide d’outils de description adaptés : croquis, schémas, graphes, diagrammes, tableaux. " calcext:value-type="string" table:number-columns-spanned="6" table:number-rows-spanned="1">
            <text:p>Exprimer sa pensée à l’aide d’outils de description adaptés : croquis, schémas, graphes, diagrammes, tableaux. </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Croquis à main levée. Différents schémas. Carte heuristique. Notion d’algorithme." calcext:value-type="string" table:number-columns-spanned="8" table:number-rows-spanned="1">
            <text:p>Croquis à main levée. Différents schémas. Carte heuristique. Notion d’algorithme.</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3.3" calcext:value-type="string">
            <text:p>CT 3.3</text:p>
          </table:table-cell>
          <table:table-cell table:style-name="ce800" table:formula="of:=IFERROR(INDEX([$Programme.$B$4:$Programme.$C$46];MATCH([.A6];[$Programme.$B$4:$Programme.$B$46];0);2);&quot;&quot;)" office:value-type="string" office:string-value="► Présenter à l’oral et à l’aide de supports numériques multimédia des solutions techniques au moment des revues de projet." calcext:value-type="string" table:number-columns-spanned="9" table:number-rows-spanned="1">
            <text:p>► Présenter à l’oral et à l’aide de supports numériques multimédia des solutions techniques au moment des revues de projet.</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DIC.1.7" calcext:value-type="string">
            <text:p>DIC.1.7</text:p>
          </table:table-cell>
          <table:table-cell table:style-name="ce881" table:formula="of:=IFERROR(INDEX([$Programme.$I$7:$Programme.$J$94];MATCH([.$K6];[$Programme.$I$7:$Programme.$I$94];0);2);&quot;&quot;)" office:value-type="string" office:string-value="Présenter à l’oral et à l’aide de supports numériques multimédia des solutions techniques au moment des revues de projet." calcext:value-type="string" table:number-columns-spanned="6" table:number-rows-spanned="1">
            <text:p>Présenter à l’oral et à l’aide de supports numériques multimédia des solutions techniques au moment des revues de projet.</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Outils numériques de présentation." calcext:value-type="string" table:number-columns-spanned="8" table:number-rows-spanned="1">
            <text:p>Outils numériques de présentation.</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5.3" calcext:value-type="string">
            <text:p>CT 5.3</text:p>
          </table:table-cell>
          <table:table-cell table:style-name="ce800" table:formula="of:=IFERROR(INDEX([$Programme.$B$4:$Programme.$C$46];MATCH([.A8];[$Programme.$B$4:$Programme.$B$46];0);2);&quot;&quot;)" office:value-type="string" office:string-value="► Lire, utiliser et produire des représentations numériques d’objets." calcext:value-type="string" table:number-columns-spanned="9" table:number-rows-spanned="1">
            <text:p>► Lire, utiliser et produire des représentations numériques d’objets.</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OTSCIS.2.2" calcext:value-type="string">
            <text:p>OTSCIS.2.2</text:p>
          </table:table-cell>
          <table:table-cell table:style-name="ce881" table:formula="of:=IFERROR(INDEX([$Programme.$I$7:$Programme.$J$94];MATCH([.$K8];[$Programme.$I$7:$Programme.$I$94];0);2);&quot;&quot;)" office:value-type="string" office:string-value="Lire, utiliser et produire, à l’aide d’outils de représentation numérique, des choix de solutions sous forme de dessins ou de schémas." calcext:value-type="string" table:number-columns-spanned="6" table:number-rows-spanned="1">
            <text:p>Lire, utiliser et produire, à l’aide d’outils de représentation numérique, des choix de solutions sous forme de dessins ou de schémas.</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Outils numériques de description des objets techniques." calcext:value-type="string" table:number-columns-spanned="8" table:number-rows-spanned="1">
            <text:p>Outils numériques de description des objets techniques.</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Conception et réalisation d'un corps de lampe pour l'entreprise SMILE.</text:p>
          </table:table-cell>
          <table:covered-table-cell table:number-columns-repeated="12" table:style-name="ce785"/>
          <table:table-cell table:style-name="ce785" office:value-type="string" calcext:value-type="string" table:number-columns-spanned="12" table:number-rows-spanned="2">
            <text:p>Cahier des charges du concours SMILE.</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Le réseau informatique est un outil pour classer et échanger des documents. Utiliser une fonction de base d'un logiciel de modélisation pour concevoir une pièce technique.</text:p>
          </table:table-cell>
          <table:covered-table-cell table:number-columns-repeated="12" table:style-name="ce787"/>
          <table:table-cell table:style-name="ce787" office:value-type="string" calcext:value-type="string" table:number-columns-spanned="12" table:number-rows-spanned="2">
            <text:p>Etre capable de dessiner puis concevoir une pièce de révolution et présenter son projet à l'oral.</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903" office:value-type="string" calcext:value-type="string" table:number-columns-spanned="8" table:number-rows-spanned="1">
            <text:p>Milieu de 4ème</text:p>
          </table:table-cell>
          <table:covered-table-cell table:number-columns-repeated="4" table:style-name="ce550"/>
          <table:covered-table-cell table:style-name="ce567"/>
          <table:covered-table-cell table:style-name="ce573"/>
          <table:covered-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1">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2">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1">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style-name="ce866" office:value-type="string" calcext:value-type="string" table:number-columns-spanned="7" table:number-rows-spanned="1">
            <text:p>Séance 4</text:p>
          </table:table-cell>
          <table:covered-table-cell table:number-columns-repeated="6" table:style-name="ce866"/>
          <table:table-cell table:number-columns-repeated="992"/>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Comment dessiner le corps d'une lampe de poche ?</text:p>
          </table:table-cell>
          <table:covered-table-cell table:number-columns-repeated="8" table:style-name="ce867"/>
          <table:table-cell table:style-name="ce937" office:value-type="string" calcext:value-type="string" table:number-columns-spanned="7" table:number-rows-spanned="1">
            <text:p>Comment concevoir le corps d'une lampe de poche sur ordinateur ?</text:p>
          </table:table-cell>
          <table:covered-table-cell table:number-columns-repeated="6" table:style-name="ce937"/>
          <table:table-cell table:style-name="ce937" office:value-type="string" calcext:value-type="string" table:number-columns-spanned="7" table:number-rows-spanned="1">
            <text:p>Comment concevoir le corps d'une lampe de poche sur ordinateur ?</text:p>
          </table:table-cell>
          <table:covered-table-cell table:number-columns-repeated="6" table:style-name="ce867"/>
          <table:table-cell table:style-name="ce867" office:value-type="string" calcext:value-type="string" table:number-columns-spanned="7" table:number-rows-spanned="1">
            <text:p>Comment défendre mon projet face à la concurrence ?</text:p>
          </table:table-cell>
          <table:covered-table-cell table:number-columns-repeated="6" table:style-name="ce867"/>
          <table:table-cell table:number-columns-repeated="992"/>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Rédiger un dossier technique de la lampe de poche et dessiner un corps de lampe</text:p>
          </table:table-cell>
          <table:covered-table-cell table:number-columns-repeated="8" table:style-name="ce867"/>
          <table:table-cell table:style-name="ce867" office:value-type="string" calcext:value-type="string" table:number-columns-spanned="7" table:number-rows-spanned="1">
            <text:p>Conception assistée par ordinateur du corps de la lampe.</text:p>
          </table:table-cell>
          <table:covered-table-cell table:number-columns-repeated="6" table:style-name="ce867"/>
          <table:table-cell table:style-name="ce867" office:value-type="string" calcext:value-type="string" table:number-columns-spanned="7" table:number-rows-spanned="1">
            <text:p>Mise en plan du corps de lampe. Assemblage de la lampe. Préparation du dossier pour la présentation orale.</text:p>
          </table:table-cell>
          <table:covered-table-cell table:number-columns-repeated="6" table:style-name="ce867"/>
          <table:table-cell table:style-name="ce867" office:value-type="string" calcext:value-type="string" table:number-columns-spanned="7" table:number-rows-spanned="1">
            <text:p>Présentation du travail de chaque groupe à la classe et choix du corps de lampe pour le concours SMILE. Evaluation sur la conception d'un verre à pied.</text:p>
          </table:table-cell>
          <table:covered-table-cell table:number-columns-repeated="6" table:style-name="ce867"/>
          <table:table-cell table:number-columns-repeated="992"/>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Démarche de projet</text:p>
          </table:table-cell>
          <table:covered-table-cell table:number-columns-repeated="8"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number-columns-repeated="992"/>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office:value-type="string" calcext:value-type="string" table:number-columns-spanned="9" table:number-rows-spanned="1">
            <text:p>Représentation</text:p>
          </table:table-cell>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2"/>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Vidéo de présentation du salon SMILE. Email de l'organisateur du concours SMILE. Cahier des charges fonctionnel de la lampe.</text:p>
          </table:table-cell>
          <table:covered-table-cell table:number-columns-repeated="8" table:style-name="ce867"/>
          <table:table-cell table:style-name="ce867" office:value-type="string" calcext:value-type="string" table:number-columns-spanned="7" table:number-rows-spanned="1">
            <text:p>Fiche procédure et vidéo pour la réalisation d'une toupie. Plans des différentes pièces de la lampe.</text:p>
          </table:table-cell>
          <table:covered-table-cell table:number-columns-repeated="6" table:style-name="ce867"/>
          <table:table-cell table:style-name="ce867" office:value-type="string" calcext:value-type="string" table:number-columns-spanned="7" table:number-rows-spanned="1">
            <text:p>Courrier mail de l'organisateur du concours SMILE</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2"/>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17"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17</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7) Programmer un objet" calcext:value-type="string" table:number-columns-spanned="12" table:number-rows-spanned="1">
            <text:p>7) Programmer un objet</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programmer un portail automatique ?" calcext:value-type="string">
            <text:p>Comment programmer un portail automatique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S 1.6" calcext:value-type="string">
            <text:p>CS 1.6</text:p>
          </table:table-cell>
          <table:table-cell table:style-name="ce800" table:formula="of:=INDEX([$Programme.$B$4:$Programme.$C$46];MATCH([.A4];[$Programme.$B$4:$Programme.$B$46];0);2)" office:value-type="string" office:string-value="► Analyser le fonctionnement et la structure d’un objet, identifier les entrées et sorties." calcext:value-type="string" table:number-columns-spanned="9" table:number-rows-spanned="1">
            <text:p>► Analyser le fonctionnement et la structure d’un objet, identifier les entrées et sorties.</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MSOST.1.3" calcext:value-type="string">
            <text:p>MSOST.1.3</text:p>
          </table:table-cell>
          <table:table-cell table:style-name="ce881" table:formula="of:=IFERROR(INDEX([$Programme.$I$7:$Programme.$J$94];MATCH([.$K4];[$Programme.$I$7:$Programme.$I$94];0);2);&quot;&quot;)" office:value-type="string" office:string-value="Analyser le fonctionnement et la structure d’un objet, identifier les entrées et sorties." calcext:value-type="string" table:number-columns-spanned="6" table:number-rows-spanned="1">
            <text:p>Analyser le fonctionnement et la structure d’un objet, identifier les entrées et sorties.</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Représentation fonctionnelle des systèmes. Structure des systèmes. Chaîne d’énergie.Chaîne d’information." calcext:value-type="string" table:number-columns-spanned="8" table:number-rows-spanned="1">
            <text:p>Représentation fonctionnelle des systèmes. Structure des systèmes. Chaîne d’énergie.Chaîne d’information.</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4.2" calcext:value-type="string">
            <text:p>CT 4.2</text:p>
          </table:table-cell>
          <table:table-cell table:style-name="ce800" table:formula="of:=IFERROR(INDEX([$Programme.$B$4:$Programme.$C$46];MATCH([.A6];[$Programme.$B$4:$Programme.$B$46];0);2);&quot;&quot;)" office:value-type="string" office:string-value="► Appliquer les principes élémentaires de l’algorithmique et du codage à la résolution d’un problème simple." calcext:value-type="string" table:number-columns-spanned="9" table:number-rows-spanned="1">
            <text:p>► Appliquer les principes élémentaires de l’algorithmique et du codage à la résolution d’un problème simple.</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IP.2.3" calcext:value-type="string">
            <text:p>IP.2.3</text:p>
          </table:table-cell>
          <table:table-cell table:style-name="ce881" table:formula="of:=IFERROR(INDEX([$Programme.$I$7:$Programme.$J$94];MATCH([.$K6];[$Programme.$I$7:$Programme.$I$94];0);2);&quot;&quot;)" office:value-type="string" office:string-value="Écrire un programme dans lequel des actions sont déclenchées par des événements extérieurs." calcext:value-type="string" table:number-columns-spanned="6" table:number-rows-spanned="1">
            <text:p>Écrire un programme dans lequel des actions sont déclenchées par des événements extérieurs.</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Notions d’algorithme et de programme. Notion de variable informatique. Déclenchement d'une action par un événement, séquences d'instructions, boucles, instructions conditionnelles. Systèmes embarqués. Forme et transmission du signal. Capteur, actionneur, interface." calcext:value-type="string" table:number-columns-spanned="8" table:number-rows-spanned="1">
            <text:p>Notions d’algorithme et de programme. Notion de variable informatique. Déclenchement d'une action par un événement, séquences d'instructions, boucles, instructions conditionnelles. Systèmes embarqués. Forme et transmission du signal. Capteur, actionneur, interface.</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6.1" calcext:value-type="string">
            <text:p>CT 6.1</text:p>
          </table:table-cell>
          <table:table-cell table:style-name="ce800" table:formula="of:=IFERROR(INDEX([$Programme.$B$4:$Programme.$C$46];MATCH([.A8];[$Programme.$B$4:$Programme.$B$46];0);2);&quot;&quot;)" office:value-type="string" office:string-value="► Développer les bonnes pratiques de l’usage des objets communicants." calcext:value-type="string" table:number-columns-spanned="9" table:number-rows-spanned="1">
            <text:p>► Développer les bonnes pratiques de l’usage des objets communicants.</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OTSCIS.1.3" calcext:value-type="string">
            <text:p>OTSCIS.1.3</text:p>
          </table:table-cell>
          <table:table-cell table:style-name="ce881" table:formula="of:=IFERROR(INDEX([$Programme.$I$7:$Programme.$J$94];MATCH([.$K8];[$Programme.$I$7:$Programme.$I$94];0);2);&quot;&quot;)" office:value-type="string" office:string-value="Comparer et commenter les évolutions des objets en articulant différents points de vue : fonctionnel, structurel, environnemental, technique, scientifique, social, historique, économique." calcext:value-type="string" table:number-columns-spanned="6" table:number-rows-spanned="1">
            <text:p>Comparer et commenter les évolutions des objets en articulant différents points de vue : fonctionnel, structurel, environnemental, technique, scientifique, social, historique, économique.</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Etude d'un portail automatique : l'automate programmable, les entrées/sorties et la programmation par organigramme.</text:p>
          </table:table-cell>
          <table:covered-table-cell table:number-columns-repeated="12" table:style-name="ce785"/>
          <table:table-cell table:style-name="ce785" office:value-type="string" calcext:value-type="string" table:number-columns-spanned="12" table:number-rows-spanned="2">
            <text:p>Portail automatique de l'ancien collège.</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Les capteurs renseignent l'automate programmable sur ce qui se passe autour du système automatisé. Les actionneurs exécutent des actions particulières. L'automate suit un algorithme pour exécuter des actions dans un ordre précis. </text:p>
          </table:table-cell>
          <table:covered-table-cell table:number-columns-repeated="12" table:style-name="ce787"/>
          <table:table-cell table:style-name="ce787" office:value-type="string" calcext:value-type="string" table:number-columns-spanned="12" table:number-rows-spanned="2">
            <text:p>Etre capable de comprendre un organigramme</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903" office:value-type="string" calcext:value-type="string" table:number-columns-spanned="8" table:number-rows-spanned="1">
            <text:p>Fin de 4ème</text:p>
          </table:table-cell>
          <table:covered-table-cell table:number-columns-repeated="4" table:style-name="ce550"/>
          <table:covered-table-cell table:style-name="ce567"/>
          <table:covered-table-cell table:style-name="ce573"/>
          <table:covered-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1">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2">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1">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2">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Quels sont les éléments qui permettent au portail d'être automatisé ?</text:p>
          </table:table-cell>
          <table:covered-table-cell table:number-columns-repeated="8" table:style-name="ce867"/>
          <table:table-cell table:style-name="ce937" office:value-type="string" calcext:value-type="string" table:number-columns-spanned="7" table:number-rows-spanned="1">
            <text:p>Quel est la chronologie du fonctionnement du portail automatique ?</text:p>
          </table:table-cell>
          <table:covered-table-cell table:number-columns-repeated="6" table:style-name="ce937"/>
          <table:table-cell table:style-name="ce867" office:value-type="string" calcext:value-type="string" table:number-columns-spanned="7" table:number-rows-spanned="1">
            <text:p>Comment programmer un système automatisé ?</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Retrouver les éléments qui permettent d'automatiser le portail, sur une maquette et dans la réalité. Mettre en évidence la circulation de l'énergie et de l'information entre les éléments. </text:p>
          </table:table-cell>
          <table:covered-table-cell table:number-columns-repeated="8" table:style-name="ce867"/>
          <table:table-cell table:style-name="ce867" office:value-type="string" calcext:value-type="string" table:number-columns-spanned="7" table:number-rows-spanned="1">
            <text:p>Ecrire l'algorithme du fonctionnement du portail</text:p>
          </table:table-cell>
          <table:covered-table-cell table:number-columns-repeated="6" table:style-name="ce867"/>
          <table:table-cell table:style-name="ce867" office:value-type="string" calcext:value-type="string" table:number-columns-spanned="7" table:number-rows-spanned="1">
            <text:p>Faire le lien entre l'algorithme et la programmation du portail. Comprendre les notions de base d'un organigramme.</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Investigation</text:p>
          </table:table-cell>
          <table:covered-table-cell table:number-columns-repeated="8" table:style-name="ce867"/>
          <table:table-cell table:style-name="ce867" office:value-type="string" calcext:value-type="string" table:number-columns-spanned="7" table:number-rows-spanned="1">
            <text:p>Investigation</text:p>
          </table:table-cell>
          <table:covered-table-cell table:number-columns-repeated="6" table:style-name="ce867"/>
          <table:table-cell table:style-name="ce867" office:value-type="string" calcext:value-type="string" table:number-columns-spanned="7" table:number-rows-spanned="1">
            <text:p>Investigation</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office:value-type="string" calcext:value-type="string" table:number-columns-spanned="7" table:number-rows-spanned="1">
            <text:p>L'algorithme</text:p>
          </table:table-cell>
          <table:covered-table-cell table:number-columns-repeated="6" table:style-name="ce867"/>
          <table:table-cell table:style-name="ce867" office:value-type="string" calcext:value-type="string" table:number-columns-spanned="7" table:number-rows-spanned="1">
            <text:p>L'organigramme</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Maquette du portail</text:p>
          </table:table-cell>
          <table:covered-table-cell table:number-columns-repeated="8" table:style-name="ce867"/>
          <table:table-cell table:style-name="ce867" office:value-type="string" calcext:value-type="string" table:number-columns-spanned="7" table:number-rows-spanned="1">
            <text:p>Maquette du portail</text:p>
          </table:table-cell>
          <table:covered-table-cell table:number-columns-repeated="6" table:style-name="ce867"/>
          <table:table-cell table:style-name="ce867" office:value-type="string" calcext:value-type="string" table:number-columns-spanned="7" table:number-rows-spanned="1">
            <text:p>Maquette du portail. Les symboles de l'organigramme.</text:p>
          </table:table-cell>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18"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18</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7) Programmer un objet" calcext:value-type="string" table:number-columns-spanned="12" table:number-rows-spanned="1">
            <text:p>7) Programmer un objet</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améliorer la sécurité d'un portail automatique ?" calcext:value-type="string">
            <text:p>Comment améliorer la sécurité d'un portail automatique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5.4" calcext:value-type="string">
            <text:p>CT 5.4</text:p>
          </table:table-cell>
          <table:table-cell table:style-name="ce800" table:formula="of:=INDEX([$Programme.$B$4:$Programme.$C$46];MATCH([.A4];[$Programme.$B$4:$Programme.$B$46];0);2)" office:value-type="string" office:string-value="► Piloter un système connecté localement ou à distance." calcext:value-type="string" table:number-columns-spanned="9" table:number-rows-spanned="1">
            <text:p>► Piloter un système connecté localement ou à distance.</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IP.2.2" calcext:value-type="string">
            <text:p>IP.2.2</text:p>
          </table:table-cell>
          <table:table-cell table:style-name="ce881" table:formula="of:=IFERROR(INDEX([$Programme.$I$7:$Programme.$J$94];MATCH([.$K4];[$Programme.$I$7:$Programme.$I$94];0);2);&quot;&quot;)" office:value-type="string" office:string-value="Écrire, mettre au point (tester, corriger) et exécuter un programme commandant un système réel et vérifier le comportement attendu." calcext:value-type="string" table:number-columns-spanned="6" table:number-rows-spanned="1">
            <text:p>Écrire, mettre au point (tester, corriger) et exécuter un programme commandant un système réel et vérifier le comportement attendu.</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5.5" calcext:value-type="string">
            <text:p>CT 5.5</text:p>
          </table:table-cell>
          <table:table-cell table:style-name="ce800" table:formula="of:=IFERROR(INDEX([$Programme.$B$4:$Programme.$C$46];MATCH([.A6];[$Programme.$B$4:$Programme.$B$46];0);2);&quot;&quot;)" office:value-type="string" office:string-value="► Modifier ou paramétrer le fonctionnement d’un objet communicant." calcext:value-type="string" table:number-columns-spanned="9" table:number-rows-spanned="1">
            <text:p>► Modifier ou paramétrer le fonctionnement d’un objet communicant.</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IP.2.3" calcext:value-type="string">
            <text:p>IP.2.3</text:p>
          </table:table-cell>
          <table:table-cell table:style-name="ce881" table:formula="of:=IFERROR(INDEX([$Programme.$I$7:$Programme.$J$94];MATCH([.$K6];[$Programme.$I$7:$Programme.$I$94];0);2);&quot;&quot;)" office:value-type="string" office:string-value="Écrire un programme dans lequel des actions sont déclenchées par des événements extérieurs." calcext:value-type="string" table:number-columns-spanned="6" table:number-rows-spanned="1">
            <text:p>Écrire un programme dans lequel des actions sont déclenchées par des événements extérieurs.</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Notions d’algorithme et de programme. Notion de variable informatique. Déclenchement d'une action par un événement, séquences d'instructions, boucles, instructions conditionnelles. Systèmes embarqués. Forme et transmission du signal. Capteur, actionneur, interface." calcext:value-type="string" table:number-columns-spanned="8" table:number-rows-spanned="1">
            <text:p>Notions d’algorithme et de programme. Notion de variable informatique. Déclenchement d'une action par un événement, séquences d'instructions, boucles, instructions conditionnelles. Systèmes embarqués. Forme et transmission du signal. Capteur, actionneur, interface.</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S 5.7" calcext:value-type="string">
            <text:p>CS 5.7</text:p>
          </table:table-cell>
          <table:table-cell table:style-name="ce800" table:formula="of:=IFERROR(INDEX([$Programme.$B$4:$Programme.$C$46];MATCH([.A8];[$Programme.$B$4:$Programme.$B$46];0);2);&quot;&quot;)" office:value-type="string" office:string-value="► Analyser le comportement attendu d’un système réel et décomposer le problème posé en sous-problèmes afin de structurer un programme de commande." calcext:value-type="string" table:number-columns-spanned="9" table:number-rows-spanned="1">
            <text:p>► Analyser le comportement attendu d’un système réel et décomposer le problème posé en sous-problèmes afin de structurer un programme de commande.</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IP.2.1" calcext:value-type="string">
            <text:p>IP.2.1</text:p>
          </table:table-cell>
          <table:table-cell table:style-name="ce881" table:formula="of:=IFERROR(INDEX([$Programme.$I$7:$Programme.$J$94];MATCH([.$K8];[$Programme.$I$7:$Programme.$I$94];0);2);&quot;&quot;)" office:value-type="string" office:string-value="Analyser le comportement attendu d’un système réel et décomposer le problème posé en sous-problèmes afin de structurer un programme de commande." calcext:value-type="string" table:number-columns-spanned="6" table:number-rows-spanned="1">
            <text:p>Analyser le comportement attendu d’un système réel et décomposer le problème posé en sous-problèmes afin de structurer un programme de commande.</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Amélioration du portail automatisé en installant un dispositif de sécurité</text:p>
          </table:table-cell>
          <table:covered-table-cell table:number-columns-repeated="12" table:style-name="ce785"/>
          <table:table-cell table:style-name="ce785" office:value-type="string" calcext:value-type="string" table:number-columns-spanned="12" table:number-rows-spanned="2">
            <text:p>Article sur les dangers des portes automatiques</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L'automate suit un algorithme pour exécuter des actions dans un ordre précis. Il prend en compte les capteurs et actionneurs dont le système dispose.</text:p>
          </table:table-cell>
          <table:covered-table-cell table:number-columns-repeated="12" table:style-name="ce787"/>
          <table:table-cell table:style-name="ce787" office:value-type="string" calcext:value-type="string" table:number-columns-spanned="12" table:number-rows-spanned="2">
            <text:p>Etre capable de modifier un organigramme.</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903" office:value-type="string" calcext:value-type="string" table:number-columns-spanned="8" table:number-rows-spanned="1">
            <text:p>Fin de 4ème</text:p>
          </table:table-cell>
          <table:covered-table-cell table:number-columns-repeated="4" table:style-name="ce550"/>
          <table:covered-table-cell table:style-name="ce567"/>
          <table:covered-table-cell table:style-name="ce573"/>
          <table:covered-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1">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2">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1">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2">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Quels sont les éléments à rajouter au système et comment doivent-ils interagir ?</text:p>
          </table:table-cell>
          <table:covered-table-cell table:number-columns-repeated="8" table:style-name="ce867"/>
          <table:table-cell table:style-name="ce937" office:value-type="string" calcext:value-type="string" table:number-columns-spanned="7" table:number-rows-spanned="1">
            <text:p>Comment programmer le portail automatique ?</text:p>
          </table:table-cell>
          <table:covered-table-cell table:number-columns-repeated="6" table:style-name="ce937"/>
          <table:table-cell table:style-name="ce867" office:value-type="string" calcext:value-type="string" table:number-columns-spanned="7" table:number-rows-spanned="1">
            <text:p>Comment programmer le portail automatique ?</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Etablir la liste des nouvelles entrées et sorties de l'automate, si on ajoute un girophare. Ecrire le nouvel algorithme du fonctionnement du portail.</text:p>
          </table:table-cell>
          <table:covered-table-cell table:number-columns-repeated="8" table:style-name="ce867"/>
          <table:table-cell table:style-name="ce867" office:value-type="string" calcext:value-type="string" table:number-columns-spanned="7" table:number-rows-spanned="1">
            <text:p>Ecrire l'organigramme du fonctionnement du portail. Tester le bon fonctionnement du programme et du câblage.</text:p>
          </table:table-cell>
          <table:covered-table-cell table:number-columns-repeated="6" table:style-name="ce867"/>
          <table:table-cell table:style-name="ce867" office:value-type="string" calcext:value-type="string" table:number-columns-spanned="7" table:number-rows-spanned="1">
            <text:p>Correction de l'organigramme du fonctionnement du portail avec le girophare. Evaluation sur l'organigramme.</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Démarche de projet</text:p>
          </table:table-cell>
          <table:covered-table-cell table:number-columns-repeated="8"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Maquette du portail</text:p>
          </table:table-cell>
          <table:covered-table-cell table:number-columns-repeated="8" table:style-name="ce867"/>
          <table:table-cell table:style-name="ce867" office:value-type="string" calcext:value-type="string" table:number-columns-spanned="7" table:number-rows-spanned="1">
            <text:p>Maquette du portail. Les symboles de l'organigramme.</text:p>
          </table:table-cell>
          <table:covered-table-cell table:number-columns-repeated="6" table:style-name="ce867"/>
          <table:table-cell table:style-name="ce867" office:value-type="string" calcext:value-type="string" table:number-columns-spanned="7" table:number-rows-spanned="1">
            <text:p>Maquette du portail. Les symboles de l'organigramme.</text:p>
          </table:table-cell>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19" table:style-name="ta6">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19</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Projet" calcext:value-type="string" table:number-columns-spanned="12" table:number-rows-spanned="1">
            <text:p>Projet</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Réalisation d'une maquette virtuelle d'un système d'alarme" calcext:value-type="string">
            <text:p>Réalisation d'une maquette virtuelle d'un système d'alarme</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1.3" calcext:value-type="string">
            <text:p>CT 1.3</text:p>
          </table:table-cell>
          <table:table-cell table:style-name="ce800" table:formula="of:=INDEX([$Programme.$B$4:$Programme.$C$46];MATCH([.A4];[$Programme.$B$4:$Programme.$B$46];0);2)" office:value-type="string" office:string-value="► Rechercher des solutions techniques à un problème posé, expliciter ses choix et les communiquer en argumentant. " calcext:value-type="string" table:number-columns-spanned="9" table:number-rows-spanned="1">
            <text:p>► Rechercher des solutions techniques à un problème posé, expliciter ses choix et les communiquer en argumentant. </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DIC.1.5" calcext:value-type="string">
            <text:p>DIC.1.5</text:p>
          </table:table-cell>
          <table:table-cell table:style-name="ce881" table:formula="of:=IFERROR(INDEX([$Programme.$I$7:$Programme.$J$94];MATCH([.$K4];[$Programme.$I$7:$Programme.$I$94];0);2);&quot;&quot;)" office:value-type="string" office:string-value="Imaginer des solutions pour produire des objets et des éléments de programmes informatiques en réponse au besoin." calcext:value-type="string" table:number-columns-spanned="6" table:number-rows-spanned="1">
            <text:p>Imaginer des solutions pour produire des objets et des éléments de programmes informatiques en réponse au besoin.</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Design. Innovation et créativité. Veille. Représentation de solutions (croquis, schémas, algorithmes). Réalité augmentée. Objets connectés." calcext:value-type="string" table:number-columns-spanned="8" table:number-rows-spanned="1">
            <text:p>Design. Innovation et créativité. Veille. Représentation de solutions (croquis, schémas, algorithmes). Réalité augmentée. Objets connectés.</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S 1.6" calcext:value-type="string">
            <text:p>CS 1.6</text:p>
          </table:table-cell>
          <table:table-cell table:style-name="ce800" table:formula="of:=IFERROR(INDEX([$Programme.$B$4:$Programme.$C$46];MATCH([.A6];[$Programme.$B$4:$Programme.$B$46];0);2);&quot;&quot;)" office:value-type="string" office:string-value="► Analyser le fonctionnement et la structure d’un objet, identifier les entrées et sorties." calcext:value-type="string" table:number-columns-spanned="9" table:number-rows-spanned="1">
            <text:p>► Analyser le fonctionnement et la structure d’un objet, identifier les entrées et sortie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MSOST.1.3" calcext:value-type="string">
            <text:p>MSOST.1.3</text:p>
          </table:table-cell>
          <table:table-cell table:style-name="ce881" table:formula="of:=IFERROR(INDEX([$Programme.$I$7:$Programme.$J$94];MATCH([.$K6];[$Programme.$I$7:$Programme.$I$94];0);2);&quot;&quot;)" office:value-type="string" office:string-value="Analyser le fonctionnement et la structure d’un objet, identifier les entrées et sorties." calcext:value-type="string" table:number-columns-spanned="6" table:number-rows-spanned="1">
            <text:p>Analyser le fonctionnement et la structure d’un objet, identifier les entrées et sorties.</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Représentation fonctionnelle des systèmes. Structure des systèmes. Chaîne d’énergie.Chaîne d’information." calcext:value-type="string" table:number-columns-spanned="8" table:number-rows-spanned="1">
            <text:p>Représentation fonctionnelle des systèmes. Structure des systèmes. Chaîne d’énergie.Chaîne d’information.</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3.2" calcext:value-type="string">
            <text:p>CT 3.2</text:p>
          </table:table-cell>
          <table:table-cell table:style-name="ce800" table:formula="of:=IFERROR(INDEX([$Programme.$B$4:$Programme.$C$46];MATCH([.A8];[$Programme.$B$4:$Programme.$B$46];0);2);&quot;&quot;)" office:value-type="string" office:string-value="► Traduire, à l’aide d’outils de représentation numérique, des choix de solutions sous forme de croquis, de dessins ou de schémas." calcext:value-type="string" table:number-columns-spanned="9" table:number-rows-spanned="1">
            <text:p>► Traduire, à l’aide d’outils de représentation numérique, des choix de solutions sous forme de croquis, de dessins ou de schémas.</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DIC.1.5" calcext:value-type="string">
            <text:p>DIC.1.5</text:p>
          </table:table-cell>
          <table:table-cell table:style-name="ce881" table:formula="of:=IFERROR(INDEX([$Programme.$I$7:$Programme.$J$94];MATCH([.$K8];[$Programme.$I$7:$Programme.$I$94];0);2);&quot;&quot;)" office:value-type="string" office:string-value="Imaginer des solutions pour produire des objets et des éléments de programmes informatiques en réponse au besoin." calcext:value-type="string" table:number-columns-spanned="6" table:number-rows-spanned="1">
            <text:p>Imaginer des solutions pour produire des objets et des éléments de programmes informatiques en réponse au besoin.</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Design. Innovation et créativité. Veille. Représentation de solutions (croquis, schémas, algorithmes). Réalité augmentée. Objets connectés." calcext:value-type="string" table:number-columns-spanned="8" table:number-rows-spanned="1">
            <text:p>Design. Innovation et créativité. Veille. Représentation de solutions (croquis, schémas, algorithmes). Réalité augmentée. Objets connectés.</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OTSCIS.2.2" calcext:value-type="string">
            <text:p>OTSCIS.2.2</text:p>
          </table:table-cell>
          <table:table-cell table:style-name="ce882" table:formula="of:=IFERROR(INDEX([$Programme.$I$7:$Programme.$J$94];MATCH([.$K9];[$Programme.$I$7:$Programme.$I$94];0);2);&quot;&quot;)" office:value-type="string" office:string-value="Lire, utiliser et produire, à l’aide d’outils de représentation numérique, des choix de solutions sous forme de dessins ou de schémas." calcext:value-type="string" table:number-columns-spanned="6" table:number-rows-spanned="1">
            <text:p>Lire, utiliser et produire, à l’aide d’outils de représentation numérique, des choix de solutions sous forme de dessins ou de schémas.</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office:value-type="string" office:string-value="Outils numériques de description des objets techniques." calcext:value-type="string" table:number-columns-spanned="8" table:number-rows-spanned="1">
            <text:p>Outils numériques de description des objets techniques.</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Créer une maquette virtuelle d'un système d'alarme. Choisir les éléments, identifier les entrées et sorties.</text:p>
          </table:table-cell>
          <table:covered-table-cell table:number-columns-repeated="12" table:style-name="ce785"/>
          <table:table-cell table:style-name="ce785" office:value-type="string" calcext:value-type="string" table:number-columns-spanned="12" table:number-rows-spanned="2">
            <text:p>Vidéo sur la protection d'une habitation</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Les capteurs renseignent l'automate programmable sur ce qui se passe autour du système automatisé. Les actionneurs exécutent des actions particulières.Le planning permet de s'organiser pour mener à bien un projet dans les temps impartis. </text:p>
          </table:table-cell>
          <table:covered-table-cell table:number-columns-repeated="12" table:style-name="ce787"/>
          <table:table-cell table:style-name="ce787" office:value-type="string" calcext:value-type="string" table:number-columns-spanned="12" table:number-rows-spanned="2">
            <text:p>Etre capable de réaliser une maquette virtuelle d'une maison. Présenter un plan de câblage. Le planning.</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903" office:value-type="string" calcext:value-type="string" table:number-columns-spanned="8" table:number-rows-spanned="1">
            <text:p>Fin de 4ème</text:p>
          </table:table-cell>
          <table:covered-table-cell table:number-columns-repeated="4" table:style-name="ce550"/>
          <table:covered-table-cell table:style-name="ce567"/>
          <table:covered-table-cell table:style-name="ce573"/>
          <table:covered-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1">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2">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1">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2">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Comment organiser le travail ?</text:p>
          </table:table-cell>
          <table:covered-table-cell table:number-columns-repeated="8" table:style-name="ce867"/>
          <table:table-cell table:style-name="ce937" office:value-type="string" calcext:value-type="string" table:number-columns-spanned="7" table:number-rows-spanned="1">
            <text:p>Comment représenter une maquette virtuelle ?</text:p>
          </table:table-cell>
          <table:covered-table-cell table:number-columns-repeated="6" table:style-name="ce937"/>
          <table:table-cell table:style-name="ce867" office:value-type="string" calcext:value-type="string" table:number-columns-spanned="7" table:number-rows-spanned="1">
            <text:p>Comment câbler les éléments d'un système automatisé ?</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Réalisation d'un planning</text:p>
          </table:table-cell>
          <table:covered-table-cell table:number-columns-repeated="8" table:style-name="ce867"/>
          <table:table-cell table:style-name="ce867" office:value-type="string" calcext:value-type="string" table:number-columns-spanned="7" table:number-rows-spanned="1">
            <text:p>Réalisation d'une maquette virtuelle de maison sur Sweethome3D. Rajouter les éléments de l'automatisme sur la maquette.</text:p>
          </table:table-cell>
          <table:covered-table-cell table:number-columns-repeated="6" table:style-name="ce867"/>
          <table:table-cell table:style-name="ce867" office:value-type="string" calcext:value-type="string" table:number-columns-spanned="7" table:number-rows-spanned="1">
            <text:p>Réalisation d'un plan de câblage du système automatisé. Evaluation sur le planning, le câblage et la réalisation d'une maquette de maison.</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Démarche de projet</text:p>
          </table:table-cell>
          <table:covered-table-cell table:number-columns-repeated="8"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office:value-type="string" calcext:value-type="string" table:number-columns-spanned="9" table:number-rows-spanned="1">
            <text:p>Définition d'un planning</text:p>
          </table:table-cell>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Catalogue des capteurs et actionneurs</text:p>
          </table:table-cell>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20"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20</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Projet" calcext:value-type="string" table:number-columns-spanned="12" table:number-rows-spanned="1">
            <text:p>Projet</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Réalisation de la maquette réelle d'un système d'alarme et programmation" calcext:value-type="string">
            <text:p>Réalisation de la maquette réelle d'un système d'alarme et programmation</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S 1.5" calcext:value-type="string">
            <text:p>CS 1.5</text:p>
          </table:table-cell>
          <table:table-cell table:style-name="ce800" table:formula="of:=INDEX([$Programme.$B$4:$Programme.$C$46];MATCH([.A4];[$Programme.$B$4:$Programme.$B$46];0);2)" office:value-type="string" office:string-value="► Respecter une procédure de travail garantissant un résultat en respectant les règles de sécurité et d’utilisation des outils mis à disposition." calcext:value-type="string" table:number-columns-spanned="9" table:number-rows-spanned="1">
            <text:p>► Respecter une procédure de travail garantissant un résultat en respectant les règles de sécurité et d’utilisation des outils mis à disposition.</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MSOST.1.1" calcext:value-type="string">
            <text:p>MSOST.1.1</text:p>
          </table:table-cell>
          <table:table-cell table:style-name="ce881" table:formula="of:=IFERROR(INDEX([$Programme.$I$7:$Programme.$J$94];MATCH([.$K4];[$Programme.$I$7:$Programme.$I$94];0);2);&quot;&quot;)" office:value-type="string" office:string-value="Respecter une procédure de travail garantissant un résultat en respectant les règles de sécurité et d’utilisation des outils mis à disposition." calcext:value-type="string" table:number-columns-spanned="6" table:number-rows-spanned="1">
            <text:p>Respecter une procédure de travail garantissant un résultat en respectant les règles de sécurité et d’utilisation des outils mis à disposition.</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Procédures, protocoles. Ergonomie." calcext:value-type="string" table:number-columns-spanned="8" table:number-rows-spanned="1">
            <text:p>Procédures, protocoles. Ergonomie.</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2.6" calcext:value-type="string">
            <text:p>CT 2.6</text:p>
          </table:table-cell>
          <table:table-cell table:style-name="ce800" table:formula="of:=IFERROR(INDEX([$Programme.$B$4:$Programme.$C$46];MATCH([.A6];[$Programme.$B$4:$Programme.$B$46];0);2);&quot;&quot;)" office:value-type="string" office:string-value="► Réaliser, de manière collaborative, le prototype de tout ou partie d’un objet pour valider une solution." calcext:value-type="string" table:number-columns-spanned="9" table:number-rows-spanned="1">
            <text:p>► Réaliser, de manière collaborative, le prototype de tout ou partie d’un objet pour valider une solution.</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DIC.2.1" calcext:value-type="string">
            <text:p>DIC.2.1</text:p>
          </table:table-cell>
          <table:table-cell table:style-name="ce881" table:formula="of:=IFERROR(INDEX([$Programme.$I$7:$Programme.$J$94];MATCH([.$K6];[$Programme.$I$7:$Programme.$I$94];0);2);&quot;&quot;)" office:value-type="string" office:string-value="Réaliser, de manière collaborative, le prototype d’un objet pour valider une solution." calcext:value-type="string" table:number-columns-spanned="6" table:number-rows-spanned="1">
            <text:p>Réaliser, de manière collaborative, le prototype d’un objet pour valider une solution.</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Prototypage rapide de structures et de circuits de commande à partir de cartes standard." calcext:value-type="string" table:number-columns-spanned="8" table:number-rows-spanned="1">
            <text:p>Prototypage rapide de structures et de circuits de commande à partir de cartes standard.</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MSOST.1.1" calcext:value-type="string">
            <text:p>MSOST.1.1</text:p>
          </table:table-cell>
          <table:table-cell table:style-name="ce882" table:formula="of:=IFERROR(INDEX([$Programme.$I$7:$Programme.$J$94];MATCH([.$K7];[$Programme.$I$7:$Programme.$I$94];0);2);&quot;&quot;)" office:value-type="string" office:string-value="Respecter une procédure de travail garantissant un résultat en respectant les règles de sécurité et d’utilisation des outils mis à disposition." calcext:value-type="string" table:number-columns-spanned="6" table:number-rows-spanned="1">
            <text:p>Respecter une procédure de travail garantissant un résultat en respectant les règles de sécurité et d’utilisation des outils mis à disposition.</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office:value-type="string" office:string-value="Procédures, protocoles. Ergonomie." calcext:value-type="string" table:number-columns-spanned="8" table:number-rows-spanned="1">
            <text:p>Procédures, protocoles. Ergonomie.</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4.2" calcext:value-type="string">
            <text:p>CT 4.2</text:p>
          </table:table-cell>
          <table:table-cell table:style-name="ce800" table:formula="of:=IFERROR(INDEX([$Programme.$B$4:$Programme.$C$46];MATCH([.A8];[$Programme.$B$4:$Programme.$B$46];0);2);&quot;&quot;)" office:value-type="string" office:string-value="► Appliquer les principes élémentaires de l’algorithmique et du codage à la résolution d’un problème simple." calcext:value-type="string" table:number-columns-spanned="9" table:number-rows-spanned="1">
            <text:p>► Appliquer les principes élémentaires de l’algorithmique et du codage à la résolution d’un problème simple.</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IP.2.3" calcext:value-type="string">
            <text:p>IP.2.3</text:p>
          </table:table-cell>
          <table:table-cell table:style-name="ce881" table:formula="of:=IFERROR(INDEX([$Programme.$I$7:$Programme.$J$94];MATCH([.$K8];[$Programme.$I$7:$Programme.$I$94];0);2);&quot;&quot;)" office:value-type="string" office:string-value="Écrire un programme dans lequel des actions sont déclenchées par des événements extérieurs." calcext:value-type="string" table:number-columns-spanned="6" table:number-rows-spanned="1">
            <text:p>Écrire un programme dans lequel des actions sont déclenchées par des événements extérieurs.</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Notions d’algorithme et de programme. Notion de variable informatique. Déclenchement d'une action par un événement, séquences d'instructions, boucles, instructions conditionnelles. Systèmes embarqués. Forme et transmission du signal. Capteur, actionneur, interface." calcext:value-type="string" table:number-columns-spanned="8" table:number-rows-spanned="1">
            <text:p>Notions d’algorithme et de programme. Notion de variable informatique. Déclenchement d'une action par un événement, séquences d'instructions, boucles, instructions conditionnelles. Systèmes embarqués. Forme et transmission du signal. Capteur, actionneur, interface.</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Créer une maquette virtuelle d'un système d'alarme. Implanter l'automatisme dans la maquette et le programmer.</text:p>
          </table:table-cell>
          <table:covered-table-cell table:number-columns-repeated="12" table:style-name="ce785"/>
          <table:table-cell table:style-name="ce785" table:number-columns-spanned="12" table:number-rows-spanned="2"/>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L'automate suit un algorithme pour exécuter des actions dans un ordre précis. </text:p>
          </table:table-cell>
          <table:covered-table-cell table:number-columns-repeated="12" table:style-name="ce787"/>
          <table:table-cell table:style-name="ce787" office:value-type="string" calcext:value-type="string" table:number-columns-spanned="12" table:number-rows-spanned="2">
            <text:p>Etre capable de créer un organigramme. </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903" office:value-type="string" calcext:value-type="string" table:number-columns-spanned="8" table:number-rows-spanned="1">
            <text:p>Fin de 4ème</text:p>
          </table:table-cell>
          <table:covered-table-cell table:number-columns-repeated="4" table:style-name="ce550"/>
          <table:covered-table-cell table:style-name="ce567"/>
          <table:covered-table-cell table:style-name="ce573"/>
          <table:covered-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1">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2">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1">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2">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Comment construire une maquette d'un système d'alarme ?</text:p>
          </table:table-cell>
          <table:covered-table-cell table:number-columns-repeated="8" table:style-name="ce867"/>
          <table:table-cell table:style-name="ce937" office:value-type="string" calcext:value-type="string" table:number-columns-spanned="7" table:number-rows-spanned="1">
            <text:p>Comment programmer le système d'alarme ?</text:p>
          </table:table-cell>
          <table:covered-table-cell table:number-columns-repeated="6" table:style-name="ce937"/>
          <table:table-cell table:style-name="ce867" office:value-type="string" calcext:value-type="string" table:number-columns-spanned="7" table:number-rows-spanned="1">
            <text:p>Comment tester notre maquette automatisée ?</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Réalisation de la maquette réelle. Réalisation de l'algorithme.</text:p>
          </table:table-cell>
          <table:covered-table-cell table:number-columns-repeated="8" table:style-name="ce867"/>
          <table:table-cell table:style-name="ce867" office:value-type="string" calcext:value-type="string" table:number-columns-spanned="7" table:number-rows-spanned="1">
            <text:p>Réalisation de l'organigramme du programme.</text:p>
          </table:table-cell>
          <table:covered-table-cell table:number-columns-repeated="6" table:style-name="ce867"/>
          <table:table-cell table:style-name="ce867" office:value-type="string" calcext:value-type="string" table:number-columns-spanned="7" table:number-rows-spanned="1">
            <text:p>Câblage et tests de fonctionnement.</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Démarche de projet</text:p>
          </table:table-cell>
          <table:covered-table-cell table:number-columns-repeated="8"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21"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21</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10) Identifier l'évolution des objets" calcext:value-type="string" table:number-columns-spanned="12" table:number-rows-spanned="1">
            <text:p>10) Identifier l'évolution des objets</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ont évolués les transports aériens ?" calcext:value-type="string">
            <text:p>Comment ont évolués les transports aériens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5.2" calcext:value-type="string">
            <text:p>CT 5.2</text:p>
          </table:table-cell>
          <table:table-cell table:style-name="ce800" table:formula="of:=INDEX([$Programme.$B$4:$Programme.$C$46];MATCH([.A4];[$Programme.$B$4:$Programme.$B$46];0);2)" office:value-type="string" office:string-value="► Organiser, structurer et stocker des ressources numériques." calcext:value-type="string" table:number-columns-spanned="9" table:number-rows-spanned="1">
            <text:p>► Organiser, structurer et stocker des ressources numériques.</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DIC.1.6" calcext:value-type="string">
            <text:p>DIC.1.6</text:p>
          </table:table-cell>
          <table:table-cell table:style-name="ce881" table:formula="of:=IFERROR(INDEX([$Programme.$I$7:$Programme.$J$94];MATCH([.$K4];[$Programme.$I$7:$Programme.$I$94];0);2);&quot;&quot;)" office:value-type="string" office:string-value="Organiser, structurer et stocker des ressources numériques." calcext:value-type="string" table:number-columns-spanned="6" table:number-rows-spanned="1">
            <text:p>Organiser, structurer et stocker des ressources numériques.</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Arborescence." calcext:value-type="string" table:number-columns-spanned="8" table:number-rows-spanned="1">
            <text:p>Arborescence.</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7.1" calcext:value-type="string">
            <text:p>CT 7.1</text:p>
          </table:table-cell>
          <table:table-cell table:style-name="ce800" table:formula="of:=IFERROR(INDEX([$Programme.$B$4:$Programme.$C$46];MATCH([.A6];[$Programme.$B$4:$Programme.$B$46];0);2);&quot;&quot;)" office:value-type="string" office:string-value="► Regrouper des objets en familles et lignées." calcext:value-type="string" table:number-columns-spanned="9" table:number-rows-spanned="1">
            <text:p>► Regrouper des objets en familles et lignée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OTSCIS.1.1" calcext:value-type="string">
            <text:p>OTSCIS.1.1</text:p>
          </table:table-cell>
          <table:table-cell table:style-name="ce881" table:formula="of:=IFERROR(INDEX([$Programme.$I$7:$Programme.$J$94];MATCH([.$K6];[$Programme.$I$7:$Programme.$I$94];0);2);&quot;&quot;)" office:value-type="string" office:string-value="Regrouper des objets en familles et lignées." calcext:value-type="string" table:number-columns-spanned="6" table:number-rows-spanned="1">
            <text:p>Regrouper des objets en familles et lignées.</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L’évolution des objets. Impacts sociétaux et environnementaux dus aux objets. Cycle de vie. Les règles d’un usage raisonné des objets communicants respectant la propriété intellectuelle et l’intégrité d’autrui." calcext:value-type="string" table:number-columns-spanned="8" table:number-rows-spanned="1">
            <text:p>L’évolution des objets. Impacts sociétaux et environnementaux dus aux objets. Cycle de vie. Les règles d’un usage raisonné des objets communicants respectant la propriété intellectuelle et l’intégrité d’autrui.</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7.2" calcext:value-type="string">
            <text:p>CT 7.2</text:p>
          </table:table-cell>
          <table:table-cell table:style-name="ce800" table:formula="of:=IFERROR(INDEX([$Programme.$B$4:$Programme.$C$46];MATCH([.A8];[$Programme.$B$4:$Programme.$B$46];0);2);&quot;&quot;)" office:value-type="string" office:string-value="► Relier les évolutions technologiques aux inventions et innovations qui marquent des ruptures dans les solutions techniques. " calcext:value-type="string" table:number-columns-spanned="9" table:number-rows-spanned="1">
            <text:p>► Relier les évolutions technologiques aux inventions et innovations qui marquent des ruptures dans les solutions techniques. </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OTSCIS.1.2" calcext:value-type="string">
            <text:p>OTSCIS.1.2</text:p>
          </table:table-cell>
          <table:table-cell table:style-name="ce881" table:formula="of:=IFERROR(INDEX([$Programme.$I$7:$Programme.$J$94];MATCH([.$K8];[$Programme.$I$7:$Programme.$I$94];0);2);&quot;&quot;)" office:value-type="string" office:string-value="Relier les évolutions technologiques aux inventions et innovations qui marquent des ruptures dans les solutions techniques. " calcext:value-type="string" table:number-columns-spanned="6" table:number-rows-spanned="1">
            <text:p>Relier les évolutions technologiques aux inventions et innovations qui marquent des ruptures dans les solutions techniques. </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table:number-columns-spanned="13" table:number-rows-spanned="2"/>
          <table:covered-table-cell table:number-columns-repeated="12" table:style-name="ce785"/>
          <table:table-cell table:style-name="ce785" table:number-columns-spanned="12" table:number-rows-spanned="2"/>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table:number-columns-spanned="13" table:number-rows-spanned="2"/>
          <table:covered-table-cell table:number-columns-repeated="12" table:style-name="ce787"/>
          <table:table-cell table:style-name="ce585" table:number-columns-spanned="12" table:number-rows-spanned="2"/>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903" office:value-type="string" calcext:value-type="string" table:number-columns-spanned="8" table:number-rows-spanned="1">
            <text:p>Fin de cycle</text:p>
          </table:table-cell>
          <table:covered-table-cell table:number-columns-repeated="4" table:style-name="ce550"/>
          <table:covered-table-cell table:style-name="ce567"/>
          <table:covered-table-cell table:style-name="ce573"/>
          <table:covered-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1">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2">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1">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2">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table:number-columns-spanned="9" table:number-rows-spanned="1"/>
          <table:covered-table-cell table:number-columns-repeated="8" table:style-name="ce867"/>
          <table:table-cell table:style-name="ce937" table:number-columns-spanned="7" table:number-rows-spanned="1"/>
          <table:covered-table-cell table:number-columns-repeated="6" table:style-name="ce937"/>
          <table:table-cell table:style-name="ce93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22"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22</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11) Se déplacer sur terre, air, mer" calcext:value-type="string" table:number-columns-spanned="12" table:number-rows-spanned="1">
            <text:p>11) Se déplacer sur terre, air, mer</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fonctionne un drone ?" calcext:value-type="string">
            <text:p>Comment fonctionne un drone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2.2" calcext:value-type="string">
            <text:p>CT 2.2</text:p>
          </table:table-cell>
          <table:table-cell table:style-name="ce800" table:formula="of:=INDEX([$Programme.$B$4:$Programme.$C$46];MATCH([.A4];[$Programme.$B$4:$Programme.$B$46];0);2)" office:value-type="string" office:string-value="► Identifier le(s) matériau(x), les flux d’énergie et d’information dans le cadre d’une production technique sur un objet et décrire les transformations qui s’opèrent." calcext:value-type="string" table:number-columns-spanned="9" table:number-rows-spanned="1">
            <text:p>► Identifier le(s) matériau(x), les flux d’énergie et d’information dans le cadre d’une production technique sur un objet et décrire les transformations qui s’opèrent.</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MSOST.1.4" calcext:value-type="string">
            <text:p>MSOST.1.4</text:p>
          </table:table-cell>
          <table:table-cell table:style-name="ce881" table:formula="of:=IFERROR(INDEX([$Programme.$I$7:$Programme.$J$94];MATCH([.$K4];[$Programme.$I$7:$Programme.$I$94];0);2);&quot;&quot;)" office:value-type="string" office:string-value="Identifier le(s) matériau(x), les flux d’énergie et d’information sur un objet et décrire les transformations qui s’opèrent." calcext:value-type="string" table:number-columns-spanned="6" table:number-rows-spanned="1">
            <text:p>Identifier le(s) matériau(x), les flux d’énergie et d’information sur un objet et décrire les transformations qui s’opèrent.</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Familles de matériaux avec leurs principales caractéristiques. Sources d’énergies. Chaîne d’énergie. Chaîne d’information." calcext:value-type="string" table:number-columns-spanned="8" table:number-rows-spanned="1">
            <text:p>Familles de matériaux avec leurs principales caractéristiques. Sources d’énergies. Chaîne d’énergie. Chaîne d’information.</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6.2" calcext:value-type="string">
            <text:p>CT 6.2</text:p>
          </table:table-cell>
          <table:table-cell table:style-name="ce800" table:formula="of:=IFERROR(INDEX([$Programme.$B$4:$Programme.$C$46];MATCH([.A6];[$Programme.$B$4:$Programme.$B$46];0);2);&quot;&quot;)" office:value-type="string" office:string-value="► Analyser l’impact environnemental d’un objet et de ses constituants." calcext:value-type="string" table:number-columns-spanned="9" table:number-rows-spanned="1">
            <text:p>► Analyser l’impact environnemental d’un objet et de ses constituant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OTSCIS.1.2" calcext:value-type="string">
            <text:p>OTSCIS.1.2</text:p>
          </table:table-cell>
          <table:table-cell table:style-name="ce881" table:formula="of:=IFERROR(INDEX([$Programme.$I$7:$Programme.$J$94];MATCH([.$K6];[$Programme.$I$7:$Programme.$I$94];0);2);&quot;&quot;)" office:value-type="string" office:string-value="Relier les évolutions technologiques aux inventions et innovations qui marquent des ruptures dans les solutions techniques. " calcext:value-type="string" table:number-columns-spanned="6" table:number-rows-spanned="1">
            <text:p>Relier les évolutions technologiques aux inventions et innovations qui marquent des ruptures dans les solutions techniques. </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6.3" calcext:value-type="string">
            <text:p>CT 6.3</text:p>
          </table:table-cell>
          <table:table-cell table:style-name="ce800" table:formula="of:=IFERROR(INDEX([$Programme.$B$4:$Programme.$C$46];MATCH([.A8];[$Programme.$B$4:$Programme.$B$46];0);2);&quot;&quot;)" office:value-type="string" office:string-value="► Analyser le cycle de vie d’un objet." calcext:value-type="string" table:number-columns-spanned="9" table:number-rows-spanned="1">
            <text:p>► Analyser le cycle de vie d’un objet.</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OTSCIS.1.1" calcext:value-type="string">
            <text:p>OTSCIS.1.1</text:p>
          </table:table-cell>
          <table:table-cell table:style-name="ce881" table:formula="of:=IFERROR(INDEX([$Programme.$I$7:$Programme.$J$94];MATCH([.$K8];[$Programme.$I$7:$Programme.$I$94];0);2);&quot;&quot;)" office:value-type="string" office:string-value="Regrouper des objets en familles et lignées." calcext:value-type="string" table:number-columns-spanned="6" table:number-rows-spanned="1">
            <text:p>Regrouper des objets en familles et lignées.</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L’évolution des objets. Impacts sociétaux et environnementaux dus aux objets. Cycle de vie. Les règles d’un usage raisonné des objets communicants respectant la propriété intellectuelle et l’intégrité d’autrui." calcext:value-type="string" table:number-columns-spanned="8" table:number-rows-spanned="1">
            <text:p>L’évolution des objets. Impacts sociétaux et environnementaux dus aux objets. Cycle de vie. Les règles d’un usage raisonné des objets communicants respectant la propriété intellectuelle et l’intégrité d’autrui.</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table:number-columns-spanned="13" table:number-rows-spanned="2"/>
          <table:covered-table-cell table:number-columns-repeated="12" table:style-name="ce785"/>
          <table:table-cell table:style-name="ce785" table:number-columns-spanned="12" table:number-rows-spanned="2"/>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table:number-columns-spanned="13" table:number-rows-spanned="2"/>
          <table:covered-table-cell table:number-columns-repeated="12" table:style-name="ce787"/>
          <table:table-cell table:style-name="ce787" table:number-columns-spanned="12" table:number-rows-spanned="2"/>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632" office:value-type="string" calcext:value-type="string">
            <text:p>Fin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table:number-columns-spanned="9" table:number-rows-spanned="1"/>
          <table:covered-table-cell table:number-columns-repeated="8" table:style-name="ce867"/>
          <table:table-cell table:style-name="ce937" table:number-columns-spanned="7" table:number-rows-spanned="1"/>
          <table:covered-table-cell table:number-columns-repeated="6" table:style-name="ce937"/>
          <table:table-cell table:style-name="ce93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5" table:number-rows-repeated="1048548">
          <table:table-cell table:number-columns-repeated="1024"/>
        </table:table-row>
        <table:table-row table:style-name="ro5">
          <table:table-cell table:number-columns-repeated="1024"/>
        </table:table-row>
      </table:table>
      <table:table table:name="S23"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23</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9) Préserver la santé et assister l'homme" calcext:value-type="string" table:number-columns-spanned="12" table:number-rows-spanned="1">
            <text:p>9) Préserver la santé et assister l'homme</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concevoir un support de caméra ? (sur feuille)" calcext:value-type="string">
            <text:p>Comment concevoir un support de caméra ? (sur feuille)</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2.5" calcext:value-type="string">
            <text:p>CT 2.5</text:p>
          </table:table-cell>
          <table:table-cell table:style-name="ce800" table:formula="of:=INDEX([$Programme.$B$4:$Programme.$C$46];MATCH([.A4];[$Programme.$B$4:$Programme.$B$46];0);2)" office:value-type="string" office:string-value="► Imaginer des solutions en réponse au besoin." calcext:value-type="string" table:number-columns-spanned="9" table:number-rows-spanned="1">
            <text:p>► Imaginer des solutions en réponse au besoin.</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DIC.1.5" calcext:value-type="string">
            <text:p>DIC.1.5</text:p>
          </table:table-cell>
          <table:table-cell table:style-name="ce881" table:formula="of:=IFERROR(INDEX([$Programme.$I$7:$Programme.$J$94];MATCH([.$K4];[$Programme.$I$7:$Programme.$I$94];0);2);&quot;&quot;)" office:value-type="string" office:string-value="Imaginer des solutions pour produire des objets et des éléments de programmes informatiques en réponse au besoin." calcext:value-type="string" table:number-columns-spanned="6" table:number-rows-spanned="1">
            <text:p>Imaginer des solutions pour produire des objets et des éléments de programmes informatiques en réponse au besoin.</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Design. Innovation et créativité. Veille. Représentation de solutions (croquis, schémas, algorithmes). Réalité augmentée. Objets connectés." calcext:value-type="string" table:number-columns-spanned="8" table:number-rows-spanned="1">
            <text:p>Design. Innovation et créativité. Veille. Représentation de solutions (croquis, schémas, algorithmes). Réalité augmentée. Objets connectés.</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3.1" calcext:value-type="string">
            <text:p>CT 3.1</text:p>
          </table:table-cell>
          <table:table-cell table:style-name="ce800" table:formula="of:=IFERROR(INDEX([$Programme.$B$4:$Programme.$C$46];MATCH([.A6];[$Programme.$B$4:$Programme.$B$46];0);2);&quot;&quot;)" office:value-type="string" office:string-value="► Exprimer sa pensée à l’aide d’outils de description adaptés : croquis, schémas, graphes, diagrammes, tableaux (représentations non normées)." calcext:value-type="string" table:number-columns-spanned="9" table:number-rows-spanned="1">
            <text:p>► Exprimer sa pensée à l’aide d’outils de description adaptés : croquis, schémas, graphes, diagrammes, tableaux (représentations non normée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OTSCIS.2.1" calcext:value-type="string">
            <text:p>OTSCIS.2.1</text:p>
          </table:table-cell>
          <table:table-cell table:style-name="ce881" table:formula="of:=IFERROR(INDEX([$Programme.$I$7:$Programme.$J$94];MATCH([.$K6];[$Programme.$I$7:$Programme.$I$94];0);2);&quot;&quot;)" office:value-type="string" office:string-value="Exprimer sa pensée à l’aide d’outils de description adaptés : croquis, schémas, graphes, diagrammes, tableaux. " calcext:value-type="string" table:number-columns-spanned="6" table:number-rows-spanned="1">
            <text:p>Exprimer sa pensée à l’aide d’outils de description adaptés : croquis, schémas, graphes, diagrammes, tableaux. </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Croquis à main levée. Différents schémas. Carte heuristique. Notion d’algorithme." calcext:value-type="string" table:number-columns-spanned="8" table:number-rows-spanned="1">
            <text:p>Croquis à main levée. Différents schémas. Carte heuristique. Notion d’algorithme.</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text:p/>
          </table:table-cell>
          <table:table-cell table:style-name="ce800" table:formula="of:=IFERROR(INDEX([$Programme.$B$4:$Programme.$C$46];MATCH([.A8];[$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1" table:formula="of:=IFERROR(INDEX([$Programme.$I$7:$Programme.$J$94];MATCH([.$K8];[$Programme.$I$7:$Programme.$I$94];0);2);&quot;&quot;)" table:number-columns-spanned="6" table:number-rows-spanned="1">
            <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Par groupe, rechercher une solution technique pour fixer une caméra. Réaliser des croquis côtés de la solution, prendre en photo les croquis et les insérer dans un diaporama.</text:p>
          </table:table-cell>
          <table:covered-table-cell table:number-columns-repeated="12" table:style-name="ce785"/>
          <table:table-cell table:style-name="ce785" office:value-type="string" calcext:value-type="string" table:number-columns-spanned="12" table:number-rows-spanned="2">
            <text:p>Présentation de la caméra. Comment fixer la caméra ?</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Pour concevoir un objet, on assemble des solutions techniques. Pour cela, on doit créer des pièces de liaisons qui soient à la fois belles, faciles et pas chères à réaliser. L'utilisation du dessin en perspective, puis en plan avec cotation, permet d'associer ces 3 composantes.</text:p>
          </table:table-cell>
          <table:covered-table-cell table:number-columns-repeated="12" table:style-name="ce787"/>
          <table:table-cell table:style-name="ce787" office:value-type="string" calcext:value-type="string" table:number-columns-spanned="12" table:number-rows-spanned="2">
            <text:p>Créativité, Design, Croquis, Cotation. Présentation Assistée par Ordinateur.</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632" office:value-type="string" calcext:value-type="string">
            <text:p>Fin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number-columns-repeated="1006"/>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A quoi doit ressembler le support de caméra ?</text:p>
          </table:table-cell>
          <table:covered-table-cell table:number-columns-repeated="8" table:style-name="ce867"/>
          <table:table-cell table:style-name="ce937" office:value-type="string" calcext:value-type="string" table:number-columns-spanned="7" table:number-rows-spanned="1">
            <text:p>Comment définir précisément la forme du support de caméra ?</text:p>
          </table:table-cell>
          <table:covered-table-cell table:number-columns-repeated="6" table:style-name="ce937"/>
          <table:table-cell table:number-columns-repeated="1006"/>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Iimaginer une représentation en 3D du support de caméra. Faire une maquette en papier du support. Prendre la solution retenue en photo et l'insérer dans un diaporama.</text:p>
          </table:table-cell>
          <table:covered-table-cell table:number-columns-repeated="8" table:style-name="ce867"/>
          <table:table-cell table:style-name="ce867" office:value-type="string" calcext:value-type="string" table:number-columns-spanned="7" table:number-rows-spanned="1">
            <text:p>Réaliser un croquis côté en plan d'un support de caméra. Prendre la solution retenue en photo et l'insérer dans un diaporama.</text:p>
          </table:table-cell>
          <table:covered-table-cell table:number-columns-repeated="6" table:style-name="ce867"/>
          <table:table-cell table:number-columns-repeated="1006"/>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Résolution de problème technique</text:p>
          </table:table-cell>
          <table:covered-table-cell table:number-columns-repeated="8" table:style-name="ce867"/>
          <table:table-cell table:style-name="ce867" office:value-type="string" calcext:value-type="string" table:number-columns-spanned="7" table:number-rows-spanned="1">
            <text:p>Résolution de problème technique</text:p>
          </table:table-cell>
          <table:covered-table-cell table:number-columns-repeated="6" table:style-name="ce867"/>
          <table:table-cell table:number-columns-repeated="1006"/>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office:value-type="string" calcext:value-type="string" table:number-columns-spanned="9" table:number-rows-spanned="1">
            <text:p>Créativité, représentation 2D et 3D</text:p>
          </table:table-cell>
          <table:covered-table-cell table:number-columns-repeated="8" table:style-name="ce867"/>
          <table:table-cell table:style-name="ce867" office:value-type="string" calcext:value-type="string" table:number-columns-spanned="7" table:number-rows-spanned="1">
            <text:p>Cotation</text:p>
          </table:table-cell>
          <table:covered-table-cell table:number-columns-repeated="6" table:style-name="ce867"/>
          <table:table-cell table:number-columns-repeated="1006"/>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Robot à programmer, aiguilles</text:p>
          </table:table-cell>
          <table:covered-table-cell table:number-columns-repeated="8" table:style-name="ce867"/>
          <table:table-cell table:style-name="ce867" office:value-type="string" calcext:value-type="string" table:number-columns-spanned="7" table:number-rows-spanned="1">
            <text:p>Animation flash sur les différents types de vue, robot à programmer, aiguilles</text:p>
          </table:table-cell>
          <table:covered-table-cell table:number-columns-repeated="6" table:style-name="ce867"/>
          <table:table-cell table:number-columns-repeated="1006"/>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24"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24</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9) Préserver la santé et assister l'homme" calcext:value-type="string" table:number-columns-spanned="12" table:number-rows-spanned="1">
            <text:p>9) Préserver la santé et assister l'homme</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concevoir un support de caméra ? (réalisation d'une maquette)" calcext:value-type="string">
            <text:p>Comment concevoir un support de caméra ? (réalisation d'une maquette)</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S 1.8" calcext:value-type="string">
            <text:p>CS 1.8</text:p>
          </table:table-cell>
          <table:table-cell table:style-name="ce800" table:formula="of:=INDEX([$Programme.$B$4:$Programme.$C$46];MATCH([.A4];[$Programme.$B$4:$Programme.$B$46];0);2)" office:value-type="string" office:string-value="► Utiliser une modélisation pour comprendre, formaliser, partager, construire, investiguer, prouver." calcext:value-type="string" table:number-columns-spanned="9" table:number-rows-spanned="1">
            <text:p>► Utiliser une modélisation pour comprendre, formaliser, partager, construire, investiguer, prouver.</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MSOST.2.1" calcext:value-type="string">
            <text:p>MSOST.2.1</text:p>
          </table:table-cell>
          <table:table-cell table:style-name="ce881" table:formula="of:=IFERROR(INDEX([$Programme.$I$7:$Programme.$J$94];MATCH([.$K4];[$Programme.$I$7:$Programme.$I$94];0);2);&quot;&quot;)" office:value-type="string" office:string-value="Utiliser une modélisation pour comprendre, formaliser, partager, construire, investiguer, prouver." calcext:value-type="string" table:number-columns-spanned="6" table:number-rows-spanned="1">
            <text:p>Utiliser une modélisation pour comprendre, formaliser, partager, construire, investiguer, prouver.</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Outils de description d’un fonctionnement, d’une structure et d’un comportement. " calcext:value-type="string" table:number-columns-spanned="8" table:number-rows-spanned="1">
            <text:p>Outils de description d’un fonctionnement, d’une structure et d’un comportement. </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3.2" calcext:value-type="string">
            <text:p>CT 3.2</text:p>
          </table:table-cell>
          <table:table-cell table:style-name="ce800" table:formula="of:=IFERROR(INDEX([$Programme.$B$4:$Programme.$C$46];MATCH([.A6];[$Programme.$B$4:$Programme.$B$46];0);2);&quot;&quot;)" office:value-type="string" office:string-value="► Traduire, à l’aide d’outils de représentation numérique, des choix de solutions sous forme de croquis, de dessins ou de schémas." calcext:value-type="string" table:number-columns-spanned="9" table:number-rows-spanned="1">
            <text:p>► Traduire, à l’aide d’outils de représentation numérique, des choix de solutions sous forme de croquis, de dessins ou de schéma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DIC.1.5" calcext:value-type="string">
            <text:p>DIC.1.5</text:p>
          </table:table-cell>
          <table:table-cell table:style-name="ce881" table:formula="of:=IFERROR(INDEX([$Programme.$I$7:$Programme.$J$94];MATCH([.$K6];[$Programme.$I$7:$Programme.$I$94];0);2);&quot;&quot;)" office:value-type="string" office:string-value="Imaginer des solutions pour produire des objets et des éléments de programmes informatiques en réponse au besoin." calcext:value-type="string" table:number-columns-spanned="6" table:number-rows-spanned="1">
            <text:p>Imaginer des solutions pour produire des objets et des éléments de programmes informatiques en réponse au besoin.</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Design. Innovation et créativité. Veille. Représentation de solutions (croquis, schémas, algorithmes). Réalité augmentée. Objets connectés." calcext:value-type="string" table:number-columns-spanned="8" table:number-rows-spanned="1">
            <text:p>Design. Innovation et créativité. Veille. Représentation de solutions (croquis, schémas, algorithmes). Réalité augmentée. Objets connectés.</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OTSCIS.2.2" calcext:value-type="string">
            <text:p>OTSCIS.2.2</text:p>
          </table:table-cell>
          <table:table-cell table:style-name="ce882" table:formula="of:=IFERROR(INDEX([$Programme.$I$7:$Programme.$J$94];MATCH([.$K7];[$Programme.$I$7:$Programme.$I$94];0);2);&quot;&quot;)" office:value-type="string" office:string-value="Lire, utiliser et produire, à l’aide d’outils de représentation numérique, des choix de solutions sous forme de dessins ou de schémas." calcext:value-type="string" table:number-columns-spanned="6" table:number-rows-spanned="1">
            <text:p>Lire, utiliser et produire, à l’aide d’outils de représentation numérique, des choix de solutions sous forme de dessins ou de schémas.</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office:value-type="string" office:string-value="Outils numériques de description des objets techniques." calcext:value-type="string" table:number-columns-spanned="8" table:number-rows-spanned="1">
            <text:p>Outils numériques de description des objets techniques.</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3.3" calcext:value-type="string">
            <text:p>CT 3.3</text:p>
          </table:table-cell>
          <table:table-cell table:style-name="ce800" table:formula="of:=IFERROR(INDEX([$Programme.$B$4:$Programme.$C$46];MATCH([.A8];[$Programme.$B$4:$Programme.$B$46];0);2);&quot;&quot;)" office:value-type="string" office:string-value="► Présenter à l’oral et à l’aide de supports numériques multimédia des solutions techniques au moment des revues de projet." calcext:value-type="string" table:number-columns-spanned="9" table:number-rows-spanned="1">
            <text:p>► Présenter à l’oral et à l’aide de supports numériques multimédia des solutions techniques au moment des revues de projet.</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DIC.1.7" calcext:value-type="string">
            <text:p>DIC.1.7</text:p>
          </table:table-cell>
          <table:table-cell table:style-name="ce881" table:formula="of:=IFERROR(INDEX([$Programme.$I$7:$Programme.$J$94];MATCH([.$K8];[$Programme.$I$7:$Programme.$I$94];0);2);&quot;&quot;)" office:value-type="string" office:string-value="Présenter à l’oral et à l’aide de supports numériques multimédia des solutions techniques au moment des revues de projet." calcext:value-type="string" table:number-columns-spanned="6" table:number-rows-spanned="1">
            <text:p>Présenter à l’oral et à l’aide de supports numériques multimédia des solutions techniques au moment des revues de projet.</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Outils numériques de présentation." calcext:value-type="string" table:number-columns-spanned="8" table:number-rows-spanned="1">
            <text:p>Outils numériques de présentation.</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office:value-type="string" office:string-value="CT 5.3" calcext:value-type="string">
            <text:p>CT 5.3</text:p>
          </table:table-cell>
          <table:table-cell table:style-name="ce800" table:formula="of:=IFERROR(INDEX([$Programme.$B$4:$Programme.$C$46];MATCH([.A10];[$Programme.$B$4:$Programme.$B$46];0);2);&quot;&quot;)" office:value-type="string" office:string-value="► Lire, utiliser et produire des représentations numériques d’objets." calcext:value-type="string" table:number-columns-spanned="9" table:number-rows-spanned="1">
            <text:p>► Lire, utiliser et produire des représentations numériques d’objets.</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office:value-type="string" office:string-value="OTSCIS.2.2" calcext:value-type="string">
            <text:p>OTSCIS.2.2</text:p>
          </table:table-cell>
          <table:table-cell table:style-name="ce881" table:formula="of:=IFERROR(INDEX([$Programme.$I$7:$Programme.$J$94];MATCH([.$K10];[$Programme.$I$7:$Programme.$I$94];0);2);&quot;&quot;)" office:value-type="string" office:string-value="Lire, utiliser et produire, à l’aide d’outils de représentation numérique, des choix de solutions sous forme de dessins ou de schémas." calcext:value-type="string" table:number-columns-spanned="6" table:number-rows-spanned="1">
            <text:p>Lire, utiliser et produire, à l’aide d’outils de représentation numérique, des choix de solutions sous forme de dessins ou de schémas.</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office:value-type="string" office:string-value="Outils numériques de description des objets techniques." calcext:value-type="string" table:number-columns-spanned="8" table:number-rows-spanned="1">
            <text:p>Outils numériques de description des objets techniques.</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A partir du croquis du support de caméra réalisé précédemment, les élèves doivent modéliser leur support sur un logiciel de conception assistée par ordinateur.</text:p>
          </table:table-cell>
          <table:covered-table-cell table:number-columns-repeated="12" table:style-name="ce785"/>
          <table:table-cell table:style-name="ce785" office:value-type="string" calcext:value-type="string" table:number-columns-spanned="12" table:number-rows-spanned="2">
            <text:p>Les croquis réalisés sont-ils suffisants pour bien visualiser la ou les pièces à fabriquer ?</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Utiliser une ou plusieurs fonctions d'un logiciel de modélisation pour concevoir une pièce technique.</text:p>
          </table:table-cell>
          <table:covered-table-cell table:number-columns-repeated="12" table:style-name="ce787"/>
          <table:table-cell table:style-name="ce633" office:value-type="string" calcext:value-type="string" table:number-columns-spanned="12" table:number-rows-spanned="2">
            <text:p>Etre capable de concevoir une pièce simple sur un modeleur numérique.</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632" office:value-type="string" calcext:value-type="string">
            <text:p>Fin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2">
          <table:table-cell table:style-name="ce1001" office:value-type="string" calcext:value-type="string" table:number-columns-spanned="32" table:number-rows-spanned="1">
            <text:p>Proposition de déroulé</text:p>
          </table:table-cell>
          <table:covered-table-cell table:number-columns-repeated="24" table:style-name="ce852"/>
          <table:covered-table-cell table:number-columns-repeated="7"/>
          <table:table-cell table:number-columns-repeated="992"/>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style-name="ce866" office:value-type="string" calcext:value-type="string" table:number-columns-spanned="7" table:number-rows-spanned="1">
            <text:p>Séance 4</text:p>
          </table:table-cell>
          <table:covered-table-cell table:number-columns-repeated="6" table:style-name="ce866"/>
          <table:table-cell table:number-columns-repeated="992"/>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Comment concevoir sur ordinateur, un support d’aiguilles pour un robot de combat ?</text:p>
          </table:table-cell>
          <table:covered-table-cell table:number-columns-repeated="8" table:style-name="ce867"/>
          <table:table-cell table:style-name="ce937" office:value-type="string" calcext:value-type="string" table:number-columns-spanned="7" table:number-rows-spanned="1">
            <text:p>Comment concevoir sur ordinateur, un support d’aiguilles pour un robot de combat ?</text:p>
          </table:table-cell>
          <table:covered-table-cell table:number-columns-repeated="6" table:style-name="ce937"/>
          <table:table-cell table:style-name="ce867" office:value-type="string" calcext:value-type="string" table:number-columns-spanned="7" table:number-rows-spanned="1">
            <text:p>Comment concevoir sur ordinateur, un support d’aiguilles pour un robot de combat ? Comment le présenter ?</text:p>
          </table:table-cell>
          <table:covered-table-cell table:number-columns-repeated="6" table:style-name="ce867"/>
          <table:table-cell table:style-name="ce867" office:value-type="string" calcext:value-type="string" table:number-columns-spanned="7" table:number-rows-spanned="1">
            <text:p>Comment concevoir une pièce simple à l'aide d'un logiciel de CAO ?</text:p>
          </table:table-cell>
          <table:covered-table-cell table:number-columns-repeated="6" table:style-name="ce867"/>
          <table:table-cell table:number-columns-repeated="992"/>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Conception Assistée par Ordinateur du support d’aiguilles</text:p>
          </table:table-cell>
          <table:covered-table-cell table:number-columns-repeated="8" table:style-name="ce867"/>
          <table:table-cell table:style-name="ce867" office:value-type="string" calcext:value-type="string" table:number-columns-spanned="7" table:number-rows-spanned="1">
            <text:p>Conception Assistée par Ordinateur du support d’aiguilles</text:p>
          </table:table-cell>
          <table:covered-table-cell table:number-columns-repeated="6" table:style-name="ce867"/>
          <table:table-cell table:style-name="ce867" office:value-type="string" calcext:value-type="string" table:number-columns-spanned="7" table:number-rows-spanned="1">
            <text:p>Conception Assistée par Ordinateur du support d’aiguilles. Présentation des solutions de chaque groupe à la classe. Choix d’une solution.</text:p>
          </table:table-cell>
          <table:covered-table-cell table:number-columns-repeated="6" table:style-name="ce867"/>
          <table:table-cell table:style-name="ce867" office:value-type="string" calcext:value-type="string" table:number-columns-spanned="7" table:number-rows-spanned="1">
            <text:p>Evaluation sur l'utilisation de Solidworks, définition de la CAO.</text:p>
          </table:table-cell>
          <table:covered-table-cell table:number-columns-repeated="6" table:style-name="ce867"/>
          <table:table-cell table:number-columns-repeated="992"/>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Démarche de projet</text:p>
          </table:table-cell>
          <table:covered-table-cell table:number-columns-repeated="8"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number-columns-repeated="992"/>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office:value-type="string" calcext:value-type="string" table:number-columns-spanned="7" table:number-rows-spanned="1">
            <text:p>CAO</text:p>
          </table:table-cell>
          <table:covered-table-cell table:number-columns-repeated="6"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2"/>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Notice simplifiée de Solidworks</text:p>
          </table:table-cell>
          <table:covered-table-cell table:number-columns-repeated="8" table:style-name="ce867"/>
          <table:table-cell table:style-name="ce867" office:value-type="string" calcext:value-type="string" table:number-columns-spanned="7" table:number-rows-spanned="1">
            <text:p>Notice simplifiée de Solidworks</text:p>
          </table:table-cell>
          <table:covered-table-cell table:number-columns-repeated="6" table:style-name="ce867"/>
          <table:table-cell table:style-name="ce867" office:value-type="string" calcext:value-type="string" table:number-columns-spanned="7" table:number-rows-spanned="1">
            <text:p>Notice simplifiée de Solidworks</text:p>
          </table:table-cell>
          <table:covered-table-cell table:number-columns-repeated="6" table:style-name="ce867"/>
          <table:table-cell table:style-name="ce867" office:value-type="string" calcext:value-type="string" table:number-columns-spanned="7" table:number-rows-spanned="1">
            <text:p>Notice simplifiée de Solidworks</text:p>
          </table:table-cell>
          <table:covered-table-cell table:number-columns-repeated="6" table:style-name="ce867"/>
          <table:table-cell table:number-columns-repeated="992"/>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25"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25</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9) Préserver la santé et assister l'homme" calcext:value-type="string" table:number-columns-spanned="12" table:number-rows-spanned="1">
            <text:p>9) Préserver la santé et assister l'homme</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fabriquer un support de caméra ?" calcext:value-type="string">
            <text:p>Comment fabriquer un support de caméra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S 1.5" calcext:value-type="string">
            <text:p>CS 1.5</text:p>
          </table:table-cell>
          <table:table-cell table:style-name="ce800" table:formula="of:=INDEX([$Programme.$B$4:$Programme.$C$46];MATCH([.A4];[$Programme.$B$4:$Programme.$B$46];0);2)" office:value-type="string" office:string-value="► Respecter une procédure de travail garantissant un résultat en respectant les règles de sécurité et d’utilisation des outils mis à disposition." calcext:value-type="string" table:number-columns-spanned="9" table:number-rows-spanned="1">
            <text:p>► Respecter une procédure de travail garantissant un résultat en respectant les règles de sécurité et d’utilisation des outils mis à disposition.</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MSOST.1.1" calcext:value-type="string">
            <text:p>MSOST.1.1</text:p>
          </table:table-cell>
          <table:table-cell table:style-name="ce881" table:formula="of:=IFERROR(INDEX([$Programme.$I$7:$Programme.$J$94];MATCH([.$K4];[$Programme.$I$7:$Programme.$I$94];0);2);&quot;&quot;)" office:value-type="string" office:string-value="Respecter une procédure de travail garantissant un résultat en respectant les règles de sécurité et d’utilisation des outils mis à disposition." calcext:value-type="string" table:number-columns-spanned="6" table:number-rows-spanned="1">
            <text:p>Respecter une procédure de travail garantissant un résultat en respectant les règles de sécurité et d’utilisation des outils mis à disposition.</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Procédures, protocoles. Ergonomie." calcext:value-type="string" table:number-columns-spanned="8" table:number-rows-spanned="1">
            <text:p>Procédures, protocoles. Ergonomie.</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2.6" calcext:value-type="string">
            <text:p>CT 2.6</text:p>
          </table:table-cell>
          <table:table-cell table:style-name="ce800" table:formula="of:=IFERROR(INDEX([$Programme.$B$4:$Programme.$C$46];MATCH([.A6];[$Programme.$B$4:$Programme.$B$46];0);2);&quot;&quot;)" office:value-type="string" office:string-value="► Réaliser, de manière collaborative, le prototype de tout ou partie d’un objet pour valider une solution." calcext:value-type="string" table:number-columns-spanned="9" table:number-rows-spanned="1">
            <text:p>► Réaliser, de manière collaborative, le prototype de tout ou partie d’un objet pour valider une solution.</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DIC.2.1" calcext:value-type="string">
            <text:p>DIC.2.1</text:p>
          </table:table-cell>
          <table:table-cell table:style-name="ce881" table:formula="of:=IFERROR(INDEX([$Programme.$I$7:$Programme.$J$94];MATCH([.$K6];[$Programme.$I$7:$Programme.$I$94];0);2);&quot;&quot;)" office:value-type="string" office:string-value="Réaliser, de manière collaborative, le prototype d’un objet pour valider une solution." calcext:value-type="string" table:number-columns-spanned="6" table:number-rows-spanned="1">
            <text:p>Réaliser, de manière collaborative, le prototype d’un objet pour valider une solution.</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Prototypage rapide de structures et de circuits de commande à partir de cartes standard." calcext:value-type="string" table:number-columns-spanned="8" table:number-rows-spanned="1">
            <text:p>Prototypage rapide de structures et de circuits de commande à partir de cartes standard.</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MSOST.1.1" calcext:value-type="string">
            <text:p>MSOST.1.1</text:p>
          </table:table-cell>
          <table:table-cell table:style-name="ce882" table:formula="of:=IFERROR(INDEX([$Programme.$I$7:$Programme.$J$94];MATCH([.$K7];[$Programme.$I$7:$Programme.$I$94];0);2);&quot;&quot;)" office:value-type="string" office:string-value="Respecter une procédure de travail garantissant un résultat en respectant les règles de sécurité et d’utilisation des outils mis à disposition." calcext:value-type="string" table:number-columns-spanned="6" table:number-rows-spanned="1">
            <text:p>Respecter une procédure de travail garantissant un résultat en respectant les règles de sécurité et d’utilisation des outils mis à disposition.</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office:value-type="string" office:string-value="Procédures, protocoles. Ergonomie." calcext:value-type="string" table:number-columns-spanned="8" table:number-rows-spanned="1">
            <text:p>Procédures, protocoles. Ergonomie.</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text:p/>
          </table:table-cell>
          <table:table-cell table:style-name="ce800" table:formula="of:=IFERROR(INDEX([$Programme.$B$4:$Programme.$C$46];MATCH([.A8];[$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1" table:formula="of:=IFERROR(INDEX([$Programme.$I$7:$Programme.$J$94];MATCH([.$K8];[$Programme.$I$7:$Programme.$I$94];0);2);&quot;&quot;)" table:number-columns-spanned="6" table:number-rows-spanned="1">
            <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table:number-columns-spanned="13" table:number-rows-spanned="2"/>
          <table:covered-table-cell table:number-columns-repeated="12" table:style-name="ce785"/>
          <table:table-cell table:style-name="ce785" table:number-columns-spanned="12" table:number-rows-spanned="2"/>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table:number-columns-spanned="13" table:number-rows-spanned="2"/>
          <table:covered-table-cell table:number-columns-repeated="12" table:style-name="ce787"/>
          <table:table-cell table:style-name="ce787" table:number-columns-spanned="12" table:number-rows-spanned="2"/>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632" office:value-type="string" calcext:value-type="string">
            <text:p>Fin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table:number-columns-spanned="9" table:number-rows-spanned="1"/>
          <table:covered-table-cell table:number-columns-repeated="8" table:style-name="ce867"/>
          <table:table-cell table:style-name="ce937" table:number-columns-spanned="7" table:number-rows-spanned="1"/>
          <table:covered-table-cell table:number-columns-repeated="6" table:style-name="ce93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5" table:number-rows-repeated="1048548">
          <table:table-cell table:number-columns-repeated="1024"/>
        </table:table-row>
        <table:table-row table:style-name="ro5">
          <table:table-cell table:number-columns-repeated="1024"/>
        </table:table-row>
      </table:table>
      <table:table table:name="S26"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30" table:number-columns-repeated="7" table:default-cell-style-name="ce162"/>
        <table:table-column table:style-name="co1" table:number-columns-repeated="992" table:default-cell-style-name="ce162"/>
        <table:table-row table:style-name="ro42">
          <table:table-cell table:style-name="ce778" office:value-type="string" calcext:value-type="string" table:number-columns-spanned="1" table:number-rows-spanned="2">
            <text:p>S26</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9) Préserver la santé et assister l'homme" calcext:value-type="string" table:number-columns-spanned="12" table:number-rows-spanned="1">
            <text:p>9) Préserver la santé et assister l'homme</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participer au défi robot du collège ?" calcext:value-type="string">
            <text:p>Comment participer au défi robot du collège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2.1" calcext:value-type="string">
            <text:p>CT 2.1</text:p>
          </table:table-cell>
          <table:table-cell table:style-name="ce800" table:formula="of:=INDEX([$Programme.$B$4:$Programme.$C$46];MATCH([.A4];[$Programme.$B$4:$Programme.$B$46];0);2)" office:value-type="string" office:string-value="► Identifier un besoin et énoncer un problème technique, identifier les conditions, contraintes (normes et règlements) et ressources correspondantes." calcext:value-type="string" table:number-columns-spanned="9" table:number-rows-spanned="1">
            <text:p>► Identifier un besoin et énoncer un problème technique, identifier les conditions, contraintes (normes et règlements) et ressources correspondantes.</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DIC.1.1" calcext:value-type="string">
            <text:p>DIC.1.1</text:p>
          </table:table-cell>
          <table:table-cell table:style-name="ce881" table:formula="of:=IFERROR(INDEX([$Programme.$I$7:$Programme.$J$94];MATCH([.$K4];[$Programme.$I$7:$Programme.$I$94];0);2);&quot;&quot;)" office:value-type="string" office:string-value="Identifier un besoin (biens matériels ou services) et énoncer un problème technique." calcext:value-type="string" table:number-columns-spanned="6" table:number-rows-spanned="1">
            <text:p>Identifier un besoin (biens matériels ou services) et énoncer un problème technique.</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Besoin, contraintes, normalisation. " calcext:value-type="string" table:number-columns-spanned="8" table:number-rows-spanned="1">
            <text:p>Besoin, contraintes, normalisation. </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office:value-type="string" office:string-value="DIC.1.2" calcext:value-type="string">
            <text:p>DIC.1.2</text:p>
          </table:table-cell>
          <table:table-cell table:style-name="ce882" table:formula="of:=IFERROR(INDEX([$Programme.$I$7:$Programme.$J$94];MATCH([.$K5];[$Programme.$I$7:$Programme.$I$94];0);2);&quot;&quot;)" office:value-type="string" office:string-value="Identifier les conditions, contraintes (normes et règlements) et ressources correspondantes, qualifier et quantifier simplement les performances d’un objet technique existant ou à créer." calcext:value-type="string" table:number-columns-spanned="6" table:number-rows-spanned="1">
            <text:p>Identifier les conditions, contraintes (normes et règlements) et ressources correspondantes, qualifier et quantifier simplement les performances d’un objet technique existant ou à créer.</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office:value-type="string" office:string-value="Principaux éléments d’un cahier des charges. " calcext:value-type="string" table:number-columns-spanned="8" table:number-rows-spanned="1">
            <text:p>Principaux éléments d’un cahier des charges.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2.3" calcext:value-type="string">
            <text:p>CT 2.3</text:p>
          </table:table-cell>
          <table:table-cell table:style-name="ce800" table:formula="of:=IFERROR(INDEX([$Programme.$B$4:$Programme.$C$46];MATCH([.A6];[$Programme.$B$4:$Programme.$B$46];0);2);&quot;&quot;)" office:value-type="string" office:string-value="► S’approprier un cahier des charges." calcext:value-type="string" table:number-columns-spanned="9" table:number-rows-spanned="1">
            <text:p>► S’approprier un cahier des charge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DIC.1.2" calcext:value-type="string">
            <text:p>DIC.1.2</text:p>
          </table:table-cell>
          <table:table-cell table:style-name="ce881" table:formula="of:=IFERROR(INDEX([$Programme.$I$7:$Programme.$J$94];MATCH([.$K6];[$Programme.$I$7:$Programme.$I$94];0);2);&quot;&quot;)" office:value-type="string" office:string-value="Identifier les conditions, contraintes (normes et règlements) et ressources correspondantes, qualifier et quantifier simplement les performances d’un objet technique existant ou à créer." calcext:value-type="string" table:number-columns-spanned="6" table:number-rows-spanned="1">
            <text:p>Identifier les conditions, contraintes (normes et règlements) et ressources correspondantes, qualifier et quantifier simplement les performances d’un objet technique existant ou à créer.</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Principaux éléments d’un cahier des charges. " calcext:value-type="string" table:number-columns-spanned="8" table:number-rows-spanned="1">
            <text:p>Principaux éléments d’un cahier des charges. </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3.1" calcext:value-type="string">
            <text:p>CT 3.1</text:p>
          </table:table-cell>
          <table:table-cell table:style-name="ce800" table:formula="of:=IFERROR(INDEX([$Programme.$B$4:$Programme.$C$46];MATCH([.A8];[$Programme.$B$4:$Programme.$B$46];0);2);&quot;&quot;)" office:value-type="string" office:string-value="► Exprimer sa pensée à l’aide d’outils de description adaptés : croquis, schémas, graphes, diagrammes, tableaux (représentations non normées)." calcext:value-type="string" table:number-columns-spanned="9" table:number-rows-spanned="1">
            <text:p>► Exprimer sa pensée à l’aide d’outils de description adaptés : croquis, schémas, graphes, diagrammes, tableaux (représentations non normées).</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OTSCIS.2.1" calcext:value-type="string">
            <text:p>OTSCIS.2.1</text:p>
          </table:table-cell>
          <table:table-cell table:style-name="ce881" table:formula="of:=IFERROR(INDEX([$Programme.$I$7:$Programme.$J$94];MATCH([.$K8];[$Programme.$I$7:$Programme.$I$94];0);2);&quot;&quot;)" office:value-type="string" office:string-value="Exprimer sa pensée à l’aide d’outils de description adaptés : croquis, schémas, graphes, diagrammes, tableaux. " calcext:value-type="string" table:number-columns-spanned="6" table:number-rows-spanned="1">
            <text:p>Exprimer sa pensée à l’aide d’outils de description adaptés : croquis, schémas, graphes, diagrammes, tableaux. </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Croquis à main levée. Différents schémas. Carte heuristique. Notion d’algorithme." calcext:value-type="string" table:number-columns-spanned="8" table:number-rows-spanned="1">
            <text:p>Croquis à main levée. Différents schémas. Carte heuristique. Notion d’algorithme.</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Avant projet pour la réalisation d'un robot de combat. Idée de départ, étude du besoin, étude de marché, Cahier des charges fonctionnel.</text:p>
          </table:table-cell>
          <table:covered-table-cell table:number-columns-repeated="12" table:style-name="ce785"/>
          <table:table-cell table:style-name="ce785" office:value-type="string" calcext:value-type="string" table:number-columns-spanned="12" table:number-rows-spanned="2">
            <text:p>Vidéo sur un combat de robots</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Caractériser un besoin en fonction d'une idée de départ. Les différents éléments d'un cahier des charges fonctionnel. Les représentations associées aux besoins et au cahier des charges fonctionnel.</text:p>
          </table:table-cell>
          <table:covered-table-cell table:number-columns-repeated="12" table:style-name="ce787"/>
          <table:table-cell table:style-name="ce787" office:value-type="string" calcext:value-type="string" table:number-columns-spanned="12" table:number-rows-spanned="2">
            <text:p>Besoins, contraintes, représentations normalisées, cahier des charges fonctionnel.</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903" office:value-type="string" calcext:value-type="string" table:number-columns-spanned="8" table:number-rows-spanned="1">
            <text:p>Fin de cycle</text:p>
          </table:table-cell>
          <table:covered-table-cell table:number-columns-repeated="4" table:style-name="ce550"/>
          <table:covered-table-cell table:style-name="ce567"/>
          <table:covered-table-cell table:style-name="ce573"/>
          <table:covered-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style-name="ce866" office:value-type="string" calcext:value-type="string" table:number-columns-spanned="7" table:number-rows-spanned="1">
            <text:p>Séance 4 (20')</text:p>
          </table:table-cell>
          <table:covered-table-cell table:number-columns-repeated="6" table:style-name="ce866"/>
          <table:table-cell table:number-columns-repeated="992"/>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Quel est le besoin ?</text:p>
          </table:table-cell>
          <table:covered-table-cell table:number-columns-repeated="8" table:style-name="ce867"/>
          <table:table-cell table:style-name="ce937" office:value-type="string" calcext:value-type="string" table:number-columns-spanned="7" table:number-rows-spanned="1">
            <text:p>Quel est l'état du marché des robots se déplaçant de façon autonome ?</text:p>
          </table:table-cell>
          <table:covered-table-cell table:number-columns-repeated="6" table:style-name="ce937"/>
          <table:table-cell table:style-name="ce867" office:value-type="string" calcext:value-type="string" table:number-columns-spanned="7" table:number-rows-spanned="1">
            <text:p>Comment représenter un cahier des charges fonctionnel</text:p>
          </table:table-cell>
          <table:covered-table-cell table:number-columns-repeated="6" table:style-name="ce867"/>
          <table:table-cell table:style-name="ce867" office:value-type="string" calcext:value-type="string" table:number-columns-spanned="7" table:number-rows-spanned="1">
            <text:p>Evaluation</text:p>
          </table:table-cell>
          <table:covered-table-cell table:number-columns-repeated="6" table:style-name="ce867"/>
          <table:table-cell table:number-columns-repeated="992"/>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Identifier le besoin</text:p>
          </table:table-cell>
          <table:covered-table-cell table:number-columns-repeated="8" table:style-name="ce867"/>
          <table:table-cell table:style-name="ce867" office:value-type="string" calcext:value-type="string" table:number-columns-spanned="7" table:number-rows-spanned="1">
            <text:p>Réaliser un tableau comparatif des robots se déplaçant de façon autonome</text:p>
          </table:table-cell>
          <table:covered-table-cell table:number-columns-repeated="6" table:style-name="ce867"/>
          <table:table-cell table:style-name="ce867" office:value-type="string" calcext:value-type="string" table:number-columns-spanned="7" table:number-rows-spanned="1">
            <text:p>Reconstruire le cahier des charges fonctionnel d'un robot de combat</text:p>
          </table:table-cell>
          <table:covered-table-cell table:number-columns-repeated="6" table:style-name="ce867"/>
          <table:table-cell table:style-name="ce867" office:value-type="string" calcext:value-type="string" table:number-columns-spanned="7" table:number-rows-spanned="1">
            <text:p>Evaluation sur la bête à cornes, la fonction d'usage, le cahier des charges et le diagramme pieuvre.</text:p>
          </table:table-cell>
          <table:covered-table-cell table:number-columns-repeated="6" table:style-name="ce867"/>
          <table:table-cell table:number-columns-repeated="992"/>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Investigation</text:p>
          </table:table-cell>
          <table:covered-table-cell table:number-columns-repeated="8"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style-name="ce867" office:value-type="string" calcext:value-type="string" table:number-columns-spanned="7" table:number-rows-spanned="1">
            <text:p>Démarche de projet</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2"/>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office:value-type="string" calcext:value-type="string" table:number-columns-spanned="9" table:number-rows-spanned="1">
            <text:p>La représentation du besoin</text:p>
          </table:table-cell>
          <table:covered-table-cell table:number-columns-repeated="8" table:style-name="ce867"/>
          <table:table-cell table:style-name="ce867" table:number-columns-spanned="7" table:number-rows-spanned="1"/>
          <table:covered-table-cell table:number-columns-repeated="6" table:style-name="ce867"/>
          <table:table-cell table:style-name="ce867" office:value-type="string" calcext:value-type="string" table:number-columns-spanned="7" table:number-rows-spanned="1">
            <text:p>La représentation du cahier des charges fonctionnel, les contraintes associées.</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2"/>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2"/>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27"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27</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9) Préserver la santé et assister l'homme" calcext:value-type="string" table:number-columns-spanned="12" table:number-rows-spanned="1">
            <text:p>9) Préserver la santé et assister l'homme</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Quelles sont les solutions techniques pour un robot de combat ?" calcext:value-type="string">
            <text:p>Quelles sont les solutions techniques pour un robot de combat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1.3" calcext:value-type="string">
            <text:p>CT 1.3</text:p>
          </table:table-cell>
          <table:table-cell table:style-name="ce800" table:formula="of:=INDEX([$Programme.$B$4:$Programme.$C$46];MATCH([.A4];[$Programme.$B$4:$Programme.$B$46];0);2)" office:value-type="string" office:string-value="► Rechercher des solutions techniques à un problème posé, expliciter ses choix et les communiquer en argumentant. " calcext:value-type="string" table:number-columns-spanned="9" table:number-rows-spanned="1">
            <text:p>► Rechercher des solutions techniques à un problème posé, expliciter ses choix et les communiquer en argumentant. </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DIC.1.5" calcext:value-type="string">
            <text:p>DIC.1.5</text:p>
          </table:table-cell>
          <table:table-cell table:style-name="ce881" table:formula="of:=IFERROR(INDEX([$Programme.$I$7:$Programme.$J$94];MATCH([.$K4];[$Programme.$I$7:$Programme.$I$94];0);2);&quot;&quot;)" office:value-type="string" office:string-value="Imaginer des solutions pour produire des objets et des éléments de programmes informatiques en réponse au besoin." calcext:value-type="string" table:number-columns-spanned="6" table:number-rows-spanned="1">
            <text:p>Imaginer des solutions pour produire des objets et des éléments de programmes informatiques en réponse au besoin.</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Design. Innovation et créativité. Veille. Représentation de solutions (croquis, schémas, algorithmes). Réalité augmentée. Objets connectés." calcext:value-type="string" table:number-columns-spanned="8" table:number-rows-spanned="1">
            <text:p>Design. Innovation et créativité. Veille. Représentation de solutions (croquis, schémas, algorithmes). Réalité augmentée. Objets connectés.</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2.4" calcext:value-type="string">
            <text:p>CT 2.4</text:p>
          </table:table-cell>
          <table:table-cell table:style-name="ce800" table:formula="of:=IFERROR(INDEX([$Programme.$B$4:$Programme.$C$46];MATCH([.A6];[$Programme.$B$4:$Programme.$B$46];0);2);&quot;&quot;)" office:value-type="string" office:string-value="► Associer des solutions techniques à des fonctions." calcext:value-type="string" table:number-columns-spanned="9" table:number-rows-spanned="1">
            <text:p>► Associer des solutions techniques à des fonction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MSOST.1.2" calcext:value-type="string">
            <text:p>MSOST.1.2</text:p>
          </table:table-cell>
          <table:table-cell table:style-name="ce881" table:formula="of:=IFERROR(INDEX([$Programme.$I$7:$Programme.$J$94];MATCH([.$K6];[$Programme.$I$7:$Programme.$I$94];0);2);&quot;&quot;)" office:value-type="string" office:string-value="Associer des solutions techniques à des fonctions." calcext:value-type="string" table:number-columns-spanned="6" table:number-rows-spanned="1">
            <text:p>Associer des solutions techniques à des fonctions.</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Analyse fonctionnelle systémique." calcext:value-type="string" table:number-columns-spanned="8" table:number-rows-spanned="1">
            <text:p>Analyse fonctionnelle systémique.</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5.2" calcext:value-type="string">
            <text:p>CT 5.2</text:p>
          </table:table-cell>
          <table:table-cell table:style-name="ce800" table:formula="of:=IFERROR(INDEX([$Programme.$B$4:$Programme.$C$46];MATCH([.A8];[$Programme.$B$4:$Programme.$B$46];0);2);&quot;&quot;)" office:value-type="string" office:string-value="► Organiser, structurer et stocker des ressources numériques." calcext:value-type="string" table:number-columns-spanned="9" table:number-rows-spanned="1">
            <text:p>► Organiser, structurer et stocker des ressources numériques.</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DIC.1.6" calcext:value-type="string">
            <text:p>DIC.1.6</text:p>
          </table:table-cell>
          <table:table-cell table:style-name="ce881" table:formula="of:=IFERROR(INDEX([$Programme.$I$7:$Programme.$J$94];MATCH([.$K8];[$Programme.$I$7:$Programme.$I$94];0);2);&quot;&quot;)" office:value-type="string" office:string-value="Organiser, structurer et stocker des ressources numériques." calcext:value-type="string" table:number-columns-spanned="6" table:number-rows-spanned="1">
            <text:p>Organiser, structurer et stocker des ressources numériques.</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Arborescence." calcext:value-type="string" table:number-columns-spanned="8" table:number-rows-spanned="1">
            <text:p>Arborescence.</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Suite de l'avant projet pour la réalisation d'un robot de combat. Recherche des fonctions techniques et des solutions techniques possibles. S'organiser avec le réseau informatique du collège et effectuer un choix de solutions argumenté.</text:p>
          </table:table-cell>
          <table:covered-table-cell table:number-columns-repeated="12" table:style-name="ce785"/>
          <table:table-cell table:style-name="ce785" office:value-type="string" calcext:value-type="string" table:number-columns-spanned="12" table:number-rows-spanned="2">
            <text:p>Visualisation d'une vidéo sur le choix d'un vélo, mise en évidence des différentes solutions techniques pour un même besoin</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Pour tout objet technique, il existe plusieurs solutions techniques possibles. On choisit toujours les solutions les mieux adaptées au besoin du client. Le réseau informatique permet d'échanger des fichiers.</text:p>
          </table:table-cell>
          <table:covered-table-cell table:number-columns-repeated="12" table:style-name="ce787"/>
          <table:table-cell table:style-name="ce787" office:value-type="string" calcext:value-type="string" table:number-columns-spanned="12" table:number-rows-spanned="2">
            <text:p>Solutions techniques et fonctions techniques dans la chaîne d’énergie et d’information.</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632" office:value-type="string" calcext:value-type="string">
            <text:p>Fin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 (1h)</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Quels sont les fonctions techniques d'un robot de combat ?</text:p>
          </table:table-cell>
          <table:covered-table-cell table:number-columns-repeated="8" table:style-name="ce867"/>
          <table:table-cell table:style-name="ce937" office:value-type="string" calcext:value-type="string" table:number-columns-spanned="7" table:number-rows-spanned="1">
            <text:p>Quelles solutions techniques possibles pour chaque fonction technique ?</text:p>
          </table:table-cell>
          <table:covered-table-cell table:number-columns-repeated="6" table:style-name="ce937"/>
          <table:table-cell table:style-name="ce867" office:value-type="string" calcext:value-type="string" table:number-columns-spanned="7" table:number-rows-spanned="1">
            <text:p>Quelles solutions techniques retenir pour chaque fonction technique ?</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Recherche des fonctions techniques</text:p>
          </table:table-cell>
          <table:covered-table-cell table:number-columns-repeated="8" table:style-name="ce867"/>
          <table:table-cell table:style-name="ce867" office:value-type="string" calcext:value-type="string" table:number-columns-spanned="7" table:number-rows-spanned="1">
            <text:p>Recherche des solutions techniques</text:p>
          </table:table-cell>
          <table:covered-table-cell table:number-columns-repeated="6" table:style-name="ce867"/>
          <table:table-cell table:style-name="ce867" office:value-type="string" calcext:value-type="string" table:number-columns-spanned="7" table:number-rows-spanned="1">
            <text:p>Echange de fichiers avec le réseau informatique du collège. Choix de solutions techniques. Evaluation sur les solutions techniques et fonctions techniques dans la chaîne d’énergie et d’information.</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Résolution de problème technique</text:p>
          </table:table-cell>
          <table:covered-table-cell table:number-columns-repeated="8" table:style-name="ce867"/>
          <table:table-cell table:style-name="ce867" office:value-type="string" calcext:value-type="string" table:number-columns-spanned="7" table:number-rows-spanned="1">
            <text:p>Résolution de problème technique</text:p>
          </table:table-cell>
          <table:covered-table-cell table:number-columns-repeated="6" table:style-name="ce867"/>
          <table:table-cell table:style-name="ce867" office:value-type="string" calcext:value-type="string" table:number-columns-spanned="7" table:number-rows-spanned="1">
            <text:p>Résolution de problème technique</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office:value-type="string" calcext:value-type="string" table:number-columns-spanned="9" table:number-rows-spanned="1">
            <text:p>Fonctions techniques</text:p>
          </table:table-cell>
          <table:covered-table-cell table:number-columns-repeated="8" table:style-name="ce867"/>
          <table:table-cell table:style-name="ce867" office:value-type="string" calcext:value-type="string" table:number-columns-spanned="7" table:number-rows-spanned="1">
            <text:p>Solutions techniques, chaîne d’énergie et d’information dans un objet technique</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Catalogues et site internet des fournisseurs de technologie</text:p>
          </table:table-cell>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28"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28</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string" office:string-value="Projet" calcext:value-type="string" table:number-columns-spanned="12" table:number-rows-spanned="1">
            <text:p>Projet</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permettre à un robot d'éviter un obstacle ?" calcext:value-type="string">
            <text:p>Comment permettre à un robot d'éviter un obstacle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S 1.6" calcext:value-type="string">
            <text:p>CS 1.6</text:p>
          </table:table-cell>
          <table:table-cell table:style-name="ce800" table:formula="of:=INDEX([$Programme.$B$4:$Programme.$C$46];MATCH([.A4];[$Programme.$B$4:$Programme.$B$46];0);2)" office:value-type="string" office:string-value="► Analyser le fonctionnement et la structure d’un objet, identifier les entrées et sorties." calcext:value-type="string" table:number-columns-spanned="9" table:number-rows-spanned="1">
            <text:p>► Analyser le fonctionnement et la structure d’un objet, identifier les entrées et sorties.</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MSOST.1.3" calcext:value-type="string">
            <text:p>MSOST.1.3</text:p>
          </table:table-cell>
          <table:table-cell table:style-name="ce881" table:formula="of:=IFERROR(INDEX([$Programme.$I$7:$Programme.$J$94];MATCH([.$K4];[$Programme.$I$7:$Programme.$I$94];0);2);&quot;&quot;)" office:value-type="string" office:string-value="Analyser le fonctionnement et la structure d’un objet, identifier les entrées et sorties." calcext:value-type="string" table:number-columns-spanned="6" table:number-rows-spanned="1">
            <text:p>Analyser le fonctionnement et la structure d’un objet, identifier les entrées et sorties.</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Représentation fonctionnelle des systèmes. Structure des systèmes. Chaîne d’énergie.Chaîne d’information." calcext:value-type="string" table:number-columns-spanned="8" table:number-rows-spanned="1">
            <text:p>Représentation fonctionnelle des systèmes. Structure des systèmes. Chaîne d’énergie.Chaîne d’information.</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4.1" calcext:value-type="string">
            <text:p>CT 4.1</text:p>
          </table:table-cell>
          <table:table-cell table:style-name="ce800" table:formula="of:=IFERROR(INDEX([$Programme.$B$4:$Programme.$C$46];MATCH([.A6];[$Programme.$B$4:$Programme.$B$46];0);2);&quot;&quot;)" office:value-type="string" office:string-value="► Décrire, en utilisant les outils et langages de descriptions adaptés, la structure et le comportement des objets." calcext:value-type="string" table:number-columns-spanned="9" table:number-rows-spanned="1">
            <text:p>► Décrire, en utilisant les outils et langages de descriptions adaptés, la structure et le comportement des objets.</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OTSCIS.1.4" calcext:value-type="string">
            <text:p>OTSCIS.1.4</text:p>
          </table:table-cell>
          <table:table-cell table:style-name="ce881" table:formula="of:=IFERROR(INDEX([$Programme.$I$7:$Programme.$J$94];MATCH([.$K6];[$Programme.$I$7:$Programme.$I$94];0);2);&quot;&quot;)" office:value-type="string" office:string-value="Élaborer un document qui synthétise ces comparaisons et ces commentaires." calcext:value-type="string" table:number-columns-spanned="6" table:number-rows-spanned="1">
            <text:p>Élaborer un document qui synthétise ces comparaisons et ces commentaires.</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Outils numériques de présentation. Charte graphique." calcext:value-type="string" table:number-columns-spanned="8" table:number-rows-spanned="1">
            <text:p>Outils numériques de présentation. Charte graphique.</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MSOST.1.5" calcext:value-type="string">
            <text:p>MSOST.1.5</text:p>
          </table:table-cell>
          <table:table-cell table:style-name="ce882" table:formula="of:=IFERROR(INDEX([$Programme.$I$7:$Programme.$J$94];MATCH([.$K7];[$Programme.$I$7:$Programme.$I$94];0);2);&quot;&quot;)" office:value-type="string" office:string-value="Décrire, en utilisant les outils et langages de descriptions adaptés, le fonctionnement, la structure et le comportement des objets." calcext:value-type="string" table:number-columns-spanned="6" table:number-rows-spanned="1">
            <text:p>Décrire, en utilisant les outils et langages de descriptions adaptés, le fonctionnement, la structure et le comportement des objets.</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office:value-type="string" office:string-value="Outils de description d’un fonctionnement, d’une structure et d’un comportement." calcext:value-type="string" table:number-columns-spanned="8" table:number-rows-spanned="1">
            <text:p>Outils de description d’un fonctionnement, d’une structure et d’un comportement.</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4.2" calcext:value-type="string">
            <text:p>CT 4.2</text:p>
          </table:table-cell>
          <table:table-cell table:style-name="ce800" table:formula="of:=IFERROR(INDEX([$Programme.$B$4:$Programme.$C$46];MATCH([.A8];[$Programme.$B$4:$Programme.$B$46];0);2);&quot;&quot;)" office:value-type="string" office:string-value="► Appliquer les principes élémentaires de l’algorithmique et du codage à la résolution d’un problème simple." calcext:value-type="string" table:number-columns-spanned="9" table:number-rows-spanned="1">
            <text:p>► Appliquer les principes élémentaires de l’algorithmique et du codage à la résolution d’un problème simple.</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IP.2.3" calcext:value-type="string">
            <text:p>IP.2.3</text:p>
          </table:table-cell>
          <table:table-cell table:style-name="ce881" table:formula="of:=IFERROR(INDEX([$Programme.$I$7:$Programme.$J$94];MATCH([.$K8];[$Programme.$I$7:$Programme.$I$94];0);2);&quot;&quot;)" office:value-type="string" office:string-value="Écrire un programme dans lequel des actions sont déclenchées par des événements extérieurs." calcext:value-type="string" table:number-columns-spanned="6" table:number-rows-spanned="1">
            <text:p>Écrire un programme dans lequel des actions sont déclenchées par des événements extérieurs.</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Notions d’algorithme et de programme. Notion de variable informatique. Déclenchement d'une action par un événement, séquences d'instructions, boucles, instructions conditionnelles. Systèmes embarqués. Forme et transmission du signal. Capteur, actionneur, interface." calcext:value-type="string" table:number-columns-spanned="8" table:number-rows-spanned="1">
            <text:p>Notions d’algorithme et de programme. Notion de variable informatique. Déclenchement d'une action par un événement, séquences d'instructions, boucles, instructions conditionnelles. Systèmes embarqués. Forme et transmission du signal. Capteur, actionneur, interface.</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office:value-type="string" office:string-value="CS 5.7" calcext:value-type="string">
            <text:p>CS 5.7</text:p>
          </table:table-cell>
          <table:table-cell table:style-name="ce800" table:formula="of:=IFERROR(INDEX([$Programme.$B$4:$Programme.$C$46];MATCH([.A10];[$Programme.$B$4:$Programme.$B$46];0);2);&quot;&quot;)" office:value-type="string" office:string-value="► Analyser le comportement attendu d’un système réel et décomposer le problème posé en sous-problèmes afin de structurer un programme de commande." calcext:value-type="string" table:number-columns-spanned="9" table:number-rows-spanned="1">
            <text:p>► Analyser le comportement attendu d’un système réel et décomposer le problème posé en sous-problèmes afin de structurer un programme de commande.</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office:value-type="string" office:string-value="IP.2.1" calcext:value-type="string">
            <text:p>IP.2.1</text:p>
          </table:table-cell>
          <table:table-cell table:style-name="ce881" table:formula="of:=IFERROR(INDEX([$Programme.$I$7:$Programme.$J$94];MATCH([.$K10];[$Programme.$I$7:$Programme.$I$94];0);2);&quot;&quot;)" office:value-type="string" office:string-value="Analyser le comportement attendu d’un système réel et décomposer le problème posé en sous-problèmes afin de structurer un programme de commande." calcext:value-type="string" table:number-columns-spanned="6" table:number-rows-spanned="1">
            <text:p>Analyser le comportement attendu d’un système réel et décomposer le problème posé en sous-problèmes afin de structurer un programme de commande.</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Choisir les capteurs du robot de surveillance automatisé et le programmer</text:p>
          </table:table-cell>
          <table:covered-table-cell table:number-columns-repeated="12" table:style-name="ce785"/>
          <table:table-cell table:style-name="ce785" office:value-type="string" calcext:value-type="string" table:number-columns-spanned="12" table:number-rows-spanned="2">
            <text:p>Le robot va se déplacer dans une arêne. Il ne devra pas en sortir sous peine de disqualification. Il devra éviter les obstacles à l’intérieur. Comment lui permettre d’éviter les obstacles ?</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Les capteurs renseignent l'automate programmable sur ce qui se passe autour du système automatisé. Les actionneurs exécutent des actions particulières. L'automate suit un algorithme pour exécuter des actions dans un ordre précis. </text:p>
          </table:table-cell>
          <table:covered-table-cell table:number-columns-repeated="12" table:style-name="ce787"/>
          <table:table-cell table:style-name="ce787" office:value-type="string" calcext:value-type="string" table:number-columns-spanned="12" table:number-rows-spanned="2">
            <text:p>Etre capable de créer un organigramme simple pour éviter un type d'obstacle. </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632" office:value-type="string" calcext:value-type="string">
            <text:p>Fin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Quelles sont les capteurs et actionneurs à mettre en œuvre pour permettre au robot de se déplacer en évitant un type d'obstacle ?</text:p>
          </table:table-cell>
          <table:covered-table-cell table:number-columns-repeated="8" table:style-name="ce867"/>
          <table:table-cell table:style-name="ce937" office:value-type="string" calcext:value-type="string" table:number-columns-spanned="7" table:number-rows-spanned="1">
            <text:p>Comment programmer le robot de surveillance pour qu'il évite un type d'obstacle ?</text:p>
          </table:table-cell>
          <table:covered-table-cell table:number-columns-repeated="6" table:style-name="ce937"/>
          <table:table-cell table:style-name="ce867" office:value-type="string" calcext:value-type="string" table:number-columns-spanned="7" table:number-rows-spanned="1">
            <text:p>Comment vérifier le bon fonctionnement du robot de surveillance ?</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Identifier les éléments nécessaire au bon fonctionnement du robot pour éviter un type d'obstacle. Réaliser un plan de câblage.</text:p>
          </table:table-cell>
          <table:covered-table-cell table:number-columns-repeated="8" table:style-name="ce867"/>
          <table:table-cell table:style-name="ce867" office:value-type="string" calcext:value-type="string" table:number-columns-spanned="7" table:number-rows-spanned="1">
            <text:p>Rédaction de l'algorithme. Comprendre le fonctionnement d'un organigramme simple, et programmer le robot de surveillance.</text:p>
          </table:table-cell>
          <table:covered-table-cell table:number-columns-repeated="6" table:style-name="ce867"/>
          <table:table-cell table:style-name="ce867" office:value-type="string" calcext:value-type="string" table:number-columns-spanned="7" table:number-rows-spanned="1">
            <text:p>Vérifier le bon fonctionnement du programme.</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Investigation</text:p>
          </table:table-cell>
          <table:covered-table-cell table:number-columns-repeated="8" table:style-name="ce867"/>
          <table:table-cell table:style-name="ce867" office:value-type="string" calcext:value-type="string" table:number-columns-spanned="7" table:number-rows-spanned="1">
            <text:p>Investigation</text:p>
          </table:table-cell>
          <table:covered-table-cell table:number-columns-repeated="6" table:style-name="ce867"/>
          <table:table-cell table:style-name="ce867" office:value-type="string" calcext:value-type="string" table:number-columns-spanned="7" table:number-rows-spanned="1">
            <text:p>Investigation</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office:value-type="string" calcext:value-type="string" table:number-columns-spanned="9" table:number-rows-spanned="1">
            <text:p>Le plan de câblage</text:p>
          </table:table-cell>
          <table:covered-table-cell table:number-columns-repeated="8" table:style-name="ce867"/>
          <table:table-cell table:style-name="ce867" office:value-type="string" calcext:value-type="string" table:number-columns-spanned="7" table:number-rows-spanned="1">
            <text:p>L'algorithme</text:p>
          </table:table-cell>
          <table:covered-table-cell table:number-columns-repeated="6" table:style-name="ce867"/>
          <table:table-cell table:style-name="ce867" office:value-type="string" calcext:value-type="string" table:number-columns-spanned="7" table:number-rows-spanned="1">
            <text:p>L'organigramme</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Catalogue des capteurs et actionneurs</text:p>
          </table:table-cell>
          <table:covered-table-cell table:number-columns-repeated="8" table:style-name="ce867"/>
          <table:table-cell table:style-name="ce867" office:value-type="string" calcext:value-type="string" table:number-columns-spanned="7" table:number-rows-spanned="1">
            <text:p>Les symboles de l'organigramme</text:p>
          </table:table-cell>
          <table:covered-table-cell table:number-columns-repeated="6" table:style-name="ce867"/>
          <table:table-cell table:style-name="ce867" office:value-type="string" calcext:value-type="string" table:number-columns-spanned="7" table:number-rows-spanned="1">
            <text:p>Les symboles de l'organigramme</text:p>
          </table:table-cell>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29" table:style-name="ta6">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29</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float" office:value="0" calcext:value-type="float" table:number-columns-spanned="12" table:number-rows-spanned="1">
            <text:p>0</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Comment permettre à un robot d'éviter tous les obstacles ?" calcext:value-type="string">
            <text:p>Comment permettre à un robot d'éviter tous les obstacles ?</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5.4" calcext:value-type="string">
            <text:p>CT 5.4</text:p>
          </table:table-cell>
          <table:table-cell table:style-name="ce800" table:formula="of:=INDEX([$Programme.$B$4:$Programme.$C$46];MATCH([.A4];[$Programme.$B$4:$Programme.$B$46];0);2)" office:value-type="string" office:string-value="► Piloter un système connecté localement ou à distance." calcext:value-type="string" table:number-columns-spanned="9" table:number-rows-spanned="1">
            <text:p>► Piloter un système connecté localement ou à distance.</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IP.2.2" calcext:value-type="string">
            <text:p>IP.2.2</text:p>
          </table:table-cell>
          <table:table-cell table:style-name="ce881" table:formula="of:=IFERROR(INDEX([$Programme.$I$7:$Programme.$J$94];MATCH([.$K4];[$Programme.$I$7:$Programme.$I$94];0);2);&quot;&quot;)" office:value-type="string" office:string-value="Écrire, mettre au point (tester, corriger) et exécuter un programme commandant un système réel et vérifier le comportement attendu." calcext:value-type="string" table:number-columns-spanned="6" table:number-rows-spanned="1">
            <text:p>Écrire, mettre au point (tester, corriger) et exécuter un programme commandant un système réel et vérifier le comportement attendu.</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text:p/>
          </table:table-cell>
          <table:table-cell table:style-name="ce882" table:formula="of:=IFERROR(INDEX([$Programme.$I$7:$Programme.$J$94];MATCH([.$K5];[$Programme.$I$7:$Programme.$I$94];0);2);&quot;&quot;)" table:number-columns-spanned="6" table:number-rows-spanned="1">
            <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T 5.5" calcext:value-type="string">
            <text:p>CT 5.5</text:p>
          </table:table-cell>
          <table:table-cell table:style-name="ce800" table:formula="of:=IFERROR(INDEX([$Programme.$B$4:$Programme.$C$46];MATCH([.A6];[$Programme.$B$4:$Programme.$B$46];0);2);&quot;&quot;)" office:value-type="string" office:string-value="► Modifier ou paramétrer le fonctionnement d’un objet communicant." calcext:value-type="string" table:number-columns-spanned="9" table:number-rows-spanned="1">
            <text:p>► Modifier ou paramétrer le fonctionnement d’un objet communicant.</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IP.2.3" calcext:value-type="string">
            <text:p>IP.2.3</text:p>
          </table:table-cell>
          <table:table-cell table:style-name="ce881" table:formula="of:=IFERROR(INDEX([$Programme.$I$7:$Programme.$J$94];MATCH([.$K6];[$Programme.$I$7:$Programme.$I$94];0);2);&quot;&quot;)" office:value-type="string" office:string-value="Écrire un programme dans lequel des actions sont déclenchées par des événements extérieurs." calcext:value-type="string" table:number-columns-spanned="6" table:number-rows-spanned="1">
            <text:p>Écrire un programme dans lequel des actions sont déclenchées par des événements extérieurs.</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Notions d’algorithme et de programme. Notion de variable informatique. Déclenchement d'une action par un événement, séquences d'instructions, boucles, instructions conditionnelles. Systèmes embarqués. Forme et transmission du signal. Capteur, actionneur, interface." calcext:value-type="string" table:number-columns-spanned="8" table:number-rows-spanned="1">
            <text:p>Notions d’algorithme et de programme. Notion de variable informatique. Déclenchement d'une action par un événement, séquences d'instructions, boucles, instructions conditionnelles. Systèmes embarqués. Forme et transmission du signal. Capteur, actionneur, interface.</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T 6.1" calcext:value-type="string">
            <text:p>CT 6.1</text:p>
          </table:table-cell>
          <table:table-cell table:style-name="ce800" table:formula="of:=IFERROR(INDEX([$Programme.$B$4:$Programme.$C$46];MATCH([.A8];[$Programme.$B$4:$Programme.$B$46];0);2);&quot;&quot;)" office:value-type="string" office:string-value="► Développer les bonnes pratiques de l’usage des objets communicants." calcext:value-type="string" table:number-columns-spanned="9" table:number-rows-spanned="1">
            <text:p>► Développer les bonnes pratiques de l’usage des objets communicants.</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OTSCIS.1.3" calcext:value-type="string">
            <text:p>OTSCIS.1.3</text:p>
          </table:table-cell>
          <table:table-cell table:style-name="ce881" table:formula="of:=IFERROR(INDEX([$Programme.$I$7:$Programme.$J$94];MATCH([.$K8];[$Programme.$I$7:$Programme.$I$94];0);2);&quot;&quot;)" office:value-type="string" office:string-value="Comparer et commenter les évolutions des objets en articulant différents points de vue : fonctionnel, structurel, environnemental, technique, scientifique, social, historique, économique." calcext:value-type="string" table:number-columns-spanned="6" table:number-rows-spanned="1">
            <text:p>Comparer et commenter les évolutions des objets en articulant différents points de vue : fonctionnel, structurel, environnemental, technique, scientifique, social, historique, économique.</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office:value-type="string" calcext:value-type="string" table:number-columns-spanned="13" table:number-rows-spanned="2">
            <text:p>Fusionner 2 programmes en un, pour adapter le robot à plusieurs situations.</text:p>
          </table:table-cell>
          <table:covered-table-cell table:number-columns-repeated="12" table:style-name="ce785"/>
          <table:table-cell table:style-name="ce785" office:value-type="string" calcext:value-type="string" table:number-columns-spanned="12" table:number-rows-spanned="2">
            <text:p>On a réalisé un programme permettant d'éviter un type d'obstacle, mais comment fusionner les 2 programmes pour que le robot évite tous les types d'obstacles ?</text:p>
          </table:table-cell>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office:value-type="string" calcext:value-type="string" table:number-columns-spanned="13" table:number-rows-spanned="2">
            <text:p>Les capteurs renseignent l'automate programmable sur ce qui se passe autour du système automatisé. Les actionneurs exécutent des actions particulières. L'automate suit un algorithme pour exécuter des actions dans un ordre précis. </text:p>
          </table:table-cell>
          <table:covered-table-cell table:number-columns-repeated="12" table:style-name="ce787"/>
          <table:table-cell table:style-name="ce787" office:value-type="string" calcext:value-type="string" table:number-columns-spanned="12" table:number-rows-spanned="2">
            <text:p>Etre capable de créer un organigramme complexe pour éviter plusieurs types d'obstacles. </text:p>
          </table:table-cell>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632" office:value-type="string" calcext:value-type="string">
            <text:p>Fin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5">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5">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2">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5">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office:value-type="string" calcext:value-type="string" table:number-columns-spanned="9" table:number-rows-spanned="1">
            <text:p>Quelles sont les capteurs et actionneurs à mettre en œuvre pour permettre au robot de se déplacer en évitant deux types d'obstacles ?</text:p>
          </table:table-cell>
          <table:covered-table-cell table:number-columns-repeated="8" table:style-name="ce867"/>
          <table:table-cell table:style-name="ce937" office:value-type="string" calcext:value-type="string" table:number-columns-spanned="7" table:number-rows-spanned="1">
            <text:p>Comment programmer le robot de surveillance pour qu'il évite deux types d'obstacles ?</text:p>
          </table:table-cell>
          <table:covered-table-cell table:number-columns-repeated="6" table:style-name="ce937"/>
          <table:table-cell table:style-name="ce867" office:value-type="string" calcext:value-type="string" table:number-columns-spanned="7" table:number-rows-spanned="1">
            <text:p>Comment vérifier le bon fonctionnement du robot de surveillance ?</text:p>
          </table:table-cell>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office:value-type="string" calcext:value-type="string" table:number-columns-spanned="9" table:number-rows-spanned="1">
            <text:p>Identifier les éléments nécessaire au bon fonctionnement du robot pour éviter deux types d'obstacles. Réaliser un plan de câblage. Rédaction de l'algorithme.</text:p>
          </table:table-cell>
          <table:covered-table-cell table:number-columns-repeated="8" table:style-name="ce867"/>
          <table:table-cell table:style-name="ce867" office:value-type="string" calcext:value-type="string" table:number-columns-spanned="7" table:number-rows-spanned="1">
            <text:p><text:s/>Comprendre le fonctionnement d'un organigramme complexe, et programmer le robot de surveillance.</text:p>
          </table:table-cell>
          <table:covered-table-cell table:number-columns-repeated="6" table:style-name="ce867"/>
          <table:table-cell table:style-name="ce867" office:value-type="string" calcext:value-type="string" table:number-columns-spanned="7" table:number-rows-spanned="1">
            <text:p>Vérifier le bon fonctionnement du programme. Evaluation sur l'organigramme.</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office:value-type="string" calcext:value-type="string" table:number-columns-spanned="9" table:number-rows-spanned="1">
            <text:p>Investigation</text:p>
          </table:table-cell>
          <table:covered-table-cell table:number-columns-repeated="8" table:style-name="ce867"/>
          <table:table-cell table:style-name="ce867" office:value-type="string" calcext:value-type="string" table:number-columns-spanned="7" table:number-rows-spanned="1">
            <text:p>Investigation</text:p>
          </table:table-cell>
          <table:covered-table-cell table:number-columns-repeated="6" table:style-name="ce867"/>
          <table:table-cell table:style-name="ce867" office:value-type="string" calcext:value-type="string" table:number-columns-spanned="7" table:number-rows-spanned="1">
            <text:p>Investigation</text:p>
          </table:table-cell>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office:value-type="string" calcext:value-type="string" table:number-columns-spanned="9" table:number-rows-spanned="1">
            <text:p>Catalogue des capteurs et actionneurs</text:p>
          </table:table-cell>
          <table:covered-table-cell table:number-columns-repeated="8" table:style-name="ce867"/>
          <table:table-cell table:style-name="ce867" office:value-type="string" calcext:value-type="string" table:number-columns-spanned="7" table:number-rows-spanned="1">
            <text:p>Les symboles de l'organigramme</text:p>
          </table:table-cell>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1048542">
          <table:table-cell table:number-columns-repeated="1024"/>
        </table:table-row>
        <table:table-row table:style-name="ro2">
          <table:table-cell table:number-columns-repeated="1024"/>
        </table:table-row>
      </table:table>
      <table:table table:name="S30" table:style-name="ta6" table:print="false">
        <office:forms form:automatic-focus="false" form:apply-design-mode="false"/>
        <table:table-column table:style-name="co16" table:default-cell-style-name="ce162"/>
        <table:table-column table:style-name="co24" table:number-columns-repeated="9" table:default-cell-style-name="ce162"/>
        <table:table-column table:style-name="co25" table:default-cell-style-name="ce162"/>
        <table:table-column table:style-name="co26" table:number-columns-repeated="6" table:default-cell-style-name="ce162"/>
        <table:table-column table:style-name="co27" table:number-columns-repeated="8" table:default-cell-style-name="ce162"/>
        <table:table-column table:style-name="co28" table:number-columns-repeated="6" table:default-cell-style-name="ce162"/>
        <table:table-column table:style-name="co1" table:number-columns-repeated="993" table:default-cell-style-name="ce162"/>
        <table:table-row table:style-name="ro42">
          <table:table-cell table:style-name="ce778" office:value-type="string" calcext:value-type="string" table:number-columns-spanned="1" table:number-rows-spanned="2">
            <text:p>S30</text:p>
          </table:table-cell>
          <table:table-cell table:style-name="ce525" office:value-type="string" calcext:value-type="string">
            <text:p>Thème de séquence</text:p>
          </table:table-cell>
          <table:table-cell table:style-name="ce554" table:number-columns-repeated="10"/>
          <table:table-cell table:style-name="ce577"/>
          <table:table-cell table:style-name="ce582" office:value-type="string" calcext:value-type="string">
            <text:p>Problématique </text:p>
          </table:table-cell>
          <table:table-cell table:style-name="ce587" table:number-columns-repeated="10"/>
          <table:table-cell table:style-name="ce597"/>
          <table:table-cell table:number-columns-repeated="999"/>
        </table:table-row>
        <table:table-row table:style-name="ro43">
          <table:covered-table-cell table:style-name="ce778"/>
          <table:table-cell table:style-name="ce542" table:formula="of:=INDEX([$Problématiques_compétences.$A$3:$Problématiques_compétences.$D$118];QUOTIENT(MATCH([.A1];[$Problématiques_compétences.$D$3:$Problématiques_compétences.$D$118];0);8)*8+2;1)" office:value-type="float" office:value="0" calcext:value-type="float" table:number-columns-spanned="12" table:number-rows-spanned="1">
            <text:p>0</text:p>
          </table:table-cell>
          <table:covered-table-cell table:number-columns-repeated="11" table:style-name="ce542"/>
          <table:table-cell table:style-name="ce583" table:formula="of:=INDEX([$Problématiques_compétences.$B$3:$Problématiques_compétences.$D$118];MATCH([.A1];[$Problématiques_compétences.$D$3:$Problématiques_compétences.$D$118];0);1)" office:value-type="string" office:string-value="Test et validation" calcext:value-type="string">
            <text:p>Test et validation</text:p>
          </table:table-cell>
          <table:table-cell table:style-name="ce588" table:number-columns-repeated="10"/>
          <table:table-cell table:style-name="ce598"/>
          <table:table-cell table:number-columns-repeated="999"/>
        </table:table-row>
        <table:table-row table:style-name="ro24">
          <table:table-cell table:style-name="ce525" office:value-type="string" calcext:value-type="string">
            <text:p>Compétences</text:p>
          </table:table-cell>
          <table:table-cell table:style-name="ce543" table:number-columns-repeated="3"/>
          <table:table-cell table:style-name="ce558"/>
          <table:table-cell table:style-name="ce543" table:number-columns-repeated="2"/>
          <table:table-cell table:style-name="ce558"/>
          <table:table-cell table:style-name="ce543" table:number-columns-repeated="2"/>
          <table:table-cell table:style-name="ce563" office:value-type="string" calcext:value-type="string">
            <text:p>Thématiques du programme</text:p>
          </table:table-cell>
          <table:table-cell table:style-name="ce570" table:number-columns-repeated="3"/>
          <table:table-cell table:style-name="ce543" table:number-columns-repeated="3"/>
          <table:table-cell table:style-name="ce590" office:value-type="string" calcext:value-type="string">
            <text:p>Connaissances</text:p>
          </table:table-cell>
          <table:table-cell table:style-name="ce543" table:number-columns-repeated="6"/>
          <table:table-cell table:style-name="ce599"/>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3));&quot;&quot;)" office:value-type="string" office:string-value="CT 1.1" calcext:value-type="string">
            <text:p>CT 1.1</text:p>
          </table:table-cell>
          <table:table-cell table:style-name="ce800" table:formula="of:=INDEX([$Programme.$B$4:$Programme.$C$46];MATCH([.A4];[$Programme.$B$4:$Programme.$B$46];0);2)" office:value-type="string" office:string-value="► Imaginer, synthétiser, formaliser et respecter une procédure, un protocole. " calcext:value-type="string" table:number-columns-spanned="9" table:number-rows-spanned="1">
            <text:p>► Imaginer, synthétiser, formaliser et respecter une procédure, un protocole. </text:p>
          </table:table-cell>
          <table:covered-table-cell table:number-columns-repeated="8" table:style-name="ce800"/>
          <table:table-cell table:style-name="ce564" table:number-matrix-columns-spanned="1" table:number-matrix-rows-spanned="1" table:formula="of:=INDEX([$Programme.$B$3:$Programme.$G$46];MATCH([.$A$4];[$Programme.$B$3:$Programme.$B$46];0);SMALL(IF(INDIRECT(&quot;Programme!D&quot;&amp;MATCH([.$A$4];[$Programme.$B$1:$Programme.$B$46];0)):INDIRECT(&quot;Programme!G&quot;&amp;MATCH([.$A$4];[$Programme.$B$1:$Programme.$B$46];0))&lt;&gt;&quot;&quot;;COLUMN([$Programme.$D$3:$Programme.$G$3])-1);ROW()-3))" office:value-type="string" office:string-value="DIC.1.3" calcext:value-type="string">
            <text:p>DIC.1.3</text:p>
          </table:table-cell>
          <table:table-cell table:style-name="ce881" table:formula="of:=IFERROR(INDEX([$Programme.$I$7:$Programme.$J$94];MATCH([.$K4];[$Programme.$I$7:$Programme.$I$94];0);2);&quot;&quot;)" office:value-type="string" office:string-value="Imaginer, synthétiser et formaliser une procédure, un protocole. " calcext:value-type="string" table:number-columns-spanned="6" table:number-rows-spanned="1">
            <text:p>Imaginer, synthétiser et formaliser une procédure, un protocole. </text:p>
          </table:table-cell>
          <table:covered-table-cell table:number-columns-repeated="5" table:style-name="ce881"/>
          <table:table-cell table:style-name="ce901" table:formula="of:=IFERROR(INDEX([$Programme.$K$7:$Programme.$L$94];MATCH([.$K4]&amp;&quot;.1&quot;;[$Programme.$K$7:$Programme.$K$94];0);2);&quot;&quot;)&amp;IFERROR(INDEX([$Programme.$K$7:$Programme.$L$94];MATCH([.$K4]&amp;&quot;.2&quot;;[$Programme.$K$7:$Programme.$K$94];0);2);&quot;&quot;)&amp;IFERROR(INDEX([$Programme.$K$7:$Programme.$L$94];MATCH([.$K4]&amp;&quot;.3&quot;;[$Programme.$K$7:$Programme.$K$94];0);2);&quot;&quot;)&amp;IFERROR(INDEX([$Programme.$K$7:$Programme.$L$94];MATCH([.$K4]&amp;&quot;.4&quot;;[$Programme.$K$7:$Programme.$K$94];0);2);&quot;&quot;)&amp;IFERROR(INDEX([$Programme.$K$7:$Programme.$L$94];MATCH([.$K4]&amp;&quot;.5&quot;;[$Programme.$K$7:$Programme.$K$94];0);2);&quot;&quot;)&amp;IFERROR(INDEX([$Programme.$K$7:$Programme.$L$94];MATCH([.$K4]&amp;&quot;.6&quot;;[$Programme.$K$7:$Programme.$K$94];0);2);&quot;&quot;)" office:value-type="string" office:string-value="Outils numériques de présentation. Charte graphique." calcext:value-type="string" table:number-columns-spanned="8" table:number-rows-spanned="1">
            <text:p>Outils numériques de présentation. Charte graphique.</text:p>
          </table:table-cell>
          <table:covered-table-cell table:number-columns-repeated="7" table:style-name="ce901"/>
          <table:table-cell table:number-columns-repeated="999"/>
        </table:table-row>
        <table:table-row table:style-name="ro23">
          <table:table-cell table:style-name="ce527"/>
          <table:table-cell table:style-name="ce545" table:number-columns-repeated="3"/>
          <table:table-cell table:style-name="ce559" table:number-columns-repeated="6"/>
          <table:table-cell table:style-name="ce565" table:number-matrix-columns-spanned="1" table:number-matrix-rows-spanned="1" table:formula="of:=IFERROR(INDEX([$Programme.$B$3:$Programme.$G$46];MATCH([.$A$4];[$Programme.$B$3:$Programme.$B$46];0);SMALL(IF(INDIRECT(&quot;Programme!D&quot;&amp;MATCH([.$A$4];[$Programme.$B$1:$Programme.$B$46];0)):INDIRECT(&quot;Programme!G&quot;&amp;MATCH([.$A$4];[$Programme.$B$1:$Programme.$B$46];0))&lt;&gt;&quot;&quot;;COLUMN([$Programme.$D$3:$Programme.$G$3])-1);ROW()-3));&quot;&quot;)" office:value-type="string" office:string-value="MSOST.1.1" calcext:value-type="string">
            <text:p>MSOST.1.1</text:p>
          </table:table-cell>
          <table:table-cell table:style-name="ce882" table:formula="of:=IFERROR(INDEX([$Programme.$I$7:$Programme.$J$94];MATCH([.$K5];[$Programme.$I$7:$Programme.$I$94];0);2);&quot;&quot;)" office:value-type="string" office:string-value="Respecter une procédure de travail garantissant un résultat en respectant les règles de sécurité et d’utilisation des outils mis à disposition." calcext:value-type="string" table:number-columns-spanned="6" table:number-rows-spanned="1">
            <text:p>Respecter une procédure de travail garantissant un résultat en respectant les règles de sécurité et d’utilisation des outils mis à disposition.</text:p>
          </table:table-cell>
          <table:covered-table-cell table:number-columns-repeated="5" table:style-name="ce882"/>
          <table:table-cell table:style-name="ce902" table:formula="of:=IFERROR(INDEX([$Programme.$K$7:$Programme.$L$94];MATCH([.$K5]&amp;&quot;.1&quot;;[$Programme.$K$7:$Programme.$K$94];0);2);&quot;&quot;)&amp;IFERROR(INDEX([$Programme.$K$7:$Programme.$L$94];MATCH([.$K5]&amp;&quot;.2&quot;;[$Programme.$K$7:$Programme.$K$94];0);2);&quot;&quot;)&amp;IFERROR(INDEX([$Programme.$K$7:$Programme.$L$94];MATCH([.$K5]&amp;&quot;.3&quot;;[$Programme.$K$7:$Programme.$K$94];0);2);&quot;&quot;)&amp;IFERROR(INDEX([$Programme.$K$7:$Programme.$L$94];MATCH([.$K5]&amp;&quot;.4&quot;;[$Programme.$K$7:$Programme.$K$94];0);2);&quot;&quot;)&amp;IFERROR(INDEX([$Programme.$K$7:$Programme.$L$94];MATCH([.$K5]&amp;&quot;.5&quot;;[$Programme.$K$7:$Programme.$K$94];0);2);&quot;&quot;)&amp;IFERROR(INDEX([$Programme.$K$7:$Programme.$L$94];MATCH([.$K5]&amp;&quot;.6&quot;;[$Programme.$K$7:$Programme.$K$94];0);2);&quot;&quot;)" office:value-type="string" office:string-value="Procédures, protocoles. Ergonomie." calcext:value-type="string" table:number-columns-spanned="8" table:number-rows-spanned="1">
            <text:p>Procédures, protocoles. Ergonomie.</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4));&quot;&quot;)" office:value-type="string" office:string-value="CS 1.5" calcext:value-type="string">
            <text:p>CS 1.5</text:p>
          </table:table-cell>
          <table:table-cell table:style-name="ce800" table:formula="of:=IFERROR(INDEX([$Programme.$B$4:$Programme.$C$46];MATCH([.A6];[$Programme.$B$4:$Programme.$B$46];0);2);&quot;&quot;)" office:value-type="string" office:string-value="► Respecter une procédure de travail garantissant un résultat en respectant les règles de sécurité et d’utilisation des outils mis à disposition." calcext:value-type="string" table:number-columns-spanned="9" table:number-rows-spanned="1">
            <text:p>► Respecter une procédure de travail garantissant un résultat en respectant les règles de sécurité et d’utilisation des outils mis à disposition.</text:p>
          </table:table-cell>
          <table:covered-table-cell table:number-columns-repeated="8" table:style-name="ce800"/>
          <table:table-cell table:style-name="ce564"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office:value-type="string" office:string-value="MSOST.1.1" calcext:value-type="string">
            <text:p>MSOST.1.1</text:p>
          </table:table-cell>
          <table:table-cell table:style-name="ce881" table:formula="of:=IFERROR(INDEX([$Programme.$I$7:$Programme.$J$94];MATCH([.$K6];[$Programme.$I$7:$Programme.$I$94];0);2);&quot;&quot;)" office:value-type="string" office:string-value="Respecter une procédure de travail garantissant un résultat en respectant les règles de sécurité et d’utilisation des outils mis à disposition." calcext:value-type="string" table:number-columns-spanned="6" table:number-rows-spanned="1">
            <text:p>Respecter une procédure de travail garantissant un résultat en respectant les règles de sécurité et d’utilisation des outils mis à disposition.</text:p>
          </table:table-cell>
          <table:covered-table-cell table:number-columns-repeated="5" table:style-name="ce881"/>
          <table:table-cell table:style-name="ce901" table:formula="of:=IFERROR(INDEX([$Programme.$K$7:$Programme.$L$94];MATCH([.$K6]&amp;&quot;.1&quot;;[$Programme.$K$7:$Programme.$K$94];0);2);&quot;&quot;)&amp;IFERROR(INDEX([$Programme.$K$7:$Programme.$L$94];MATCH([.$K6]&amp;&quot;.2&quot;;[$Programme.$K$7:$Programme.$K$94];0);2);&quot;&quot;)&amp;IFERROR(INDEX([$Programme.$K$7:$Programme.$L$94];MATCH([.$K6]&amp;&quot;.3&quot;;[$Programme.$K$7:$Programme.$K$94];0);2);&quot;&quot;)&amp;IFERROR(INDEX([$Programme.$K$7:$Programme.$L$94];MATCH([.$K6]&amp;&quot;.4&quot;;[$Programme.$K$7:$Programme.$K$94];0);2);&quot;&quot;)&amp;IFERROR(INDEX([$Programme.$K$7:$Programme.$L$94];MATCH([.$K6]&amp;&quot;.5&quot;;[$Programme.$K$7:$Programme.$K$94];0);2);&quot;&quot;)&amp;IFERROR(INDEX([$Programme.$K$7:$Programme.$L$94];MATCH([.$K6]&amp;&quot;.6&quot;;[$Programme.$K$7:$Programme.$K$94];0);2);&quot;&quot;)" office:value-type="string" office:string-value="Procédures, protocoles. Ergonomie." calcext:value-type="string" table:number-columns-spanned="8" table:number-rows-spanned="1">
            <text:p>Procédures, protocoles. Ergonomie.</text:p>
          </table:table-cell>
          <table:covered-table-cell table:number-columns-repeated="7" table:style-name="ce901"/>
          <table:table-cell table:number-columns-repeated="999"/>
        </table:table-row>
        <table:table-row table:style-name="ro23">
          <table:table-cell table:style-name="ce528"/>
          <table:table-cell table:style-name="ce546" table:number-columns-repeated="9"/>
          <table:table-cell table:style-name="ce565" table:number-matrix-columns-spanned="1" table:number-matrix-rows-spanned="1" table:formula="of:=IFERROR(INDEX([$Programme.$B$3:$Programme.$G$46];MATCH([.$A$6];[$Programme.$B$3:$Programme.$B$46];0);SMALL(IF(INDIRECT(&quot;Programme!D&quot;&amp;MATCH([.$A$6];[$Programme.$B$1:$Programme.$B$46];0)):INDIRECT(&quot;Programme!G&quot;&amp;MATCH([.$A$6];[$Programme.$B$1:$Programme.$B$46];0))&lt;&gt;&quot;&quot;;COLUMN([$Programme.$D$3:$Programme.$G$3])-1);ROW()-5));&quot;&quot;)">
            <text:p/>
          </table:table-cell>
          <table:table-cell table:style-name="ce882" table:formula="of:=IFERROR(INDEX([$Programme.$I$7:$Programme.$J$94];MATCH([.$K7];[$Programme.$I$7:$Programme.$I$94];0);2);&quot;&quot;)" table:number-columns-spanned="6" table:number-rows-spanned="1">
            <text:p/>
          </table:table-cell>
          <table:covered-table-cell table:number-columns-repeated="5" table:style-name="ce882"/>
          <table:table-cell table:style-name="ce902" table:formula="of:=IFERROR(INDEX([$Programme.$K$7:$Programme.$L$94];MATCH([.$K7]&amp;&quot;.1&quot;;[$Programme.$K$7:$Programme.$K$94];0);2);&quot;&quot;)&amp;IFERROR(INDEX([$Programme.$K$7:$Programme.$L$94];MATCH([.$K7]&amp;&quot;.2&quot;;[$Programme.$K$7:$Programme.$K$94];0);2);&quot;&quot;)&amp;IFERROR(INDEX([$Programme.$K$7:$Programme.$L$94];MATCH([.$K7]&amp;&quot;.3&quot;;[$Programme.$K$7:$Programme.$K$94];0);2);&quot;&quot;)&amp;IFERROR(INDEX([$Programme.$K$7:$Programme.$L$94];MATCH([.$K7]&amp;&quot;.4&quot;;[$Programme.$K$7:$Programme.$K$94];0);2);&quot;&quot;)&amp;IFERROR(INDEX([$Programme.$K$7:$Programme.$L$94];MATCH([.$K7]&amp;&quot;.5&quot;;[$Programme.$K$7:$Programme.$K$94];0);2);&quot;&quot;)&amp;IFERROR(INDEX([$Programme.$K$7:$Programme.$L$94];MATCH([.$K7]&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5));&quot;&quot;)" office:value-type="string" office:string-value="CS 1.7" calcext:value-type="string">
            <text:p>CS 1.7</text:p>
          </table:table-cell>
          <table:table-cell table:style-name="ce800" table:formula="of:=IFERROR(INDEX([$Programme.$B$4:$Programme.$C$46];MATCH([.A8];[$Programme.$B$4:$Programme.$B$46];0);2);&quot;&quot;)" office:value-type="string" office:string-value="► Interpréter des résultats expérimentaux, en tirer une conclusion et la communiquer en argumentant." calcext:value-type="string" table:number-columns-spanned="9" table:number-rows-spanned="1">
            <text:p>► Interpréter des résultats expérimentaux, en tirer une conclusion et la communiquer en argumentant.</text:p>
          </table:table-cell>
          <table:covered-table-cell table:number-columns-repeated="8" table:style-name="ce800"/>
          <table:table-cell table:style-name="ce564"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office:value-type="string" office:string-value="MSOST.1.7" calcext:value-type="string">
            <text:p>MSOST.1.7</text:p>
          </table:table-cell>
          <table:table-cell table:style-name="ce881" table:formula="of:=IFERROR(INDEX([$Programme.$I$7:$Programme.$J$94];MATCH([.$K8];[$Programme.$I$7:$Programme.$I$94];0);2);&quot;&quot;)" office:value-type="string" office:string-value="Interpréter des résultats expérimentaux, en tirer une conclusion et la communiquer en argumentant." calcext:value-type="string" table:number-columns-spanned="6" table:number-rows-spanned="1">
            <text:p>Interpréter des résultats expérimentaux, en tirer une conclusion et la communiquer en argumentant.</text:p>
          </table:table-cell>
          <table:covered-table-cell table:number-columns-repeated="5" table:style-name="ce881"/>
          <table:table-cell table:style-name="ce901" table:formula="of:=IFERROR(INDEX([$Programme.$K$7:$Programme.$L$94];MATCH([.$K8]&amp;&quot;.1&quot;;[$Programme.$K$7:$Programme.$K$94];0);2);&quot;&quot;)&amp;IFERROR(INDEX([$Programme.$K$7:$Programme.$L$94];MATCH([.$K8]&amp;&quot;.2&quot;;[$Programme.$K$7:$Programme.$K$94];0);2);&quot;&quot;)&amp;IFERROR(INDEX([$Programme.$K$7:$Programme.$L$94];MATCH([.$K8]&amp;&quot;.3&quot;;[$Programme.$K$7:$Programme.$K$94];0);2);&quot;&quot;)&amp;IFERROR(INDEX([$Programme.$K$7:$Programme.$L$94];MATCH([.$K8]&amp;&quot;.4&quot;;[$Programme.$K$7:$Programme.$K$94];0);2);&quot;&quot;)&amp;IFERROR(INDEX([$Programme.$K$7:$Programme.$L$94];MATCH([.$K8]&amp;&quot;.5&quot;;[$Programme.$K$7:$Programme.$K$94];0);2);&quot;&quot;)&amp;IFERROR(INDEX([$Programme.$K$7:$Programme.$L$94];MATCH([.$K8]&amp;&quot;.6&quot;;[$Programme.$K$7:$Programme.$K$94];0);2);&quot;&quot;)" office:value-type="string" office:string-value="Notions d’écarts entre les attentes fixées par le cahier des charges et les résultats de l’expérimentation." calcext:value-type="string" table:number-columns-spanned="8" table:number-rows-spanned="1">
            <text:p>Notions d’écarts entre les attentes fixées par le cahier des charges et les résultats de l’expérimentation.</text:p>
          </table:table-cell>
          <table:covered-table-cell table:number-columns-repeated="7" table:style-name="ce901"/>
          <table:table-cell table:number-columns-repeated="999"/>
        </table:table-row>
        <table:table-row table:style-name="ro23">
          <table:table-cell table:style-name="ce529"/>
          <table:table-cell table:style-name="ce547" table:number-columns-repeated="9"/>
          <table:table-cell table:style-name="ce565" table:number-matrix-columns-spanned="1" table:number-matrix-rows-spanned="1" table:formula="of:=IFERROR(INDEX([$Programme.$B$3:$Programme.$G$46];MATCH([.$A$8];[$Programme.$B$3:$Programme.$B$46];0);SMALL(IF(INDIRECT(&quot;Programme!D&quot;&amp;MATCH([.$A$8];[$Programme.$B$1:$Programme.$B$46];0)):INDIRECT(&quot;Programme!G&quot;&amp;MATCH([.$A$8];[$Programme.$B$1:$Programme.$B$46];0))&lt;&gt;&quot;&quot;;COLUMN([$Programme.$D$3:$Programme.$G$3])-1);ROW()-7));&quot;&quot;)">
            <text:p/>
          </table:table-cell>
          <table:table-cell table:style-name="ce882" table:formula="of:=IFERROR(INDEX([$Programme.$I$7:$Programme.$J$94];MATCH([.$K9];[$Programme.$I$7:$Programme.$I$94];0);2);&quot;&quot;)" table:number-columns-spanned="6" table:number-rows-spanned="1">
            <text:p/>
          </table:table-cell>
          <table:covered-table-cell table:number-columns-repeated="5" table:style-name="ce882"/>
          <table:table-cell table:style-name="ce902" table:formula="of:=IFERROR(INDEX([$Programme.$K$7:$Programme.$L$94];MATCH([.$K9]&amp;&quot;.1&quot;;[$Programme.$K$7:$Programme.$K$94];0);2);&quot;&quot;)&amp;IFERROR(INDEX([$Programme.$K$7:$Programme.$L$94];MATCH([.$K9]&amp;&quot;.2&quot;;[$Programme.$K$7:$Programme.$K$94];0);2);&quot;&quot;)&amp;IFERROR(INDEX([$Programme.$K$7:$Programme.$L$94];MATCH([.$K9]&amp;&quot;.3&quot;;[$Programme.$K$7:$Programme.$K$94];0);2);&quot;&quot;)&amp;IFERROR(INDEX([$Programme.$K$7:$Programme.$L$94];MATCH([.$K9]&amp;&quot;.4&quot;;[$Programme.$K$7:$Programme.$K$94];0);2);&quot;&quot;)&amp;IFERROR(INDEX([$Programme.$K$7:$Programme.$L$94];MATCH([.$K9]&amp;&quot;.5&quot;;[$Programme.$K$7:$Programme.$K$94];0);2);&quot;&quot;)&amp;IFERROR(INDEX([$Programme.$K$7:$Programme.$L$94];MATCH([.$K9]&amp;&quot;.6&quot;;[$Programme.$K$7:$Programme.$K$94];0);2);&quot;&quot;)" table:number-columns-spanned="8" table:number-rows-spanned="1">
            <text:p/>
          </table:table-cell>
          <table:covered-table-cell table:number-columns-repeated="7" table:style-name="ce902"/>
          <table:table-cell table:number-columns-repeated="999"/>
        </table:table-row>
        <table:table-row table:style-name="ro23">
          <table:table-cell table:style-name="ce526" table:number-matrix-columns-spanned="1" table:number-matrix-rows-spanned="1" table:formula="of:=IFERROR(INDEX([$Problématiques_compétences.$F$2:$Problématiques_compétences.$AK$2];SMALL(IF(INDIRECT(&quot;Problématiques_compétences!F&quot;&amp;MATCH([.$A$1];[$Problématiques_compétences.$D$1:$Problématiques_compétences.$D$118];0)):INDIRECT(&quot;Problématiques_compétences!AK&quot;&amp;MATCH([.$A$1];[$Problématiques_compétences.$D$1:$Problématiques_compétences.$D$118];0))=&quot;x&quot;;COLUMN([$Problématiques_compétences.$F$1:$Problématiques_compétences.$AK$1])-5;&quot;&quot;);ROW()-6));&quot;&quot;)">
            <text:p/>
          </table:table-cell>
          <table:table-cell table:style-name="ce800" table:formula="of:=IFERROR(INDEX([$Programme.$B$4:$Programme.$C$46];MATCH([.A10];[$Programme.$B$4:$Programme.$B$46];0);2);&quot;&quot;)" table:number-columns-spanned="9" table:number-rows-spanned="1">
            <text:p/>
          </table:table-cell>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0];[$Programme.$I$7:$Programme.$I$94];0);2);&quot;&quot;)" table:number-columns-spanned="6" table:number-rows-spanned="1">
            <text:p/>
          </table:table-cell>
          <table:covered-table-cell table:number-columns-repeated="5" table:style-name="ce881"/>
          <table:table-cell table:style-name="ce901" table:formula="of:=IFERROR(INDEX([$Programme.$K$7:$Programme.$L$94];MATCH([.$K10]&amp;&quot;.1&quot;;[$Programme.$K$7:$Programme.$K$94];0);2);&quot;&quot;)&amp;IFERROR(INDEX([$Programme.$K$7:$Programme.$L$94];MATCH([.$K10]&amp;&quot;.2&quot;;[$Programme.$K$7:$Programme.$K$94];0);2);&quot;&quot;)&amp;IFERROR(INDEX([$Programme.$K$7:$Programme.$L$94];MATCH([.$K10]&amp;&quot;.3&quot;;[$Programme.$K$7:$Programme.$K$94];0);2);&quot;&quot;)&amp;IFERROR(INDEX([$Programme.$K$7:$Programme.$L$94];MATCH([.$K10]&amp;&quot;.4&quot;;[$Programme.$K$7:$Programme.$K$94];0);2);&quot;&quot;)&amp;IFERROR(INDEX([$Programme.$K$7:$Programme.$L$94];MATCH([.$K10]&amp;&quot;.5&quot;;[$Programme.$K$7:$Programme.$K$94];0);2);&quot;&quot;)&amp;IFERROR(INDEX([$Programme.$K$7:$Programme.$L$94];MATCH([.$K10]&amp;&quot;.6&quot;;[$Programme.$K$7:$Programme.$K$94];0);2);&quot;&quot;)" table:number-columns-spanned="8" table:number-rows-spanned="1">
            <text:p/>
          </table:table-cell>
          <table:covered-table-cell table:number-columns-repeated="7" table:style-name="ce901"/>
          <table:table-cell table:number-columns-repeated="999"/>
        </table:table-row>
        <table:table-row table:style-name="ro23">
          <table:table-cell table:style-name="ce526"/>
          <table:table-cell table:style-name="ce800" table:number-columns-spanned="9" table:number-rows-spanned="1"/>
          <table:covered-table-cell table:number-columns-repeated="8" table:style-name="ce800"/>
          <table:table-cell table:style-name="ce564" table:number-matrix-columns-spanned="1" table:number-matrix-rows-spanned="1" table:formula="of:=IFERROR(INDEX([$Programme.$B$3:$Programme.$G$46];MATCH([.$A$10];[$Programme.$B$3:$Programme.$B$46];0);SMALL(IF(INDIRECT(&quot;Programme!D&quot;&amp;MATCH([.$A$10];[$Programme.$B$1:$Programme.$B$46];0)):INDIRECT(&quot;Programme!G&quot;&amp;MATCH([.$A$10];[$Programme.$B$1:$Programme.$B$46];0))&lt;&gt;&quot;&quot;;COLUMN([$Programme.$D$3:$Programme.$G$3])-1);ROW()-9));&quot;&quot;)">
            <text:p/>
          </table:table-cell>
          <table:table-cell table:style-name="ce881" table:formula="of:=IFERROR(INDEX([$Programme.$I$7:$Programme.$J$94];MATCH([.$K11];[$Programme.$I$7:$Programme.$I$94];0);2);&quot;&quot;)" table:number-columns-spanned="6" table:number-rows-spanned="1">
            <text:p/>
          </table:table-cell>
          <table:covered-table-cell table:number-columns-repeated="5" table:style-name="ce881"/>
          <table:table-cell table:style-name="ce901" table:formula="of:=IFERROR(INDEX([$Programme.$K$7:$Programme.$L$94];MATCH([.$K11]&amp;&quot;.1&quot;;[$Programme.$K$7:$Programme.$K$94];0);2);&quot;&quot;)&amp;IFERROR(INDEX([$Programme.$K$7:$Programme.$L$94];MATCH([.$K11]&amp;&quot;.2&quot;;[$Programme.$K$7:$Programme.$K$94];0);2);&quot;&quot;)&amp;IFERROR(INDEX([$Programme.$K$7:$Programme.$L$94];MATCH([.$K11]&amp;&quot;.3&quot;;[$Programme.$K$7:$Programme.$K$94];0);2);&quot;&quot;)&amp;IFERROR(INDEX([$Programme.$K$7:$Programme.$L$94];MATCH([.$K11]&amp;&quot;.4&quot;;[$Programme.$K$7:$Programme.$K$94];0);2);&quot;&quot;)&amp;IFERROR(INDEX([$Programme.$K$7:$Programme.$L$94];MATCH([.$K11]&amp;&quot;.5&quot;;[$Programme.$K$7:$Programme.$K$94];0);2);&quot;&quot;)&amp;IFERROR(INDEX([$Programme.$K$7:$Programme.$L$94];MATCH([.$K11]&amp;&quot;.6&quot;;[$Programme.$K$7:$Programme.$K$94];0);2);&quot;&quot;)" table:number-columns-spanned="8" table:number-rows-spanned="1">
            <text:p/>
          </table:table-cell>
          <table:covered-table-cell table:number-columns-repeated="7" table:style-name="ce901"/>
          <table:table-cell table:number-columns-repeated="999"/>
        </table:table-row>
        <table:table-row table:style-name="ro17">
          <table:table-cell table:style-name="ce530" office:value-type="string" calcext:value-type="string">
            <text:p>Présentation de la séquence</text:p>
          </table:table-cell>
          <table:table-cell table:style-name="ce548" table:number-columns-repeated="9"/>
          <table:table-cell table:style-name="ce566"/>
          <table:table-cell table:style-name="ce573"/>
          <table:table-cell table:style-name="ce578"/>
          <table:table-cell table:style-name="ce567" office:value-type="string" calcext:value-type="string">
            <text:p>Situation déclenchante possible</text:p>
          </table:table-cell>
          <table:table-cell table:style-name="ce550" table:number-columns-repeated="10"/>
          <table:table-cell table:style-name="ce600"/>
          <table:table-cell table:number-columns-repeated="999"/>
        </table:table-row>
        <table:table-row table:style-name="ro8">
          <table:table-cell table:style-name="ce785" table:number-columns-spanned="13" table:number-rows-spanned="2"/>
          <table:covered-table-cell table:number-columns-repeated="12" table:style-name="ce785"/>
          <table:table-cell table:style-name="ce785" table:number-columns-spanned="12" table:number-rows-spanned="2"/>
          <table:covered-table-cell table:number-columns-repeated="11" table:style-name="ce785"/>
          <table:table-cell table:number-columns-repeated="999"/>
        </table:table-row>
        <table:table-row table:style-name="ro8">
          <table:covered-table-cell table:number-columns-repeated="25" table:style-name="ce785"/>
          <table:table-cell table:number-columns-repeated="999"/>
        </table:table-row>
        <table:table-row table:style-name="ro17">
          <table:table-cell table:style-name="ce532" office:value-type="string" calcext:value-type="string">
            <text:p>Éléments pour la synthèse de la séquence (objectifs)</text:p>
          </table:table-cell>
          <table:table-cell table:style-name="ce549"/>
          <table:table-cell table:style-name="ce555" table:number-columns-repeated="8"/>
          <table:table-cell table:style-name="ce562"/>
          <table:table-cell table:style-name="ce574"/>
          <table:table-cell table:style-name="ce579"/>
          <table:table-cell table:style-name="ce584" office:value-type="string" calcext:value-type="string">
            <text:p>Piste d'évaluation</text:p>
          </table:table-cell>
          <table:table-cell table:style-name="ce552" table:number-columns-repeated="10"/>
          <table:table-cell table:style-name="ce601"/>
          <table:table-cell table:number-columns-repeated="999"/>
        </table:table-row>
        <table:table-row table:style-name="ro9">
          <table:table-cell table:style-name="ce787" table:number-columns-spanned="13" table:number-rows-spanned="2"/>
          <table:covered-table-cell table:number-columns-repeated="12" table:style-name="ce787"/>
          <table:table-cell table:style-name="ce787" table:number-columns-spanned="12" table:number-rows-spanned="2"/>
          <table:covered-table-cell table:number-columns-repeated="11" table:style-name="ce787"/>
          <table:table-cell table:number-columns-repeated="999"/>
        </table:table-row>
        <table:table-row table:style-name="ro9">
          <table:covered-table-cell table:number-columns-repeated="25" table:style-name="ce787"/>
          <table:table-cell table:number-columns-repeated="999"/>
        </table:table-row>
        <table:table-row table:style-name="ro17">
          <table:table-cell table:style-name="ce534" office:value-type="string" calcext:value-type="string">
            <text:p>Positionnement dans le cycle 4</text:p>
          </table:table-cell>
          <table:table-cell table:style-name="ce550" table:number-columns-repeated="4"/>
          <table:table-cell table:style-name="ce632" office:value-type="string" calcext:value-type="string">
            <text:p>Fin de cycle</text:p>
          </table:table-cell>
          <table:table-cell table:style-name="ce550" table:number-columns-repeated="4"/>
          <table:table-cell table:style-name="ce567"/>
          <table:table-cell table:style-name="ce573"/>
          <table:table-cell table:style-name="ce580"/>
          <table:table-cell table:style-name="ce896" office:value-type="string" calcext:value-type="string" table:number-columns-spanned="4" table:number-rows-spanned="2">
            <text:p>Liens possibles avec les EPI ou les parcours (Avenir, Citoyen, PEAC)</text:p>
          </table:table-cell>
          <table:covered-table-cell table:number-columns-repeated="3" table:style-name="ce896"/>
          <table:table-cell table:style-name="ce903" table:number-columns-spanned="4" table:number-rows-spanned="1"/>
          <table:covered-table-cell table:number-columns-repeated="3" table:style-name="ce903"/>
          <table:table-cell table:style-name="ce905" table:number-columns-spanned="4" table:number-rows-spanned="1"/>
          <table:covered-table-cell table:number-columns-repeated="3" table:style-name="ce905"/>
          <table:table-cell table:number-columns-repeated="999"/>
        </table:table-row>
        <table:table-row table:style-name="ro1">
          <table:table-cell table:style-name="ce535" office:value-type="string" calcext:value-type="string">
            <text:p>Prérequis</text:p>
          </table:table-cell>
          <table:table-cell table:style-name="ce551" table:number-columns-repeated="6"/>
          <table:table-cell table:style-name="ce561" table:number-columns-repeated="3"/>
          <table:table-cell table:style-name="ce568" table:number-columns-repeated="2"/>
          <table:table-cell table:style-name="ce581"/>
          <table:covered-table-cell table:number-columns-repeated="4" table:style-name="ce896"/>
          <table:table-cell table:style-name="ce904" table:number-columns-spanned="4" table:number-rows-spanned="1"/>
          <table:covered-table-cell table:number-columns-repeated="3" table:style-name="ce904"/>
          <table:table-cell table:style-name="ce906" table:number-columns-spanned="4" table:number-rows-spanned="1"/>
          <table:covered-table-cell table:number-columns-repeated="3" table:style-name="ce906"/>
          <table:table-cell table:number-columns-repeated="999"/>
        </table:table-row>
        <table:table-row table:style-name="ro2">
          <table:table-cell table:style-name="ce536"/>
          <table:table-cell table:style-name="ce552" table:number-columns-repeated="6"/>
          <table:table-cell table:style-name="ce562" table:number-columns-repeated="3"/>
          <table:table-cell table:style-name="ce569" table:number-columns-repeated="4"/>
          <table:table-cell table:style-name="ce589" table:number-columns-repeated="11"/>
          <table:table-cell table:number-columns-repeated="999"/>
        </table:table-row>
        <table:table-row table:style-name="ro1">
          <table:table-cell table:style-name="ce852" office:value-type="string" calcext:value-type="string" table:number-columns-spanned="25" table:number-rows-spanned="1">
            <text:p>Proposition de déroulé</text:p>
          </table:table-cell>
          <table:covered-table-cell table:number-columns-repeated="24" table:style-name="ce852"/>
          <table:table-cell table:number-columns-repeated="999"/>
        </table:table-row>
        <table:table-row table:style-name="ro2">
          <table:table-cell table:style-name="ce538"/>
          <table:table-cell table:style-name="ce553"/>
          <table:table-cell table:style-name="ce866" office:value-type="string" calcext:value-type="string" table:number-columns-spanned="9" table:number-rows-spanned="1">
            <text:p>Séance 1</text:p>
          </table:table-cell>
          <table:covered-table-cell table:number-columns-repeated="8" table:style-name="ce866"/>
          <table:table-cell table:style-name="ce885" office:value-type="string" calcext:value-type="string" table:number-columns-spanned="7" table:number-rows-spanned="1">
            <text:p>Séance 2</text:p>
          </table:table-cell>
          <table:covered-table-cell table:number-columns-repeated="6" table:style-name="ce885"/>
          <table:table-cell table:style-name="ce866" office:value-type="string" calcext:value-type="string" table:number-columns-spanned="7" table:number-rows-spanned="1">
            <text:p>Séance 3</text:p>
          </table:table-cell>
          <table:covered-table-cell table:number-columns-repeated="6" table:style-name="ce866"/>
          <table:table-cell table:number-columns-repeated="999"/>
        </table:table-row>
        <table:table-row table:style-name="ro44">
          <table:table-cell table:style-name="ce539" office:value-type="string" calcext:value-type="string" table:number-columns-spanned="2" table:number-rows-spanned="1">
            <text:p>Question directrice</text:p>
          </table:table-cell>
          <table:covered-table-cell table:style-name="ce539"/>
          <table:table-cell table:style-name="ce867" table:number-columns-spanned="9" table:number-rows-spanned="1"/>
          <table:covered-table-cell table:number-columns-repeated="8" table:style-name="ce867"/>
          <table:table-cell table:style-name="ce937" table:number-columns-spanned="7" table:number-rows-spanned="1"/>
          <table:covered-table-cell table:number-columns-repeated="6" table:style-name="ce93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Activités</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Démarche pédagogique</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1" office:value-type="string" calcext:value-type="string" table:number-columns-spanned="2" table:number-rows-spanned="1">
            <text:p>Conclusion / bilan</text:p>
          </table:table-cell>
          <table:covered-table-cell table:style-name="ce541"/>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6">
          <table:table-cell table:style-name="ce540" office:value-type="string" calcext:value-type="string" table:number-columns-spanned="2" table:number-rows-spanned="1">
            <text:p>Ressources </text:p>
          </table:table-cell>
          <table:covered-table-cell table:style-name="ce540"/>
          <table:table-cell table:style-name="ce867" table:number-columns-spanned="9" table:number-rows-spanned="1"/>
          <table:covered-table-cell table:number-columns-repeated="8" table:style-name="ce867"/>
          <table:table-cell table:style-name="ce867" table:number-columns-spanned="7" table:number-rows-spanned="1"/>
          <table:covered-table-cell table:number-columns-repeated="6" table:style-name="ce867"/>
          <table:table-cell table:style-name="ce867" table:number-columns-spanned="7" table:number-rows-spanned="1"/>
          <table:covered-table-cell table:number-columns-repeated="6" table:style-name="ce867"/>
          <table:table-cell table:number-columns-repeated="999"/>
        </table:table-row>
        <table:table-row table:style-name="ro2" table:number-rows-repeated="5">
          <table:table-cell table:number-columns-repeated="1024"/>
        </table:table-row>
        <table:table-row table:style-name="ro1">
          <table:table-cell table:number-columns-repeated="1024"/>
        </table:table-row>
        <table:table-row table:style-name="ro2" table:number-rows-repeated="80">
          <table:table-cell table:number-columns-repeated="1024"/>
        </table:table-row>
        <table:table-row table:style-name="ro5">
          <table:table-cell table:number-columns-repeated="1024"/>
        </table:table-row>
        <table:table-row table:style-name="ro2" table:number-rows-repeated="104846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000" number:language="fr" number:country="FR">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5P0" style:volatile="true">
      <number:number number:decimal-places="0" loext:min-decimal-places="0" number:min-integer-digits="1"/>
    </number:number-style>
    <number:number-style style:name="N115P1" style:volatile="true">
      <number:text>-</number:text>
      <number:number number:decimal-places="0" loext:min-decimal-places="0" number:min-integer-digits="1"/>
    </number:number-style>
    <number:number-style style:name="N115P2" style:volatile="true">
      <number:text/>
    </number:number-style>
    <number:text-style style:name="N115">
      <number:text-content/>
      <style:map style:condition="value()&gt;0" style:apply-style-name="N115P0"/>
      <style:map style:condition="value()&lt;0" style:apply-style-name="N115P1"/>
      <style:map style:condition="value()=0" style:apply-style-name="N115P2"/>
    </number:text-style>
    <number:number-style style:name="N117P0" style:volatile="true">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 €</number:text>
      <style:map style:condition="value()&gt;=0" style:apply-style-name="N117P0"/>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Arial2" style:font-family-complex="Ari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1" style:display-name="ConditionalStyle_1" style:family="table-cell" style:parent-style-name="Default">
      <style:table-cell-properties fo:background-color="#ffff00"/>
      <style:text-properties fo:color="#ffffff"/>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6">00/00/0000</text:date>, <text:time style:data-style-name="N2" text:time-value="18:21:02.89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Contexte_20_de_20_l_27_enseignement" style:display-name="PageStyle_Contexte de l'enseignement" style:page-layout-name="Mpm3">
      <style:header style:display="false"/>
      <style:header-left style:display="false"/>
      <style:footer style:display="false"/>
      <style:footer-left style:display="false"/>
    </style:master-page>
    <style:master-page style:name="PageStyle_5f_Notice" style:display-name="PageStyle_Notice" style:page-layout-name="Mpm3">
      <style:header style:display="false"/>
      <style:header-left style:display="false"/>
      <style:footer style:display="false"/>
      <style:footer-left style:display="false"/>
    </style:master-page>
    <style:master-page style:name="PageStyle_5f_Problématiques_5f_compétences" style:display-name="PageStyle_Problématiques_compétences" style:page-layout-name="Mpm3">
      <style:header style:display="false"/>
      <style:header-left style:display="false"/>
      <style:footer style:display="false"/>
      <style:footer-left style:display="false"/>
    </style:master-page>
    <style:master-page style:name="PageStyle_5f_Programme" style:display-name="PageStyle_Programme" style:page-layout-name="Mpm3">
      <style:header style:display="false"/>
      <style:header-left style:display="false"/>
      <style:footer style:display="false"/>
      <style:footer-left style:display="false"/>
    </style:master-page>
    <style:master-page style:name="PageStyle_5f_Progression_5f_Cycle4" style:display-name="PageStyle_Progression_Cycle4" style:page-layout-name="Mpm3">
      <style:header style:display="false"/>
      <style:header-left style:display="false"/>
      <style:footer style:display="false"/>
      <style:footer-left style:display="false"/>
    </style:master-page>
    <style:master-page style:name="PageStyle_5f_Générateur_20_de_20_séquences" style:display-name="PageStyle_Générateur de séquences" style:page-layout-name="Mpm3">
      <style:header style:display="false"/>
      <style:header-left style:display="false"/>
      <style:footer style:display="false"/>
      <style:footer-left style:display="false"/>
    </style:master-page>
    <style:master-page style:name="PageStyle_5f_S9" style:display-name="PageStyle_S9" style:page-layout-name="Mpm3">
      <style:header style:display="false"/>
      <style:header-left style:display="false"/>
      <style:footer style:display="false"/>
      <style:footer-left style:display="false"/>
    </style:master-page>
    <style:master-page style:name="PageStyle_5f_S8" style:display-name="PageStyle_S8" style:page-layout-name="Mpm3">
      <style:header style:display="false"/>
      <style:header-left style:display="false"/>
      <style:footer style:display="false"/>
      <style:footer-left style:display="false"/>
    </style:master-page>
    <style:master-page style:name="PageStyle_5f_S17" style:display-name="PageStyle_S17" style:page-layout-name="Mpm3">
      <style:header style:display="false"/>
      <style:header-left style:display="false"/>
      <style:footer style:display="false"/>
      <style:footer-left style:display="false"/>
    </style:master-page>
    <style:master-page style:name="PageStyle_5f_S30" style:display-name="PageStyle_S3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0:15:20</meta:creation-date>
    <meta:initial-creator>pclaunay</meta:initial-creator>
    <dc:language>fr-FR</dc:language>
    <meta:print-date>2016-01-17T21:29:18</meta:print-date>
    <dc:date>2018-11-06T19:06:30.026000000</dc:date>
    <meta:editing-cycles>218</meta:editing-cycles>
    <meta:editing-duration>P2DT21H31M39S</meta:editing-duration>
    <meta:generator>LibreOffice/5.4.5.1$Windows_X86_64 LibreOffice_project/79c9829dd5d8054ec39a82dc51cd9eff340dbee8</meta:generator>
    <meta:document-statistic meta:table-count="35" meta:cell-count="4347"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